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01cm"/>
    </style:style>
    <style:style style:name="co2" style:family="table-column">
      <style:table-column-properties fo:break-before="auto" style:column-width="2.185cm"/>
    </style:style>
    <style:style style:name="co3" style:family="table-column">
      <style:table-column-properties fo:break-before="auto" style:column-width="3.443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>
      <style:text-properties fo:font-weight="bold" style:font-weight-asian="bold" style:font-weight-complex="bold"/>
    </style:style>
    <style:style style:name="ce3" style:family="table-cell" style:parent-style-name="Default" style:data-style-name="N109"/>
    <style:style style:name="ce4" style:family="table-cell" style:parent-style-name="Default" style:data-style-name="N113"/>
    <style:style style:name="ce5" style:family="table-cell" style:parent-style-name="Default" style:data-style-name="N118"/>
    <style:style style:name="ce6" style:family="table-cell" style:parent-style-name="Default" style:data-style-name="N11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Angle</text:p>
          </table:table-cell>
          <table:table-cell table:style-name="ce2" office:value-type="string">
            <text:p>sin – fix16_sin_parabolic</text:p>
          </table:table-cell>
          <table:table-cell table:style-name="ce2" office:value-type="string">
            <text:p>sin - fix16_sin_taylor</text:p>
          </table:table-cell>
          <table:table-cell table:style-name="ce1" office:value-type="string">
            <text:p>Absolute parabolic delta</text:p>
          </table:table-cell>
          <table:table-cell table:style-name="ce1" office:value-type="string">
            <text:p>Absolute taylor delta</text:p>
          </table:table-cell>
          <table:table-cell table:style-name="ce1">
            <draw:frame table:end-cell-address="Sheet1.T32" table:end-x="0.114cm" table:end-y="0.06cm" draw:z-index="0" draw:style-name="gr1" svg:width="32.631cm" svg:height="14.005cm" svg:x="0.325cm" svg:y="0cm">
              <draw:object draw:notify-on-update-of-ranges="Sheet1.A2:Sheet1.A630 Sheet1.B1:Sheet1.B1 Sheet1.B2:Sheet1.B630 Sheet1.C1:Sheet1.C1 Sheet1.C2:Sheet1.C6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8"/>
        </table:table-row>
        <table:table-row table:style-name="ro1">
          <table:table-cell office:value-type="float" office:value="-3.141593">
            <text:p>-3,14</text:p>
          </table:table-cell>
          <table:table-cell office:value-type="float" office:value="0.000107">
            <text:p>0,000</text:p>
          </table:table-cell>
          <table:table-cell office:value-type="float" office:value="0.006149">
            <text:p>0,006</text:p>
          </table:table-cell>
          <table:table-cell table:style-name="ce3" table:formula="of:=ABS([.B2] )" office:value-type="float" office:value="0.000107">
            <text:p>0,000</text:p>
          </table:table-cell>
          <table:table-cell table:style-name="ce3" table:formula="of:=ABS([.C2] )" office:value-type="float" office:value="0.006149">
            <text:p>0,006</text:p>
          </table:table-cell>
          <table:table-cell table:number-columns-repeated="1019"/>
        </table:table-row>
        <table:table-row table:style-name="ro1">
          <table:table-cell office:value-type="float" office:value="-3.131593">
            <text:p>-3,13</text:p>
          </table:table-cell>
          <table:table-cell office:value-type="float" office:value="-0.000036">
            <text:p>0,000</text:p>
          </table:table-cell>
          <table:table-cell office:value-type="float" office:value="0.006175">
            <text:p>0,006</text:p>
          </table:table-cell>
          <table:table-cell table:style-name="ce3" table:formula="of:=ABS([.B3] )" office:value-type="float" office:value="0.000036">
            <text:p>0,000</text:p>
          </table:table-cell>
          <table:table-cell table:style-name="ce3" table:formula="of:=ABS([.C3] )" office:value-type="float" office:value="0.006175">
            <text:p>0,006</text:p>
          </table:table-cell>
          <table:table-cell table:number-columns-repeated="1019"/>
        </table:table-row>
        <table:table-row table:style-name="ro1">
          <table:table-cell office:value-type="float" office:value="-3.121593">
            <text:p>-3,12</text:p>
          </table:table-cell>
          <table:table-cell office:value-type="float" office:value="-0.000147">
            <text:p>0,000</text:p>
          </table:table-cell>
          <table:table-cell office:value-type="float" office:value="0.006186">
            <text:p>0,006</text:p>
          </table:table-cell>
          <table:table-cell table:style-name="ce3" table:formula="of:=ABS([.B4] )" office:value-type="float" office:value="0.000147">
            <text:p>0,000</text:p>
          </table:table-cell>
          <table:table-cell table:style-name="ce3" table:formula="of:=ABS([.C4] )" office:value-type="float" office:value="0.006186">
            <text:p>0,006</text:p>
          </table:table-cell>
          <table:table-cell table:number-columns-repeated="1019"/>
        </table:table-row>
        <table:table-row table:style-name="ro1">
          <table:table-cell office:value-type="float" office:value="-3.111593">
            <text:p>-3,11</text:p>
          </table:table-cell>
          <table:table-cell office:value-type="float" office:value="-0.000241">
            <text:p>0,000</text:p>
          </table:table-cell>
          <table:table-cell office:value-type="float" office:value="0.006183">
            <text:p>0,006</text:p>
          </table:table-cell>
          <table:table-cell table:style-name="ce3" table:formula="of:=ABS([.B5] )" office:value-type="float" office:value="0.000241">
            <text:p>0,000</text:p>
          </table:table-cell>
          <table:table-cell table:style-name="ce3" table:formula="of:=ABS([.C5] )" office:value-type="float" office:value="0.006183">
            <text:p>0,006</text:p>
          </table:table-cell>
          <table:table-cell table:number-columns-repeated="1019"/>
        </table:table-row>
        <table:table-row table:style-name="ro1">
          <table:table-cell office:value-type="float" office:value="-3.101593">
            <text:p>-3,1</text:p>
          </table:table-cell>
          <table:table-cell office:value-type="float" office:value="-0.000362">
            <text:p>0,000</text:p>
          </table:table-cell>
          <table:table-cell office:value-type="float" office:value="0.006184">
            <text:p>0,006</text:p>
          </table:table-cell>
          <table:table-cell table:style-name="ce3" table:formula="of:=ABS([.B6] )" office:value-type="float" office:value="0.000362">
            <text:p>0,000</text:p>
          </table:table-cell>
          <table:table-cell table:style-name="ce3" table:formula="of:=ABS([.C6] )" office:value-type="float" office:value="0.006184">
            <text:p>0,006</text:p>
          </table:table-cell>
          <table:table-cell table:number-columns-repeated="1019"/>
        </table:table-row>
        <table:table-row table:style-name="ro1">
          <table:table-cell office:value-type="float" office:value="-3.091593">
            <text:p>-3,09</text:p>
          </table:table-cell>
          <table:table-cell office:value-type="float" office:value="-0.000434">
            <text:p>0,000</text:p>
          </table:table-cell>
          <table:table-cell office:value-type="float" office:value="0.006204">
            <text:p>0,006</text:p>
          </table:table-cell>
          <table:table-cell table:style-name="ce3" table:formula="of:=ABS([.B7] )" office:value-type="float" office:value="0.000434">
            <text:p>0,000</text:p>
          </table:table-cell>
          <table:table-cell table:style-name="ce3" table:formula="of:=ABS([.C7] )" office:value-type="float" office:value="0.006204">
            <text:p>0,006</text:p>
          </table:table-cell>
          <table:table-cell table:number-columns-repeated="1019"/>
        </table:table-row>
        <table:table-row table:style-name="ro1">
          <table:table-cell office:value-type="float" office:value="-3.081593">
            <text:p>-3,08</text:p>
          </table:table-cell>
          <table:table-cell office:value-type="float" office:value="-0.000546">
            <text:p>-0,001</text:p>
          </table:table-cell>
          <table:table-cell office:value-type="float" office:value="0.006229">
            <text:p>0,006</text:p>
          </table:table-cell>
          <table:table-cell table:style-name="ce3" table:formula="of:=ABS([.B8] )" office:value-type="float" office:value="0.000546">
            <text:p>0,001</text:p>
          </table:table-cell>
          <table:table-cell table:style-name="ce3" table:formula="of:=ABS([.C8] )" office:value-type="float" office:value="0.006229">
            <text:p>0,006</text:p>
          </table:table-cell>
          <table:table-cell table:number-columns-repeated="1019"/>
        </table:table-row>
        <table:table-row table:style-name="ro1">
          <table:table-cell office:value-type="float" office:value="-3.071593">
            <text:p>-3,07</text:p>
          </table:table-cell>
          <table:table-cell office:value-type="float" office:value="-0.000591">
            <text:p>-0,001</text:p>
          </table:table-cell>
          <table:table-cell office:value-type="float" office:value="0.006244">
            <text:p>0,006</text:p>
          </table:table-cell>
          <table:table-cell table:style-name="ce3" table:formula="of:=ABS([.B9] )" office:value-type="float" office:value="0.000591">
            <text:p>0,001</text:p>
          </table:table-cell>
          <table:table-cell table:style-name="ce3" table:formula="of:=ABS([.C9] )" office:value-type="float" office:value="0.006244">
            <text:p>0,006</text:p>
          </table:table-cell>
          <table:table-cell table:number-columns-repeated="1019"/>
        </table:table-row>
        <table:table-row table:style-name="ro1">
          <table:table-cell office:value-type="float" office:value="-3.061593">
            <text:p>-3,06</text:p>
          </table:table-cell>
          <table:table-cell office:value-type="float" office:value="-0.000691">
            <text:p>-0,001</text:p>
          </table:table-cell>
          <table:table-cell office:value-type="float" office:value="0.004634">
            <text:p>0,005</text:p>
          </table:table-cell>
          <table:table-cell table:style-name="ce3" table:formula="of:=ABS([.B10] )" office:value-type="float" office:value="0.000691">
            <text:p>0,001</text:p>
          </table:table-cell>
          <table:table-cell table:style-name="ce3" table:formula="of:=ABS([.C10] )" office:value-type="float" office:value="0.004634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3.051593">
            <text:p>-3,05</text:p>
          </table:table-cell>
          <table:table-cell office:value-type="float" office:value="-0.000721">
            <text:p>-0,001</text:p>
          </table:table-cell>
          <table:table-cell office:value-type="float" office:value="0.00465">
            <text:p>0,005</text:p>
          </table:table-cell>
          <table:table-cell table:style-name="ce3" table:formula="of:=ABS([.B11] )" office:value-type="float" office:value="0.000721">
            <text:p>0,001</text:p>
          </table:table-cell>
          <table:table-cell table:style-name="ce3" table:formula="of:=ABS([.C11] )" office:value-type="float" office:value="0.00465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3.041593">
            <text:p>-3,04</text:p>
          </table:table-cell>
          <table:table-cell office:value-type="float" office:value="-0.000758">
            <text:p>-0,001</text:p>
          </table:table-cell>
          <table:table-cell office:value-type="float" office:value="0.004644">
            <text:p>0,005</text:p>
          </table:table-cell>
          <table:table-cell table:style-name="ce3" table:formula="of:=ABS([.B12] )" office:value-type="float" office:value="0.000758">
            <text:p>0,001</text:p>
          </table:table-cell>
          <table:table-cell table:style-name="ce3" table:formula="of:=ABS([.C12] )" office:value-type="float" office:value="0.004644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3.031593">
            <text:p>-3,03</text:p>
          </table:table-cell>
          <table:table-cell office:value-type="float" office:value="-0.000846">
            <text:p>-0,001</text:p>
          </table:table-cell>
          <table:table-cell office:value-type="float" office:value="0.004663">
            <text:p>0,005</text:p>
          </table:table-cell>
          <table:table-cell table:style-name="ce3" table:formula="of:=ABS([.B13] )" office:value-type="float" office:value="0.000846">
            <text:p>0,001</text:p>
          </table:table-cell>
          <table:table-cell table:style-name="ce3" table:formula="of:=ABS([.C13] )" office:value-type="float" office:value="0.004663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3.021593">
            <text:p>-3,02</text:p>
          </table:table-cell>
          <table:table-cell office:value-type="float" office:value="-0.000877">
            <text:p>-0,001</text:p>
          </table:table-cell>
          <table:table-cell office:value-type="float" office:value="0.004678">
            <text:p>0,005</text:p>
          </table:table-cell>
          <table:table-cell table:style-name="ce3" table:formula="of:=ABS([.B14] )" office:value-type="float" office:value="0.000877">
            <text:p>0,001</text:p>
          </table:table-cell>
          <table:table-cell table:style-name="ce3" table:formula="of:=ABS([.C14] )" office:value-type="float" office:value="0.004678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3.011593">
            <text:p>-3,01</text:p>
          </table:table-cell>
          <table:table-cell office:value-type="float" office:value="-0.000911">
            <text:p>-0,001</text:p>
          </table:table-cell>
          <table:table-cell office:value-type="float" office:value="0.004674">
            <text:p>0,005</text:p>
          </table:table-cell>
          <table:table-cell table:style-name="ce3" table:formula="of:=ABS([.B15] )" office:value-type="float" office:value="0.000911">
            <text:p>0,001</text:p>
          </table:table-cell>
          <table:table-cell table:style-name="ce3" table:formula="of:=ABS([.C15] )" office:value-type="float" office:value="0.004674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3.001593">
            <text:p>-3</text:p>
          </table:table-cell>
          <table:table-cell office:value-type="float" office:value="-0.000932">
            <text:p>-0,001</text:p>
          </table:table-cell>
          <table:table-cell office:value-type="float" office:value="0.004698">
            <text:p>0,005</text:p>
          </table:table-cell>
          <table:table-cell table:style-name="ce3" table:formula="of:=ABS([.B16] )" office:value-type="float" office:value="0.000932">
            <text:p>0,001</text:p>
          </table:table-cell>
          <table:table-cell table:style-name="ce3" table:formula="of:=ABS([.C16] )" office:value-type="float" office:value="0.004698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2.991593">
            <text:p>-2,99</text:p>
          </table:table-cell>
          <table:table-cell office:value-type="float" office:value="-0.000939">
            <text:p>-0,001</text:p>
          </table:table-cell>
          <table:table-cell office:value-type="float" office:value="0.004691">
            <text:p>0,005</text:p>
          </table:table-cell>
          <table:table-cell table:style-name="ce3" table:formula="of:=ABS([.B17] )" office:value-type="float" office:value="0.000939">
            <text:p>0,001</text:p>
          </table:table-cell>
          <table:table-cell table:style-name="ce3" table:formula="of:=ABS([.C17] )" office:value-type="float" office:value="0.004691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2.981593">
            <text:p>-2,98</text:p>
          </table:table-cell>
          <table:table-cell office:value-type="float" office:value="-0.000993">
            <text:p>-0,001</text:p>
          </table:table-cell>
          <table:table-cell office:value-type="float" office:value="0.004714">
            <text:p>0,005</text:p>
          </table:table-cell>
          <table:table-cell table:style-name="ce3" table:formula="of:=ABS([.B18] )" office:value-type="float" office:value="0.000993">
            <text:p>0,001</text:p>
          </table:table-cell>
          <table:table-cell table:style-name="ce3" table:formula="of:=ABS([.C18] )" office:value-type="float" office:value="0.004714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2.971593">
            <text:p>-2,97</text:p>
          </table:table-cell>
          <table:table-cell office:value-type="float" office:value="-0.000969">
            <text:p>-0,001</text:p>
          </table:table-cell>
          <table:table-cell office:value-type="float" office:value="0.00309">
            <text:p>0,003</text:p>
          </table:table-cell>
          <table:table-cell table:style-name="ce3" table:formula="of:=ABS([.B19] )" office:value-type="float" office:value="0.000969">
            <text:p>0,001</text:p>
          </table:table-cell>
          <table:table-cell table:style-name="ce3" table:formula="of:=ABS([.C19] )" office:value-type="float" office:value="0.00309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961593">
            <text:p>-2,96</text:p>
          </table:table-cell>
          <table:table-cell office:value-type="float" office:value="-0.001005">
            <text:p>-0,001</text:p>
          </table:table-cell>
          <table:table-cell office:value-type="float" office:value="0.0031">
            <text:p>0,003</text:p>
          </table:table-cell>
          <table:table-cell table:style-name="ce3" table:formula="of:=ABS([.B20] )" office:value-type="float" office:value="0.001005">
            <text:p>0,001</text:p>
          </table:table-cell>
          <table:table-cell table:style-name="ce3" table:formula="of:=ABS([.C20] )" office:value-type="float" office:value="0.0031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951593">
            <text:p>-2,95</text:p>
          </table:table-cell>
          <table:table-cell office:value-type="float" office:value="-0.000992">
            <text:p>-0,001</text:p>
          </table:table-cell>
          <table:table-cell office:value-type="float" office:value="0.003112">
            <text:p>0,003</text:p>
          </table:table-cell>
          <table:table-cell table:style-name="ce3" table:formula="of:=ABS([.B21] )" office:value-type="float" office:value="0.000992">
            <text:p>0,001</text:p>
          </table:table-cell>
          <table:table-cell table:style-name="ce3" table:formula="of:=ABS([.C21] )" office:value-type="float" office:value="0.003112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941593">
            <text:p>-2,94</text:p>
          </table:table-cell>
          <table:table-cell office:value-type="float" office:value="-0.000976">
            <text:p>-0,001</text:p>
          </table:table-cell>
          <table:table-cell office:value-type="float" office:value="0.003113">
            <text:p>0,003</text:p>
          </table:table-cell>
          <table:table-cell table:style-name="ce3" table:formula="of:=ABS([.B22] )" office:value-type="float" office:value="0.000976">
            <text:p>0,001</text:p>
          </table:table-cell>
          <table:table-cell table:style-name="ce3" table:formula="of:=ABS([.C22] )" office:value-type="float" office:value="0.003113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931593">
            <text:p>-2,93</text:p>
          </table:table-cell>
          <table:table-cell office:value-type="float" office:value="-0.001001">
            <text:p>-0,001</text:p>
          </table:table-cell>
          <table:table-cell office:value-type="float" office:value="0.003119">
            <text:p>0,003</text:p>
          </table:table-cell>
          <table:table-cell table:style-name="ce3" table:formula="of:=ABS([.B23] )" office:value-type="float" office:value="0.001001">
            <text:p>0,001</text:p>
          </table:table-cell>
          <table:table-cell table:style-name="ce3" table:formula="of:=ABS([.C23] )" office:value-type="float" office:value="0.003119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921593">
            <text:p>-2,92</text:p>
          </table:table-cell>
          <table:table-cell office:value-type="float" office:value="-0.000975">
            <text:p>-0,001</text:p>
          </table:table-cell>
          <table:table-cell office:value-type="float" office:value="0.003115">
            <text:p>0,003</text:p>
          </table:table-cell>
          <table:table-cell table:style-name="ce3" table:formula="of:=ABS([.B24] )" office:value-type="float" office:value="0.000975">
            <text:p>0,001</text:p>
          </table:table-cell>
          <table:table-cell table:style-name="ce3" table:formula="of:=ABS([.C24] )" office:value-type="float" office:value="0.003115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911593">
            <text:p>-2,91</text:p>
          </table:table-cell>
          <table:table-cell office:value-type="float" office:value="-0.000942">
            <text:p>-0,001</text:p>
          </table:table-cell>
          <table:table-cell office:value-type="float" office:value="0.003117">
            <text:p>0,003</text:p>
          </table:table-cell>
          <table:table-cell table:style-name="ce3" table:formula="of:=ABS([.B25] )" office:value-type="float" office:value="0.000942">
            <text:p>0,001</text:p>
          </table:table-cell>
          <table:table-cell table:style-name="ce3" table:formula="of:=ABS([.C25] )" office:value-type="float" office:value="0.003117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901593">
            <text:p>-2,9</text:p>
          </table:table-cell>
          <table:table-cell office:value-type="float" office:value="-0.000947">
            <text:p>-0,001</text:p>
          </table:table-cell>
          <table:table-cell office:value-type="float" office:value="0.003112">
            <text:p>0,003</text:p>
          </table:table-cell>
          <table:table-cell table:style-name="ce3" table:formula="of:=ABS([.B26] )" office:value-type="float" office:value="0.000947">
            <text:p>0,001</text:p>
          </table:table-cell>
          <table:table-cell table:style-name="ce3" table:formula="of:=ABS([.C26] )" office:value-type="float" office:value="0.003112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891593">
            <text:p>-2,89</text:p>
          </table:table-cell>
          <table:table-cell office:value-type="float" office:value="-0.000928">
            <text:p>-0,001</text:p>
          </table:table-cell>
          <table:table-cell office:value-type="float" office:value="0.003161">
            <text:p>0,003</text:p>
          </table:table-cell>
          <table:table-cell table:style-name="ce3" table:formula="of:=ABS([.B27] )" office:value-type="float" office:value="0.000928">
            <text:p>0,001</text:p>
          </table:table-cell>
          <table:table-cell table:style-name="ce3" table:formula="of:=ABS([.C27] )" office:value-type="float" office:value="0.003161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881593">
            <text:p>-2,88</text:p>
          </table:table-cell>
          <table:table-cell office:value-type="float" office:value="-0.000931">
            <text:p>-0,001</text:p>
          </table:table-cell>
          <table:table-cell office:value-type="float" office:value="0.003128">
            <text:p>0,003</text:p>
          </table:table-cell>
          <table:table-cell table:style-name="ce3" table:formula="of:=ABS([.B28] )" office:value-type="float" office:value="0.000931">
            <text:p>0,001</text:p>
          </table:table-cell>
          <table:table-cell table:style-name="ce3" table:formula="of:=ABS([.C28] )" office:value-type="float" office:value="0.003128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871593">
            <text:p>-2,87</text:p>
          </table:table-cell>
          <table:table-cell office:value-type="float" office:value="-0.000892">
            <text:p>-0,001</text:p>
          </table:table-cell>
          <table:table-cell office:value-type="float" office:value="0.003136">
            <text:p>0,003</text:p>
          </table:table-cell>
          <table:table-cell table:style-name="ce3" table:formula="of:=ABS([.B29] )" office:value-type="float" office:value="0.000892">
            <text:p>0,001</text:p>
          </table:table-cell>
          <table:table-cell table:style-name="ce3" table:formula="of:=ABS([.C29] )" office:value-type="float" office:value="0.003136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861593">
            <text:p>-2,86</text:p>
          </table:table-cell>
          <table:table-cell office:value-type="float" office:value="-0.000843">
            <text:p>-0,001</text:p>
          </table:table-cell>
          <table:table-cell office:value-type="float" office:value="0.00317">
            <text:p>0,003</text:p>
          </table:table-cell>
          <table:table-cell table:style-name="ce3" table:formula="of:=ABS([.B30] )" office:value-type="float" office:value="0.000843">
            <text:p>0,001</text:p>
          </table:table-cell>
          <table:table-cell table:style-name="ce3" table:formula="of:=ABS([.C30] )" office:value-type="float" office:value="0.00317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851593">
            <text:p>-2,85</text:p>
          </table:table-cell>
          <table:table-cell office:value-type="float" office:value="-0.000841">
            <text:p>-0,001</text:p>
          </table:table-cell>
          <table:table-cell office:value-type="float" office:value="0.003156">
            <text:p>0,003</text:p>
          </table:table-cell>
          <table:table-cell table:style-name="ce3" table:formula="of:=ABS([.B31] )" office:value-type="float" office:value="0.000841">
            <text:p>0,001</text:p>
          </table:table-cell>
          <table:table-cell table:style-name="ce3" table:formula="of:=ABS([.C31] )" office:value-type="float" office:value="0.003156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841593">
            <text:p>-2,84</text:p>
          </table:table-cell>
          <table:table-cell office:value-type="float" office:value="-0.000796">
            <text:p>-0,001</text:p>
          </table:table-cell>
          <table:table-cell office:value-type="float" office:value="0.001538">
            <text:p>0,002</text:p>
          </table:table-cell>
          <table:table-cell table:style-name="ce3" table:formula="of:=ABS([.B32] )" office:value-type="float" office:value="0.000796">
            <text:p>0,001</text:p>
          </table:table-cell>
          <table:table-cell table:style-name="ce3" table:formula="of:=ABS([.C32] )" office:value-type="float" office:value="0.001538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831593">
            <text:p>-2,83</text:p>
          </table:table-cell>
          <table:table-cell office:value-type="float" office:value="-0.000783">
            <text:p>-0,001</text:p>
          </table:table-cell>
          <table:table-cell office:value-type="float" office:value="0.001552">
            <text:p>0,002</text:p>
          </table:table-cell>
          <table:table-cell table:style-name="ce3" table:formula="of:=ABS([.B33] )" office:value-type="float" office:value="0.000783">
            <text:p>0,001</text:p>
          </table:table-cell>
          <table:table-cell table:style-name="ce3" table:formula="of:=ABS([.C33] )" office:value-type="float" office:value="0.001552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821593">
            <text:p>-2,82</text:p>
          </table:table-cell>
          <table:table-cell office:value-type="float" office:value="-0.000739">
            <text:p>-0,001</text:p>
          </table:table-cell>
          <table:table-cell office:value-type="float" office:value="0.001565">
            <text:p>0,002</text:p>
          </table:table-cell>
          <table:table-cell table:style-name="ce3" table:formula="of:=ABS([.B34] )" office:value-type="float" office:value="0.000739">
            <text:p>0,001</text:p>
          </table:table-cell>
          <table:table-cell table:style-name="ce3" table:formula="of:=ABS([.C34] )" office:value-type="float" office:value="0.001565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811593">
            <text:p>-2,81</text:p>
          </table:table-cell>
          <table:table-cell office:value-type="float" office:value="-0.000724">
            <text:p>-0,001</text:p>
          </table:table-cell>
          <table:table-cell office:value-type="float" office:value="0.001549">
            <text:p>0,002</text:p>
          </table:table-cell>
          <table:table-cell table:style-name="ce3" table:formula="of:=ABS([.B35] )" office:value-type="float" office:value="0.000724">
            <text:p>0,001</text:p>
          </table:table-cell>
          <table:table-cell table:style-name="ce3" table:formula="of:=ABS([.C35] )" office:value-type="float" office:value="0.001549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801593">
            <text:p>-2,8</text:p>
          </table:table-cell>
          <table:table-cell office:value-type="float" office:value="-0.000662">
            <text:p>-0,001</text:p>
          </table:table-cell>
          <table:table-cell office:value-type="float" office:value="0.001566">
            <text:p>0,002</text:p>
          </table:table-cell>
          <table:table-cell table:style-name="ce3" table:formula="of:=ABS([.B36] )" office:value-type="float" office:value="0.000662">
            <text:p>0,001</text:p>
          </table:table-cell>
          <table:table-cell table:style-name="ce3" table:formula="of:=ABS([.C36] )" office:value-type="float" office:value="0.001566">
            <text:p>0,002</text:p>
          </table:table-cell>
          <table:table-cell table:number-columns-repeated="2"/>
          <table:table-cell office:value-type="string">
            <text:p>Parabolic</text:p>
          </table:table-cell>
          <table:table-cell office:value-type="string">
            <text:p>Taylor</text:p>
          </table:table-cell>
          <table:table-cell table:number-columns-repeated="1015"/>
        </table:table-row>
        <table:table-row table:style-name="ro1">
          <table:table-cell office:value-type="float" office:value="-2.791593">
            <text:p>-2,79</text:p>
          </table:table-cell>
          <table:table-cell office:value-type="float" office:value="-0.000612">
            <text:p>-0,001</text:p>
          </table:table-cell>
          <table:table-cell office:value-type="float" office:value="0.001554">
            <text:p>0,002</text:p>
          </table:table-cell>
          <table:table-cell table:style-name="ce3" table:formula="of:=ABS([.B37] )" office:value-type="float" office:value="0.000612">
            <text:p>0,001</text:p>
          </table:table-cell>
          <table:table-cell table:style-name="ce3" table:formula="of:=ABS([.C37] )" office:value-type="float" office:value="0.001554">
            <text:p>0,002</text:p>
          </table:table-cell>
          <table:table-cell table:style-name="ce4"/>
          <table:table-cell office:value-type="string">
            <text:p>Max delta</text:p>
          </table:table-cell>
          <table:table-cell table:style-name="ce6" table:formula="of:=MAX([.D1:.D630])" office:value-type="float" office:value="0.00111">
            <text:p>0,00111</text:p>
          </table:table-cell>
          <table:table-cell table:style-name="ce6" table:formula="of:=MAX([.E1:.E630])" office:value-type="float" office:value="0.006244">
            <text:p>0,00624</text:p>
          </table:table-cell>
          <table:table-cell table:number-columns-repeated="1015"/>
        </table:table-row>
        <table:table-row table:style-name="ro1">
          <table:table-cell office:value-type="float" office:value="-2.781593">
            <text:p>-2,78</text:p>
          </table:table-cell>
          <table:table-cell office:value-type="float" office:value="-0.000605">
            <text:p>-0,001</text:p>
          </table:table-cell>
          <table:table-cell office:value-type="float" office:value="0.001562">
            <text:p>0,002</text:p>
          </table:table-cell>
          <table:table-cell table:style-name="ce3" table:formula="of:=ABS([.B38] )" office:value-type="float" office:value="0.000605">
            <text:p>0,001</text:p>
          </table:table-cell>
          <table:table-cell table:style-name="ce3" table:formula="of:=ABS([.C38] )" office:value-type="float" office:value="0.001562">
            <text:p>0,002</text:p>
          </table:table-cell>
          <table:table-cell table:style-name="ce5"/>
          <table:table-cell office:value-type="string">
            <text:p>Average delta</text:p>
          </table:table-cell>
          <table:table-cell table:style-name="ce6" table:formula="of:=AVERAGE([.D1:.D630])" office:value-type="float" office:value="0.000515472178060414">
            <text:p>0,00052</text:p>
          </table:table-cell>
          <table:table-cell table:style-name="ce6" table:formula="of:=AVERAGE([.E1:.E630])" office:value-type="float" office:value="0.000557381558028619">
            <text:p>0,00056</text:p>
          </table:table-cell>
          <table:table-cell table:number-columns-repeated="1015"/>
        </table:table-row>
        <table:table-row table:style-name="ro1">
          <table:table-cell office:value-type="float" office:value="-2.771593">
            <text:p>-2,77</text:p>
          </table:table-cell>
          <table:table-cell office:value-type="float" office:value="-0.000546">
            <text:p>-0,001</text:p>
          </table:table-cell>
          <table:table-cell office:value-type="float" office:value="0.001559">
            <text:p>0,002</text:p>
          </table:table-cell>
          <table:table-cell table:style-name="ce3" table:formula="of:=ABS([.B39] )" office:value-type="float" office:value="0.000546">
            <text:p>0,001</text:p>
          </table:table-cell>
          <table:table-cell table:style-name="ce3" table:formula="of:=ABS([.C39] )" office:value-type="float" office:value="0.001559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761593">
            <text:p>-2,76</text:p>
          </table:table-cell>
          <table:table-cell office:value-type="float" office:value="-0.000513">
            <text:p>-0,001</text:p>
          </table:table-cell>
          <table:table-cell office:value-type="float" office:value="0.001578">
            <text:p>0,002</text:p>
          </table:table-cell>
          <table:table-cell table:style-name="ce3" table:formula="of:=ABS([.B40] )" office:value-type="float" office:value="0.000513">
            <text:p>0,001</text:p>
          </table:table-cell>
          <table:table-cell table:style-name="ce3" table:formula="of:=ABS([.C40] )" office:value-type="float" office:value="0.001578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751593">
            <text:p>-2,75</text:p>
          </table:table-cell>
          <table:table-cell office:value-type="float" office:value="-0.000473">
            <text:p>0,000</text:p>
          </table:table-cell>
          <table:table-cell office:value-type="float" office:value="0.001572">
            <text:p>0,002</text:p>
          </table:table-cell>
          <table:table-cell table:style-name="ce3" table:formula="of:=ABS([.B41] )" office:value-type="float" office:value="0.000473">
            <text:p>0,000</text:p>
          </table:table-cell>
          <table:table-cell table:style-name="ce3" table:formula="of:=ABS([.C41] )" office:value-type="float" office:value="0.001572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741593">
            <text:p>-2,74</text:p>
          </table:table-cell>
          <table:table-cell office:value-type="float" office:value="-0.000426">
            <text:p>0,000</text:p>
          </table:table-cell>
          <table:table-cell office:value-type="float" office:value="0.001589">
            <text:p>0,002</text:p>
          </table:table-cell>
          <table:table-cell table:style-name="ce3" table:formula="of:=ABS([.B42] )" office:value-type="float" office:value="0.000426">
            <text:p>0,000</text:p>
          </table:table-cell>
          <table:table-cell table:style-name="ce3" table:formula="of:=ABS([.C42] )" office:value-type="float" office:value="0.001589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731593">
            <text:p>-2,73</text:p>
          </table:table-cell>
          <table:table-cell office:value-type="float" office:value="-0.0004">
            <text:p>0,000</text:p>
          </table:table-cell>
          <table:table-cell office:value-type="float" office:value="0.001553">
            <text:p>0,002</text:p>
          </table:table-cell>
          <table:table-cell table:style-name="ce3" table:formula="of:=ABS([.B43] )" office:value-type="float" office:value="0.0004">
            <text:p>0,000</text:p>
          </table:table-cell>
          <table:table-cell table:style-name="ce3" table:formula="of:=ABS([.C43] )" office:value-type="float" office:value="0.001553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721593">
            <text:p>-2,72</text:p>
          </table:table-cell>
          <table:table-cell office:value-type="float" office:value="-0.00035">
            <text:p>0,000</text:p>
          </table:table-cell>
          <table:table-cell office:value-type="float" office:value="0.001588">
            <text:p>0,002</text:p>
          </table:table-cell>
          <table:table-cell table:style-name="ce3" table:formula="of:=ABS([.B44] )" office:value-type="float" office:value="0.00035">
            <text:p>0,000</text:p>
          </table:table-cell>
          <table:table-cell table:style-name="ce3" table:formula="of:=ABS([.C44] )" office:value-type="float" office:value="0.001588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711593">
            <text:p>-2,71</text:p>
          </table:table-cell>
          <table:table-cell office:value-type="float" office:value="-0.000321">
            <text:p>0,000</text:p>
          </table:table-cell>
          <table:table-cell office:value-type="float" office:value="0.001571">
            <text:p>0,002</text:p>
          </table:table-cell>
          <table:table-cell table:style-name="ce3" table:formula="of:=ABS([.B45] )" office:value-type="float" office:value="0.000321">
            <text:p>0,000</text:p>
          </table:table-cell>
          <table:table-cell table:style-name="ce3" table:formula="of:=ABS([.C45] )" office:value-type="float" office:value="0.001571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701593">
            <text:p>-2,7</text:p>
          </table:table-cell>
          <table:table-cell office:value-type="float" office:value="-0.000265">
            <text:p>0,000</text:p>
          </table:table-cell>
          <table:table-cell office:value-type="float" office:value="0.001582">
            <text:p>0,002</text:p>
          </table:table-cell>
          <table:table-cell table:style-name="ce3" table:formula="of:=ABS([.B46] )" office:value-type="float" office:value="0.000265">
            <text:p>0,000</text:p>
          </table:table-cell>
          <table:table-cell table:style-name="ce3" table:formula="of:=ABS([.C46] )" office:value-type="float" office:value="0.001582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91593">
            <text:p>-2,69</text:p>
          </table:table-cell>
          <table:table-cell office:value-type="float" office:value="-0.000196">
            <text:p>0,000</text:p>
          </table:table-cell>
          <table:table-cell office:value-type="float" office:value="0.001574">
            <text:p>0,002</text:p>
          </table:table-cell>
          <table:table-cell table:style-name="ce3" table:formula="of:=ABS([.B47] )" office:value-type="float" office:value="0.000196">
            <text:p>0,000</text:p>
          </table:table-cell>
          <table:table-cell table:style-name="ce3" table:formula="of:=ABS([.C47] )" office:value-type="float" office:value="0.001574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81593">
            <text:p>-2,68</text:p>
          </table:table-cell>
          <table:table-cell office:value-type="float" office:value="-0.000192">
            <text:p>0,000</text:p>
          </table:table-cell>
          <table:table-cell office:value-type="float" office:value="0.001578">
            <text:p>0,002</text:p>
          </table:table-cell>
          <table:table-cell table:style-name="ce3" table:formula="of:=ABS([.B48] )" office:value-type="float" office:value="0.000192">
            <text:p>0,000</text:p>
          </table:table-cell>
          <table:table-cell table:style-name="ce3" table:formula="of:=ABS([.C48] )" office:value-type="float" office:value="0.001578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71593">
            <text:p>-2,67</text:p>
          </table:table-cell>
          <table:table-cell office:value-type="float" office:value="-0.000127">
            <text:p>0,000</text:p>
          </table:table-cell>
          <table:table-cell office:value-type="float" office:value="0.001597">
            <text:p>0,002</text:p>
          </table:table-cell>
          <table:table-cell table:style-name="ce3" table:formula="of:=ABS([.B49] )" office:value-type="float" office:value="0.000127">
            <text:p>0,000</text:p>
          </table:table-cell>
          <table:table-cell table:style-name="ce3" table:formula="of:=ABS([.C49] )" office:value-type="float" office:value="0.001597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61593">
            <text:p>-2,66</text:p>
          </table:table-cell>
          <table:table-cell office:value-type="float" office:value="-0.000063">
            <text:p>0,000</text:p>
          </table:table-cell>
          <table:table-cell office:value-type="float" office:value="0.001585">
            <text:p>0,002</text:p>
          </table:table-cell>
          <table:table-cell table:style-name="ce3" table:formula="of:=ABS([.B50] )" office:value-type="float" office:value="0.000063">
            <text:p>0,000</text:p>
          </table:table-cell>
          <table:table-cell table:style-name="ce3" table:formula="of:=ABS([.C50] )" office:value-type="float" office:value="0.001585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51593">
            <text:p>-2,65</text:p>
          </table:table-cell>
          <table:table-cell office:value-type="float" office:value="-0.000044">
            <text:p>0,000</text:p>
          </table:table-cell>
          <table:table-cell office:value-type="float" office:value="0.001604">
            <text:p>0,002</text:p>
          </table:table-cell>
          <table:table-cell table:style-name="ce3" table:formula="of:=ABS([.B51] )" office:value-type="float" office:value="0.000044">
            <text:p>0,000</text:p>
          </table:table-cell>
          <table:table-cell table:style-name="ce3" table:formula="of:=ABS([.C51] )" office:value-type="float" office:value="0.001604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41593">
            <text:p>-2,64</text:p>
          </table:table-cell>
          <table:table-cell office:value-type="float" office:value="0.000006">
            <text:p>0,000</text:p>
          </table:table-cell>
          <table:table-cell office:value-type="float" office:value="0.001593">
            <text:p>0,002</text:p>
          </table:table-cell>
          <table:table-cell table:style-name="ce3" table:formula="of:=ABS([.B52] )" office:value-type="float" office:value="0.000006">
            <text:p>0,000</text:p>
          </table:table-cell>
          <table:table-cell table:style-name="ce3" table:formula="of:=ABS([.C52] )" office:value-type="float" office:value="0.001593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31593">
            <text:p>-2,63</text:p>
          </table:table-cell>
          <table:table-cell office:value-type="float" office:value="0.000028">
            <text:p>0,000</text:p>
          </table:table-cell>
          <table:table-cell office:value-type="float" office:value="0.001615">
            <text:p>0,002</text:p>
          </table:table-cell>
          <table:table-cell table:style-name="ce3" table:formula="of:=ABS([.B53] )" office:value-type="float" office:value="0.000028">
            <text:p>0,000</text:p>
          </table:table-cell>
          <table:table-cell table:style-name="ce3" table:formula="of:=ABS([.C53] )" office:value-type="float" office:value="0.001615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21593">
            <text:p>-2,62</text:p>
          </table:table-cell>
          <table:table-cell office:value-type="float" office:value="0.000084">
            <text:p>0,000</text:p>
          </table:table-cell>
          <table:table-cell office:value-type="float" office:value="0.001594">
            <text:p>0,002</text:p>
          </table:table-cell>
          <table:table-cell table:style-name="ce3" table:formula="of:=ABS([.B54] )" office:value-type="float" office:value="0.000084">
            <text:p>0,000</text:p>
          </table:table-cell>
          <table:table-cell table:style-name="ce3" table:formula="of:=ABS([.C54] )" office:value-type="float" office:value="0.001594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11593">
            <text:p>-2,61</text:p>
          </table:table-cell>
          <table:table-cell office:value-type="float" office:value="0.000143">
            <text:p>0,000</text:p>
          </table:table-cell>
          <table:table-cell office:value-type="float" office:value="0.001624">
            <text:p>0,002</text:p>
          </table:table-cell>
          <table:table-cell table:style-name="ce3" table:formula="of:=ABS([.B55] )" office:value-type="float" office:value="0.000143">
            <text:p>0,000</text:p>
          </table:table-cell>
          <table:table-cell table:style-name="ce3" table:formula="of:=ABS([.C55] )" office:value-type="float" office:value="0.001624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01593">
            <text:p>-2,6</text:p>
          </table:table-cell>
          <table:table-cell office:value-type="float" office:value="0.000147">
            <text:p>0,000</text:p>
          </table:table-cell>
          <table:table-cell office:value-type="float" office:value="0.001596">
            <text:p>0,002</text:p>
          </table:table-cell>
          <table:table-cell table:style-name="ce3" table:formula="of:=ABS([.B56] )" office:value-type="float" office:value="0.000147">
            <text:p>0,000</text:p>
          </table:table-cell>
          <table:table-cell table:style-name="ce3" table:formula="of:=ABS([.C56] )" office:value-type="float" office:value="0.001596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591593">
            <text:p>-2,59</text:p>
          </table:table-cell>
          <table:table-cell office:value-type="float" office:value="0.000201">
            <text:p>0,000</text:p>
          </table:table-cell>
          <table:table-cell office:value-type="float" office:value="0.001605">
            <text:p>0,002</text:p>
          </table:table-cell>
          <table:table-cell table:style-name="ce3" table:formula="of:=ABS([.B57] )" office:value-type="float" office:value="0.000201">
            <text:p>0,000</text:p>
          </table:table-cell>
          <table:table-cell table:style-name="ce3" table:formula="of:=ABS([.C57] )" office:value-type="float" office:value="0.001605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581593">
            <text:p>-2,58</text:p>
          </table:table-cell>
          <table:table-cell office:value-type="float" office:value="0.000217">
            <text:p>0,000</text:p>
          </table:table-cell>
          <table:table-cell office:value-type="float" office:value="0.001605">
            <text:p>0,002</text:p>
          </table:table-cell>
          <table:table-cell table:style-name="ce3" table:formula="of:=ABS([.B58] )" office:value-type="float" office:value="0.000217">
            <text:p>0,000</text:p>
          </table:table-cell>
          <table:table-cell table:style-name="ce3" table:formula="of:=ABS([.C58] )" office:value-type="float" office:value="0.001605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571593">
            <text:p>-2,57</text:p>
          </table:table-cell>
          <table:table-cell office:value-type="float" office:value="0.00027">
            <text:p>0,000</text:p>
          </table:table-cell>
          <table:table-cell office:value-type="float" office:value="-0.000004">
            <text:p>0,000</text:p>
          </table:table-cell>
          <table:table-cell table:style-name="ce3" table:formula="of:=ABS([.B59] )" office:value-type="float" office:value="0.00027">
            <text:p>0,000</text:p>
          </table:table-cell>
          <table:table-cell table:style-name="ce3" table:formula="of:=ABS([.C59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561593">
            <text:p>-2,56</text:p>
          </table:table-cell>
          <table:table-cell office:value-type="float" office:value="0.000286">
            <text:p>0,000</text:p>
          </table:table-cell>
          <table:table-cell office:value-type="float" office:value="-0.000019">
            <text:p>0,000</text:p>
          </table:table-cell>
          <table:table-cell table:style-name="ce3" table:formula="of:=ABS([.B60] )" office:value-type="float" office:value="0.000286">
            <text:p>0,000</text:p>
          </table:table-cell>
          <table:table-cell table:style-name="ce3" table:formula="of:=ABS([.C60] )" office:value-type="float" office:value="0.00001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551593">
            <text:p>-2,55</text:p>
          </table:table-cell>
          <table:table-cell office:value-type="float" office:value="0.000341">
            <text:p>0,000</text:p>
          </table:table-cell>
          <table:table-cell office:value-type="float" office:value="-0.000025">
            <text:p>0,000</text:p>
          </table:table-cell>
          <table:table-cell table:style-name="ce3" table:formula="of:=ABS([.B61] )" office:value-type="float" office:value="0.000341">
            <text:p>0,000</text:p>
          </table:table-cell>
          <table:table-cell table:style-name="ce3" table:formula="of:=ABS([.C61] )" office:value-type="float" office:value="0.00002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541593">
            <text:p>-2,54</text:p>
          </table:table-cell>
          <table:table-cell office:value-type="float" office:value="0.000376">
            <text:p>0,000</text:p>
          </table:table-cell>
          <table:table-cell office:value-type="float" office:value="0.00001">
            <text:p>0,000</text:p>
          </table:table-cell>
          <table:table-cell table:style-name="ce3" table:formula="of:=ABS([.B62] )" office:value-type="float" office:value="0.000376">
            <text:p>0,000</text:p>
          </table:table-cell>
          <table:table-cell table:style-name="ce3" table:formula="of:=ABS([.C62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531593">
            <text:p>-2,53</text:p>
          </table:table-cell>
          <table:table-cell office:value-type="float" office:value="0.000406">
            <text:p>0,000</text:p>
          </table:table-cell>
          <table:table-cell office:value-type="float" office:value="-0.000006">
            <text:p>0,000</text:p>
          </table:table-cell>
          <table:table-cell table:style-name="ce3" table:formula="of:=ABS([.B63] )" office:value-type="float" office:value="0.000406">
            <text:p>0,000</text:p>
          </table:table-cell>
          <table:table-cell table:style-name="ce3" table:formula="of:=ABS([.C63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521593">
            <text:p>-2,52</text:p>
          </table:table-cell>
          <table:table-cell office:value-type="float" office:value="0.000432">
            <text:p>0,000</text:p>
          </table:table-cell>
          <table:table-cell office:value-type="float" office:value="-0.00001">
            <text:p>0,000</text:p>
          </table:table-cell>
          <table:table-cell table:style-name="ce3" table:formula="of:=ABS([.B64] )" office:value-type="float" office:value="0.000432">
            <text:p>0,000</text:p>
          </table:table-cell>
          <table:table-cell table:style-name="ce3" table:formula="of:=ABS([.C64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511593">
            <text:p>-2,51</text:p>
          </table:table-cell>
          <table:table-cell office:value-type="float" office:value="0.00044">
            <text:p>0,000</text:p>
          </table:table-cell>
          <table:table-cell office:value-type="float" office:value="-0.000002">
            <text:p>0,000</text:p>
          </table:table-cell>
          <table:table-cell table:style-name="ce3" table:formula="of:=ABS([.B65] )" office:value-type="float" office:value="0.00044">
            <text:p>0,000</text:p>
          </table:table-cell>
          <table:table-cell table:style-name="ce3" table:formula="of:=ABS([.C65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501593">
            <text:p>-2,5</text:p>
          </table:table-cell>
          <table:table-cell office:value-type="float" office:value="0.000507">
            <text:p>0,001</text:p>
          </table:table-cell>
          <table:table-cell office:value-type="float" office:value="0.000004">
            <text:p>0,000</text:p>
          </table:table-cell>
          <table:table-cell table:style-name="ce3" table:formula="of:=ABS([.B66] )" office:value-type="float" office:value="0.000507">
            <text:p>0,001</text:p>
          </table:table-cell>
          <table:table-cell table:style-name="ce3" table:formula="of:=ABS([.C66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91593">
            <text:p>-2,49</text:p>
          </table:table-cell>
          <table:table-cell office:value-type="float" office:value="0.000527">
            <text:p>0,001</text:p>
          </table:table-cell>
          <table:table-cell office:value-type="float" office:value="0.000008">
            <text:p>0,000</text:p>
          </table:table-cell>
          <table:table-cell table:style-name="ce3" table:formula="of:=ABS([.B67] )" office:value-type="float" office:value="0.000527">
            <text:p>0,001</text:p>
          </table:table-cell>
          <table:table-cell table:style-name="ce3" table:formula="of:=ABS([.C67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81593">
            <text:p>-2,48</text:p>
          </table:table-cell>
          <table:table-cell office:value-type="float" office:value="0.000546">
            <text:p>0,001</text:p>
          </table:table-cell>
          <table:table-cell office:value-type="float" office:value="-0.000018">
            <text:p>0,000</text:p>
          </table:table-cell>
          <table:table-cell table:style-name="ce3" table:formula="of:=ABS([.B68] )" office:value-type="float" office:value="0.000546">
            <text:p>0,001</text:p>
          </table:table-cell>
          <table:table-cell table:style-name="ce3" table:formula="of:=ABS([.C68] )" office:value-type="float" office:value="0.00001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71593">
            <text:p>-2,47</text:p>
          </table:table-cell>
          <table:table-cell office:value-type="float" office:value="0.000581">
            <text:p>0,001</text:p>
          </table:table-cell>
          <table:table-cell office:value-type="float" office:value="0.000017">
            <text:p>0,000</text:p>
          </table:table-cell>
          <table:table-cell table:style-name="ce3" table:formula="of:=ABS([.B69] )" office:value-type="float" office:value="0.000581">
            <text:p>0,001</text:p>
          </table:table-cell>
          <table:table-cell table:style-name="ce3" table:formula="of:=ABS([.C69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61593">
            <text:p>-2,46</text:p>
          </table:table-cell>
          <table:table-cell office:value-type="float" office:value="0.000572">
            <text:p>0,001</text:p>
          </table:table-cell>
          <table:table-cell office:value-type="float" office:value="-0.000008">
            <text:p>0,000</text:p>
          </table:table-cell>
          <table:table-cell table:style-name="ce3" table:formula="of:=ABS([.B70] )" office:value-type="float" office:value="0.000572">
            <text:p>0,001</text:p>
          </table:table-cell>
          <table:table-cell table:style-name="ce3" table:formula="of:=ABS([.C70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51593">
            <text:p>-2,45</text:p>
          </table:table-cell>
          <table:table-cell office:value-type="float" office:value="0.00064">
            <text:p>0,001</text:p>
          </table:table-cell>
          <table:table-cell office:value-type="float" office:value="-0.000016">
            <text:p>0,000</text:p>
          </table:table-cell>
          <table:table-cell table:style-name="ce3" table:formula="of:=ABS([.B71] )" office:value-type="float" office:value="0.00064">
            <text:p>0,001</text:p>
          </table:table-cell>
          <table:table-cell table:style-name="ce3" table:formula="of:=ABS([.C71] )" office:value-type="float" office:value="0.00001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41593">
            <text:p>-2,44</text:p>
          </table:table-cell>
          <table:table-cell office:value-type="float" office:value="0.00065">
            <text:p>0,001</text:p>
          </table:table-cell>
          <table:table-cell office:value-type="float" office:value="-0.000006">
            <text:p>0,000</text:p>
          </table:table-cell>
          <table:table-cell table:style-name="ce3" table:formula="of:=ABS([.B72] )" office:value-type="float" office:value="0.00065">
            <text:p>0,001</text:p>
          </table:table-cell>
          <table:table-cell table:style-name="ce3" table:formula="of:=ABS([.C72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31593">
            <text:p>-2,43</text:p>
          </table:table-cell>
          <table:table-cell office:value-type="float" office:value="0.000648">
            <text:p>0,001</text:p>
          </table:table-cell>
          <table:table-cell office:value-type="float" office:value="-0.000008">
            <text:p>0,000</text:p>
          </table:table-cell>
          <table:table-cell table:style-name="ce3" table:formula="of:=ABS([.B73] )" office:value-type="float" office:value="0.000648">
            <text:p>0,001</text:p>
          </table:table-cell>
          <table:table-cell table:style-name="ce3" table:formula="of:=ABS([.C73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21593">
            <text:p>-2,42</text:p>
          </table:table-cell>
          <table:table-cell office:value-type="float" office:value="0.000696">
            <text:p>0,001</text:p>
          </table:table-cell>
          <table:table-cell office:value-type="float" office:value="0.000009">
            <text:p>0,000</text:p>
          </table:table-cell>
          <table:table-cell table:style-name="ce3" table:formula="of:=ABS([.B74] )" office:value-type="float" office:value="0.000696">
            <text:p>0,001</text:p>
          </table:table-cell>
          <table:table-cell table:style-name="ce3" table:formula="of:=ABS([.C74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11593">
            <text:p>-2,41</text:p>
          </table:table-cell>
          <table:table-cell office:value-type="float" office:value="0.000718">
            <text:p>0,001</text:p>
          </table:table-cell>
          <table:table-cell office:value-type="float" office:value="0.000001">
            <text:p>0,000</text:p>
          </table:table-cell>
          <table:table-cell table:style-name="ce3" table:formula="of:=ABS([.B75] )" office:value-type="float" office:value="0.000718">
            <text:p>0,001</text:p>
          </table:table-cell>
          <table:table-cell table:style-name="ce3" table:formula="of:=ABS([.C75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01593">
            <text:p>-2,4</text:p>
          </table:table-cell>
          <table:table-cell office:value-type="float" office:value="0.000716">
            <text:p>0,001</text:p>
          </table:table-cell>
          <table:table-cell office:value-type="float" office:value="-0.000001">
            <text:p>0,000</text:p>
          </table:table-cell>
          <table:table-cell table:style-name="ce3" table:formula="of:=ABS([.B76] )" office:value-type="float" office:value="0.000716">
            <text:p>0,001</text:p>
          </table:table-cell>
          <table:table-cell table:style-name="ce3" table:formula="of:=ABS([.C76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91593">
            <text:p>-2,39</text:p>
          </table:table-cell>
          <table:table-cell office:value-type="float" office:value="0.00075">
            <text:p>0,001</text:p>
          </table:table-cell>
          <table:table-cell office:value-type="float" office:value="0.000018">
            <text:p>0,000</text:p>
          </table:table-cell>
          <table:table-cell table:style-name="ce3" table:formula="of:=ABS([.B77] )" office:value-type="float" office:value="0.00075">
            <text:p>0,001</text:p>
          </table:table-cell>
          <table:table-cell table:style-name="ce3" table:formula="of:=ABS([.C77] )" office:value-type="float" office:value="0.00001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81593">
            <text:p>-2,38</text:p>
          </table:table-cell>
          <table:table-cell office:value-type="float" office:value="0.000731">
            <text:p>0,001</text:p>
          </table:table-cell>
          <table:table-cell office:value-type="float" office:value="0.000013">
            <text:p>0,000</text:p>
          </table:table-cell>
          <table:table-cell table:style-name="ce3" table:formula="of:=ABS([.B78] )" office:value-type="float" office:value="0.000731">
            <text:p>0,001</text:p>
          </table:table-cell>
          <table:table-cell table:style-name="ce3" table:formula="of:=ABS([.C78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71593">
            <text:p>-2,37</text:p>
          </table:table-cell>
          <table:table-cell office:value-type="float" office:value="0.000765">
            <text:p>0,001</text:p>
          </table:table-cell>
          <table:table-cell office:value-type="float" office:value="0.000017">
            <text:p>0,000</text:p>
          </table:table-cell>
          <table:table-cell table:style-name="ce3" table:formula="of:=ABS([.B79] )" office:value-type="float" office:value="0.000765">
            <text:p>0,001</text:p>
          </table:table-cell>
          <table:table-cell table:style-name="ce3" table:formula="of:=ABS([.C79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61593">
            <text:p>-2,36</text:p>
          </table:table-cell>
          <table:table-cell office:value-type="float" office:value="0.000807">
            <text:p>0,001</text:p>
          </table:table-cell>
          <table:table-cell office:value-type="float" office:value="0.000014">
            <text:p>0,000</text:p>
          </table:table-cell>
          <table:table-cell table:style-name="ce3" table:formula="of:=ABS([.B80] )" office:value-type="float" office:value="0.000807">
            <text:p>0,001</text:p>
          </table:table-cell>
          <table:table-cell table:style-name="ce3" table:formula="of:=ABS([.C80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51593">
            <text:p>-2,35</text:p>
          </table:table-cell>
          <table:table-cell office:value-type="float" office:value="0.000783">
            <text:p>0,001</text:p>
          </table:table-cell>
          <table:table-cell office:value-type="float" office:value="0.000036">
            <text:p>0,000</text:p>
          </table:table-cell>
          <table:table-cell table:style-name="ce3" table:formula="of:=ABS([.B81] )" office:value-type="float" office:value="0.000783">
            <text:p>0,001</text:p>
          </table:table-cell>
          <table:table-cell table:style-name="ce3" table:formula="of:=ABS([.C81] )" office:value-type="float" office:value="0.00003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41594">
            <text:p>-2,34</text:p>
          </table:table-cell>
          <table:table-cell office:value-type="float" office:value="0.000815">
            <text:p>0,001</text:p>
          </table:table-cell>
          <table:table-cell office:value-type="float" office:value="-0.000009">
            <text:p>0,000</text:p>
          </table:table-cell>
          <table:table-cell table:style-name="ce3" table:formula="of:=ABS([.B82] )" office:value-type="float" office:value="0.000815">
            <text:p>0,001</text:p>
          </table:table-cell>
          <table:table-cell table:style-name="ce3" table:formula="of:=ABS([.C82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31594">
            <text:p>-2,33</text:p>
          </table:table-cell>
          <table:table-cell office:value-type="float" office:value="0.000796">
            <text:p>0,001</text:p>
          </table:table-cell>
          <table:table-cell office:value-type="float" office:value="0.000002">
            <text:p>0,000</text:p>
          </table:table-cell>
          <table:table-cell table:style-name="ce3" table:formula="of:=ABS([.B83] )" office:value-type="float" office:value="0.000796">
            <text:p>0,001</text:p>
          </table:table-cell>
          <table:table-cell table:style-name="ce3" table:formula="of:=ABS([.C83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21594">
            <text:p>-2,32</text:p>
          </table:table-cell>
          <table:table-cell office:value-type="float" office:value="0.000819">
            <text:p>0,001</text:p>
          </table:table-cell>
          <table:table-cell office:value-type="float" office:value="0.00001">
            <text:p>0,000</text:p>
          </table:table-cell>
          <table:table-cell table:style-name="ce3" table:formula="of:=ABS([.B84] )" office:value-type="float" office:value="0.000819">
            <text:p>0,001</text:p>
          </table:table-cell>
          <table:table-cell table:style-name="ce3" table:formula="of:=ABS([.C84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11594">
            <text:p>-2,31</text:p>
          </table:table-cell>
          <table:table-cell office:value-type="float" office:value="0.000808">
            <text:p>0,001</text:p>
          </table:table-cell>
          <table:table-cell office:value-type="float" office:value="0.000015">
            <text:p>0,000</text:p>
          </table:table-cell>
          <table:table-cell table:style-name="ce3" table:formula="of:=ABS([.B85] )" office:value-type="float" office:value="0.000808">
            <text:p>0,001</text:p>
          </table:table-cell>
          <table:table-cell table:style-name="ce3" table:formula="of:=ABS([.C85] )" office:value-type="float" office:value="0.00001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01594">
            <text:p>-2,3</text:p>
          </table:table-cell>
          <table:table-cell office:value-type="float" office:value="0.000826">
            <text:p>0,001</text:p>
          </table:table-cell>
          <table:table-cell office:value-type="float" office:value="0.000017">
            <text:p>0,000</text:p>
          </table:table-cell>
          <table:table-cell table:style-name="ce3" table:formula="of:=ABS([.B86] )" office:value-type="float" office:value="0.000826">
            <text:p>0,001</text:p>
          </table:table-cell>
          <table:table-cell table:style-name="ce3" table:formula="of:=ABS([.C86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91594">
            <text:p>-2,29</text:p>
          </table:table-cell>
          <table:table-cell office:value-type="float" office:value="0.000826">
            <text:p>0,001</text:p>
          </table:table-cell>
          <table:table-cell office:value-type="float" office:value="-0.000013">
            <text:p>0,000</text:p>
          </table:table-cell>
          <table:table-cell table:style-name="ce3" table:formula="of:=ABS([.B87] )" office:value-type="float" office:value="0.000826">
            <text:p>0,001</text:p>
          </table:table-cell>
          <table:table-cell table:style-name="ce3" table:formula="of:=ABS([.C87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81594">
            <text:p>-2,28</text:p>
          </table:table-cell>
          <table:table-cell office:value-type="float" office:value="0.00081">
            <text:p>0,001</text:p>
          </table:table-cell>
          <table:table-cell office:value-type="float" office:value="0.000001">
            <text:p>0,000</text:p>
          </table:table-cell>
          <table:table-cell table:style-name="ce3" table:formula="of:=ABS([.B88] )" office:value-type="float" office:value="0.00081">
            <text:p>0,001</text:p>
          </table:table-cell>
          <table:table-cell table:style-name="ce3" table:formula="of:=ABS([.C88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71594">
            <text:p>-2,27</text:p>
          </table:table-cell>
          <table:table-cell office:value-type="float" office:value="0.000839">
            <text:p>0,001</text:p>
          </table:table-cell>
          <table:table-cell office:value-type="float" office:value="0.000015">
            <text:p>0,000</text:p>
          </table:table-cell>
          <table:table-cell table:style-name="ce3" table:formula="of:=ABS([.B89] )" office:value-type="float" office:value="0.000839">
            <text:p>0,001</text:p>
          </table:table-cell>
          <table:table-cell table:style-name="ce3" table:formula="of:=ABS([.C89] )" office:value-type="float" office:value="0.00001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61594">
            <text:p>-2,26</text:p>
          </table:table-cell>
          <table:table-cell office:value-type="float" office:value="0.000807">
            <text:p>0,001</text:p>
          </table:table-cell>
          <table:table-cell office:value-type="float" office:value="0.000014">
            <text:p>0,000</text:p>
          </table:table-cell>
          <table:table-cell table:style-name="ce3" table:formula="of:=ABS([.B90] )" office:value-type="float" office:value="0.000807">
            <text:p>0,001</text:p>
          </table:table-cell>
          <table:table-cell table:style-name="ce3" table:formula="of:=ABS([.C90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51594">
            <text:p>-2,25</text:p>
          </table:table-cell>
          <table:table-cell office:value-type="float" office:value="0.000837">
            <text:p>0,001</text:p>
          </table:table-cell>
          <table:table-cell office:value-type="float" office:value="0.000013">
            <text:p>0,000</text:p>
          </table:table-cell>
          <table:table-cell table:style-name="ce3" table:formula="of:=ABS([.B91] )" office:value-type="float" office:value="0.000837">
            <text:p>0,001</text:p>
          </table:table-cell>
          <table:table-cell table:style-name="ce3" table:formula="of:=ABS([.C91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41594">
            <text:p>-2,24</text:p>
          </table:table-cell>
          <table:table-cell office:value-type="float" office:value="0.000838">
            <text:p>0,001</text:p>
          </table:table-cell>
          <table:table-cell office:value-type="float" office:value="0.000014">
            <text:p>0,000</text:p>
          </table:table-cell>
          <table:table-cell table:style-name="ce3" table:formula="of:=ABS([.B92] )" office:value-type="float" office:value="0.000838">
            <text:p>0,001</text:p>
          </table:table-cell>
          <table:table-cell table:style-name="ce3" table:formula="of:=ABS([.C92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31594">
            <text:p>-2,23</text:p>
          </table:table-cell>
          <table:table-cell office:value-type="float" office:value="0.000826">
            <text:p>0,001</text:p>
          </table:table-cell>
          <table:table-cell office:value-type="float" office:value="0.000002">
            <text:p>0,000</text:p>
          </table:table-cell>
          <table:table-cell table:style-name="ce3" table:formula="of:=ABS([.B93] )" office:value-type="float" office:value="0.000826">
            <text:p>0,001</text:p>
          </table:table-cell>
          <table:table-cell table:style-name="ce3" table:formula="of:=ABS([.C93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21594">
            <text:p>-2,22</text:p>
          </table:table-cell>
          <table:table-cell office:value-type="float" office:value="0.000831">
            <text:p>0,001</text:p>
          </table:table-cell>
          <table:table-cell office:value-type="float" office:value="0.000023">
            <text:p>0,000</text:p>
          </table:table-cell>
          <table:table-cell table:style-name="ce3" table:formula="of:=ABS([.B94] )" office:value-type="float" office:value="0.000831">
            <text:p>0,001</text:p>
          </table:table-cell>
          <table:table-cell table:style-name="ce3" table:formula="of:=ABS([.C94] )" office:value-type="float" office:value="0.00002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11594">
            <text:p>-2,21</text:p>
          </table:table-cell>
          <table:table-cell office:value-type="float" office:value="0.00081">
            <text:p>0,001</text:p>
          </table:table-cell>
          <table:table-cell office:value-type="float" office:value="0.000016">
            <text:p>0,000</text:p>
          </table:table-cell>
          <table:table-cell table:style-name="ce3" table:formula="of:=ABS([.B95] )" office:value-type="float" office:value="0.00081">
            <text:p>0,001</text:p>
          </table:table-cell>
          <table:table-cell table:style-name="ce3" table:formula="of:=ABS([.C95] )" office:value-type="float" office:value="0.00001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01594">
            <text:p>-2,2</text:p>
          </table:table-cell>
          <table:table-cell office:value-type="float" office:value="0.000823">
            <text:p>0,001</text:p>
          </table:table-cell>
          <table:table-cell office:value-type="float" office:value="0.000029">
            <text:p>0,000</text:p>
          </table:table-cell>
          <table:table-cell table:style-name="ce3" table:formula="of:=ABS([.B96] )" office:value-type="float" office:value="0.000823">
            <text:p>0,001</text:p>
          </table:table-cell>
          <table:table-cell table:style-name="ce3" table:formula="of:=ABS([.C96] )" office:value-type="float" office:value="0.00002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91594">
            <text:p>-2,19</text:p>
          </table:table-cell>
          <table:table-cell office:value-type="float" office:value="0.000825">
            <text:p>0,001</text:p>
          </table:table-cell>
          <table:table-cell office:value-type="float" office:value="0.000001">
            <text:p>0,000</text:p>
          </table:table-cell>
          <table:table-cell table:style-name="ce3" table:formula="of:=ABS([.B97] )" office:value-type="float" office:value="0.000825">
            <text:p>0,001</text:p>
          </table:table-cell>
          <table:table-cell table:style-name="ce3" table:formula="of:=ABS([.C97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81594">
            <text:p>-2,18</text:p>
          </table:table-cell>
          <table:table-cell office:value-type="float" office:value="0.000801">
            <text:p>0,001</text:p>
          </table:table-cell>
          <table:table-cell office:value-type="float" office:value="0.000023">
            <text:p>0,000</text:p>
          </table:table-cell>
          <table:table-cell table:style-name="ce3" table:formula="of:=ABS([.B98] )" office:value-type="float" office:value="0.000801">
            <text:p>0,001</text:p>
          </table:table-cell>
          <table:table-cell table:style-name="ce3" table:formula="of:=ABS([.C98] )" office:value-type="float" office:value="0.00002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71594">
            <text:p>-2,17</text:p>
          </table:table-cell>
          <table:table-cell office:value-type="float" office:value="0.000798">
            <text:p>0,001</text:p>
          </table:table-cell>
          <table:table-cell office:value-type="float" office:value="0.000005">
            <text:p>0,000</text:p>
          </table:table-cell>
          <table:table-cell table:style-name="ce3" table:formula="of:=ABS([.B99] )" office:value-type="float" office:value="0.000798">
            <text:p>0,001</text:p>
          </table:table-cell>
          <table:table-cell table:style-name="ce3" table:formula="of:=ABS([.C99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61594">
            <text:p>-2,16</text:p>
          </table:table-cell>
          <table:table-cell office:value-type="float" office:value="0.000802">
            <text:p>0,001</text:p>
          </table:table-cell>
          <table:table-cell office:value-type="float" office:value="0.000024">
            <text:p>0,000</text:p>
          </table:table-cell>
          <table:table-cell table:style-name="ce3" table:formula="of:=ABS([.B100] )" office:value-type="float" office:value="0.000802">
            <text:p>0,001</text:p>
          </table:table-cell>
          <table:table-cell table:style-name="ce3" table:formula="of:=ABS([.C100] )" office:value-type="float" office:value="0.00002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51594">
            <text:p>-2,15</text:p>
          </table:table-cell>
          <table:table-cell office:value-type="float" office:value="0.000767">
            <text:p>0,001</text:p>
          </table:table-cell>
          <table:table-cell office:value-type="float" office:value="0.000004">
            <text:p>0,000</text:p>
          </table:table-cell>
          <table:table-cell table:style-name="ce3" table:formula="of:=ABS([.B101] )" office:value-type="float" office:value="0.000767">
            <text:p>0,001</text:p>
          </table:table-cell>
          <table:table-cell table:style-name="ce3" table:formula="of:=ABS([.C101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41594">
            <text:p>-2,14</text:p>
          </table:table-cell>
          <table:table-cell office:value-type="float" office:value="0.000769">
            <text:p>0,001</text:p>
          </table:table-cell>
          <table:table-cell office:value-type="float" office:value="0.000021">
            <text:p>0,000</text:p>
          </table:table-cell>
          <table:table-cell table:style-name="ce3" table:formula="of:=ABS([.B102] )" office:value-type="float" office:value="0.000769">
            <text:p>0,001</text:p>
          </table:table-cell>
          <table:table-cell table:style-name="ce3" table:formula="of:=ABS([.C102] )" office:value-type="float" office:value="0.00002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31594">
            <text:p>-2,13</text:p>
          </table:table-cell>
          <table:table-cell office:value-type="float" office:value="0.000749">
            <text:p>0,001</text:p>
          </table:table-cell>
          <table:table-cell office:value-type="float" office:value="0.000016">
            <text:p>0,000</text:p>
          </table:table-cell>
          <table:table-cell table:style-name="ce3" table:formula="of:=ABS([.B103] )" office:value-type="float" office:value="0.000749">
            <text:p>0,001</text:p>
          </table:table-cell>
          <table:table-cell table:style-name="ce3" table:formula="of:=ABS([.C103] )" office:value-type="float" office:value="0.00001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21594">
            <text:p>-2,12</text:p>
          </table:table-cell>
          <table:table-cell office:value-type="float" office:value="0.000752">
            <text:p>0,001</text:p>
          </table:table-cell>
          <table:table-cell office:value-type="float" office:value="0.00002">
            <text:p>0,000</text:p>
          </table:table-cell>
          <table:table-cell table:style-name="ce3" table:formula="of:=ABS([.B104] )" office:value-type="float" office:value="0.000752">
            <text:p>0,001</text:p>
          </table:table-cell>
          <table:table-cell table:style-name="ce3" table:formula="of:=ABS([.C104] )" office:value-type="float" office:value="0.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11594">
            <text:p>-2,11</text:p>
          </table:table-cell>
          <table:table-cell office:value-type="float" office:value="0.000749">
            <text:p>0,001</text:p>
          </table:table-cell>
          <table:table-cell office:value-type="float" office:value="0.000017">
            <text:p>0,000</text:p>
          </table:table-cell>
          <table:table-cell table:style-name="ce3" table:formula="of:=ABS([.B105] )" office:value-type="float" office:value="0.000749">
            <text:p>0,001</text:p>
          </table:table-cell>
          <table:table-cell table:style-name="ce3" table:formula="of:=ABS([.C105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01594">
            <text:p>-2,1</text:p>
          </table:table-cell>
          <table:table-cell office:value-type="float" office:value="0.00071">
            <text:p>0,001</text:p>
          </table:table-cell>
          <table:table-cell office:value-type="float" office:value="0.000023">
            <text:p>0,000</text:p>
          </table:table-cell>
          <table:table-cell table:style-name="ce3" table:formula="of:=ABS([.B106] )" office:value-type="float" office:value="0.00071">
            <text:p>0,001</text:p>
          </table:table-cell>
          <table:table-cell table:style-name="ce3" table:formula="of:=ABS([.C106] )" office:value-type="float" office:value="0.00002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91594">
            <text:p>-2,09</text:p>
          </table:table-cell>
          <table:table-cell office:value-type="float" office:value="0.000711">
            <text:p>0,001</text:p>
          </table:table-cell>
          <table:table-cell office:value-type="float" office:value="0.000009">
            <text:p>0,000</text:p>
          </table:table-cell>
          <table:table-cell table:style-name="ce3" table:formula="of:=ABS([.B107] )" office:value-type="float" office:value="0.000711">
            <text:p>0,001</text:p>
          </table:table-cell>
          <table:table-cell table:style-name="ce3" table:formula="of:=ABS([.C107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81594">
            <text:p>-2,08</text:p>
          </table:table-cell>
          <table:table-cell office:value-type="float" office:value="0.000677">
            <text:p>0,001</text:p>
          </table:table-cell>
          <table:table-cell office:value-type="float" office:value="0.000021">
            <text:p>0,000</text:p>
          </table:table-cell>
          <table:table-cell table:style-name="ce3" table:formula="of:=ABS([.B108] )" office:value-type="float" office:value="0.000677">
            <text:p>0,001</text:p>
          </table:table-cell>
          <table:table-cell table:style-name="ce3" table:formula="of:=ABS([.C108] )" office:value-type="float" office:value="0.00002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71594">
            <text:p>-2,07</text:p>
          </table:table-cell>
          <table:table-cell office:value-type="float" office:value="0.000684">
            <text:p>0,001</text:p>
          </table:table-cell>
          <table:table-cell office:value-type="float" office:value="0.000013">
            <text:p>0,000</text:p>
          </table:table-cell>
          <table:table-cell table:style-name="ce3" table:formula="of:=ABS([.B109] )" office:value-type="float" office:value="0.000684">
            <text:p>0,001</text:p>
          </table:table-cell>
          <table:table-cell table:style-name="ce3" table:formula="of:=ABS([.C109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61594">
            <text:p>-2,06</text:p>
          </table:table-cell>
          <table:table-cell office:value-type="float" office:value="0.000642">
            <text:p>0,001</text:p>
          </table:table-cell>
          <table:table-cell office:value-type="float" office:value="0.000001">
            <text:p>0,000</text:p>
          </table:table-cell>
          <table:table-cell table:style-name="ce3" table:formula="of:=ABS([.B110] )" office:value-type="float" office:value="0.000642">
            <text:p>0,001</text:p>
          </table:table-cell>
          <table:table-cell table:style-name="ce3" table:formula="of:=ABS([.C110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51594">
            <text:p>-2,05</text:p>
          </table:table-cell>
          <table:table-cell office:value-type="float" office:value="0.000657">
            <text:p>0,001</text:p>
          </table:table-cell>
          <table:table-cell office:value-type="float" office:value="0.000001">
            <text:p>0,000</text:p>
          </table:table-cell>
          <table:table-cell table:style-name="ce3" table:formula="of:=ABS([.B111] )" office:value-type="float" office:value="0.000657">
            <text:p>0,001</text:p>
          </table:table-cell>
          <table:table-cell table:style-name="ce3" table:formula="of:=ABS([.C111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41594">
            <text:p>-2,04</text:p>
          </table:table-cell>
          <table:table-cell office:value-type="float" office:value="0.000639">
            <text:p>0,001</text:p>
          </table:table-cell>
          <table:table-cell office:value-type="float" office:value="0.000013">
            <text:p>0,000</text:p>
          </table:table-cell>
          <table:table-cell table:style-name="ce3" table:formula="of:=ABS([.B112] )" office:value-type="float" office:value="0.000639">
            <text:p>0,001</text:p>
          </table:table-cell>
          <table:table-cell table:style-name="ce3" table:formula="of:=ABS([.C112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31594">
            <text:p>-2,03</text:p>
          </table:table-cell>
          <table:table-cell office:value-type="float" office:value="0.000618">
            <text:p>0,001</text:p>
          </table:table-cell>
          <table:table-cell office:value-type="float" office:value="0.000008">
            <text:p>0,000</text:p>
          </table:table-cell>
          <table:table-cell table:style-name="ce3" table:formula="of:=ABS([.B113] )" office:value-type="float" office:value="0.000618">
            <text:p>0,001</text:p>
          </table:table-cell>
          <table:table-cell table:style-name="ce3" table:formula="of:=ABS([.C113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21594">
            <text:p>-2,02</text:p>
          </table:table-cell>
          <table:table-cell office:value-type="float" office:value="0.000596">
            <text:p>0,001</text:p>
          </table:table-cell>
          <table:table-cell office:value-type="float" office:value="0.000001">
            <text:p>0,000</text:p>
          </table:table-cell>
          <table:table-cell table:style-name="ce3" table:formula="of:=ABS([.B114] )" office:value-type="float" office:value="0.000596">
            <text:p>0,001</text:p>
          </table:table-cell>
          <table:table-cell table:style-name="ce3" table:formula="of:=ABS([.C114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11594">
            <text:p>-2,01</text:p>
          </table:table-cell>
          <table:table-cell office:value-type="float" office:value="0.000557">
            <text:p>0,001</text:p>
          </table:table-cell>
          <table:table-cell office:value-type="float" office:value="0.000007">
            <text:p>0,000</text:p>
          </table:table-cell>
          <table:table-cell table:style-name="ce3" table:formula="of:=ABS([.B115] )" office:value-type="float" office:value="0.000557">
            <text:p>0,001</text:p>
          </table:table-cell>
          <table:table-cell table:style-name="ce3" table:formula="of:=ABS([.C115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01594">
            <text:p>-2</text:p>
          </table:table-cell>
          <table:table-cell office:value-type="float" office:value="0.000547">
            <text:p>0,001</text:p>
          </table:table-cell>
          <table:table-cell office:value-type="float" office:value="0.000028">
            <text:p>0,000</text:p>
          </table:table-cell>
          <table:table-cell table:style-name="ce3" table:formula="of:=ABS([.B116] )" office:value-type="float" office:value="0.000547">
            <text:p>0,001</text:p>
          </table:table-cell>
          <table:table-cell table:style-name="ce3" table:formula="of:=ABS([.C116] )" office:value-type="float" office:value="0.00002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91594">
            <text:p>-1,99</text:p>
          </table:table-cell>
          <table:table-cell office:value-type="float" office:value="0.000567">
            <text:p>0,001</text:p>
          </table:table-cell>
          <table:table-cell office:value-type="float" office:value="0.000017">
            <text:p>0,000</text:p>
          </table:table-cell>
          <table:table-cell table:style-name="ce3" table:formula="of:=ABS([.B117] )" office:value-type="float" office:value="0.000567">
            <text:p>0,001</text:p>
          </table:table-cell>
          <table:table-cell table:style-name="ce3" table:formula="of:=ABS([.C117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81594">
            <text:p>-1,98</text:p>
          </table:table-cell>
          <table:table-cell office:value-type="float" office:value="0.00051">
            <text:p>0,001</text:p>
          </table:table-cell>
          <table:table-cell office:value-type="float" office:value="0.000006">
            <text:p>0,000</text:p>
          </table:table-cell>
          <table:table-cell table:style-name="ce3" table:formula="of:=ABS([.B118] )" office:value-type="float" office:value="0.00051">
            <text:p>0,001</text:p>
          </table:table-cell>
          <table:table-cell table:style-name="ce3" table:formula="of:=ABS([.C118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71594">
            <text:p>-1,97</text:p>
          </table:table-cell>
          <table:table-cell office:value-type="float" office:value="0.000515">
            <text:p>0,001</text:p>
          </table:table-cell>
          <table:table-cell office:value-type="float" office:value="0.000026">
            <text:p>0,000</text:p>
          </table:table-cell>
          <table:table-cell table:style-name="ce3" table:formula="of:=ABS([.B119] )" office:value-type="float" office:value="0.000515">
            <text:p>0,001</text:p>
          </table:table-cell>
          <table:table-cell table:style-name="ce3" table:formula="of:=ABS([.C119] )" office:value-type="float" office:value="0.00002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61594">
            <text:p>-1,96</text:p>
          </table:table-cell>
          <table:table-cell office:value-type="float" office:value="0.000474">
            <text:p>0,000</text:p>
          </table:table-cell>
          <table:table-cell office:value-type="float" office:value="0.000001">
            <text:p>0,000</text:p>
          </table:table-cell>
          <table:table-cell table:style-name="ce3" table:formula="of:=ABS([.B120] )" office:value-type="float" office:value="0.000474">
            <text:p>0,000</text:p>
          </table:table-cell>
          <table:table-cell table:style-name="ce3" table:formula="of:=ABS([.C120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51594">
            <text:p>-1,95</text:p>
          </table:table-cell>
          <table:table-cell office:value-type="float" office:value="0.00048">
            <text:p>0,000</text:p>
          </table:table-cell>
          <table:table-cell office:value-type="float" office:value="0.000007">
            <text:p>0,000</text:p>
          </table:table-cell>
          <table:table-cell table:style-name="ce3" table:formula="of:=ABS([.B121] )" office:value-type="float" office:value="0.00048">
            <text:p>0,000</text:p>
          </table:table-cell>
          <table:table-cell table:style-name="ce3" table:formula="of:=ABS([.C121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41594">
            <text:p>-1,94</text:p>
          </table:table-cell>
          <table:table-cell office:value-type="float" office:value="0.000472">
            <text:p>0,000</text:p>
          </table:table-cell>
          <table:table-cell office:value-type="float" office:value="-0.000001">
            <text:p>0,000</text:p>
          </table:table-cell>
          <table:table-cell table:style-name="ce3" table:formula="of:=ABS([.B122] )" office:value-type="float" office:value="0.000472">
            <text:p>0,000</text:p>
          </table:table-cell>
          <table:table-cell table:style-name="ce3" table:formula="of:=ABS([.C122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31594">
            <text:p>-1,93</text:p>
          </table:table-cell>
          <table:table-cell office:value-type="float" office:value="0.000435">
            <text:p>0,000</text:p>
          </table:table-cell>
          <table:table-cell office:value-type="float" office:value="0.000008">
            <text:p>0,000</text:p>
          </table:table-cell>
          <table:table-cell table:style-name="ce3" table:formula="of:=ABS([.B123] )" office:value-type="float" office:value="0.000435">
            <text:p>0,000</text:p>
          </table:table-cell>
          <table:table-cell table:style-name="ce3" table:formula="of:=ABS([.C123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21594">
            <text:p>-1,92</text:p>
          </table:table-cell>
          <table:table-cell office:value-type="float" office:value="0.00043">
            <text:p>0,000</text:p>
          </table:table-cell>
          <table:table-cell office:value-type="float" office:value="0.000003">
            <text:p>0,000</text:p>
          </table:table-cell>
          <table:table-cell table:style-name="ce3" table:formula="of:=ABS([.B124] )" office:value-type="float" office:value="0.00043">
            <text:p>0,000</text:p>
          </table:table-cell>
          <table:table-cell table:style-name="ce3" table:formula="of:=ABS([.C124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11594">
            <text:p>-1,91</text:p>
          </table:table-cell>
          <table:table-cell office:value-type="float" office:value="0.000413">
            <text:p>0,000</text:p>
          </table:table-cell>
          <table:table-cell office:value-type="float" office:value="0.000001">
            <text:p>0,000</text:p>
          </table:table-cell>
          <table:table-cell table:style-name="ce3" table:formula="of:=ABS([.B125] )" office:value-type="float" office:value="0.000413">
            <text:p>0,000</text:p>
          </table:table-cell>
          <table:table-cell table:style-name="ce3" table:formula="of:=ABS([.C125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01594">
            <text:p>-1,9</text:p>
          </table:table-cell>
          <table:table-cell office:value-type="float" office:value="0.000399">
            <text:p>0,000</text:p>
          </table:table-cell>
          <table:table-cell office:value-type="float" office:value="0.000017">
            <text:p>0,000</text:p>
          </table:table-cell>
          <table:table-cell table:style-name="ce3" table:formula="of:=ABS([.B126] )" office:value-type="float" office:value="0.000399">
            <text:p>0,000</text:p>
          </table:table-cell>
          <table:table-cell table:style-name="ce3" table:formula="of:=ABS([.C126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91594">
            <text:p>-1,89</text:p>
          </table:table-cell>
          <table:table-cell office:value-type="float" office:value="0.000357">
            <text:p>0,000</text:p>
          </table:table-cell>
          <table:table-cell office:value-type="float" office:value="0.000021">
            <text:p>0,000</text:p>
          </table:table-cell>
          <table:table-cell table:style-name="ce3" table:formula="of:=ABS([.B127] )" office:value-type="float" office:value="0.000357">
            <text:p>0,000</text:p>
          </table:table-cell>
          <table:table-cell table:style-name="ce3" table:formula="of:=ABS([.C127] )" office:value-type="float" office:value="0.00002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81594">
            <text:p>-1,88</text:p>
          </table:table-cell>
          <table:table-cell office:value-type="float" office:value="0.000333">
            <text:p>0,000</text:p>
          </table:table-cell>
          <table:table-cell office:value-type="float" office:value="0.000013">
            <text:p>0,000</text:p>
          </table:table-cell>
          <table:table-cell table:style-name="ce3" table:formula="of:=ABS([.B128] )" office:value-type="float" office:value="0.000333">
            <text:p>0,000</text:p>
          </table:table-cell>
          <table:table-cell table:style-name="ce3" table:formula="of:=ABS([.C128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71594">
            <text:p>-1,87</text:p>
          </table:table-cell>
          <table:table-cell office:value-type="float" office:value="0.000344">
            <text:p>0,000</text:p>
          </table:table-cell>
          <table:table-cell office:value-type="float" office:value="0.000008">
            <text:p>0,000</text:p>
          </table:table-cell>
          <table:table-cell table:style-name="ce3" table:formula="of:=ABS([.B129] )" office:value-type="float" office:value="0.000344">
            <text:p>0,000</text:p>
          </table:table-cell>
          <table:table-cell table:style-name="ce3" table:formula="of:=ABS([.C129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61594">
            <text:p>-1,86</text:p>
          </table:table-cell>
          <table:table-cell office:value-type="float" office:value="0.000328">
            <text:p>0,000</text:p>
          </table:table-cell>
          <table:table-cell office:value-type="float" office:value="0.000008">
            <text:p>0,000</text:p>
          </table:table-cell>
          <table:table-cell table:style-name="ce3" table:formula="of:=ABS([.B130] )" office:value-type="float" office:value="0.000328">
            <text:p>0,000</text:p>
          </table:table-cell>
          <table:table-cell table:style-name="ce3" table:formula="of:=ABS([.C130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51594">
            <text:p>-1,85</text:p>
          </table:table-cell>
          <table:table-cell office:value-type="float" office:value="0.000286">
            <text:p>0,000</text:p>
          </table:table-cell>
          <table:table-cell office:value-type="float" office:value="0.000011">
            <text:p>0,000</text:p>
          </table:table-cell>
          <table:table-cell table:style-name="ce3" table:formula="of:=ABS([.B131] )" office:value-type="float" office:value="0.000286">
            <text:p>0,000</text:p>
          </table:table-cell>
          <table:table-cell table:style-name="ce3" table:formula="of:=ABS([.C131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41594">
            <text:p>-1,84</text:p>
          </table:table-cell>
          <table:table-cell office:value-type="float" office:value="0.000279">
            <text:p>0,000</text:p>
          </table:table-cell>
          <table:table-cell office:value-type="float" office:value="-0.000011">
            <text:p>0,000</text:p>
          </table:table-cell>
          <table:table-cell table:style-name="ce3" table:formula="of:=ABS([.B132] )" office:value-type="float" office:value="0.000279">
            <text:p>0,000</text:p>
          </table:table-cell>
          <table:table-cell table:style-name="ce3" table:formula="of:=ABS([.C132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31594">
            <text:p>-1,83</text:p>
          </table:table-cell>
          <table:table-cell office:value-type="float" office:value="0.000246">
            <text:p>0,000</text:p>
          </table:table-cell>
          <table:table-cell office:value-type="float" office:value="-0.000013">
            <text:p>0,000</text:p>
          </table:table-cell>
          <table:table-cell table:style-name="ce3" table:formula="of:=ABS([.B133] )" office:value-type="float" office:value="0.000246">
            <text:p>0,000</text:p>
          </table:table-cell>
          <table:table-cell table:style-name="ce3" table:formula="of:=ABS([.C133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21594">
            <text:p>-1,82</text:p>
          </table:table-cell>
          <table:table-cell office:value-type="float" office:value="0.000249">
            <text:p>0,000</text:p>
          </table:table-cell>
          <table:table-cell office:value-type="float" office:value="0.000005">
            <text:p>0,000</text:p>
          </table:table-cell>
          <table:table-cell table:style-name="ce3" table:formula="of:=ABS([.B134] )" office:value-type="float" office:value="0.000249">
            <text:p>0,000</text:p>
          </table:table-cell>
          <table:table-cell table:style-name="ce3" table:formula="of:=ABS([.C134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11594">
            <text:p>-1,81</text:p>
          </table:table-cell>
          <table:table-cell office:value-type="float" office:value="0.000226">
            <text:p>0,000</text:p>
          </table:table-cell>
          <table:table-cell office:value-type="float" office:value="-0.000018">
            <text:p>0,000</text:p>
          </table:table-cell>
          <table:table-cell table:style-name="ce3" table:formula="of:=ABS([.B135] )" office:value-type="float" office:value="0.000226">
            <text:p>0,000</text:p>
          </table:table-cell>
          <table:table-cell table:style-name="ce3" table:formula="of:=ABS([.C135] )" office:value-type="float" office:value="0.00001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01594">
            <text:p>-1,8</text:p>
          </table:table-cell>
          <table:table-cell office:value-type="float" office:value="0.000225">
            <text:p>0,000</text:p>
          </table:table-cell>
          <table:table-cell office:value-type="float" office:value="0.000011">
            <text:p>0,000</text:p>
          </table:table-cell>
          <table:table-cell table:style-name="ce3" table:formula="of:=ABS([.B136] )" office:value-type="float" office:value="0.000225">
            <text:p>0,000</text:p>
          </table:table-cell>
          <table:table-cell table:style-name="ce3" table:formula="of:=ABS([.C136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91594">
            <text:p>-1,79</text:p>
          </table:table-cell>
          <table:table-cell office:value-type="float" office:value="0.000214">
            <text:p>0,000</text:p>
          </table:table-cell>
          <table:table-cell office:value-type="float" office:value="0">
            <text:p>0,000</text:p>
          </table:table-cell>
          <table:table-cell table:style-name="ce3" table:formula="of:=ABS([.B137] )" office:value-type="float" office:value="0.000214">
            <text:p>0,000</text:p>
          </table:table-cell>
          <table:table-cell table:style-name="ce3" table:formula="of:=ABS([.C137] )" office:value-type="float" office:value="0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81594">
            <text:p>-1,78</text:p>
          </table:table-cell>
          <table:table-cell office:value-type="float" office:value="0.000194">
            <text:p>0,000</text:p>
          </table:table-cell>
          <table:table-cell office:value-type="float" office:value="0.000026">
            <text:p>0,000</text:p>
          </table:table-cell>
          <table:table-cell table:style-name="ce3" table:formula="of:=ABS([.B138] )" office:value-type="float" office:value="0.000194">
            <text:p>0,000</text:p>
          </table:table-cell>
          <table:table-cell table:style-name="ce3" table:formula="of:=ABS([.C138] )" office:value-type="float" office:value="0.00002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71594">
            <text:p>-1,77</text:p>
          </table:table-cell>
          <table:table-cell office:value-type="float" office:value="0.000195">
            <text:p>0,000</text:p>
          </table:table-cell>
          <table:table-cell office:value-type="float" office:value="0.000027">
            <text:p>0,000</text:p>
          </table:table-cell>
          <table:table-cell table:style-name="ce3" table:formula="of:=ABS([.B139] )" office:value-type="float" office:value="0.000195">
            <text:p>0,000</text:p>
          </table:table-cell>
          <table:table-cell table:style-name="ce3" table:formula="of:=ABS([.C139] )" office:value-type="float" office:value="0.00002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61594">
            <text:p>-1,76</text:p>
          </table:table-cell>
          <table:table-cell office:value-type="float" office:value="0.000157">
            <text:p>0,000</text:p>
          </table:table-cell>
          <table:table-cell office:value-type="float" office:value="0.000019">
            <text:p>0,000</text:p>
          </table:table-cell>
          <table:table-cell table:style-name="ce3" table:formula="of:=ABS([.B140] )" office:value-type="float" office:value="0.000157">
            <text:p>0,000</text:p>
          </table:table-cell>
          <table:table-cell table:style-name="ce3" table:formula="of:=ABS([.C140] )" office:value-type="float" office:value="0.00001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51594">
            <text:p>-1,75</text:p>
          </table:table-cell>
          <table:table-cell office:value-type="float" office:value="0.000125">
            <text:p>0,000</text:p>
          </table:table-cell>
          <table:table-cell office:value-type="float" office:value="0.000034">
            <text:p>0,000</text:p>
          </table:table-cell>
          <table:table-cell table:style-name="ce3" table:formula="of:=ABS([.B141] )" office:value-type="float" office:value="0.000125">
            <text:p>0,000</text:p>
          </table:table-cell>
          <table:table-cell table:style-name="ce3" table:formula="of:=ABS([.C141] )" office:value-type="float" office:value="0.00003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41594">
            <text:p>-1,74</text:p>
          </table:table-cell>
          <table:table-cell office:value-type="float" office:value="0.000146">
            <text:p>0,000</text:p>
          </table:table-cell>
          <table:table-cell office:value-type="float" office:value="0.000024">
            <text:p>0,000</text:p>
          </table:table-cell>
          <table:table-cell table:style-name="ce3" table:formula="of:=ABS([.B142] )" office:value-type="float" office:value="0.000146">
            <text:p>0,000</text:p>
          </table:table-cell>
          <table:table-cell table:style-name="ce3" table:formula="of:=ABS([.C142] )" office:value-type="float" office:value="0.00002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31594">
            <text:p>-1,73</text:p>
          </table:table-cell>
          <table:table-cell office:value-type="float" office:value="0.000113">
            <text:p>0,000</text:p>
          </table:table-cell>
          <table:table-cell office:value-type="float" office:value="0.000022">
            <text:p>0,000</text:p>
          </table:table-cell>
          <table:table-cell table:style-name="ce3" table:formula="of:=ABS([.B143] )" office:value-type="float" office:value="0.000113">
            <text:p>0,000</text:p>
          </table:table-cell>
          <table:table-cell table:style-name="ce3" table:formula="of:=ABS([.C143] )" office:value-type="float" office:value="0.00002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21594">
            <text:p>-1,72</text:p>
          </table:table-cell>
          <table:table-cell office:value-type="float" office:value="0.000118">
            <text:p>0,000</text:p>
          </table:table-cell>
          <table:table-cell office:value-type="float" office:value="0.000011">
            <text:p>0,000</text:p>
          </table:table-cell>
          <table:table-cell table:style-name="ce3" table:formula="of:=ABS([.B144] )" office:value-type="float" office:value="0.000118">
            <text:p>0,000</text:p>
          </table:table-cell>
          <table:table-cell table:style-name="ce3" table:formula="of:=ABS([.C144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11594">
            <text:p>-1,71</text:p>
          </table:table-cell>
          <table:table-cell office:value-type="float" office:value="0.0001">
            <text:p>0,000</text:p>
          </table:table-cell>
          <table:table-cell office:value-type="float" office:value="0.000008">
            <text:p>0,000</text:p>
          </table:table-cell>
          <table:table-cell table:style-name="ce3" table:formula="of:=ABS([.B145] )" office:value-type="float" office:value="0.0001">
            <text:p>0,000</text:p>
          </table:table-cell>
          <table:table-cell table:style-name="ce3" table:formula="of:=ABS([.C145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01594">
            <text:p>-1,7</text:p>
          </table:table-cell>
          <table:table-cell office:value-type="float" office:value="0.000104">
            <text:p>0,000</text:p>
          </table:table-cell>
          <table:table-cell office:value-type="float" office:value="-0.000003">
            <text:p>0,000</text:p>
          </table:table-cell>
          <table:table-cell table:style-name="ce3" table:formula="of:=ABS([.B146] )" office:value-type="float" office:value="0.000104">
            <text:p>0,000</text:p>
          </table:table-cell>
          <table:table-cell table:style-name="ce3" table:formula="of:=ABS([.C146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91594">
            <text:p>-1,69</text:p>
          </table:table-cell>
          <table:table-cell office:value-type="float" office:value="0.0001">
            <text:p>0,000</text:p>
          </table:table-cell>
          <table:table-cell office:value-type="float" office:value="0.000009">
            <text:p>0,000</text:p>
          </table:table-cell>
          <table:table-cell table:style-name="ce3" table:formula="of:=ABS([.B147] )" office:value-type="float" office:value="0.0001">
            <text:p>0,000</text:p>
          </table:table-cell>
          <table:table-cell table:style-name="ce3" table:formula="of:=ABS([.C147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81594">
            <text:p>-1,68</text:p>
          </table:table-cell>
          <table:table-cell office:value-type="float" office:value="0.000089">
            <text:p>0,000</text:p>
          </table:table-cell>
          <table:table-cell office:value-type="float" office:value="0.000013">
            <text:p>0,000</text:p>
          </table:table-cell>
          <table:table-cell table:style-name="ce3" table:formula="of:=ABS([.B148] )" office:value-type="float" office:value="0.000089">
            <text:p>0,000</text:p>
          </table:table-cell>
          <table:table-cell table:style-name="ce3" table:formula="of:=ABS([.C148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71594">
            <text:p>-1,67</text:p>
          </table:table-cell>
          <table:table-cell office:value-type="float" office:value="0.000086">
            <text:p>0,000</text:p>
          </table:table-cell>
          <table:table-cell office:value-type="float" office:value="0.00001">
            <text:p>0,000</text:p>
          </table:table-cell>
          <table:table-cell table:style-name="ce3" table:formula="of:=ABS([.B149] )" office:value-type="float" office:value="0.000086">
            <text:p>0,000</text:p>
          </table:table-cell>
          <table:table-cell table:style-name="ce3" table:formula="of:=ABS([.C149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61594">
            <text:p>-1,66</text:p>
          </table:table-cell>
          <table:table-cell office:value-type="float" office:value="0.000091">
            <text:p>0,000</text:p>
          </table:table-cell>
          <table:table-cell office:value-type="float" office:value="0.000015">
            <text:p>0,000</text:p>
          </table:table-cell>
          <table:table-cell table:style-name="ce3" table:formula="of:=ABS([.B150] )" office:value-type="float" office:value="0.000091">
            <text:p>0,000</text:p>
          </table:table-cell>
          <table:table-cell table:style-name="ce3" table:formula="of:=ABS([.C150] )" office:value-type="float" office:value="0.00001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51594">
            <text:p>-1,65</text:p>
          </table:table-cell>
          <table:table-cell office:value-type="float" office:value="0.000073">
            <text:p>0,000</text:p>
          </table:table-cell>
          <table:table-cell office:value-type="float" office:value="0.000012">
            <text:p>0,000</text:p>
          </table:table-cell>
          <table:table-cell table:style-name="ce3" table:formula="of:=ABS([.B151] )" office:value-type="float" office:value="0.000073">
            <text:p>0,000</text:p>
          </table:table-cell>
          <table:table-cell table:style-name="ce3" table:formula="of:=ABS([.C151] )" office:value-type="float" office:value="0.00001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41594">
            <text:p>-1,64</text:p>
          </table:table-cell>
          <table:table-cell office:value-type="float" office:value="0.000033">
            <text:p>0,000</text:p>
          </table:table-cell>
          <table:table-cell office:value-type="float" office:value="0.000003">
            <text:p>0,000</text:p>
          </table:table-cell>
          <table:table-cell table:style-name="ce3" table:formula="of:=ABS([.B152] )" office:value-type="float" office:value="0.000033">
            <text:p>0,000</text:p>
          </table:table-cell>
          <table:table-cell table:style-name="ce3" table:formula="of:=ABS([.C152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31594">
            <text:p>-1,63</text:p>
          </table:table-cell>
          <table:table-cell office:value-type="float" office:value="0.000047">
            <text:p>0,000</text:p>
          </table:table-cell>
          <table:table-cell office:value-type="float" office:value="0.000001">
            <text:p>0,000</text:p>
          </table:table-cell>
          <table:table-cell table:style-name="ce3" table:formula="of:=ABS([.B153] )" office:value-type="float" office:value="0.000047">
            <text:p>0,000</text:p>
          </table:table-cell>
          <table:table-cell table:style-name="ce3" table:formula="of:=ABS([.C153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21594">
            <text:p>-1,62</text:p>
          </table:table-cell>
          <table:table-cell office:value-type="float" office:value="0.000054">
            <text:p>0,000</text:p>
          </table:table-cell>
          <table:table-cell office:value-type="float" office:value="0.000008">
            <text:p>0,000</text:p>
          </table:table-cell>
          <table:table-cell table:style-name="ce3" table:formula="of:=ABS([.B154] )" office:value-type="float" office:value="0.000054">
            <text:p>0,000</text:p>
          </table:table-cell>
          <table:table-cell table:style-name="ce3" table:formula="of:=ABS([.C154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11594">
            <text:p>-1,61</text:p>
          </table:table-cell>
          <table:table-cell office:value-type="float" office:value="0.000054">
            <text:p>0,000</text:p>
          </table:table-cell>
          <table:table-cell office:value-type="float" office:value="-0.000007">
            <text:p>0,000</text:p>
          </table:table-cell>
          <table:table-cell table:style-name="ce3" table:formula="of:=ABS([.B155] )" office:value-type="float" office:value="0.000054">
            <text:p>0,000</text:p>
          </table:table-cell>
          <table:table-cell table:style-name="ce3" table:formula="of:=ABS([.C155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01594">
            <text:p>-1,6</text:p>
          </table:table-cell>
          <table:table-cell office:value-type="float" office:value="0.000032">
            <text:p>0,000</text:p>
          </table:table-cell>
          <table:table-cell office:value-type="float" office:value="0.000001">
            <text:p>0,000</text:p>
          </table:table-cell>
          <table:table-cell table:style-name="ce3" table:formula="of:=ABS([.B156] )" office:value-type="float" office:value="0.000032">
            <text:p>0,000</text:p>
          </table:table-cell>
          <table:table-cell table:style-name="ce3" table:formula="of:=ABS([.C156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91594">
            <text:p>-1,59</text:p>
          </table:table-cell>
          <table:table-cell office:value-type="float" office:value="0.000048">
            <text:p>0,000</text:p>
          </table:table-cell>
          <table:table-cell office:value-type="float" office:value="-0.000013">
            <text:p>0,000</text:p>
          </table:table-cell>
          <table:table-cell table:style-name="ce3" table:formula="of:=ABS([.B157] )" office:value-type="float" office:value="0.000048">
            <text:p>0,000</text:p>
          </table:table-cell>
          <table:table-cell table:style-name="ce3" table:formula="of:=ABS([.C157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81594">
            <text:p>-1,58</text:p>
          </table:table-cell>
          <table:table-cell office:value-type="float" office:value="0.000028">
            <text:p>0,000</text:p>
          </table:table-cell>
          <table:table-cell office:value-type="float" office:value="0.000013">
            <text:p>0,000</text:p>
          </table:table-cell>
          <table:table-cell table:style-name="ce3" table:formula="of:=ABS([.B158] )" office:value-type="float" office:value="0.000028">
            <text:p>0,000</text:p>
          </table:table-cell>
          <table:table-cell table:style-name="ce3" table:formula="of:=ABS([.C158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71594">
            <text:p>-1,57</text:p>
          </table:table-cell>
          <table:table-cell office:value-type="float" office:value="0.000031">
            <text:p>0,000</text:p>
          </table:table-cell>
          <table:table-cell office:value-type="float" office:value="0">
            <text:p>0,000</text:p>
          </table:table-cell>
          <table:table-cell table:style-name="ce3" table:formula="of:=ABS([.B159] )" office:value-type="float" office:value="0.000031">
            <text:p>0,000</text:p>
          </table:table-cell>
          <table:table-cell table:style-name="ce3" table:formula="of:=ABS([.C159] )" office:value-type="float" office:value="0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61594">
            <text:p>-1,56</text:p>
          </table:table-cell>
          <table:table-cell office:value-type="float" office:value="0.000027">
            <text:p>0,000</text:p>
          </table:table-cell>
          <table:table-cell office:value-type="float" office:value="-0.000003">
            <text:p>0,000</text:p>
          </table:table-cell>
          <table:table-cell table:style-name="ce3" table:formula="of:=ABS([.B160] )" office:value-type="float" office:value="0.000027">
            <text:p>0,000</text:p>
          </table:table-cell>
          <table:table-cell table:style-name="ce3" table:formula="of:=ABS([.C160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51594">
            <text:p>-1,55</text:p>
          </table:table-cell>
          <table:table-cell office:value-type="float" office:value="0.000032">
            <text:p>0,000</text:p>
          </table:table-cell>
          <table:table-cell office:value-type="float" office:value="0.000001">
            <text:p>0,000</text:p>
          </table:table-cell>
          <table:table-cell table:style-name="ce3" table:formula="of:=ABS([.B161] )" office:value-type="float" office:value="0.000032">
            <text:p>0,000</text:p>
          </table:table-cell>
          <table:table-cell table:style-name="ce3" table:formula="of:=ABS([.C161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41594">
            <text:p>-1,54</text:p>
          </table:table-cell>
          <table:table-cell office:value-type="float" office:value="0.000045">
            <text:p>0,000</text:p>
          </table:table-cell>
          <table:table-cell office:value-type="float" office:value="-0.000016">
            <text:p>0,000</text:p>
          </table:table-cell>
          <table:table-cell table:style-name="ce3" table:formula="of:=ABS([.B162] )" office:value-type="float" office:value="0.000045">
            <text:p>0,000</text:p>
          </table:table-cell>
          <table:table-cell table:style-name="ce3" table:formula="of:=ABS([.C162] )" office:value-type="float" office:value="0.00001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31594">
            <text:p>-1,53</text:p>
          </table:table-cell>
          <table:table-cell office:value-type="float" office:value="0.000036">
            <text:p>0,000</text:p>
          </table:table-cell>
          <table:table-cell office:value-type="float" office:value="-0.00001">
            <text:p>0,000</text:p>
          </table:table-cell>
          <table:table-cell table:style-name="ce3" table:formula="of:=ABS([.B163] )" office:value-type="float" office:value="0.000036">
            <text:p>0,000</text:p>
          </table:table-cell>
          <table:table-cell table:style-name="ce3" table:formula="of:=ABS([.C163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21594">
            <text:p>-1,52</text:p>
          </table:table-cell>
          <table:table-cell office:value-type="float" office:value="0.000051">
            <text:p>0,000</text:p>
          </table:table-cell>
          <table:table-cell office:value-type="float" office:value="0.000005">
            <text:p>0,000</text:p>
          </table:table-cell>
          <table:table-cell table:style-name="ce3" table:formula="of:=ABS([.B164] )" office:value-type="float" office:value="0.000051">
            <text:p>0,000</text:p>
          </table:table-cell>
          <table:table-cell table:style-name="ce3" table:formula="of:=ABS([.C164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11594">
            <text:p>-1,51</text:p>
          </table:table-cell>
          <table:table-cell office:value-type="float" office:value="0.000028">
            <text:p>0,000</text:p>
          </table:table-cell>
          <table:table-cell office:value-type="float" office:value="-0.000003">
            <text:p>0,000</text:p>
          </table:table-cell>
          <table:table-cell table:style-name="ce3" table:formula="of:=ABS([.B165] )" office:value-type="float" office:value="0.000028">
            <text:p>0,000</text:p>
          </table:table-cell>
          <table:table-cell table:style-name="ce3" table:formula="of:=ABS([.C165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01594">
            <text:p>-1,5</text:p>
          </table:table-cell>
          <table:table-cell office:value-type="float" office:value="0.000044">
            <text:p>0,000</text:p>
          </table:table-cell>
          <table:table-cell office:value-type="float" office:value="-0.000002">
            <text:p>0,000</text:p>
          </table:table-cell>
          <table:table-cell table:style-name="ce3" table:formula="of:=ABS([.B166] )" office:value-type="float" office:value="0.000044">
            <text:p>0,000</text:p>
          </table:table-cell>
          <table:table-cell table:style-name="ce3" table:formula="of:=ABS([.C166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91594">
            <text:p>-1,49</text:p>
          </table:table-cell>
          <table:table-cell office:value-type="float" office:value="0.000068">
            <text:p>0,000</text:p>
          </table:table-cell>
          <table:table-cell office:value-type="float" office:value="0.000007">
            <text:p>0,000</text:p>
          </table:table-cell>
          <table:table-cell table:style-name="ce3" table:formula="of:=ABS([.B167] )" office:value-type="float" office:value="0.000068">
            <text:p>0,000</text:p>
          </table:table-cell>
          <table:table-cell table:style-name="ce3" table:formula="of:=ABS([.C167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81594">
            <text:p>-1,48</text:p>
          </table:table-cell>
          <table:table-cell office:value-type="float" office:value="0.000054">
            <text:p>0,000</text:p>
          </table:table-cell>
          <table:table-cell office:value-type="float" office:value="0.000009">
            <text:p>0,000</text:p>
          </table:table-cell>
          <table:table-cell table:style-name="ce3" table:formula="of:=ABS([.B168] )" office:value-type="float" office:value="0.000054">
            <text:p>0,000</text:p>
          </table:table-cell>
          <table:table-cell table:style-name="ce3" table:formula="of:=ABS([.C168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71594">
            <text:p>-1,47</text:p>
          </table:table-cell>
          <table:table-cell office:value-type="float" office:value="0.000064">
            <text:p>0,000</text:p>
          </table:table-cell>
          <table:table-cell office:value-type="float" office:value="-0.000012">
            <text:p>0,000</text:p>
          </table:table-cell>
          <table:table-cell table:style-name="ce3" table:formula="of:=ABS([.B169] )" office:value-type="float" office:value="0.000064">
            <text:p>0,000</text:p>
          </table:table-cell>
          <table:table-cell table:style-name="ce3" table:formula="of:=ABS([.C169] )" office:value-type="float" office:value="0.00001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61594">
            <text:p>-1,46</text:p>
          </table:table-cell>
          <table:table-cell office:value-type="float" office:value="0.000051">
            <text:p>0,000</text:p>
          </table:table-cell>
          <table:table-cell office:value-type="float" office:value="-0.00001">
            <text:p>0,000</text:p>
          </table:table-cell>
          <table:table-cell table:style-name="ce3" table:formula="of:=ABS([.B170] )" office:value-type="float" office:value="0.000051">
            <text:p>0,000</text:p>
          </table:table-cell>
          <table:table-cell table:style-name="ce3" table:formula="of:=ABS([.C170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51594">
            <text:p>-1,45</text:p>
          </table:table-cell>
          <table:table-cell office:value-type="float" office:value="0.000092">
            <text:p>0,000</text:p>
          </table:table-cell>
          <table:table-cell office:value-type="float" office:value="0.000001">
            <text:p>0,000</text:p>
          </table:table-cell>
          <table:table-cell table:style-name="ce3" table:formula="of:=ABS([.B171] )" office:value-type="float" office:value="0.000092">
            <text:p>0,000</text:p>
          </table:table-cell>
          <table:table-cell table:style-name="ce3" table:formula="of:=ABS([.C171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41594">
            <text:p>-1,44</text:p>
          </table:table-cell>
          <table:table-cell office:value-type="float" office:value="0.00008">
            <text:p>0,000</text:p>
          </table:table-cell>
          <table:table-cell office:value-type="float" office:value="-0.000012">
            <text:p>0,000</text:p>
          </table:table-cell>
          <table:table-cell table:style-name="ce3" table:formula="of:=ABS([.B172] )" office:value-type="float" office:value="0.00008">
            <text:p>0,000</text:p>
          </table:table-cell>
          <table:table-cell table:style-name="ce3" table:formula="of:=ABS([.C172] )" office:value-type="float" office:value="0.00001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31594">
            <text:p>-1,43</text:p>
          </table:table-cell>
          <table:table-cell office:value-type="float" office:value="0.000075">
            <text:p>0,000</text:p>
          </table:table-cell>
          <table:table-cell office:value-type="float" office:value="-0.000016">
            <text:p>0,000</text:p>
          </table:table-cell>
          <table:table-cell table:style-name="ce3" table:formula="of:=ABS([.B173] )" office:value-type="float" office:value="0.000075">
            <text:p>0,000</text:p>
          </table:table-cell>
          <table:table-cell table:style-name="ce3" table:formula="of:=ABS([.C173] )" office:value-type="float" office:value="0.00001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21594">
            <text:p>-1,42</text:p>
          </table:table-cell>
          <table:table-cell office:value-type="float" office:value="0.000093">
            <text:p>0,000</text:p>
          </table:table-cell>
          <table:table-cell office:value-type="float" office:value="0.000002">
            <text:p>0,000</text:p>
          </table:table-cell>
          <table:table-cell table:style-name="ce3" table:formula="of:=ABS([.B174] )" office:value-type="float" office:value="0.000093">
            <text:p>0,000</text:p>
          </table:table-cell>
          <table:table-cell table:style-name="ce3" table:formula="of:=ABS([.C174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11594">
            <text:p>-1,41</text:p>
          </table:table-cell>
          <table:table-cell office:value-type="float" office:value="0.000134">
            <text:p>0,000</text:p>
          </table:table-cell>
          <table:table-cell office:value-type="float" office:value="-0.000004">
            <text:p>0,000</text:p>
          </table:table-cell>
          <table:table-cell table:style-name="ce3" table:formula="of:=ABS([.B175] )" office:value-type="float" office:value="0.000134">
            <text:p>0,000</text:p>
          </table:table-cell>
          <table:table-cell table:style-name="ce3" table:formula="of:=ABS([.C175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01594">
            <text:p>-1,4</text:p>
          </table:table-cell>
          <table:table-cell office:value-type="float" office:value="0.00012">
            <text:p>0,000</text:p>
          </table:table-cell>
          <table:table-cell office:value-type="float" office:value="-0.000017">
            <text:p>0,000</text:p>
          </table:table-cell>
          <table:table-cell table:style-name="ce3" table:formula="of:=ABS([.B176] )" office:value-type="float" office:value="0.00012">
            <text:p>0,000</text:p>
          </table:table-cell>
          <table:table-cell table:style-name="ce3" table:formula="of:=ABS([.C176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91594">
            <text:p>-1,39</text:p>
          </table:table-cell>
          <table:table-cell office:value-type="float" office:value="0.000129">
            <text:p>0,000</text:p>
          </table:table-cell>
          <table:table-cell office:value-type="float" office:value="0.000007">
            <text:p>0,000</text:p>
          </table:table-cell>
          <table:table-cell table:style-name="ce3" table:formula="of:=ABS([.B177] )" office:value-type="float" office:value="0.000129">
            <text:p>0,000</text:p>
          </table:table-cell>
          <table:table-cell table:style-name="ce3" table:formula="of:=ABS([.C177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81594">
            <text:p>-1,38</text:p>
          </table:table-cell>
          <table:table-cell office:value-type="float" office:value="0.00013">
            <text:p>0,000</text:p>
          </table:table-cell>
          <table:table-cell office:value-type="float" office:value="-0.000007">
            <text:p>0,000</text:p>
          </table:table-cell>
          <table:table-cell table:style-name="ce3" table:formula="of:=ABS([.B178] )" office:value-type="float" office:value="0.00013">
            <text:p>0,000</text:p>
          </table:table-cell>
          <table:table-cell table:style-name="ce3" table:formula="of:=ABS([.C178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71594">
            <text:p>-1,37</text:p>
          </table:table-cell>
          <table:table-cell office:value-type="float" office:value="0.000168">
            <text:p>0,000</text:p>
          </table:table-cell>
          <table:table-cell office:value-type="float" office:value="0.000015">
            <text:p>0,000</text:p>
          </table:table-cell>
          <table:table-cell table:style-name="ce3" table:formula="of:=ABS([.B179] )" office:value-type="float" office:value="0.000168">
            <text:p>0,000</text:p>
          </table:table-cell>
          <table:table-cell table:style-name="ce3" table:formula="of:=ABS([.C179] )" office:value-type="float" office:value="0.00001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61594">
            <text:p>-1,36</text:p>
          </table:table-cell>
          <table:table-cell office:value-type="float" office:value="0.000166">
            <text:p>0,000</text:p>
          </table:table-cell>
          <table:table-cell office:value-type="float" office:value="-0.000017">
            <text:p>0,000</text:p>
          </table:table-cell>
          <table:table-cell table:style-name="ce3" table:formula="of:=ABS([.B180] )" office:value-type="float" office:value="0.000166">
            <text:p>0,000</text:p>
          </table:table-cell>
          <table:table-cell table:style-name="ce3" table:formula="of:=ABS([.C180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51594">
            <text:p>-1,35</text:p>
          </table:table-cell>
          <table:table-cell office:value-type="float" office:value="0.000186">
            <text:p>0,000</text:p>
          </table:table-cell>
          <table:table-cell office:value-type="float" office:value="-0.000012">
            <text:p>0,000</text:p>
          </table:table-cell>
          <table:table-cell table:style-name="ce3" table:formula="of:=ABS([.B181] )" office:value-type="float" office:value="0.000186">
            <text:p>0,000</text:p>
          </table:table-cell>
          <table:table-cell table:style-name="ce3" table:formula="of:=ABS([.C181] )" office:value-type="float" office:value="0.00001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41594">
            <text:p>-1,34</text:p>
          </table:table-cell>
          <table:table-cell office:value-type="float" office:value="0.000212">
            <text:p>0,000</text:p>
          </table:table-cell>
          <table:table-cell office:value-type="float" office:value="-0.000002">
            <text:p>0,000</text:p>
          </table:table-cell>
          <table:table-cell table:style-name="ce3" table:formula="of:=ABS([.B182] )" office:value-type="float" office:value="0.000212">
            <text:p>0,000</text:p>
          </table:table-cell>
          <table:table-cell table:style-name="ce3" table:formula="of:=ABS([.C182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31594">
            <text:p>-1,33</text:p>
          </table:table-cell>
          <table:table-cell office:value-type="float" office:value="0.000183">
            <text:p>0,000</text:p>
          </table:table-cell>
          <table:table-cell office:value-type="float" office:value="-0">
            <text:p>0,000</text:p>
          </table:table-cell>
          <table:table-cell table:style-name="ce3" table:formula="of:=ABS([.B183] )" office:value-type="float" office:value="0.000183">
            <text:p>0,000</text:p>
          </table:table-cell>
          <table:table-cell table:style-name="ce3" table:formula="of:=ABS([.C183] )" office:value-type="float" office:value="0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21594">
            <text:p>-1,32</text:p>
          </table:table-cell>
          <table:table-cell office:value-type="float" office:value="0.00022">
            <text:p>0,000</text:p>
          </table:table-cell>
          <table:table-cell office:value-type="float" office:value="-0.000009">
            <text:p>0,000</text:p>
          </table:table-cell>
          <table:table-cell table:style-name="ce3" table:formula="of:=ABS([.B184] )" office:value-type="float" office:value="0.00022">
            <text:p>0,000</text:p>
          </table:table-cell>
          <table:table-cell table:style-name="ce3" table:formula="of:=ABS([.C184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11594">
            <text:p>-1,31</text:p>
          </table:table-cell>
          <table:table-cell office:value-type="float" office:value="0.000248">
            <text:p>0,000</text:p>
          </table:table-cell>
          <table:table-cell office:value-type="float" office:value="0.000004">
            <text:p>0,000</text:p>
          </table:table-cell>
          <table:table-cell table:style-name="ce3" table:formula="of:=ABS([.B185] )" office:value-type="float" office:value="0.000248">
            <text:p>0,000</text:p>
          </table:table-cell>
          <table:table-cell table:style-name="ce3" table:formula="of:=ABS([.C185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01594">
            <text:p>-1,3</text:p>
          </table:table-cell>
          <table:table-cell office:value-type="float" office:value="0.00025">
            <text:p>0,000</text:p>
          </table:table-cell>
          <table:table-cell office:value-type="float" office:value="-0.000009">
            <text:p>0,000</text:p>
          </table:table-cell>
          <table:table-cell table:style-name="ce3" table:formula="of:=ABS([.B186] )" office:value-type="float" office:value="0.00025">
            <text:p>0,000</text:p>
          </table:table-cell>
          <table:table-cell table:style-name="ce3" table:formula="of:=ABS([.C186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91595">
            <text:p>-1,29</text:p>
          </table:table-cell>
          <table:table-cell office:value-type="float" office:value="0.000272">
            <text:p>0,000</text:p>
          </table:table-cell>
          <table:table-cell office:value-type="float" office:value="-0.000003">
            <text:p>0,000</text:p>
          </table:table-cell>
          <table:table-cell table:style-name="ce3" table:formula="of:=ABS([.B187] )" office:value-type="float" office:value="0.000272">
            <text:p>0,000</text:p>
          </table:table-cell>
          <table:table-cell table:style-name="ce3" table:formula="of:=ABS([.C187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81595">
            <text:p>-1,28</text:p>
          </table:table-cell>
          <table:table-cell office:value-type="float" office:value="0.000268">
            <text:p>0,000</text:p>
          </table:table-cell>
          <table:table-cell office:value-type="float" office:value="0.000009">
            <text:p>0,000</text:p>
          </table:table-cell>
          <table:table-cell table:style-name="ce3" table:formula="of:=ABS([.B188] )" office:value-type="float" office:value="0.000268">
            <text:p>0,000</text:p>
          </table:table-cell>
          <table:table-cell table:style-name="ce3" table:formula="of:=ABS([.C188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71595">
            <text:p>-1,27</text:p>
          </table:table-cell>
          <table:table-cell office:value-type="float" office:value="0.0003">
            <text:p>0,000</text:p>
          </table:table-cell>
          <table:table-cell office:value-type="float" office:value="-0.000006">
            <text:p>0,000</text:p>
          </table:table-cell>
          <table:table-cell table:style-name="ce3" table:formula="of:=ABS([.B189] )" office:value-type="float" office:value="0.0003">
            <text:p>0,000</text:p>
          </table:table-cell>
          <table:table-cell table:style-name="ce3" table:formula="of:=ABS([.C189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61595">
            <text:p>-1,26</text:p>
          </table:table-cell>
          <table:table-cell office:value-type="float" office:value="0.000304">
            <text:p>0,000</text:p>
          </table:table-cell>
          <table:table-cell office:value-type="float" office:value="-0.000001">
            <text:p>0,000</text:p>
          </table:table-cell>
          <table:table-cell table:style-name="ce3" table:formula="of:=ABS([.B190] )" office:value-type="float" office:value="0.000304">
            <text:p>0,000</text:p>
          </table:table-cell>
          <table:table-cell table:style-name="ce3" table:formula="of:=ABS([.C190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51595">
            <text:p>-1,25</text:p>
          </table:table-cell>
          <table:table-cell office:value-type="float" office:value="0.000343">
            <text:p>0,000</text:p>
          </table:table-cell>
          <table:table-cell office:value-type="float" office:value="0.000007">
            <text:p>0,000</text:p>
          </table:table-cell>
          <table:table-cell table:style-name="ce3" table:formula="of:=ABS([.B191] )" office:value-type="float" office:value="0.000343">
            <text:p>0,000</text:p>
          </table:table-cell>
          <table:table-cell table:style-name="ce3" table:formula="of:=ABS([.C191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41595">
            <text:p>-1,24</text:p>
          </table:table-cell>
          <table:table-cell office:value-type="float" office:value="0.000355">
            <text:p>0,000</text:p>
          </table:table-cell>
          <table:table-cell office:value-type="float" office:value="-0.000012">
            <text:p>0,000</text:p>
          </table:table-cell>
          <table:table-cell table:style-name="ce3" table:formula="of:=ABS([.B192] )" office:value-type="float" office:value="0.000355">
            <text:p>0,000</text:p>
          </table:table-cell>
          <table:table-cell table:style-name="ce3" table:formula="of:=ABS([.C192] )" office:value-type="float" office:value="0.00001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31595">
            <text:p>-1,23</text:p>
          </table:table-cell>
          <table:table-cell office:value-type="float" office:value="0.000369">
            <text:p>0,000</text:p>
          </table:table-cell>
          <table:table-cell office:value-type="float" office:value="0.000003">
            <text:p>0,000</text:p>
          </table:table-cell>
          <table:table-cell table:style-name="ce3" table:formula="of:=ABS([.B193] )" office:value-type="float" office:value="0.000369">
            <text:p>0,000</text:p>
          </table:table-cell>
          <table:table-cell table:style-name="ce3" table:formula="of:=ABS([.C193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21595">
            <text:p>-1,22</text:p>
          </table:table-cell>
          <table:table-cell office:value-type="float" office:value="0.000372">
            <text:p>0,000</text:p>
          </table:table-cell>
          <table:table-cell office:value-type="float" office:value="0.000005">
            <text:p>0,000</text:p>
          </table:table-cell>
          <table:table-cell table:style-name="ce3" table:formula="of:=ABS([.B194] )" office:value-type="float" office:value="0.000372">
            <text:p>0,000</text:p>
          </table:table-cell>
          <table:table-cell table:style-name="ce3" table:formula="of:=ABS([.C194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11595">
            <text:p>-1,21</text:p>
          </table:table-cell>
          <table:table-cell office:value-type="float" office:value="0.000376">
            <text:p>0,000</text:p>
          </table:table-cell>
          <table:table-cell office:value-type="float" office:value="-0.000005">
            <text:p>0,000</text:p>
          </table:table-cell>
          <table:table-cell table:style-name="ce3" table:formula="of:=ABS([.B195] )" office:value-type="float" office:value="0.000376">
            <text:p>0,000</text:p>
          </table:table-cell>
          <table:table-cell table:style-name="ce3" table:formula="of:=ABS([.C195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01595">
            <text:p>-1,2</text:p>
          </table:table-cell>
          <table:table-cell office:value-type="float" office:value="0.000429">
            <text:p>0,000</text:p>
          </table:table-cell>
          <table:table-cell office:value-type="float" office:value="-0.000029">
            <text:p>0,000</text:p>
          </table:table-cell>
          <table:table-cell table:style-name="ce3" table:formula="of:=ABS([.B196] )" office:value-type="float" office:value="0.000429">
            <text:p>0,000</text:p>
          </table:table-cell>
          <table:table-cell table:style-name="ce3" table:formula="of:=ABS([.C196] )" office:value-type="float" office:value="0.00002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91595">
            <text:p>-1,19</text:p>
          </table:table-cell>
          <table:table-cell office:value-type="float" office:value="0.000437">
            <text:p>0,000</text:p>
          </table:table-cell>
          <table:table-cell office:value-type="float" office:value="-0.000021">
            <text:p>0,000</text:p>
          </table:table-cell>
          <table:table-cell table:style-name="ce3" table:formula="of:=ABS([.B197] )" office:value-type="float" office:value="0.000437">
            <text:p>0,000</text:p>
          </table:table-cell>
          <table:table-cell table:style-name="ce3" table:formula="of:=ABS([.C197] )" office:value-type="float" office:value="0.00002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81595">
            <text:p>-1,18</text:p>
          </table:table-cell>
          <table:table-cell office:value-type="float" office:value="0.000432">
            <text:p>0,000</text:p>
          </table:table-cell>
          <table:table-cell office:value-type="float" office:value="-0.000011">
            <text:p>0,000</text:p>
          </table:table-cell>
          <table:table-cell table:style-name="ce3" table:formula="of:=ABS([.B198] )" office:value-type="float" office:value="0.000432">
            <text:p>0,000</text:p>
          </table:table-cell>
          <table:table-cell table:style-name="ce3" table:formula="of:=ABS([.C198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71595">
            <text:p>-1,17</text:p>
          </table:table-cell>
          <table:table-cell office:value-type="float" office:value="0.000473">
            <text:p>0,000</text:p>
          </table:table-cell>
          <table:table-cell office:value-type="float" office:value="-0.000015">
            <text:p>0,000</text:p>
          </table:table-cell>
          <table:table-cell table:style-name="ce3" table:formula="of:=ABS([.B199] )" office:value-type="float" office:value="0.000473">
            <text:p>0,000</text:p>
          </table:table-cell>
          <table:table-cell table:style-name="ce3" table:formula="of:=ABS([.C199] )" office:value-type="float" office:value="0.00001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61595">
            <text:p>-1,16</text:p>
          </table:table-cell>
          <table:table-cell office:value-type="float" office:value="0.000469">
            <text:p>0,000</text:p>
          </table:table-cell>
          <table:table-cell office:value-type="float" office:value="-0.000019">
            <text:p>0,000</text:p>
          </table:table-cell>
          <table:table-cell table:style-name="ce3" table:formula="of:=ABS([.B200] )" office:value-type="float" office:value="0.000469">
            <text:p>0,000</text:p>
          </table:table-cell>
          <table:table-cell table:style-name="ce3" table:formula="of:=ABS([.C200] )" office:value-type="float" office:value="0.00001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51595">
            <text:p>-1,15</text:p>
          </table:table-cell>
          <table:table-cell office:value-type="float" office:value="0.000496">
            <text:p>0,000</text:p>
          </table:table-cell>
          <table:table-cell office:value-type="float" office:value="0.000007">
            <text:p>0,000</text:p>
          </table:table-cell>
          <table:table-cell table:style-name="ce3" table:formula="of:=ABS([.B201] )" office:value-type="float" office:value="0.000496">
            <text:p>0,000</text:p>
          </table:table-cell>
          <table:table-cell table:style-name="ce3" table:formula="of:=ABS([.C201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41595">
            <text:p>-1,14</text:p>
          </table:table-cell>
          <table:table-cell office:value-type="float" office:value="0.000492">
            <text:p>0,000</text:p>
          </table:table-cell>
          <table:table-cell office:value-type="float" office:value="-0.000012">
            <text:p>0,000</text:p>
          </table:table-cell>
          <table:table-cell table:style-name="ce3" table:formula="of:=ABS([.B202] )" office:value-type="float" office:value="0.000492">
            <text:p>0,000</text:p>
          </table:table-cell>
          <table:table-cell table:style-name="ce3" table:formula="of:=ABS([.C202] )" office:value-type="float" office:value="0.00001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31595">
            <text:p>-1,13</text:p>
          </table:table-cell>
          <table:table-cell office:value-type="float" office:value="0.000502">
            <text:p>0,001</text:p>
          </table:table-cell>
          <table:table-cell office:value-type="float" office:value="-0.000001">
            <text:p>0,000</text:p>
          </table:table-cell>
          <table:table-cell table:style-name="ce3" table:formula="of:=ABS([.B203] )" office:value-type="float" office:value="0.000502">
            <text:p>0,001</text:p>
          </table:table-cell>
          <table:table-cell table:style-name="ce3" table:formula="of:=ABS([.C203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21595">
            <text:p>-1,12</text:p>
          </table:table-cell>
          <table:table-cell office:value-type="float" office:value="0.000543">
            <text:p>0,001</text:p>
          </table:table-cell>
          <table:table-cell office:value-type="float" office:value="-0.000007">
            <text:p>0,000</text:p>
          </table:table-cell>
          <table:table-cell table:style-name="ce3" table:formula="of:=ABS([.B204] )" office:value-type="float" office:value="0.000543">
            <text:p>0,001</text:p>
          </table:table-cell>
          <table:table-cell table:style-name="ce3" table:formula="of:=ABS([.C204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11595">
            <text:p>-1,11</text:p>
          </table:table-cell>
          <table:table-cell office:value-type="float" office:value="0.000566">
            <text:p>0,001</text:p>
          </table:table-cell>
          <table:table-cell office:value-type="float" office:value="-0.000014">
            <text:p>0,000</text:p>
          </table:table-cell>
          <table:table-cell table:style-name="ce3" table:formula="of:=ABS([.B205] )" office:value-type="float" office:value="0.000566">
            <text:p>0,001</text:p>
          </table:table-cell>
          <table:table-cell table:style-name="ce3" table:formula="of:=ABS([.C205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01595">
            <text:p>-1,1</text:p>
          </table:table-cell>
          <table:table-cell office:value-type="float" office:value="0.000572">
            <text:p>0,001</text:p>
          </table:table-cell>
          <table:table-cell office:value-type="float" office:value="-0.000008">
            <text:p>0,000</text:p>
          </table:table-cell>
          <table:table-cell table:style-name="ce3" table:formula="of:=ABS([.B206] )" office:value-type="float" office:value="0.000572">
            <text:p>0,001</text:p>
          </table:table-cell>
          <table:table-cell table:style-name="ce3" table:formula="of:=ABS([.C206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91595">
            <text:p>-1,09</text:p>
          </table:table-cell>
          <table:table-cell office:value-type="float" office:value="0.000591">
            <text:p>0,001</text:p>
          </table:table-cell>
          <table:table-cell office:value-type="float" office:value="-0.000019">
            <text:p>0,000</text:p>
          </table:table-cell>
          <table:table-cell table:style-name="ce3" table:formula="of:=ABS([.B207] )" office:value-type="float" office:value="0.000591">
            <text:p>0,001</text:p>
          </table:table-cell>
          <table:table-cell table:style-name="ce3" table:formula="of:=ABS([.C207] )" office:value-type="float" office:value="0.00001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81595">
            <text:p>-1,08</text:p>
          </table:table-cell>
          <table:table-cell office:value-type="float" office:value="0.000592">
            <text:p>0,001</text:p>
          </table:table-cell>
          <table:table-cell office:value-type="float" office:value="-0.000003">
            <text:p>0,000</text:p>
          </table:table-cell>
          <table:table-cell table:style-name="ce3" table:formula="of:=ABS([.B208] )" office:value-type="float" office:value="0.000592">
            <text:p>0,001</text:p>
          </table:table-cell>
          <table:table-cell table:style-name="ce3" table:formula="of:=ABS([.C208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71595">
            <text:p>-1,07</text:p>
          </table:table-cell>
          <table:table-cell office:value-type="float" office:value="0.000621">
            <text:p>0,001</text:p>
          </table:table-cell>
          <table:table-cell office:value-type="float" office:value="-0.00002">
            <text:p>0,000</text:p>
          </table:table-cell>
          <table:table-cell table:style-name="ce3" table:formula="of:=ABS([.B209] )" office:value-type="float" office:value="0.000621">
            <text:p>0,001</text:p>
          </table:table-cell>
          <table:table-cell table:style-name="ce3" table:formula="of:=ABS([.C209] )" office:value-type="float" office:value="0.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61595">
            <text:p>-1,06</text:p>
          </table:table-cell>
          <table:table-cell office:value-type="float" office:value="0.000645">
            <text:p>0,001</text:p>
          </table:table-cell>
          <table:table-cell office:value-type="float" office:value="0.000004">
            <text:p>0,000</text:p>
          </table:table-cell>
          <table:table-cell table:style-name="ce3" table:formula="of:=ABS([.B210] )" office:value-type="float" office:value="0.000645">
            <text:p>0,001</text:p>
          </table:table-cell>
          <table:table-cell table:style-name="ce3" table:formula="of:=ABS([.C210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51595">
            <text:p>-1,05</text:p>
          </table:table-cell>
          <table:table-cell office:value-type="float" office:value="0.00065">
            <text:p>0,001</text:p>
          </table:table-cell>
          <table:table-cell office:value-type="float" office:value="-0.000006">
            <text:p>0,000</text:p>
          </table:table-cell>
          <table:table-cell table:style-name="ce3" table:formula="of:=ABS([.B211] )" office:value-type="float" office:value="0.00065">
            <text:p>0,001</text:p>
          </table:table-cell>
          <table:table-cell table:style-name="ce3" table:formula="of:=ABS([.C211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41595">
            <text:p>-1,04</text:p>
          </table:table-cell>
          <table:table-cell office:value-type="float" office:value="0.000681">
            <text:p>0,001</text:p>
          </table:table-cell>
          <table:table-cell office:value-type="float" office:value="-0.000005">
            <text:p>0,000</text:p>
          </table:table-cell>
          <table:table-cell table:style-name="ce3" table:formula="of:=ABS([.B212] )" office:value-type="float" office:value="0.000681">
            <text:p>0,001</text:p>
          </table:table-cell>
          <table:table-cell table:style-name="ce3" table:formula="of:=ABS([.C212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31595">
            <text:p>-1,03</text:p>
          </table:table-cell>
          <table:table-cell office:value-type="float" office:value="0.000676">
            <text:p>0,001</text:p>
          </table:table-cell>
          <table:table-cell office:value-type="float" office:value="0.000005">
            <text:p>0,000</text:p>
          </table:table-cell>
          <table:table-cell table:style-name="ce3" table:formula="of:=ABS([.B213] )" office:value-type="float" office:value="0.000676">
            <text:p>0,001</text:p>
          </table:table-cell>
          <table:table-cell table:style-name="ce3" table:formula="of:=ABS([.C213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21595">
            <text:p>-1,02</text:p>
          </table:table-cell>
          <table:table-cell office:value-type="float" office:value="0.000681">
            <text:p>0,001</text:p>
          </table:table-cell>
          <table:table-cell office:value-type="float" office:value="-0.000021">
            <text:p>0,000</text:p>
          </table:table-cell>
          <table:table-cell table:style-name="ce3" table:formula="of:=ABS([.B214] )" office:value-type="float" office:value="0.000681">
            <text:p>0,001</text:p>
          </table:table-cell>
          <table:table-cell table:style-name="ce3" table:formula="of:=ABS([.C214] )" office:value-type="float" office:value="0.00002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11595">
            <text:p>-1,01</text:p>
          </table:table-cell>
          <table:table-cell office:value-type="float" office:value="0.000679">
            <text:p>0,001</text:p>
          </table:table-cell>
          <table:table-cell office:value-type="float" office:value="-0.000007">
            <text:p>0,000</text:p>
          </table:table-cell>
          <table:table-cell table:style-name="ce3" table:formula="of:=ABS([.B215] )" office:value-type="float" office:value="0.000679">
            <text:p>0,001</text:p>
          </table:table-cell>
          <table:table-cell table:style-name="ce3" table:formula="of:=ABS([.C215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01595">
            <text:p>-1</text:p>
          </table:table-cell>
          <table:table-cell office:value-type="float" office:value="0.000701">
            <text:p>0,001</text:p>
          </table:table-cell>
          <table:table-cell office:value-type="float" office:value="-0.000001">
            <text:p>0,000</text:p>
          </table:table-cell>
          <table:table-cell table:style-name="ce3" table:formula="of:=ABS([.B216] )" office:value-type="float" office:value="0.000701">
            <text:p>0,001</text:p>
          </table:table-cell>
          <table:table-cell table:style-name="ce3" table:formula="of:=ABS([.C216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91595">
            <text:p>-0,99</text:p>
          </table:table-cell>
          <table:table-cell office:value-type="float" office:value="0.000716">
            <text:p>0,001</text:p>
          </table:table-cell>
          <table:table-cell office:value-type="float" office:value="-0.000016">
            <text:p>0,000</text:p>
          </table:table-cell>
          <table:table-cell table:style-name="ce3" table:formula="of:=ABS([.B217] )" office:value-type="float" office:value="0.000716">
            <text:p>0,001</text:p>
          </table:table-cell>
          <table:table-cell table:style-name="ce3" table:formula="of:=ABS([.C217] )" office:value-type="float" office:value="0.00001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81595">
            <text:p>-0,98</text:p>
          </table:table-cell>
          <table:table-cell office:value-type="float" office:value="0.000708">
            <text:p>0,001</text:p>
          </table:table-cell>
          <table:table-cell office:value-type="float" office:value="-0.00001">
            <text:p>0,000</text:p>
          </table:table-cell>
          <table:table-cell table:style-name="ce3" table:formula="of:=ABS([.B218] )" office:value-type="float" office:value="0.000708">
            <text:p>0,001</text:p>
          </table:table-cell>
          <table:table-cell table:style-name="ce3" table:formula="of:=ABS([.C218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71595">
            <text:p>-0,97</text:p>
          </table:table-cell>
          <table:table-cell office:value-type="float" office:value="0.000737">
            <text:p>0,001</text:p>
          </table:table-cell>
          <table:table-cell office:value-type="float" office:value="-0.000011">
            <text:p>0,000</text:p>
          </table:table-cell>
          <table:table-cell table:style-name="ce3" table:formula="of:=ABS([.B219] )" office:value-type="float" office:value="0.000737">
            <text:p>0,001</text:p>
          </table:table-cell>
          <table:table-cell table:style-name="ce3" table:formula="of:=ABS([.C219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61595">
            <text:p>-0,96</text:p>
          </table:table-cell>
          <table:table-cell office:value-type="float" office:value="0.000726">
            <text:p>0,001</text:p>
          </table:table-cell>
          <table:table-cell office:value-type="float" office:value="-0.000006">
            <text:p>0,000</text:p>
          </table:table-cell>
          <table:table-cell table:style-name="ce3" table:formula="of:=ABS([.B220] )" office:value-type="float" office:value="0.000726">
            <text:p>0,001</text:p>
          </table:table-cell>
          <table:table-cell table:style-name="ce3" table:formula="of:=ABS([.C220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51595">
            <text:p>-0,95</text:p>
          </table:table-cell>
          <table:table-cell office:value-type="float" office:value="0.000752">
            <text:p>0,001</text:p>
          </table:table-cell>
          <table:table-cell office:value-type="float" office:value="0.000004">
            <text:p>0,000</text:p>
          </table:table-cell>
          <table:table-cell table:style-name="ce3" table:formula="of:=ABS([.B221] )" office:value-type="float" office:value="0.000752">
            <text:p>0,001</text:p>
          </table:table-cell>
          <table:table-cell table:style-name="ce3" table:formula="of:=ABS([.C221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41595">
            <text:p>-0,94</text:p>
          </table:table-cell>
          <table:table-cell office:value-type="float" office:value="0.000752">
            <text:p>0,001</text:p>
          </table:table-cell>
          <table:table-cell office:value-type="float" office:value="0.000005">
            <text:p>0,000</text:p>
          </table:table-cell>
          <table:table-cell table:style-name="ce3" table:formula="of:=ABS([.B222] )" office:value-type="float" office:value="0.000752">
            <text:p>0,001</text:p>
          </table:table-cell>
          <table:table-cell table:style-name="ce3" table:formula="of:=ABS([.C222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31595">
            <text:p>-0,93</text:p>
          </table:table-cell>
          <table:table-cell office:value-type="float" office:value="0.000757">
            <text:p>0,001</text:p>
          </table:table-cell>
          <table:table-cell office:value-type="float" office:value="0.000009">
            <text:p>0,000</text:p>
          </table:table-cell>
          <table:table-cell table:style-name="ce3" table:formula="of:=ABS([.B223] )" office:value-type="float" office:value="0.000757">
            <text:p>0,001</text:p>
          </table:table-cell>
          <table:table-cell table:style-name="ce3" table:formula="of:=ABS([.C223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21595">
            <text:p>-0,92</text:p>
          </table:table-cell>
          <table:table-cell office:value-type="float" office:value="0.000751">
            <text:p>0,001</text:p>
          </table:table-cell>
          <table:table-cell office:value-type="float" office:value="0.000003">
            <text:p>0,000</text:p>
          </table:table-cell>
          <table:table-cell table:style-name="ce3" table:formula="of:=ABS([.B224] )" office:value-type="float" office:value="0.000751">
            <text:p>0,001</text:p>
          </table:table-cell>
          <table:table-cell table:style-name="ce3" table:formula="of:=ABS([.C224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11595">
            <text:p>-0,91</text:p>
          </table:table-cell>
          <table:table-cell office:value-type="float" office:value="0.000763">
            <text:p>0,001</text:p>
          </table:table-cell>
          <table:table-cell office:value-type="float" office:value="-0">
            <text:p>0,000</text:p>
          </table:table-cell>
          <table:table-cell table:style-name="ce3" table:formula="of:=ABS([.B225] )" office:value-type="float" office:value="0.000763">
            <text:p>0,001</text:p>
          </table:table-cell>
          <table:table-cell table:style-name="ce3" table:formula="of:=ABS([.C225] )" office:value-type="float" office:value="0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01595">
            <text:p>-0,9</text:p>
          </table:table-cell>
          <table:table-cell office:value-type="float" office:value="0.000778">
            <text:p>0,001</text:p>
          </table:table-cell>
          <table:table-cell office:value-type="float" office:value="-0">
            <text:p>0,000</text:p>
          </table:table-cell>
          <table:table-cell table:style-name="ce3" table:formula="of:=ABS([.B226] )" office:value-type="float" office:value="0.000778">
            <text:p>0,001</text:p>
          </table:table-cell>
          <table:table-cell table:style-name="ce3" table:formula="of:=ABS([.C226] )" office:value-type="float" office:value="0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91595">
            <text:p>-0,89</text:p>
          </table:table-cell>
          <table:table-cell office:value-type="float" office:value="0.000749">
            <text:p>0,001</text:p>
          </table:table-cell>
          <table:table-cell office:value-type="float" office:value="0.000002">
            <text:p>0,000</text:p>
          </table:table-cell>
          <table:table-cell table:style-name="ce3" table:formula="of:=ABS([.B227] )" office:value-type="float" office:value="0.000749">
            <text:p>0,001</text:p>
          </table:table-cell>
          <table:table-cell table:style-name="ce3" table:formula="of:=ABS([.C227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81595">
            <text:p>-0,88</text:p>
          </table:table-cell>
          <table:table-cell office:value-type="float" office:value="0.000753">
            <text:p>0,001</text:p>
          </table:table-cell>
          <table:table-cell office:value-type="float" office:value="-0.00001">
            <text:p>0,000</text:p>
          </table:table-cell>
          <table:table-cell table:style-name="ce3" table:formula="of:=ABS([.B228] )" office:value-type="float" office:value="0.000753">
            <text:p>0,001</text:p>
          </table:table-cell>
          <table:table-cell table:style-name="ce3" table:formula="of:=ABS([.C228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71595">
            <text:p>-0,87</text:p>
          </table:table-cell>
          <table:table-cell office:value-type="float" office:value="0.000757">
            <text:p>0,001</text:p>
          </table:table-cell>
          <table:table-cell office:value-type="float" office:value="-0.000006">
            <text:p>0,000</text:p>
          </table:table-cell>
          <table:table-cell table:style-name="ce3" table:formula="of:=ABS([.B229] )" office:value-type="float" office:value="0.000757">
            <text:p>0,001</text:p>
          </table:table-cell>
          <table:table-cell table:style-name="ce3" table:formula="of:=ABS([.C229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61595">
            <text:p>-0,86</text:p>
          </table:table-cell>
          <table:table-cell office:value-type="float" office:value="0.000761">
            <text:p>0,001</text:p>
          </table:table-cell>
          <table:table-cell office:value-type="float" office:value="-0.000002">
            <text:p>0,000</text:p>
          </table:table-cell>
          <table:table-cell table:style-name="ce3" table:formula="of:=ABS([.B230] )" office:value-type="float" office:value="0.000761">
            <text:p>0,001</text:p>
          </table:table-cell>
          <table:table-cell table:style-name="ce3" table:formula="of:=ABS([.C230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51595">
            <text:p>-0,85</text:p>
          </table:table-cell>
          <table:table-cell office:value-type="float" office:value="0.00075">
            <text:p>0,001</text:p>
          </table:table-cell>
          <table:table-cell office:value-type="float" office:value="-0.000013">
            <text:p>0,000</text:p>
          </table:table-cell>
          <table:table-cell table:style-name="ce3" table:formula="of:=ABS([.B231] )" office:value-type="float" office:value="0.00075">
            <text:p>0,001</text:p>
          </table:table-cell>
          <table:table-cell table:style-name="ce3" table:formula="of:=ABS([.C231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41595">
            <text:p>-0,84</text:p>
          </table:table-cell>
          <table:table-cell office:value-type="float" office:value="0.000753">
            <text:p>0,001</text:p>
          </table:table-cell>
          <table:table-cell office:value-type="float" office:value="0.000006">
            <text:p>0,000</text:p>
          </table:table-cell>
          <table:table-cell table:style-name="ce3" table:formula="of:=ABS([.B232] )" office:value-type="float" office:value="0.000753">
            <text:p>0,001</text:p>
          </table:table-cell>
          <table:table-cell table:style-name="ce3" table:formula="of:=ABS([.C232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31595">
            <text:p>-0,83</text:p>
          </table:table-cell>
          <table:table-cell office:value-type="float" office:value="0.000724">
            <text:p>0,001</text:p>
          </table:table-cell>
          <table:table-cell office:value-type="float" office:value="-0.000008">
            <text:p>0,000</text:p>
          </table:table-cell>
          <table:table-cell table:style-name="ce3" table:formula="of:=ABS([.B233] )" office:value-type="float" office:value="0.000724">
            <text:p>0,001</text:p>
          </table:table-cell>
          <table:table-cell table:style-name="ce3" table:formula="of:=ABS([.C233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21595">
            <text:p>-0,82</text:p>
          </table:table-cell>
          <table:table-cell office:value-type="float" office:value="0.000738">
            <text:p>0,001</text:p>
          </table:table-cell>
          <table:table-cell office:value-type="float" office:value="-0.000009">
            <text:p>0,000</text:p>
          </table:table-cell>
          <table:table-cell table:style-name="ce3" table:formula="of:=ABS([.B234] )" office:value-type="float" office:value="0.000738">
            <text:p>0,001</text:p>
          </table:table-cell>
          <table:table-cell table:style-name="ce3" table:formula="of:=ABS([.C234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11595">
            <text:p>-0,81</text:p>
          </table:table-cell>
          <table:table-cell office:value-type="float" office:value="0.000719">
            <text:p>0,001</text:p>
          </table:table-cell>
          <table:table-cell office:value-type="float" office:value="-0.000014">
            <text:p>0,000</text:p>
          </table:table-cell>
          <table:table-cell table:style-name="ce3" table:formula="of:=ABS([.B235] )" office:value-type="float" office:value="0.000719">
            <text:p>0,001</text:p>
          </table:table-cell>
          <table:table-cell table:style-name="ce3" table:formula="of:=ABS([.C235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01595">
            <text:p>-0,8</text:p>
          </table:table-cell>
          <table:table-cell office:value-type="float" office:value="0.000711">
            <text:p>0,001</text:p>
          </table:table-cell>
          <table:table-cell office:value-type="float" office:value="-0.000006">
            <text:p>0,000</text:p>
          </table:table-cell>
          <table:table-cell table:style-name="ce3" table:formula="of:=ABS([.B236] )" office:value-type="float" office:value="0.000711">
            <text:p>0,001</text:p>
          </table:table-cell>
          <table:table-cell table:style-name="ce3" table:formula="of:=ABS([.C236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91595">
            <text:p>-0,79</text:p>
          </table:table-cell>
          <table:table-cell office:value-type="float" office:value="0.000714">
            <text:p>0,001</text:p>
          </table:table-cell>
          <table:table-cell office:value-type="float" office:value="-0.000003">
            <text:p>0,000</text:p>
          </table:table-cell>
          <table:table-cell table:style-name="ce3" table:formula="of:=ABS([.B237] )" office:value-type="float" office:value="0.000714">
            <text:p>0,001</text:p>
          </table:table-cell>
          <table:table-cell table:style-name="ce3" table:formula="of:=ABS([.C237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81595">
            <text:p>-0,78</text:p>
          </table:table-cell>
          <table:table-cell office:value-type="float" office:value="0.000696">
            <text:p>0,001</text:p>
          </table:table-cell>
          <table:table-cell office:value-type="float" office:value="-0.000006">
            <text:p>0,000</text:p>
          </table:table-cell>
          <table:table-cell table:style-name="ce3" table:formula="of:=ABS([.B238] )" office:value-type="float" office:value="0.000696">
            <text:p>0,001</text:p>
          </table:table-cell>
          <table:table-cell table:style-name="ce3" table:formula="of:=ABS([.C238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71595">
            <text:p>-0,77</text:p>
          </table:table-cell>
          <table:table-cell office:value-type="float" office:value="0.000688">
            <text:p>0,001</text:p>
          </table:table-cell>
          <table:table-cell office:value-type="float" office:value="-0.000014">
            <text:p>0,000</text:p>
          </table:table-cell>
          <table:table-cell table:style-name="ce3" table:formula="of:=ABS([.B239] )" office:value-type="float" office:value="0.000688">
            <text:p>0,001</text:p>
          </table:table-cell>
          <table:table-cell table:style-name="ce3" table:formula="of:=ABS([.C239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61595">
            <text:p>-0,76</text:p>
          </table:table-cell>
          <table:table-cell office:value-type="float" office:value="0.000673">
            <text:p>0,001</text:p>
          </table:table-cell>
          <table:table-cell office:value-type="float" office:value="0.000002">
            <text:p>0,000</text:p>
          </table:table-cell>
          <table:table-cell table:style-name="ce3" table:formula="of:=ABS([.B240] )" office:value-type="float" office:value="0.000673">
            <text:p>0,001</text:p>
          </table:table-cell>
          <table:table-cell table:style-name="ce3" table:formula="of:=ABS([.C240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51595">
            <text:p>-0,75</text:p>
          </table:table-cell>
          <table:table-cell office:value-type="float" office:value="0.000667">
            <text:p>0,001</text:p>
          </table:table-cell>
          <table:table-cell office:value-type="float" office:value="-0.000005">
            <text:p>0,000</text:p>
          </table:table-cell>
          <table:table-cell table:style-name="ce3" table:formula="of:=ABS([.B241] )" office:value-type="float" office:value="0.000667">
            <text:p>0,001</text:p>
          </table:table-cell>
          <table:table-cell table:style-name="ce3" table:formula="of:=ABS([.C241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41595">
            <text:p>-0,74</text:p>
          </table:table-cell>
          <table:table-cell office:value-type="float" office:value="0.000637">
            <text:p>0,001</text:p>
          </table:table-cell>
          <table:table-cell office:value-type="float" office:value="-0.000004">
            <text:p>0,000</text:p>
          </table:table-cell>
          <table:table-cell table:style-name="ce3" table:formula="of:=ABS([.B242] )" office:value-type="float" office:value="0.000637">
            <text:p>0,001</text:p>
          </table:table-cell>
          <table:table-cell table:style-name="ce3" table:formula="of:=ABS([.C242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31595">
            <text:p>-0,73</text:p>
          </table:table-cell>
          <table:table-cell office:value-type="float" office:value="0.000613">
            <text:p>0,001</text:p>
          </table:table-cell>
          <table:table-cell office:value-type="float" office:value="0.000003">
            <text:p>0,000</text:p>
          </table:table-cell>
          <table:table-cell table:style-name="ce3" table:formula="of:=ABS([.B243] )" office:value-type="float" office:value="0.000613">
            <text:p>0,001</text:p>
          </table:table-cell>
          <table:table-cell table:style-name="ce3" table:formula="of:=ABS([.C243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21595">
            <text:p>-0,72</text:p>
          </table:table-cell>
          <table:table-cell office:value-type="float" office:value="0.000596">
            <text:p>0,001</text:p>
          </table:table-cell>
          <table:table-cell office:value-type="float" office:value="-0.000015">
            <text:p>0,000</text:p>
          </table:table-cell>
          <table:table-cell table:style-name="ce3" table:formula="of:=ABS([.B244] )" office:value-type="float" office:value="0.000596">
            <text:p>0,001</text:p>
          </table:table-cell>
          <table:table-cell table:style-name="ce3" table:formula="of:=ABS([.C244] )" office:value-type="float" office:value="0.00001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11595">
            <text:p>-0,71</text:p>
          </table:table-cell>
          <table:table-cell office:value-type="float" office:value="0.000568">
            <text:p>0,001</text:p>
          </table:table-cell>
          <table:table-cell office:value-type="float" office:value="-0.000012">
            <text:p>0,000</text:p>
          </table:table-cell>
          <table:table-cell table:style-name="ce3" table:formula="of:=ABS([.B245] )" office:value-type="float" office:value="0.000568">
            <text:p>0,001</text:p>
          </table:table-cell>
          <table:table-cell table:style-name="ce3" table:formula="of:=ABS([.C245] )" office:value-type="float" office:value="0.00001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01595">
            <text:p>-0,7</text:p>
          </table:table-cell>
          <table:table-cell office:value-type="float" office:value="0.000559">
            <text:p>0,001</text:p>
          </table:table-cell>
          <table:table-cell office:value-type="float" office:value="-0.000021">
            <text:p>0,000</text:p>
          </table:table-cell>
          <table:table-cell table:style-name="ce3" table:formula="of:=ABS([.B246] )" office:value-type="float" office:value="0.000559">
            <text:p>0,001</text:p>
          </table:table-cell>
          <table:table-cell table:style-name="ce3" table:formula="of:=ABS([.C246] )" office:value-type="float" office:value="0.00002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91595">
            <text:p>-0,69</text:p>
          </table:table-cell>
          <table:table-cell office:value-type="float" office:value="0.000539">
            <text:p>0,001</text:p>
          </table:table-cell>
          <table:table-cell office:value-type="float" office:value="0.000005">
            <text:p>0,000</text:p>
          </table:table-cell>
          <table:table-cell table:style-name="ce3" table:formula="of:=ABS([.B247] )" office:value-type="float" office:value="0.000539">
            <text:p>0,001</text:p>
          </table:table-cell>
          <table:table-cell table:style-name="ce3" table:formula="of:=ABS([.C247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81595">
            <text:p>-0,68</text:p>
          </table:table-cell>
          <table:table-cell office:value-type="float" office:value="0.000506">
            <text:p>0,001</text:p>
          </table:table-cell>
          <table:table-cell office:value-type="float" office:value="0.000003">
            <text:p>0,000</text:p>
          </table:table-cell>
          <table:table-cell table:style-name="ce3" table:formula="of:=ABS([.B248] )" office:value-type="float" office:value="0.000506">
            <text:p>0,001</text:p>
          </table:table-cell>
          <table:table-cell table:style-name="ce3" table:formula="of:=ABS([.C248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71595">
            <text:p>-0,67</text:p>
          </table:table-cell>
          <table:table-cell office:value-type="float" office:value="0.000491">
            <text:p>0,000</text:p>
          </table:table-cell>
          <table:table-cell office:value-type="float" office:value="0.000003">
            <text:p>0,000</text:p>
          </table:table-cell>
          <table:table-cell table:style-name="ce3" table:formula="of:=ABS([.B249] )" office:value-type="float" office:value="0.000491">
            <text:p>0,000</text:p>
          </table:table-cell>
          <table:table-cell table:style-name="ce3" table:formula="of:=ABS([.C249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61595">
            <text:p>-0,66</text:p>
          </table:table-cell>
          <table:table-cell office:value-type="float" office:value="0.000461">
            <text:p>0,000</text:p>
          </table:table-cell>
          <table:table-cell office:value-type="float" office:value="0.000004">
            <text:p>0,000</text:p>
          </table:table-cell>
          <table:table-cell table:style-name="ce3" table:formula="of:=ABS([.B250] )" office:value-type="float" office:value="0.000461">
            <text:p>0,000</text:p>
          </table:table-cell>
          <table:table-cell table:style-name="ce3" table:formula="of:=ABS([.C250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51595">
            <text:p>-0,65</text:p>
          </table:table-cell>
          <table:table-cell office:value-type="float" office:value="0.000448">
            <text:p>0,000</text:p>
          </table:table-cell>
          <table:table-cell office:value-type="float" office:value="0.000005">
            <text:p>0,000</text:p>
          </table:table-cell>
          <table:table-cell table:style-name="ce3" table:formula="of:=ABS([.B251] )" office:value-type="float" office:value="0.000448">
            <text:p>0,000</text:p>
          </table:table-cell>
          <table:table-cell table:style-name="ce3" table:formula="of:=ABS([.C251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41595">
            <text:p>-0,64</text:p>
          </table:table-cell>
          <table:table-cell office:value-type="float" office:value="0.000418">
            <text:p>0,000</text:p>
          </table:table-cell>
          <table:table-cell office:value-type="float" office:value="0.000006">
            <text:p>0,000</text:p>
          </table:table-cell>
          <table:table-cell table:style-name="ce3" table:formula="of:=ABS([.B252] )" office:value-type="float" office:value="0.000418">
            <text:p>0,000</text:p>
          </table:table-cell>
          <table:table-cell table:style-name="ce3" table:formula="of:=ABS([.C252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31595">
            <text:p>-0,63</text:p>
          </table:table-cell>
          <table:table-cell office:value-type="float" office:value="0.000372">
            <text:p>0,000</text:p>
          </table:table-cell>
          <table:table-cell office:value-type="float" office:value="-0.000009">
            <text:p>0,000</text:p>
          </table:table-cell>
          <table:table-cell table:style-name="ce3" table:formula="of:=ABS([.B253] )" office:value-type="float" office:value="0.000372">
            <text:p>0,000</text:p>
          </table:table-cell>
          <table:table-cell table:style-name="ce3" table:formula="of:=ABS([.C253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21595">
            <text:p>-0,62</text:p>
          </table:table-cell>
          <table:table-cell office:value-type="float" office:value="0.000355">
            <text:p>0,000</text:p>
          </table:table-cell>
          <table:table-cell office:value-type="float" office:value="-0.000012">
            <text:p>0,000</text:p>
          </table:table-cell>
          <table:table-cell table:style-name="ce3" table:formula="of:=ABS([.B254] )" office:value-type="float" office:value="0.000355">
            <text:p>0,000</text:p>
          </table:table-cell>
          <table:table-cell table:style-name="ce3" table:formula="of:=ABS([.C254] )" office:value-type="float" office:value="0.00001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11595">
            <text:p>-0,61</text:p>
          </table:table-cell>
          <table:table-cell office:value-type="float" office:value="0.000319">
            <text:p>0,000</text:p>
          </table:table-cell>
          <table:table-cell office:value-type="float" office:value="-0.000001">
            <text:p>0,000</text:p>
          </table:table-cell>
          <table:table-cell table:style-name="ce3" table:formula="of:=ABS([.B255] )" office:value-type="float" office:value="0.000319">
            <text:p>0,000</text:p>
          </table:table-cell>
          <table:table-cell table:style-name="ce3" table:formula="of:=ABS([.C255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01595">
            <text:p>-0,6</text:p>
          </table:table-cell>
          <table:table-cell office:value-type="float" office:value="0.000265">
            <text:p>0,000</text:p>
          </table:table-cell>
          <table:table-cell office:value-type="float" office:value="-0.00001">
            <text:p>0,000</text:p>
          </table:table-cell>
          <table:table-cell table:style-name="ce3" table:formula="of:=ABS([.B256] )" office:value-type="float" office:value="0.000265">
            <text:p>0,000</text:p>
          </table:table-cell>
          <table:table-cell table:style-name="ce3" table:formula="of:=ABS([.C256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91595">
            <text:p>-0,59</text:p>
          </table:table-cell>
          <table:table-cell office:value-type="float" office:value="0.000237">
            <text:p>0,000</text:p>
          </table:table-cell>
          <table:table-cell office:value-type="float" office:value="-0.000008">
            <text:p>0,000</text:p>
          </table:table-cell>
          <table:table-cell table:style-name="ce3" table:formula="of:=ABS([.B257] )" office:value-type="float" office:value="0.000237">
            <text:p>0,000</text:p>
          </table:table-cell>
          <table:table-cell table:style-name="ce3" table:formula="of:=ABS([.C257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81595">
            <text:p>-0,58</text:p>
          </table:table-cell>
          <table:table-cell office:value-type="float" office:value="0.000188">
            <text:p>0,000</text:p>
          </table:table-cell>
          <table:table-cell office:value-type="float" office:value="-0.000011">
            <text:p>0,000</text:p>
          </table:table-cell>
          <table:table-cell table:style-name="ce3" table:formula="of:=ABS([.B258] )" office:value-type="float" office:value="0.000188">
            <text:p>0,000</text:p>
          </table:table-cell>
          <table:table-cell table:style-name="ce3" table:formula="of:=ABS([.C258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71595">
            <text:p>-0,57</text:p>
          </table:table-cell>
          <table:table-cell office:value-type="float" office:value="0.000179">
            <text:p>0,000</text:p>
          </table:table-cell>
          <table:table-cell office:value-type="float" office:value="-0.000005">
            <text:p>0,000</text:p>
          </table:table-cell>
          <table:table-cell table:style-name="ce3" table:formula="of:=ABS([.B259] )" office:value-type="float" office:value="0.000179">
            <text:p>0,000</text:p>
          </table:table-cell>
          <table:table-cell table:style-name="ce3" table:formula="of:=ABS([.C259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61595">
            <text:p>-0,56</text:p>
          </table:table-cell>
          <table:table-cell office:value-type="float" office:value="0.000132">
            <text:p>0,000</text:p>
          </table:table-cell>
          <table:table-cell office:value-type="float" office:value="-0.000005">
            <text:p>0,000</text:p>
          </table:table-cell>
          <table:table-cell table:style-name="ce3" table:formula="of:=ABS([.B260] )" office:value-type="float" office:value="0.000132">
            <text:p>0,000</text:p>
          </table:table-cell>
          <table:table-cell table:style-name="ce3" table:formula="of:=ABS([.C260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51595">
            <text:p>-0,55</text:p>
          </table:table-cell>
          <table:table-cell office:value-type="float" office:value="0.000093">
            <text:p>0,000</text:p>
          </table:table-cell>
          <table:table-cell office:value-type="float" office:value="-0.000014">
            <text:p>0,000</text:p>
          </table:table-cell>
          <table:table-cell table:style-name="ce3" table:formula="of:=ABS([.B261] )" office:value-type="float" office:value="0.000093">
            <text:p>0,000</text:p>
          </table:table-cell>
          <table:table-cell table:style-name="ce3" table:formula="of:=ABS([.C261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41595">
            <text:p>-0,54</text:p>
          </table:table-cell>
          <table:table-cell office:value-type="float" office:value="0.00006">
            <text:p>0,000</text:p>
          </table:table-cell>
          <table:table-cell office:value-type="float" office:value="-0.000016">
            <text:p>0,000</text:p>
          </table:table-cell>
          <table:table-cell table:style-name="ce3" table:formula="of:=ABS([.B262] )" office:value-type="float" office:value="0.00006">
            <text:p>0,000</text:p>
          </table:table-cell>
          <table:table-cell table:style-name="ce3" table:formula="of:=ABS([.C262] )" office:value-type="float" office:value="0.00001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31595">
            <text:p>-0,53</text:p>
          </table:table-cell>
          <table:table-cell office:value-type="float" office:value="0.000034">
            <text:p>0,000</text:p>
          </table:table-cell>
          <table:table-cell office:value-type="float" office:value="0.000003">
            <text:p>0,000</text:p>
          </table:table-cell>
          <table:table-cell table:style-name="ce3" table:formula="of:=ABS([.B263] )" office:value-type="float" office:value="0.000034">
            <text:p>0,000</text:p>
          </table:table-cell>
          <table:table-cell table:style-name="ce3" table:formula="of:=ABS([.C263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21595">
            <text:p>-0,52</text:p>
          </table:table-cell>
          <table:table-cell office:value-type="float" office:value="-0.000019">
            <text:p>0,000</text:p>
          </table:table-cell>
          <table:table-cell office:value-type="float" office:value="-0.000003">
            <text:p>0,000</text:p>
          </table:table-cell>
          <table:table-cell table:style-name="ce3" table:formula="of:=ABS([.B264] )" office:value-type="float" office:value="0.000019">
            <text:p>0,000</text:p>
          </table:table-cell>
          <table:table-cell table:style-name="ce3" table:formula="of:=ABS([.C264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11595">
            <text:p>-0,51</text:p>
          </table:table-cell>
          <table:table-cell office:value-type="float" office:value="-0.000052">
            <text:p>0,000</text:p>
          </table:table-cell>
          <table:table-cell office:value-type="float" office:value="-0.000006">
            <text:p>0,000</text:p>
          </table:table-cell>
          <table:table-cell table:style-name="ce3" table:formula="of:=ABS([.B265] )" office:value-type="float" office:value="0.000052">
            <text:p>0,000</text:p>
          </table:table-cell>
          <table:table-cell table:style-name="ce3" table:formula="of:=ABS([.C265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01595">
            <text:p>-0,5</text:p>
          </table:table-cell>
          <table:table-cell office:value-type="float" office:value="-0.000097">
            <text:p>0,000</text:p>
          </table:table-cell>
          <table:table-cell office:value-type="float" office:value="-0.000005">
            <text:p>0,000</text:p>
          </table:table-cell>
          <table:table-cell table:style-name="ce3" table:formula="of:=ABS([.B266] )" office:value-type="float" office:value="0.000097">
            <text:p>0,000</text:p>
          </table:table-cell>
          <table:table-cell table:style-name="ce3" table:formula="of:=ABS([.C266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91595">
            <text:p>-0,49</text:p>
          </table:table-cell>
          <table:table-cell office:value-type="float" office:value="-0.00014">
            <text:p>0,000</text:p>
          </table:table-cell>
          <table:table-cell office:value-type="float" office:value="-0.000017">
            <text:p>0,000</text:p>
          </table:table-cell>
          <table:table-cell table:style-name="ce3" table:formula="of:=ABS([.B267] )" office:value-type="float" office:value="0.00014">
            <text:p>0,000</text:p>
          </table:table-cell>
          <table:table-cell table:style-name="ce3" table:formula="of:=ABS([.C267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81595">
            <text:p>-0,48</text:p>
          </table:table-cell>
          <table:table-cell office:value-type="float" office:value="-0.000181">
            <text:p>0,000</text:p>
          </table:table-cell>
          <table:table-cell office:value-type="float" office:value="-0.000013">
            <text:p>0,000</text:p>
          </table:table-cell>
          <table:table-cell table:style-name="ce3" table:formula="of:=ABS([.B268] )" office:value-type="float" office:value="0.000181">
            <text:p>0,000</text:p>
          </table:table-cell>
          <table:table-cell table:style-name="ce3" table:formula="of:=ABS([.C268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71595">
            <text:p>-0,47</text:p>
          </table:table-cell>
          <table:table-cell office:value-type="float" office:value="-0.000237">
            <text:p>0,000</text:p>
          </table:table-cell>
          <table:table-cell office:value-type="float" office:value="-0.000023">
            <text:p>0,000</text:p>
          </table:table-cell>
          <table:table-cell table:style-name="ce3" table:formula="of:=ABS([.B269] )" office:value-type="float" office:value="0.000237">
            <text:p>0,000</text:p>
          </table:table-cell>
          <table:table-cell table:style-name="ce3" table:formula="of:=ABS([.C269] )" office:value-type="float" office:value="0.00002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61595">
            <text:p>-0,46</text:p>
          </table:table-cell>
          <table:table-cell office:value-type="float" office:value="-0.000293">
            <text:p>0,000</text:p>
          </table:table-cell>
          <table:table-cell office:value-type="float" office:value="-0.000019">
            <text:p>0,000</text:p>
          </table:table-cell>
          <table:table-cell table:style-name="ce3" table:formula="of:=ABS([.B270] )" office:value-type="float" office:value="0.000293">
            <text:p>0,000</text:p>
          </table:table-cell>
          <table:table-cell table:style-name="ce3" table:formula="of:=ABS([.C270] )" office:value-type="float" office:value="0.00001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51595">
            <text:p>-0,45</text:p>
          </table:table-cell>
          <table:table-cell office:value-type="float" office:value="-0.000305">
            <text:p>0,000</text:p>
          </table:table-cell>
          <table:table-cell office:value-type="float" office:value="-0">
            <text:p>0,000</text:p>
          </table:table-cell>
          <table:table-cell table:style-name="ce3" table:formula="of:=ABS([.B271] )" office:value-type="float" office:value="0.000305">
            <text:p>0,000</text:p>
          </table:table-cell>
          <table:table-cell table:style-name="ce3" table:formula="of:=ABS([.C271] )" office:value-type="float" office:value="0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41595">
            <text:p>-0,44</text:p>
          </table:table-cell>
          <table:table-cell office:value-type="float" office:value="-0.000365">
            <text:p>0,000</text:p>
          </table:table-cell>
          <table:table-cell office:value-type="float" office:value="-0.000014">
            <text:p>0,000</text:p>
          </table:table-cell>
          <table:table-cell table:style-name="ce3" table:formula="of:=ABS([.B272] )" office:value-type="float" office:value="0.000365">
            <text:p>0,000</text:p>
          </table:table-cell>
          <table:table-cell table:style-name="ce3" table:formula="of:=ABS([.C272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31595">
            <text:p>-0,43</text:p>
          </table:table-cell>
          <table:table-cell office:value-type="float" office:value="-0.000413">
            <text:p>0,000</text:p>
          </table:table-cell>
          <table:table-cell office:value-type="float" office:value="-0.000016">
            <text:p>0,000</text:p>
          </table:table-cell>
          <table:table-cell table:style-name="ce3" table:formula="of:=ABS([.B273] )" office:value-type="float" office:value="0.000413">
            <text:p>0,000</text:p>
          </table:table-cell>
          <table:table-cell table:style-name="ce3" table:formula="of:=ABS([.C273] )" office:value-type="float" office:value="0.00001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21595">
            <text:p>-0,42</text:p>
          </table:table-cell>
          <table:table-cell office:value-type="float" office:value="-0.000434">
            <text:p>0,000</text:p>
          </table:table-cell>
          <table:table-cell office:value-type="float" office:value="-0.000006">
            <text:p>0,000</text:p>
          </table:table-cell>
          <table:table-cell table:style-name="ce3" table:formula="of:=ABS([.B274] )" office:value-type="float" office:value="0.000434">
            <text:p>0,000</text:p>
          </table:table-cell>
          <table:table-cell table:style-name="ce3" table:formula="of:=ABS([.C274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11595">
            <text:p>-0,41</text:p>
          </table:table-cell>
          <table:table-cell office:value-type="float" office:value="-0.00049">
            <text:p>0,000</text:p>
          </table:table-cell>
          <table:table-cell office:value-type="float" office:value="-0.000017">
            <text:p>0,000</text:p>
          </table:table-cell>
          <table:table-cell table:style-name="ce3" table:formula="of:=ABS([.B275] )" office:value-type="float" office:value="0.00049">
            <text:p>0,000</text:p>
          </table:table-cell>
          <table:table-cell table:style-name="ce3" table:formula="of:=ABS([.C275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01595">
            <text:p>-0,4</text:p>
          </table:table-cell>
          <table:table-cell office:value-type="float" office:value="-0.000537">
            <text:p>-0,001</text:p>
          </table:table-cell>
          <table:table-cell office:value-type="float" office:value="-0.000018">
            <text:p>0,000</text:p>
          </table:table-cell>
          <table:table-cell table:style-name="ce3" table:formula="of:=ABS([.B276] )" office:value-type="float" office:value="0.000537">
            <text:p>0,001</text:p>
          </table:table-cell>
          <table:table-cell table:style-name="ce3" table:formula="of:=ABS([.C276] )" office:value-type="float" office:value="0.00001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91595">
            <text:p>-0,39</text:p>
          </table:table-cell>
          <table:table-cell office:value-type="float" office:value="-0.000575">
            <text:p>-0,001</text:p>
          </table:table-cell>
          <table:table-cell office:value-type="float" office:value="0.000005">
            <text:p>0,000</text:p>
          </table:table-cell>
          <table:table-cell table:style-name="ce3" table:formula="of:=ABS([.B277] )" office:value-type="float" office:value="0.000575">
            <text:p>0,001</text:p>
          </table:table-cell>
          <table:table-cell table:style-name="ce3" table:formula="of:=ABS([.C277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81595">
            <text:p>-0,38</text:p>
          </table:table-cell>
          <table:table-cell office:value-type="float" office:value="-0.000621">
            <text:p>-0,001</text:p>
          </table:table-cell>
          <table:table-cell office:value-type="float" office:value="-0.000011">
            <text:p>0,000</text:p>
          </table:table-cell>
          <table:table-cell table:style-name="ce3" table:formula="of:=ABS([.B278] )" office:value-type="float" office:value="0.000621">
            <text:p>0,001</text:p>
          </table:table-cell>
          <table:table-cell table:style-name="ce3" table:formula="of:=ABS([.C278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71595">
            <text:p>-0,37</text:p>
          </table:table-cell>
          <table:table-cell office:value-type="float" office:value="-0.000645">
            <text:p>-0,001</text:p>
          </table:table-cell>
          <table:table-cell office:value-type="float" office:value="-0.00002">
            <text:p>0,000</text:p>
          </table:table-cell>
          <table:table-cell table:style-name="ce3" table:formula="of:=ABS([.B279] )" office:value-type="float" office:value="0.000645">
            <text:p>0,001</text:p>
          </table:table-cell>
          <table:table-cell table:style-name="ce3" table:formula="of:=ABS([.C279] )" office:value-type="float" office:value="0.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61595">
            <text:p>-0,36</text:p>
          </table:table-cell>
          <table:table-cell office:value-type="float" office:value="-0.000694">
            <text:p>-0,001</text:p>
          </table:table-cell>
          <table:table-cell office:value-type="float" office:value="-0.000007">
            <text:p>0,000</text:p>
          </table:table-cell>
          <table:table-cell table:style-name="ce3" table:formula="of:=ABS([.B280] )" office:value-type="float" office:value="0.000694">
            <text:p>0,001</text:p>
          </table:table-cell>
          <table:table-cell table:style-name="ce3" table:formula="of:=ABS([.C280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51595">
            <text:p>-0,35</text:p>
          </table:table-cell>
          <table:table-cell office:value-type="float" office:value="-0.000738">
            <text:p>-0,001</text:p>
          </table:table-cell>
          <table:table-cell office:value-type="float" office:value="-0.00002">
            <text:p>0,000</text:p>
          </table:table-cell>
          <table:table-cell table:style-name="ce3" table:formula="of:=ABS([.B281] )" office:value-type="float" office:value="0.000738">
            <text:p>0,001</text:p>
          </table:table-cell>
          <table:table-cell table:style-name="ce3" table:formula="of:=ABS([.C281] )" office:value-type="float" office:value="0.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41595">
            <text:p>-0,34</text:p>
          </table:table-cell>
          <table:table-cell office:value-type="float" office:value="-0.000762">
            <text:p>-0,001</text:p>
          </table:table-cell>
          <table:table-cell office:value-type="float" office:value="-0.000015">
            <text:p>0,000</text:p>
          </table:table-cell>
          <table:table-cell table:style-name="ce3" table:formula="of:=ABS([.B282] )" office:value-type="float" office:value="0.000762">
            <text:p>0,001</text:p>
          </table:table-cell>
          <table:table-cell table:style-name="ce3" table:formula="of:=ABS([.C282] )" office:value-type="float" office:value="0.00001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31595">
            <text:p>-0,33</text:p>
          </table:table-cell>
          <table:table-cell office:value-type="float" office:value="-0.00083">
            <text:p>-0,001</text:p>
          </table:table-cell>
          <table:table-cell office:value-type="float" office:value="-0.000021">
            <text:p>0,000</text:p>
          </table:table-cell>
          <table:table-cell table:style-name="ce3" table:formula="of:=ABS([.B283] )" office:value-type="float" office:value="0.00083">
            <text:p>0,001</text:p>
          </table:table-cell>
          <table:table-cell table:style-name="ce3" table:formula="of:=ABS([.C283] )" office:value-type="float" office:value="0.00002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21595">
            <text:p>-0,32</text:p>
          </table:table-cell>
          <table:table-cell office:value-type="float" office:value="-0.000849">
            <text:p>-0,001</text:p>
          </table:table-cell>
          <table:table-cell office:value-type="float" office:value="-0.000025">
            <text:p>0,000</text:p>
          </table:table-cell>
          <table:table-cell table:style-name="ce3" table:formula="of:=ABS([.B284] )" office:value-type="float" office:value="0.000849">
            <text:p>0,001</text:p>
          </table:table-cell>
          <table:table-cell table:style-name="ce3" table:formula="of:=ABS([.C284] )" office:value-type="float" office:value="0.00002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11595">
            <text:p>-0,31</text:p>
          </table:table-cell>
          <table:table-cell office:value-type="float" office:value="-0.000883">
            <text:p>-0,001</text:p>
          </table:table-cell>
          <table:table-cell office:value-type="float" office:value="-0.000013">
            <text:p>0,000</text:p>
          </table:table-cell>
          <table:table-cell table:style-name="ce3" table:formula="of:=ABS([.B285] )" office:value-type="float" office:value="0.000883">
            <text:p>0,001</text:p>
          </table:table-cell>
          <table:table-cell table:style-name="ce3" table:formula="of:=ABS([.C285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01595">
            <text:p>-0,3</text:p>
          </table:table-cell>
          <table:table-cell office:value-type="float" office:value="-0.000932">
            <text:p>-0,001</text:p>
          </table:table-cell>
          <table:table-cell office:value-type="float" office:value="-0.000016">
            <text:p>0,000</text:p>
          </table:table-cell>
          <table:table-cell table:style-name="ce3" table:formula="of:=ABS([.B286] )" office:value-type="float" office:value="0.000932">
            <text:p>0,001</text:p>
          </table:table-cell>
          <table:table-cell table:style-name="ce3" table:formula="of:=ABS([.C286] )" office:value-type="float" office:value="0.00001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91595">
            <text:p>-0,29</text:p>
          </table:table-cell>
          <table:table-cell office:value-type="float" office:value="-0.000951">
            <text:p>-0,001</text:p>
          </table:table-cell>
          <table:table-cell office:value-type="float" office:value="-0.000005">
            <text:p>0,000</text:p>
          </table:table-cell>
          <table:table-cell table:style-name="ce3" table:formula="of:=ABS([.B287] )" office:value-type="float" office:value="0.000951">
            <text:p>0,001</text:p>
          </table:table-cell>
          <table:table-cell table:style-name="ce3" table:formula="of:=ABS([.C287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81595">
            <text:p>-0,28</text:p>
          </table:table-cell>
          <table:table-cell office:value-type="float" office:value="-0.000972">
            <text:p>-0,001</text:p>
          </table:table-cell>
          <table:table-cell office:value-type="float" office:value="-0.000011">
            <text:p>0,000</text:p>
          </table:table-cell>
          <table:table-cell table:style-name="ce3" table:formula="of:=ABS([.B288] )" office:value-type="float" office:value="0.000972">
            <text:p>0,001</text:p>
          </table:table-cell>
          <table:table-cell table:style-name="ce3" table:formula="of:=ABS([.C288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71595">
            <text:p>-0,27</text:p>
          </table:table-cell>
          <table:table-cell office:value-type="float" office:value="-0.001011">
            <text:p>-0,001</text:p>
          </table:table-cell>
          <table:table-cell office:value-type="float" office:value="-0.000019">
            <text:p>0,000</text:p>
          </table:table-cell>
          <table:table-cell table:style-name="ce3" table:formula="of:=ABS([.B289] )" office:value-type="float" office:value="0.001011">
            <text:p>0,001</text:p>
          </table:table-cell>
          <table:table-cell table:style-name="ce3" table:formula="of:=ABS([.C289] )" office:value-type="float" office:value="0.00001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61595">
            <text:p>-0,26</text:p>
          </table:table-cell>
          <table:table-cell office:value-type="float" office:value="-0.001023">
            <text:p>-0,001</text:p>
          </table:table-cell>
          <table:table-cell office:value-type="float" office:value="-0.000016">
            <text:p>0,000</text:p>
          </table:table-cell>
          <table:table-cell table:style-name="ce3" table:formula="of:=ABS([.B290] )" office:value-type="float" office:value="0.001023">
            <text:p>0,001</text:p>
          </table:table-cell>
          <table:table-cell table:style-name="ce3" table:formula="of:=ABS([.C290] )" office:value-type="float" office:value="0.00001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51595">
            <text:p>-0,25</text:p>
          </table:table-cell>
          <table:table-cell office:value-type="float" office:value="-0.00104">
            <text:p>-0,001</text:p>
          </table:table-cell>
          <table:table-cell office:value-type="float" office:value="-0.000018">
            <text:p>0,000</text:p>
          </table:table-cell>
          <table:table-cell table:style-name="ce3" table:formula="of:=ABS([.B291] )" office:value-type="float" office:value="0.00104">
            <text:p>0,001</text:p>
          </table:table-cell>
          <table:table-cell table:style-name="ce3" table:formula="of:=ABS([.C291] )" office:value-type="float" office:value="0.00001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41595">
            <text:p>-0,24</text:p>
          </table:table-cell>
          <table:table-cell office:value-type="float" office:value="-0.001062">
            <text:p>-0,001</text:p>
          </table:table-cell>
          <table:table-cell office:value-type="float" office:value="-0.000025">
            <text:p>0,000</text:p>
          </table:table-cell>
          <table:table-cell table:style-name="ce3" table:formula="of:=ABS([.B292] )" office:value-type="float" office:value="0.001062">
            <text:p>0,001</text:p>
          </table:table-cell>
          <table:table-cell table:style-name="ce3" table:formula="of:=ABS([.C292] )" office:value-type="float" office:value="0.00002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31595">
            <text:p>-0,23</text:p>
          </table:table-cell>
          <table:table-cell office:value-type="float" office:value="-0.001076">
            <text:p>-0,001</text:p>
          </table:table-cell>
          <table:table-cell office:value-type="float" office:value="-0.000008">
            <text:p>0,000</text:p>
          </table:table-cell>
          <table:table-cell table:style-name="ce3" table:formula="of:=ABS([.B293] )" office:value-type="float" office:value="0.001076">
            <text:p>0,001</text:p>
          </table:table-cell>
          <table:table-cell table:style-name="ce3" table:formula="of:=ABS([.C293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21595">
            <text:p>-0,22</text:p>
          </table:table-cell>
          <table:table-cell office:value-type="float" office:value="-0.001097">
            <text:p>-0,001</text:p>
          </table:table-cell>
          <table:table-cell office:value-type="float" office:value="-0.000014">
            <text:p>0,000</text:p>
          </table:table-cell>
          <table:table-cell table:style-name="ce3" table:formula="of:=ABS([.B294] )" office:value-type="float" office:value="0.001097">
            <text:p>0,001</text:p>
          </table:table-cell>
          <table:table-cell table:style-name="ce3" table:formula="of:=ABS([.C294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11595">
            <text:p>-0,21</text:p>
          </table:table-cell>
          <table:table-cell office:value-type="float" office:value="-0.001097">
            <text:p>-0,001</text:p>
          </table:table-cell>
          <table:table-cell office:value-type="float" office:value="-0.000013">
            <text:p>0,000</text:p>
          </table:table-cell>
          <table:table-cell table:style-name="ce3" table:formula="of:=ABS([.B295] )" office:value-type="float" office:value="0.001097">
            <text:p>0,001</text:p>
          </table:table-cell>
          <table:table-cell table:style-name="ce3" table:formula="of:=ABS([.C295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01595">
            <text:p>-0,2</text:p>
          </table:table-cell>
          <table:table-cell office:value-type="float" office:value="-0.00109">
            <text:p>-0,001</text:p>
          </table:table-cell>
          <table:table-cell office:value-type="float" office:value="-0.000007">
            <text:p>0,000</text:p>
          </table:table-cell>
          <table:table-cell table:style-name="ce3" table:formula="of:=ABS([.B296] )" office:value-type="float" office:value="0.00109">
            <text:p>0,001</text:p>
          </table:table-cell>
          <table:table-cell table:style-name="ce3" table:formula="of:=ABS([.C296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91595">
            <text:p>-0,19</text:p>
          </table:table-cell>
          <table:table-cell office:value-type="float" office:value="-0.00111">
            <text:p>-0,001</text:p>
          </table:table-cell>
          <table:table-cell office:value-type="float" office:value="-0.000011">
            <text:p>0,000</text:p>
          </table:table-cell>
          <table:table-cell table:style-name="ce3" table:formula="of:=ABS([.B297] )" office:value-type="float" office:value="0.00111">
            <text:p>0,001</text:p>
          </table:table-cell>
          <table:table-cell table:style-name="ce3" table:formula="of:=ABS([.C297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81595">
            <text:p>-0,18</text:p>
          </table:table-cell>
          <table:table-cell office:value-type="float" office:value="-0.001095">
            <text:p>-0,001</text:p>
          </table:table-cell>
          <table:table-cell office:value-type="float" office:value="-0.000011">
            <text:p>0,000</text:p>
          </table:table-cell>
          <table:table-cell table:style-name="ce3" table:formula="of:=ABS([.B298] )" office:value-type="float" office:value="0.001095">
            <text:p>0,001</text:p>
          </table:table-cell>
          <table:table-cell table:style-name="ce3" table:formula="of:=ABS([.C298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71595">
            <text:p>-0,17</text:p>
          </table:table-cell>
          <table:table-cell office:value-type="float" office:value="-0.001092">
            <text:p>-0,001</text:p>
          </table:table-cell>
          <table:table-cell office:value-type="float" office:value="-0.000009">
            <text:p>0,000</text:p>
          </table:table-cell>
          <table:table-cell table:style-name="ce3" table:formula="of:=ABS([.B299] )" office:value-type="float" office:value="0.001092">
            <text:p>0,001</text:p>
          </table:table-cell>
          <table:table-cell table:style-name="ce3" table:formula="of:=ABS([.C299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61595">
            <text:p>-0,16</text:p>
          </table:table-cell>
          <table:table-cell office:value-type="float" office:value="-0.001088">
            <text:p>-0,001</text:p>
          </table:table-cell>
          <table:table-cell office:value-type="float" office:value="-0.00002">
            <text:p>0,000</text:p>
          </table:table-cell>
          <table:table-cell table:style-name="ce3" table:formula="of:=ABS([.B300] )" office:value-type="float" office:value="0.001088">
            <text:p>0,001</text:p>
          </table:table-cell>
          <table:table-cell table:style-name="ce3" table:formula="of:=ABS([.C300] )" office:value-type="float" office:value="0.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51595">
            <text:p>-0,15</text:p>
          </table:table-cell>
          <table:table-cell office:value-type="float" office:value="-0.001067">
            <text:p>-0,001</text:p>
          </table:table-cell>
          <table:table-cell office:value-type="float" office:value="-0.000014">
            <text:p>0,000</text:p>
          </table:table-cell>
          <table:table-cell table:style-name="ce3" table:formula="of:=ABS([.B301] )" office:value-type="float" office:value="0.001067">
            <text:p>0,001</text:p>
          </table:table-cell>
          <table:table-cell table:style-name="ce3" table:formula="of:=ABS([.C301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41595">
            <text:p>-0,14</text:p>
          </table:table-cell>
          <table:table-cell office:value-type="float" office:value="-0.001047">
            <text:p>-0,001</text:p>
          </table:table-cell>
          <table:table-cell office:value-type="float" office:value="-0.000009">
            <text:p>0,000</text:p>
          </table:table-cell>
          <table:table-cell table:style-name="ce3" table:formula="of:=ABS([.B302] )" office:value-type="float" office:value="0.001047">
            <text:p>0,001</text:p>
          </table:table-cell>
          <table:table-cell table:style-name="ce3" table:formula="of:=ABS([.C302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31595">
            <text:p>-0,13</text:p>
          </table:table-cell>
          <table:table-cell office:value-type="float" office:value="-0.001028">
            <text:p>-0,001</text:p>
          </table:table-cell>
          <table:table-cell office:value-type="float" office:value="-0.000006">
            <text:p>0,000</text:p>
          </table:table-cell>
          <table:table-cell table:style-name="ce3" table:formula="of:=ABS([.B303] )" office:value-type="float" office:value="0.001028">
            <text:p>0,001</text:p>
          </table:table-cell>
          <table:table-cell table:style-name="ce3" table:formula="of:=ABS([.C303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21595">
            <text:p>-0,12</text:p>
          </table:table-cell>
          <table:table-cell office:value-type="float" office:value="-0.000996">
            <text:p>-0,001</text:p>
          </table:table-cell>
          <table:table-cell office:value-type="float" office:value="-0.000004">
            <text:p>0,000</text:p>
          </table:table-cell>
          <table:table-cell table:style-name="ce3" table:formula="of:=ABS([.B304] )" office:value-type="float" office:value="0.000996">
            <text:p>0,001</text:p>
          </table:table-cell>
          <table:table-cell table:style-name="ce3" table:formula="of:=ABS([.C304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11595">
            <text:p>-0,11</text:p>
          </table:table-cell>
          <table:table-cell office:value-type="float" office:value="-0.000951">
            <text:p>-0,001</text:p>
          </table:table-cell>
          <table:table-cell office:value-type="float" office:value="-0.000005">
            <text:p>0,000</text:p>
          </table:table-cell>
          <table:table-cell table:style-name="ce3" table:formula="of:=ABS([.B305] )" office:value-type="float" office:value="0.000951">
            <text:p>0,001</text:p>
          </table:table-cell>
          <table:table-cell table:style-name="ce3" table:formula="of:=ABS([.C305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01595">
            <text:p>-0,1</text:p>
          </table:table-cell>
          <table:table-cell office:value-type="float" office:value="-0.000896">
            <text:p>-0,001</text:p>
          </table:table-cell>
          <table:table-cell office:value-type="float" office:value="-0.000011">
            <text:p>0,000</text:p>
          </table:table-cell>
          <table:table-cell table:style-name="ce3" table:formula="of:=ABS([.B306] )" office:value-type="float" office:value="0.000896">
            <text:p>0,001</text:p>
          </table:table-cell>
          <table:table-cell table:style-name="ce3" table:formula="of:=ABS([.C306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91595">
            <text:p>-0,09</text:p>
          </table:table-cell>
          <table:table-cell office:value-type="float" office:value="-0.000845">
            <text:p>-0,001</text:p>
          </table:table-cell>
          <table:table-cell office:value-type="float" office:value="-0.000006">
            <text:p>0,000</text:p>
          </table:table-cell>
          <table:table-cell table:style-name="ce3" table:formula="of:=ABS([.B307] )" office:value-type="float" office:value="0.000845">
            <text:p>0,001</text:p>
          </table:table-cell>
          <table:table-cell table:style-name="ce3" table:formula="of:=ABS([.C307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81595">
            <text:p>-0,08</text:p>
          </table:table-cell>
          <table:table-cell office:value-type="float" office:value="-0.000801">
            <text:p>-0,001</text:p>
          </table:table-cell>
          <table:table-cell office:value-type="float" office:value="-0.000023">
            <text:p>0,000</text:p>
          </table:table-cell>
          <table:table-cell table:style-name="ce3" table:formula="of:=ABS([.B308] )" office:value-type="float" office:value="0.000801">
            <text:p>0,001</text:p>
          </table:table-cell>
          <table:table-cell table:style-name="ce3" table:formula="of:=ABS([.C308] )" office:value-type="float" office:value="0.00002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71595">
            <text:p>-0,07</text:p>
          </table:table-cell>
          <table:table-cell office:value-type="float" office:value="-0.000718">
            <text:p>-0,001</text:p>
          </table:table-cell>
          <table:table-cell office:value-type="float" office:value="-0.000016">
            <text:p>0,000</text:p>
          </table:table-cell>
          <table:table-cell table:style-name="ce3" table:formula="of:=ABS([.B309] )" office:value-type="float" office:value="0.000718">
            <text:p>0,001</text:p>
          </table:table-cell>
          <table:table-cell table:style-name="ce3" table:formula="of:=ABS([.C309] )" office:value-type="float" office:value="0.00001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61595">
            <text:p>-0,06</text:p>
          </table:table-cell>
          <table:table-cell office:value-type="float" office:value="-0.000659">
            <text:p>-0,001</text:p>
          </table:table-cell>
          <table:table-cell office:value-type="float" office:value="-0.000003">
            <text:p>0,000</text:p>
          </table:table-cell>
          <table:table-cell table:style-name="ce3" table:formula="of:=ABS([.B310] )" office:value-type="float" office:value="0.000659">
            <text:p>0,001</text:p>
          </table:table-cell>
          <table:table-cell table:style-name="ce3" table:formula="of:=ABS([.C310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51595">
            <text:p>-0,05</text:p>
          </table:table-cell>
          <table:table-cell office:value-type="float" office:value="-0.000578">
            <text:p>-0,001</text:p>
          </table:table-cell>
          <table:table-cell office:value-type="float" office:value="-0.000013">
            <text:p>0,000</text:p>
          </table:table-cell>
          <table:table-cell table:style-name="ce3" table:formula="of:=ABS([.B311] )" office:value-type="float" office:value="0.000578">
            <text:p>0,001</text:p>
          </table:table-cell>
          <table:table-cell table:style-name="ce3" table:formula="of:=ABS([.C311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41595">
            <text:p>-0,04</text:p>
          </table:table-cell>
          <table:table-cell office:value-type="float" office:value="-0.000476">
            <text:p>0,000</text:p>
          </table:table-cell>
          <table:table-cell office:value-type="float" office:value="-0.000003">
            <text:p>0,000</text:p>
          </table:table-cell>
          <table:table-cell table:style-name="ce3" table:formula="of:=ABS([.B312] )" office:value-type="float" office:value="0.000476">
            <text:p>0,000</text:p>
          </table:table-cell>
          <table:table-cell table:style-name="ce3" table:formula="of:=ABS([.C312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31595">
            <text:p>-0,03</text:p>
          </table:table-cell>
          <table:table-cell office:value-type="float" office:value="-0.000386">
            <text:p>0,000</text:p>
          </table:table-cell>
          <table:table-cell office:value-type="float" office:value="-0.000004">
            <text:p>0,000</text:p>
          </table:table-cell>
          <table:table-cell table:style-name="ce3" table:formula="of:=ABS([.B313] )" office:value-type="float" office:value="0.000386">
            <text:p>0,000</text:p>
          </table:table-cell>
          <table:table-cell table:style-name="ce3" table:formula="of:=ABS([.C313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21595">
            <text:p>-0,02</text:p>
          </table:table-cell>
          <table:table-cell office:value-type="float" office:value="-0.000277">
            <text:p>0,000</text:p>
          </table:table-cell>
          <table:table-cell office:value-type="float" office:value="-0.000018">
            <text:p>0,000</text:p>
          </table:table-cell>
          <table:table-cell table:style-name="ce3" table:formula="of:=ABS([.B314] )" office:value-type="float" office:value="0.000277">
            <text:p>0,000</text:p>
          </table:table-cell>
          <table:table-cell table:style-name="ce3" table:formula="of:=ABS([.C314] )" office:value-type="float" office:value="0.00001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11595">
            <text:p>-0,01</text:p>
          </table:table-cell>
          <table:table-cell office:value-type="float" office:value="-0.000166">
            <text:p>0,000</text:p>
          </table:table-cell>
          <table:table-cell office:value-type="float" office:value="-0.000014">
            <text:p>0,000</text:p>
          </table:table-cell>
          <table:table-cell table:style-name="ce3" table:formula="of:=ABS([.B315] )" office:value-type="float" office:value="0.000166">
            <text:p>0,000</text:p>
          </table:table-cell>
          <table:table-cell table:style-name="ce3" table:formula="of:=ABS([.C315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01595">
            <text:p>0</text:p>
          </table:table-cell>
          <table:table-cell office:value-type="float" office:value="-0.000039">
            <text:p>0,000</text:p>
          </table:table-cell>
          <table:table-cell office:value-type="float" office:value="-0.000009">
            <text:p>0,000</text:p>
          </table:table-cell>
          <table:table-cell table:style-name="ce3" table:formula="of:=ABS([.B316] )" office:value-type="float" office:value="0.000039">
            <text:p>0,000</text:p>
          </table:table-cell>
          <table:table-cell table:style-name="ce3" table:formula="of:=ABS([.C316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08405">
            <text:p>0,01</text:p>
          </table:table-cell>
          <table:table-cell office:value-type="float" office:value="0.000104">
            <text:p>0,000</text:p>
          </table:table-cell>
          <table:table-cell office:value-type="float" office:value="-0.000003">
            <text:p>0,000</text:p>
          </table:table-cell>
          <table:table-cell table:style-name="ce3" table:formula="of:=ABS([.B317] )" office:value-type="float" office:value="0.000104">
            <text:p>0,000</text:p>
          </table:table-cell>
          <table:table-cell table:style-name="ce3" table:formula="of:=ABS([.C317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18405">
            <text:p>0,02</text:p>
          </table:table-cell>
          <table:table-cell office:value-type="float" office:value="0.000215">
            <text:p>0,000</text:p>
          </table:table-cell>
          <table:table-cell office:value-type="float" office:value="0.000001">
            <text:p>0,000</text:p>
          </table:table-cell>
          <table:table-cell table:style-name="ce3" table:formula="of:=ABS([.B318] )" office:value-type="float" office:value="0.000215">
            <text:p>0,000</text:p>
          </table:table-cell>
          <table:table-cell table:style-name="ce3" table:formula="of:=ABS([.C318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28405">
            <text:p>0,03</text:p>
          </table:table-cell>
          <table:table-cell office:value-type="float" office:value="0.000325">
            <text:p>0,000</text:p>
          </table:table-cell>
          <table:table-cell office:value-type="float" office:value="-0.000011">
            <text:p>0,000</text:p>
          </table:table-cell>
          <table:table-cell table:style-name="ce3" table:formula="of:=ABS([.B319] )" office:value-type="float" office:value="0.000325">
            <text:p>0,000</text:p>
          </table:table-cell>
          <table:table-cell table:style-name="ce3" table:formula="of:=ABS([.C319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38405">
            <text:p>0,04</text:p>
          </table:table-cell>
          <table:table-cell office:value-type="float" office:value="0.000431">
            <text:p>0,000</text:p>
          </table:table-cell>
          <table:table-cell office:value-type="float" office:value="-0.000011">
            <text:p>0,000</text:p>
          </table:table-cell>
          <table:table-cell table:style-name="ce3" table:formula="of:=ABS([.B320] )" office:value-type="float" office:value="0.000431">
            <text:p>0,000</text:p>
          </table:table-cell>
          <table:table-cell table:style-name="ce3" table:formula="of:=ABS([.C320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48405">
            <text:p>0,05</text:p>
          </table:table-cell>
          <table:table-cell office:value-type="float" office:value="0.000534">
            <text:p>0,001</text:p>
          </table:table-cell>
          <table:table-cell office:value-type="float" office:value="0">
            <text:p>0,000</text:p>
          </table:table-cell>
          <table:table-cell table:style-name="ce3" table:formula="of:=ABS([.B321] )" office:value-type="float" office:value="0.000534">
            <text:p>0,001</text:p>
          </table:table-cell>
          <table:table-cell table:style-name="ce3" table:formula="of:=ABS([.C321] )" office:value-type="float" office:value="0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58405">
            <text:p>0,06</text:p>
          </table:table-cell>
          <table:table-cell office:value-type="float" office:value="0.000617">
            <text:p>0,001</text:p>
          </table:table-cell>
          <table:table-cell office:value-type="float" office:value="-0.000009">
            <text:p>0,000</text:p>
          </table:table-cell>
          <table:table-cell table:style-name="ce3" table:formula="of:=ABS([.B322] )" office:value-type="float" office:value="0.000617">
            <text:p>0,001</text:p>
          </table:table-cell>
          <table:table-cell table:style-name="ce3" table:formula="of:=ABS([.C322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68405">
            <text:p>0,07</text:p>
          </table:table-cell>
          <table:table-cell office:value-type="float" office:value="0.000678">
            <text:p>0,001</text:p>
          </table:table-cell>
          <table:table-cell office:value-type="float" office:value="-0.000008">
            <text:p>0,000</text:p>
          </table:table-cell>
          <table:table-cell table:style-name="ce3" table:formula="of:=ABS([.B323] )" office:value-type="float" office:value="0.000678">
            <text:p>0,001</text:p>
          </table:table-cell>
          <table:table-cell table:style-name="ce3" table:formula="of:=ABS([.C323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78405">
            <text:p>0,08</text:p>
          </table:table-cell>
          <table:table-cell office:value-type="float" office:value="0.000764">
            <text:p>0,001</text:p>
          </table:table-cell>
          <table:table-cell office:value-type="float" office:value="0.000001">
            <text:p>0,000</text:p>
          </table:table-cell>
          <table:table-cell table:style-name="ce3" table:formula="of:=ABS([.B324] )" office:value-type="float" office:value="0.000764">
            <text:p>0,001</text:p>
          </table:table-cell>
          <table:table-cell table:style-name="ce3" table:formula="of:=ABS([.C324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88405">
            <text:p>0,09</text:p>
          </table:table-cell>
          <table:table-cell office:value-type="float" office:value="0.000826">
            <text:p>0,001</text:p>
          </table:table-cell>
          <table:table-cell office:value-type="float" office:value="-0.000013">
            <text:p>0,000</text:p>
          </table:table-cell>
          <table:table-cell table:style-name="ce3" table:formula="of:=ABS([.B325] )" office:value-type="float" office:value="0.000826">
            <text:p>0,001</text:p>
          </table:table-cell>
          <table:table-cell table:style-name="ce3" table:formula="of:=ABS([.C325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98405">
            <text:p>0,1</text:p>
          </table:table-cell>
          <table:table-cell office:value-type="float" office:value="0.000879">
            <text:p>0,001</text:p>
          </table:table-cell>
          <table:table-cell office:value-type="float" office:value="-0.000006">
            <text:p>0,000</text:p>
          </table:table-cell>
          <table:table-cell table:style-name="ce3" table:formula="of:=ABS([.B326] )" office:value-type="float" office:value="0.000879">
            <text:p>0,001</text:p>
          </table:table-cell>
          <table:table-cell table:style-name="ce3" table:formula="of:=ABS([.C326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08405">
            <text:p>0,11</text:p>
          </table:table-cell>
          <table:table-cell office:value-type="float" office:value="0.000923">
            <text:p>0,001</text:p>
          </table:table-cell>
          <table:table-cell office:value-type="float" office:value="-0.000008">
            <text:p>0,000</text:p>
          </table:table-cell>
          <table:table-cell table:style-name="ce3" table:formula="of:=ABS([.B327] )" office:value-type="float" office:value="0.000923">
            <text:p>0,001</text:p>
          </table:table-cell>
          <table:table-cell table:style-name="ce3" table:formula="of:=ABS([.C327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18405">
            <text:p>0,12</text:p>
          </table:table-cell>
          <table:table-cell office:value-type="float" office:value="0.000956">
            <text:p>0,001</text:p>
          </table:table-cell>
          <table:table-cell office:value-type="float" office:value="-0.000005">
            <text:p>0,000</text:p>
          </table:table-cell>
          <table:table-cell table:style-name="ce3" table:formula="of:=ABS([.B328] )" office:value-type="float" office:value="0.000956">
            <text:p>0,001</text:p>
          </table:table-cell>
          <table:table-cell table:style-name="ce3" table:formula="of:=ABS([.C328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28405">
            <text:p>0,13</text:p>
          </table:table-cell>
          <table:table-cell office:value-type="float" office:value="0.001007">
            <text:p>0,001</text:p>
          </table:table-cell>
          <table:table-cell office:value-type="float" office:value="0">
            <text:p>0,000</text:p>
          </table:table-cell>
          <table:table-cell table:style-name="ce3" table:formula="of:=ABS([.B329] )" office:value-type="float" office:value="0.001007">
            <text:p>0,001</text:p>
          </table:table-cell>
          <table:table-cell table:style-name="ce3" table:formula="of:=ABS([.C329] )" office:value-type="float" office:value="0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38405">
            <text:p>0,14</text:p>
          </table:table-cell>
          <table:table-cell office:value-type="float" office:value="0.001046">
            <text:p>0,001</text:p>
          </table:table-cell>
          <table:table-cell office:value-type="float" office:value="0.000008">
            <text:p>0,000</text:p>
          </table:table-cell>
          <table:table-cell table:style-name="ce3" table:formula="of:=ABS([.B330] )" office:value-type="float" office:value="0.001046">
            <text:p>0,001</text:p>
          </table:table-cell>
          <table:table-cell table:style-name="ce3" table:formula="of:=ABS([.C330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48405">
            <text:p>0,15</text:p>
          </table:table-cell>
          <table:table-cell office:value-type="float" office:value="0.00104">
            <text:p>0,001</text:p>
          </table:table-cell>
          <table:table-cell office:value-type="float" office:value="-0.000012">
            <text:p>0,000</text:p>
          </table:table-cell>
          <table:table-cell table:style-name="ce3" table:formula="of:=ABS([.B331] )" office:value-type="float" office:value="0.00104">
            <text:p>0,001</text:p>
          </table:table-cell>
          <table:table-cell table:style-name="ce3" table:formula="of:=ABS([.C331] )" office:value-type="float" office:value="0.00001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58405">
            <text:p>0,16</text:p>
          </table:table-cell>
          <table:table-cell office:value-type="float" office:value="0.001066">
            <text:p>0,001</text:p>
          </table:table-cell>
          <table:table-cell office:value-type="float" office:value="-0.000002">
            <text:p>0,000</text:p>
          </table:table-cell>
          <table:table-cell table:style-name="ce3" table:formula="of:=ABS([.B332] )" office:value-type="float" office:value="0.001066">
            <text:p>0,001</text:p>
          </table:table-cell>
          <table:table-cell table:style-name="ce3" table:formula="of:=ABS([.C332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68405">
            <text:p>0,17</text:p>
          </table:table-cell>
          <table:table-cell office:value-type="float" office:value="0.00106">
            <text:p>0,001</text:p>
          </table:table-cell>
          <table:table-cell office:value-type="float" office:value="-0.000008">
            <text:p>0,000</text:p>
          </table:table-cell>
          <table:table-cell table:style-name="ce3" table:formula="of:=ABS([.B333] )" office:value-type="float" office:value="0.00106">
            <text:p>0,001</text:p>
          </table:table-cell>
          <table:table-cell table:style-name="ce3" table:formula="of:=ABS([.C333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78405">
            <text:p>0,18</text:p>
          </table:table-cell>
          <table:table-cell office:value-type="float" office:value="0.001068">
            <text:p>0,001</text:p>
          </table:table-cell>
          <table:table-cell office:value-type="float" office:value="-0">
            <text:p>0,000</text:p>
          </table:table-cell>
          <table:table-cell table:style-name="ce3" table:formula="of:=ABS([.B334] )" office:value-type="float" office:value="0.001068">
            <text:p>0,001</text:p>
          </table:table-cell>
          <table:table-cell table:style-name="ce3" table:formula="of:=ABS([.C334] )" office:value-type="float" office:value="0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88405">
            <text:p>0,19</text:p>
          </table:table-cell>
          <table:table-cell office:value-type="float" office:value="0.001089">
            <text:p>0,001</text:p>
          </table:table-cell>
          <table:table-cell office:value-type="float" office:value="0.000006">
            <text:p>0,000</text:p>
          </table:table-cell>
          <table:table-cell table:style-name="ce3" table:formula="of:=ABS([.B335] )" office:value-type="float" office:value="0.001089">
            <text:p>0,001</text:p>
          </table:table-cell>
          <table:table-cell table:style-name="ce3" table:formula="of:=ABS([.C335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98405">
            <text:p>0,2</text:p>
          </table:table-cell>
          <table:table-cell office:value-type="float" office:value="0.001091">
            <text:p>0,001</text:p>
          </table:table-cell>
          <table:table-cell office:value-type="float" office:value="-0.000008">
            <text:p>0,000</text:p>
          </table:table-cell>
          <table:table-cell table:style-name="ce3" table:formula="of:=ABS([.B336] )" office:value-type="float" office:value="0.001091">
            <text:p>0,001</text:p>
          </table:table-cell>
          <table:table-cell table:style-name="ce3" table:formula="of:=ABS([.C336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08405">
            <text:p>0,21</text:p>
          </table:table-cell>
          <table:table-cell office:value-type="float" office:value="0.001089">
            <text:p>0,001</text:p>
          </table:table-cell>
          <table:table-cell office:value-type="float" office:value="-0.00001">
            <text:p>0,000</text:p>
          </table:table-cell>
          <table:table-cell table:style-name="ce3" table:formula="of:=ABS([.B337] )" office:value-type="float" office:value="0.001089">
            <text:p>0,001</text:p>
          </table:table-cell>
          <table:table-cell table:style-name="ce3" table:formula="of:=ABS([.C337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18405">
            <text:p>0,22</text:p>
          </table:table-cell>
          <table:table-cell office:value-type="float" office:value="0.001081">
            <text:p>0,001</text:p>
          </table:table-cell>
          <table:table-cell office:value-type="float" office:value="-0.000002">
            <text:p>0,000</text:p>
          </table:table-cell>
          <table:table-cell table:style-name="ce3" table:formula="of:=ABS([.B338] )" office:value-type="float" office:value="0.001081">
            <text:p>0,001</text:p>
          </table:table-cell>
          <table:table-cell table:style-name="ce3" table:formula="of:=ABS([.C338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28405">
            <text:p>0,23</text:p>
          </table:table-cell>
          <table:table-cell office:value-type="float" office:value="0.001067">
            <text:p>0,001</text:p>
          </table:table-cell>
          <table:table-cell office:value-type="float" office:value="-0.000001">
            <text:p>0,000</text:p>
          </table:table-cell>
          <table:table-cell table:style-name="ce3" table:formula="of:=ABS([.B339] )" office:value-type="float" office:value="0.001067">
            <text:p>0,001</text:p>
          </table:table-cell>
          <table:table-cell table:style-name="ce3" table:formula="of:=ABS([.C339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38405">
            <text:p>0,24</text:p>
          </table:table-cell>
          <table:table-cell office:value-type="float" office:value="0.001061">
            <text:p>0,001</text:p>
          </table:table-cell>
          <table:table-cell office:value-type="float" office:value="0.000008">
            <text:p>0,000</text:p>
          </table:table-cell>
          <table:table-cell table:style-name="ce3" table:formula="of:=ABS([.B340] )" office:value-type="float" office:value="0.001061">
            <text:p>0,001</text:p>
          </table:table-cell>
          <table:table-cell table:style-name="ce3" table:formula="of:=ABS([.C340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48405">
            <text:p>0,25</text:p>
          </table:table-cell>
          <table:table-cell office:value-type="float" office:value="0.001046">
            <text:p>0,001</text:p>
          </table:table-cell>
          <table:table-cell office:value-type="float" office:value="0.000008">
            <text:p>0,000</text:p>
          </table:table-cell>
          <table:table-cell table:style-name="ce3" table:formula="of:=ABS([.B341] )" office:value-type="float" office:value="0.001046">
            <text:p>0,001</text:p>
          </table:table-cell>
          <table:table-cell table:style-name="ce3" table:formula="of:=ABS([.C341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58405">
            <text:p>0,26</text:p>
          </table:table-cell>
          <table:table-cell office:value-type="float" office:value="0.001007">
            <text:p>0,001</text:p>
          </table:table-cell>
          <table:table-cell office:value-type="float" office:value="-0">
            <text:p>0,000</text:p>
          </table:table-cell>
          <table:table-cell table:style-name="ce3" table:formula="of:=ABS([.B342] )" office:value-type="float" office:value="0.001007">
            <text:p>0,001</text:p>
          </table:table-cell>
          <table:table-cell table:style-name="ce3" table:formula="of:=ABS([.C342] )" office:value-type="float" office:value="0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68405">
            <text:p>0,27</text:p>
          </table:table-cell>
          <table:table-cell office:value-type="float" office:value="0.000988">
            <text:p>0,001</text:p>
          </table:table-cell>
          <table:table-cell office:value-type="float" office:value="0.000011">
            <text:p>0,000</text:p>
          </table:table-cell>
          <table:table-cell table:style-name="ce3" table:formula="of:=ABS([.B343] )" office:value-type="float" office:value="0.000988">
            <text:p>0,001</text:p>
          </table:table-cell>
          <table:table-cell table:style-name="ce3" table:formula="of:=ABS([.C343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78405">
            <text:p>0,28</text:p>
          </table:table-cell>
          <table:table-cell office:value-type="float" office:value="0.000957">
            <text:p>0,001</text:p>
          </table:table-cell>
          <table:table-cell office:value-type="float" office:value="-0.000004">
            <text:p>0,000</text:p>
          </table:table-cell>
          <table:table-cell table:style-name="ce3" table:formula="of:=ABS([.B344] )" office:value-type="float" office:value="0.000957">
            <text:p>0,001</text:p>
          </table:table-cell>
          <table:table-cell table:style-name="ce3" table:formula="of:=ABS([.C344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88405">
            <text:p>0,29</text:p>
          </table:table-cell>
          <table:table-cell office:value-type="float" office:value="0.000945">
            <text:p>0,001</text:p>
          </table:table-cell>
          <table:table-cell office:value-type="float" office:value="-0.000001">
            <text:p>0,000</text:p>
          </table:table-cell>
          <table:table-cell table:style-name="ce3" table:formula="of:=ABS([.B345] )" office:value-type="float" office:value="0.000945">
            <text:p>0,001</text:p>
          </table:table-cell>
          <table:table-cell table:style-name="ce3" table:formula="of:=ABS([.C345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98405">
            <text:p>0,3</text:p>
          </table:table-cell>
          <table:table-cell office:value-type="float" office:value="0.00092">
            <text:p>0,001</text:p>
          </table:table-cell>
          <table:table-cell office:value-type="float" office:value="0.000005">
            <text:p>0,000</text:p>
          </table:table-cell>
          <table:table-cell table:style-name="ce3" table:formula="of:=ABS([.B346] )" office:value-type="float" office:value="0.00092">
            <text:p>0,001</text:p>
          </table:table-cell>
          <table:table-cell table:style-name="ce3" table:formula="of:=ABS([.C346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08405">
            <text:p>0,31</text:p>
          </table:table-cell>
          <table:table-cell office:value-type="float" office:value="0.000866">
            <text:p>0,001</text:p>
          </table:table-cell>
          <table:table-cell office:value-type="float" office:value="-0.000004">
            <text:p>0,000</text:p>
          </table:table-cell>
          <table:table-cell table:style-name="ce3" table:formula="of:=ABS([.B347] )" office:value-type="float" office:value="0.000866">
            <text:p>0,001</text:p>
          </table:table-cell>
          <table:table-cell table:style-name="ce3" table:formula="of:=ABS([.C347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18405">
            <text:p>0,32</text:p>
          </table:table-cell>
          <table:table-cell office:value-type="float" office:value="0.000842">
            <text:p>0,001</text:p>
          </table:table-cell>
          <table:table-cell office:value-type="float" office:value="0.000002">
            <text:p>0,000</text:p>
          </table:table-cell>
          <table:table-cell table:style-name="ce3" table:formula="of:=ABS([.B348] )" office:value-type="float" office:value="0.000842">
            <text:p>0,001</text:p>
          </table:table-cell>
          <table:table-cell table:style-name="ce3" table:formula="of:=ABS([.C348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28405">
            <text:p>0,33</text:p>
          </table:table-cell>
          <table:table-cell office:value-type="float" office:value="0.000802">
            <text:p>0,001</text:p>
          </table:table-cell>
          <table:table-cell office:value-type="float" office:value="-0.000007">
            <text:p>0,000</text:p>
          </table:table-cell>
          <table:table-cell table:style-name="ce3" table:formula="of:=ABS([.B349] )" office:value-type="float" office:value="0.000802">
            <text:p>0,001</text:p>
          </table:table-cell>
          <table:table-cell table:style-name="ce3" table:formula="of:=ABS([.C349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38405">
            <text:p>0,34</text:p>
          </table:table-cell>
          <table:table-cell office:value-type="float" office:value="0.000775">
            <text:p>0,001</text:p>
          </table:table-cell>
          <table:table-cell office:value-type="float" office:value="-0.000003">
            <text:p>0,000</text:p>
          </table:table-cell>
          <table:table-cell table:style-name="ce3" table:formula="of:=ABS([.B350] )" office:value-type="float" office:value="0.000775">
            <text:p>0,001</text:p>
          </table:table-cell>
          <table:table-cell table:style-name="ce3" table:formula="of:=ABS([.C350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48405">
            <text:p>0,35</text:p>
          </table:table-cell>
          <table:table-cell office:value-type="float" office:value="0.000731">
            <text:p>0,001</text:p>
          </table:table-cell>
          <table:table-cell office:value-type="float" office:value="0.000014">
            <text:p>0,000</text:p>
          </table:table-cell>
          <table:table-cell table:style-name="ce3" table:formula="of:=ABS([.B351] )" office:value-type="float" office:value="0.000731">
            <text:p>0,001</text:p>
          </table:table-cell>
          <table:table-cell table:style-name="ce3" table:formula="of:=ABS([.C351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58405">
            <text:p>0,36</text:p>
          </table:table-cell>
          <table:table-cell office:value-type="float" office:value="0.000698">
            <text:p>0,001</text:p>
          </table:table-cell>
          <table:table-cell office:value-type="float" office:value="-0.000004">
            <text:p>0,000</text:p>
          </table:table-cell>
          <table:table-cell table:style-name="ce3" table:formula="of:=ABS([.B352] )" office:value-type="float" office:value="0.000698">
            <text:p>0,001</text:p>
          </table:table-cell>
          <table:table-cell table:style-name="ce3" table:formula="of:=ABS([.C352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68405">
            <text:p>0,37</text:p>
          </table:table-cell>
          <table:table-cell office:value-type="float" office:value="0.000661">
            <text:p>0,001</text:p>
          </table:table-cell>
          <table:table-cell office:value-type="float" office:value="0.000005">
            <text:p>0,000</text:p>
          </table:table-cell>
          <table:table-cell table:style-name="ce3" table:formula="of:=ABS([.B353] )" office:value-type="float" office:value="0.000661">
            <text:p>0,001</text:p>
          </table:table-cell>
          <table:table-cell table:style-name="ce3" table:formula="of:=ABS([.C353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78404">
            <text:p>0,38</text:p>
          </table:table-cell>
          <table:table-cell office:value-type="float" office:value="0.000618">
            <text:p>0,001</text:p>
          </table:table-cell>
          <table:table-cell office:value-type="float" office:value="-0.000007">
            <text:p>0,000</text:p>
          </table:table-cell>
          <table:table-cell table:style-name="ce3" table:formula="of:=ABS([.B354] )" office:value-type="float" office:value="0.000618">
            <text:p>0,001</text:p>
          </table:table-cell>
          <table:table-cell table:style-name="ce3" table:formula="of:=ABS([.C354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88404">
            <text:p>0,39</text:p>
          </table:table-cell>
          <table:table-cell office:value-type="float" office:value="0.000584">
            <text:p>0,001</text:p>
          </table:table-cell>
          <table:table-cell office:value-type="float" office:value="0.00002">
            <text:p>0,000</text:p>
          </table:table-cell>
          <table:table-cell table:style-name="ce3" table:formula="of:=ABS([.B355] )" office:value-type="float" office:value="0.000584">
            <text:p>0,001</text:p>
          </table:table-cell>
          <table:table-cell table:style-name="ce3" table:formula="of:=ABS([.C355] )" office:value-type="float" office:value="0.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98404">
            <text:p>0,4</text:p>
          </table:table-cell>
          <table:table-cell office:value-type="float" office:value="0.000543">
            <text:p>0,001</text:p>
          </table:table-cell>
          <table:table-cell office:value-type="float" office:value="-0.000006">
            <text:p>0,000</text:p>
          </table:table-cell>
          <table:table-cell table:style-name="ce3" table:formula="of:=ABS([.B356] )" office:value-type="float" office:value="0.000543">
            <text:p>0,001</text:p>
          </table:table-cell>
          <table:table-cell table:style-name="ce3" table:formula="of:=ABS([.C356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08404">
            <text:p>0,41</text:p>
          </table:table-cell>
          <table:table-cell office:value-type="float" office:value="0.000493">
            <text:p>0,000</text:p>
          </table:table-cell>
          <table:table-cell office:value-type="float" office:value="0.000005">
            <text:p>0,000</text:p>
          </table:table-cell>
          <table:table-cell table:style-name="ce3" table:formula="of:=ABS([.B357] )" office:value-type="float" office:value="0.000493">
            <text:p>0,000</text:p>
          </table:table-cell>
          <table:table-cell table:style-name="ce3" table:formula="of:=ABS([.C357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18404">
            <text:p>0,42</text:p>
          </table:table-cell>
          <table:table-cell office:value-type="float" office:value="0.00045">
            <text:p>0,000</text:p>
          </table:table-cell>
          <table:table-cell office:value-type="float" office:value="-0.000008">
            <text:p>0,000</text:p>
          </table:table-cell>
          <table:table-cell table:style-name="ce3" table:formula="of:=ABS([.B358] )" office:value-type="float" office:value="0.00045">
            <text:p>0,000</text:p>
          </table:table-cell>
          <table:table-cell table:style-name="ce3" table:formula="of:=ABS([.C358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28404">
            <text:p>0,43</text:p>
          </table:table-cell>
          <table:table-cell office:value-type="float" office:value="0.000396">
            <text:p>0,000</text:p>
          </table:table-cell>
          <table:table-cell office:value-type="float" office:value="-0.000001">
            <text:p>0,000</text:p>
          </table:table-cell>
          <table:table-cell table:style-name="ce3" table:formula="of:=ABS([.B359] )" office:value-type="float" office:value="0.000396">
            <text:p>0,000</text:p>
          </table:table-cell>
          <table:table-cell table:style-name="ce3" table:formula="of:=ABS([.C359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38404">
            <text:p>0,44</text:p>
          </table:table-cell>
          <table:table-cell office:value-type="float" office:value="0.000377">
            <text:p>0,000</text:p>
          </table:table-cell>
          <table:table-cell office:value-type="float" office:value="0.000011">
            <text:p>0,000</text:p>
          </table:table-cell>
          <table:table-cell table:style-name="ce3" table:formula="of:=ABS([.B360] )" office:value-type="float" office:value="0.000377">
            <text:p>0,000</text:p>
          </table:table-cell>
          <table:table-cell table:style-name="ce3" table:formula="of:=ABS([.C360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48404">
            <text:p>0,45</text:p>
          </table:table-cell>
          <table:table-cell office:value-type="float" office:value="0.000316">
            <text:p>0,000</text:p>
          </table:table-cell>
          <table:table-cell office:value-type="float" office:value="-0.000004">
            <text:p>0,000</text:p>
          </table:table-cell>
          <table:table-cell table:style-name="ce3" table:formula="of:=ABS([.B361] )" office:value-type="float" office:value="0.000316">
            <text:p>0,000</text:p>
          </table:table-cell>
          <table:table-cell table:style-name="ce3" table:formula="of:=ABS([.C361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58404">
            <text:p>0,46</text:p>
          </table:table-cell>
          <table:table-cell office:value-type="float" office:value="0.000257">
            <text:p>0,000</text:p>
          </table:table-cell>
          <table:table-cell office:value-type="float" office:value="-0.000002">
            <text:p>0,000</text:p>
          </table:table-cell>
          <table:table-cell table:style-name="ce3" table:formula="of:=ABS([.B362] )" office:value-type="float" office:value="0.000257">
            <text:p>0,000</text:p>
          </table:table-cell>
          <table:table-cell table:style-name="ce3" table:formula="of:=ABS([.C362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68404">
            <text:p>0,47</text:p>
          </table:table-cell>
          <table:table-cell office:value-type="float" office:value="0.00023">
            <text:p>0,000</text:p>
          </table:table-cell>
          <table:table-cell office:value-type="float" office:value="0.000001">
            <text:p>0,000</text:p>
          </table:table-cell>
          <table:table-cell table:style-name="ce3" table:formula="of:=ABS([.B363] )" office:value-type="float" office:value="0.00023">
            <text:p>0,000</text:p>
          </table:table-cell>
          <table:table-cell table:style-name="ce3" table:formula="of:=ABS([.C363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78404">
            <text:p>0,48</text:p>
          </table:table-cell>
          <table:table-cell office:value-type="float" office:value="0.000173">
            <text:p>0,000</text:p>
          </table:table-cell>
          <table:table-cell office:value-type="float" office:value="0.000006">
            <text:p>0,000</text:p>
          </table:table-cell>
          <table:table-cell table:style-name="ce3" table:formula="of:=ABS([.B364] )" office:value-type="float" office:value="0.000173">
            <text:p>0,000</text:p>
          </table:table-cell>
          <table:table-cell table:style-name="ce3" table:formula="of:=ABS([.C364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88404">
            <text:p>0,49</text:p>
          </table:table-cell>
          <table:table-cell office:value-type="float" office:value="0.000147">
            <text:p>0,000</text:p>
          </table:table-cell>
          <table:table-cell office:value-type="float" office:value="-0.000006">
            <text:p>0,000</text:p>
          </table:table-cell>
          <table:table-cell table:style-name="ce3" table:formula="of:=ABS([.B365] )" office:value-type="float" office:value="0.000147">
            <text:p>0,000</text:p>
          </table:table-cell>
          <table:table-cell table:style-name="ce3" table:formula="of:=ABS([.C365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98404">
            <text:p>0,5</text:p>
          </table:table-cell>
          <table:table-cell office:value-type="float" office:value="0.000104">
            <text:p>0,000</text:p>
          </table:table-cell>
          <table:table-cell office:value-type="float" office:value="0.000013">
            <text:p>0,000</text:p>
          </table:table-cell>
          <table:table-cell table:style-name="ce3" table:formula="of:=ABS([.B366] )" office:value-type="float" office:value="0.000104">
            <text:p>0,000</text:p>
          </table:table-cell>
          <table:table-cell table:style-name="ce3" table:formula="of:=ABS([.C366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08404">
            <text:p>0,51</text:p>
          </table:table-cell>
          <table:table-cell office:value-type="float" office:value="0.000059">
            <text:p>0,000</text:p>
          </table:table-cell>
          <table:table-cell office:value-type="float" office:value="-0.000002">
            <text:p>0,000</text:p>
          </table:table-cell>
          <table:table-cell table:style-name="ce3" table:formula="of:=ABS([.B367] )" office:value-type="float" office:value="0.000059">
            <text:p>0,000</text:p>
          </table:table-cell>
          <table:table-cell table:style-name="ce3" table:formula="of:=ABS([.C367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18404">
            <text:p>0,52</text:p>
          </table:table-cell>
          <table:table-cell office:value-type="float" office:value="0.000027">
            <text:p>0,000</text:p>
          </table:table-cell>
          <table:table-cell office:value-type="float" office:value="-0.000004">
            <text:p>0,000</text:p>
          </table:table-cell>
          <table:table-cell table:style-name="ce3" table:formula="of:=ABS([.B368] )" office:value-type="float" office:value="0.000027">
            <text:p>0,000</text:p>
          </table:table-cell>
          <table:table-cell table:style-name="ce3" table:formula="of:=ABS([.C368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28404">
            <text:p>0,53</text:p>
          </table:table-cell>
          <table:table-cell office:value-type="float" office:value="-0.000025">
            <text:p>0,000</text:p>
          </table:table-cell>
          <table:table-cell office:value-type="float" office:value="-0.00001">
            <text:p>0,000</text:p>
          </table:table-cell>
          <table:table-cell table:style-name="ce3" table:formula="of:=ABS([.B369] )" office:value-type="float" office:value="0.000025">
            <text:p>0,000</text:p>
          </table:table-cell>
          <table:table-cell table:style-name="ce3" table:formula="of:=ABS([.C369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38404">
            <text:p>0,54</text:p>
          </table:table-cell>
          <table:table-cell office:value-type="float" office:value="-0.000066">
            <text:p>0,000</text:p>
          </table:table-cell>
          <table:table-cell office:value-type="float" office:value="-0.000005">
            <text:p>0,000</text:p>
          </table:table-cell>
          <table:table-cell table:style-name="ce3" table:formula="of:=ABS([.B370] )" office:value-type="float" office:value="0.000066">
            <text:p>0,000</text:p>
          </table:table-cell>
          <table:table-cell table:style-name="ce3" table:formula="of:=ABS([.C370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48404">
            <text:p>0,55</text:p>
          </table:table-cell>
          <table:table-cell office:value-type="float" office:value="-0.000082">
            <text:p>0,000</text:p>
          </table:table-cell>
          <table:table-cell office:value-type="float" office:value="-0.000006">
            <text:p>0,000</text:p>
          </table:table-cell>
          <table:table-cell table:style-name="ce3" table:formula="of:=ABS([.B371] )" office:value-type="float" office:value="0.000082">
            <text:p>0,000</text:p>
          </table:table-cell>
          <table:table-cell table:style-name="ce3" table:formula="of:=ABS([.C371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58404">
            <text:p>0,56</text:p>
          </table:table-cell>
          <table:table-cell office:value-type="float" office:value="-0.000135">
            <text:p>0,000</text:p>
          </table:table-cell>
          <table:table-cell office:value-type="float" office:value="0.000003">
            <text:p>0,000</text:p>
          </table:table-cell>
          <table:table-cell table:style-name="ce3" table:formula="of:=ABS([.B372] )" office:value-type="float" office:value="0.000135">
            <text:p>0,000</text:p>
          </table:table-cell>
          <table:table-cell table:style-name="ce3" table:formula="of:=ABS([.C372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68404">
            <text:p>0,57</text:p>
          </table:table-cell>
          <table:table-cell office:value-type="float" office:value="-0.000164">
            <text:p>0,000</text:p>
          </table:table-cell>
          <table:table-cell office:value-type="float" office:value="-0.000012">
            <text:p>0,000</text:p>
          </table:table-cell>
          <table:table-cell table:style-name="ce3" table:formula="of:=ABS([.B373] )" office:value-type="float" office:value="0.000164">
            <text:p>0,000</text:p>
          </table:table-cell>
          <table:table-cell table:style-name="ce3" table:formula="of:=ABS([.C373] )" office:value-type="float" office:value="0.00001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78404">
            <text:p>0,58</text:p>
          </table:table-cell>
          <table:table-cell office:value-type="float" office:value="-0.000217">
            <text:p>0,000</text:p>
          </table:table-cell>
          <table:table-cell office:value-type="float" office:value="-0.000003">
            <text:p>0,000</text:p>
          </table:table-cell>
          <table:table-cell table:style-name="ce3" table:formula="of:=ABS([.B374] )" office:value-type="float" office:value="0.000217">
            <text:p>0,000</text:p>
          </table:table-cell>
          <table:table-cell table:style-name="ce3" table:formula="of:=ABS([.C374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88404">
            <text:p>0,59</text:p>
          </table:table-cell>
          <table:table-cell office:value-type="float" office:value="-0.000248">
            <text:p>0,000</text:p>
          </table:table-cell>
          <table:table-cell office:value-type="float" office:value="-0.000004">
            <text:p>0,000</text:p>
          </table:table-cell>
          <table:table-cell table:style-name="ce3" table:formula="of:=ABS([.B375] )" office:value-type="float" office:value="0.000248">
            <text:p>0,000</text:p>
          </table:table-cell>
          <table:table-cell table:style-name="ce3" table:formula="of:=ABS([.C375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98404">
            <text:p>0,6</text:p>
          </table:table-cell>
          <table:table-cell office:value-type="float" office:value="-0.000289">
            <text:p>0,000</text:p>
          </table:table-cell>
          <table:table-cell office:value-type="float" office:value="0.000001">
            <text:p>0,000</text:p>
          </table:table-cell>
          <table:table-cell table:style-name="ce3" table:formula="of:=ABS([.B376] )" office:value-type="float" office:value="0.000289">
            <text:p>0,000</text:p>
          </table:table-cell>
          <table:table-cell table:style-name="ce3" table:formula="of:=ABS([.C376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08404">
            <text:p>0,61</text:p>
          </table:table-cell>
          <table:table-cell office:value-type="float" office:value="-0.000325">
            <text:p>0,000</text:p>
          </table:table-cell>
          <table:table-cell office:value-type="float" office:value="-0.000005">
            <text:p>0,000</text:p>
          </table:table-cell>
          <table:table-cell table:style-name="ce3" table:formula="of:=ABS([.B377] )" office:value-type="float" office:value="0.000325">
            <text:p>0,000</text:p>
          </table:table-cell>
          <table:table-cell table:style-name="ce3" table:formula="of:=ABS([.C377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18404">
            <text:p>0,62</text:p>
          </table:table-cell>
          <table:table-cell office:value-type="float" office:value="-0.000358">
            <text:p>0,000</text:p>
          </table:table-cell>
          <table:table-cell office:value-type="float" office:value="-0.000007">
            <text:p>0,000</text:p>
          </table:table-cell>
          <table:table-cell table:style-name="ce3" table:formula="of:=ABS([.B378] )" office:value-type="float" office:value="0.000358">
            <text:p>0,000</text:p>
          </table:table-cell>
          <table:table-cell table:style-name="ce3" table:formula="of:=ABS([.C378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28404">
            <text:p>0,63</text:p>
          </table:table-cell>
          <table:table-cell office:value-type="float" office:value="-0.000387">
            <text:p>0,000</text:p>
          </table:table-cell>
          <table:table-cell office:value-type="float" office:value="-0.000006">
            <text:p>0,000</text:p>
          </table:table-cell>
          <table:table-cell table:style-name="ce3" table:formula="of:=ABS([.B379] )" office:value-type="float" office:value="0.000387">
            <text:p>0,000</text:p>
          </table:table-cell>
          <table:table-cell table:style-name="ce3" table:formula="of:=ABS([.C379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38404">
            <text:p>0,64</text:p>
          </table:table-cell>
          <table:table-cell office:value-type="float" office:value="-0.000399">
            <text:p>0,000</text:p>
          </table:table-cell>
          <table:table-cell office:value-type="float" office:value="-0.000002">
            <text:p>0,000</text:p>
          </table:table-cell>
          <table:table-cell table:style-name="ce3" table:formula="of:=ABS([.B380] )" office:value-type="float" office:value="0.000399">
            <text:p>0,000</text:p>
          </table:table-cell>
          <table:table-cell table:style-name="ce3" table:formula="of:=ABS([.C380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48404">
            <text:p>0,65</text:p>
          </table:table-cell>
          <table:table-cell office:value-type="float" office:value="-0.00044">
            <text:p>0,000</text:p>
          </table:table-cell>
          <table:table-cell office:value-type="float" office:value="-0.000012">
            <text:p>0,000</text:p>
          </table:table-cell>
          <table:table-cell table:style-name="ce3" table:formula="of:=ABS([.B381] )" office:value-type="float" office:value="0.00044">
            <text:p>0,000</text:p>
          </table:table-cell>
          <table:table-cell table:style-name="ce3" table:formula="of:=ABS([.C381] )" office:value-type="float" office:value="0.00001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58404">
            <text:p>0,66</text:p>
          </table:table-cell>
          <table:table-cell office:value-type="float" office:value="-0.000465">
            <text:p>0,000</text:p>
          </table:table-cell>
          <table:table-cell office:value-type="float" office:value="-0.000007">
            <text:p>0,000</text:p>
          </table:table-cell>
          <table:table-cell table:style-name="ce3" table:formula="of:=ABS([.B382] )" office:value-type="float" office:value="0.000465">
            <text:p>0,000</text:p>
          </table:table-cell>
          <table:table-cell table:style-name="ce3" table:formula="of:=ABS([.C382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68404">
            <text:p>0,67</text:p>
          </table:table-cell>
          <table:table-cell office:value-type="float" office:value="-0.000505">
            <text:p>-0,001</text:p>
          </table:table-cell>
          <table:table-cell office:value-type="float" office:value="-0.000017">
            <text:p>0,000</text:p>
          </table:table-cell>
          <table:table-cell table:style-name="ce3" table:formula="of:=ABS([.B383] )" office:value-type="float" office:value="0.000505">
            <text:p>0,001</text:p>
          </table:table-cell>
          <table:table-cell table:style-name="ce3" table:formula="of:=ABS([.C383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78404">
            <text:p>0,68</text:p>
          </table:table-cell>
          <table:table-cell office:value-type="float" office:value="-0.000516">
            <text:p>-0,001</text:p>
          </table:table-cell>
          <table:table-cell office:value-type="float" office:value="-0.000012">
            <text:p>0,000</text:p>
          </table:table-cell>
          <table:table-cell table:style-name="ce3" table:formula="of:=ABS([.B384] )" office:value-type="float" office:value="0.000516">
            <text:p>0,001</text:p>
          </table:table-cell>
          <table:table-cell table:style-name="ce3" table:formula="of:=ABS([.C384] )" office:value-type="float" office:value="0.00001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88404">
            <text:p>0,69</text:p>
          </table:table-cell>
          <table:table-cell office:value-type="float" office:value="-0.000528">
            <text:p>-0,001</text:p>
          </table:table-cell>
          <table:table-cell office:value-type="float" office:value="-0.000009">
            <text:p>0,000</text:p>
          </table:table-cell>
          <table:table-cell table:style-name="ce3" table:formula="of:=ABS([.B385] )" office:value-type="float" office:value="0.000528">
            <text:p>0,001</text:p>
          </table:table-cell>
          <table:table-cell table:style-name="ce3" table:formula="of:=ABS([.C385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98404">
            <text:p>0,7</text:p>
          </table:table-cell>
          <table:table-cell office:value-type="float" office:value="-0.000543">
            <text:p>-0,001</text:p>
          </table:table-cell>
          <table:table-cell office:value-type="float" office:value="0.000006">
            <text:p>0,000</text:p>
          </table:table-cell>
          <table:table-cell table:style-name="ce3" table:formula="of:=ABS([.B386] )" office:value-type="float" office:value="0.000543">
            <text:p>0,001</text:p>
          </table:table-cell>
          <table:table-cell table:style-name="ce3" table:formula="of:=ABS([.C386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08404">
            <text:p>0,71</text:p>
          </table:table-cell>
          <table:table-cell office:value-type="float" office:value="-0.000577">
            <text:p>-0,001</text:p>
          </table:table-cell>
          <table:table-cell office:value-type="float" office:value="0.000003">
            <text:p>0,000</text:p>
          </table:table-cell>
          <table:table-cell table:style-name="ce3" table:formula="of:=ABS([.B387] )" office:value-type="float" office:value="0.000577">
            <text:p>0,001</text:p>
          </table:table-cell>
          <table:table-cell table:style-name="ce3" table:formula="of:=ABS([.C387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18404">
            <text:p>0,72</text:p>
          </table:table-cell>
          <table:table-cell office:value-type="float" office:value="-0.000584">
            <text:p>-0,001</text:p>
          </table:table-cell>
          <table:table-cell office:value-type="float" office:value="-0.000004">
            <text:p>0,000</text:p>
          </table:table-cell>
          <table:table-cell table:style-name="ce3" table:formula="of:=ABS([.B388] )" office:value-type="float" office:value="0.000584">
            <text:p>0,001</text:p>
          </table:table-cell>
          <table:table-cell table:style-name="ce3" table:formula="of:=ABS([.C388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28404">
            <text:p>0,73</text:p>
          </table:table-cell>
          <table:table-cell office:value-type="float" office:value="-0.000626">
            <text:p>-0,001</text:p>
          </table:table-cell>
          <table:table-cell office:value-type="float" office:value="-0">
            <text:p>0,000</text:p>
          </table:table-cell>
          <table:table-cell table:style-name="ce3" table:formula="of:=ABS([.B389] )" office:value-type="float" office:value="0.000626">
            <text:p>0,001</text:p>
          </table:table-cell>
          <table:table-cell table:style-name="ce3" table:formula="of:=ABS([.C389] )" office:value-type="float" office:value="0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38404">
            <text:p>0,74</text:p>
          </table:table-cell>
          <table:table-cell office:value-type="float" office:value="-0.000643">
            <text:p>-0,001</text:p>
          </table:table-cell>
          <table:table-cell office:value-type="float" office:value="-0.000002">
            <text:p>0,000</text:p>
          </table:table-cell>
          <table:table-cell table:style-name="ce3" table:formula="of:=ABS([.B390] )" office:value-type="float" office:value="0.000643">
            <text:p>0,001</text:p>
          </table:table-cell>
          <table:table-cell table:style-name="ce3" table:formula="of:=ABS([.C390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48404">
            <text:p>0,75</text:p>
          </table:table-cell>
          <table:table-cell office:value-type="float" office:value="-0.000667">
            <text:p>-0,001</text:p>
          </table:table-cell>
          <table:table-cell office:value-type="float" office:value="-0.000011">
            <text:p>0,000</text:p>
          </table:table-cell>
          <table:table-cell table:style-name="ce3" table:formula="of:=ABS([.B391] )" office:value-type="float" office:value="0.000667">
            <text:p>0,001</text:p>
          </table:table-cell>
          <table:table-cell table:style-name="ce3" table:formula="of:=ABS([.C391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58404">
            <text:p>0,76</text:p>
          </table:table-cell>
          <table:table-cell office:value-type="float" office:value="-0.000682">
            <text:p>-0,001</text:p>
          </table:table-cell>
          <table:table-cell office:value-type="float" office:value="-0.000026">
            <text:p>0,000</text:p>
          </table:table-cell>
          <table:table-cell table:style-name="ce3" table:formula="of:=ABS([.B392] )" office:value-type="float" office:value="0.000682">
            <text:p>0,001</text:p>
          </table:table-cell>
          <table:table-cell table:style-name="ce3" table:formula="of:=ABS([.C392] )" office:value-type="float" office:value="0.00002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68404">
            <text:p>0,77</text:p>
          </table:table-cell>
          <table:table-cell office:value-type="float" office:value="-0.00069">
            <text:p>-0,001</text:p>
          </table:table-cell>
          <table:table-cell office:value-type="float" office:value="-0.000003">
            <text:p>0,000</text:p>
          </table:table-cell>
          <table:table-cell table:style-name="ce3" table:formula="of:=ABS([.B393] )" office:value-type="float" office:value="0.00069">
            <text:p>0,001</text:p>
          </table:table-cell>
          <table:table-cell table:style-name="ce3" table:formula="of:=ABS([.C393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78404">
            <text:p>0,78</text:p>
          </table:table-cell>
          <table:table-cell office:value-type="float" office:value="-0.000691">
            <text:p>-0,001</text:p>
          </table:table-cell>
          <table:table-cell office:value-type="float" office:value="-0.000004">
            <text:p>0,000</text:p>
          </table:table-cell>
          <table:table-cell table:style-name="ce3" table:formula="of:=ABS([.B394] )" office:value-type="float" office:value="0.000691">
            <text:p>0,001</text:p>
          </table:table-cell>
          <table:table-cell table:style-name="ce3" table:formula="of:=ABS([.C394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88404">
            <text:p>0,79</text:p>
          </table:table-cell>
          <table:table-cell office:value-type="float" office:value="-0.000717">
            <text:p>-0,001</text:p>
          </table:table-cell>
          <table:table-cell office:value-type="float" office:value="-0.000015">
            <text:p>0,000</text:p>
          </table:table-cell>
          <table:table-cell table:style-name="ce3" table:formula="of:=ABS([.B395] )" office:value-type="float" office:value="0.000717">
            <text:p>0,001</text:p>
          </table:table-cell>
          <table:table-cell table:style-name="ce3" table:formula="of:=ABS([.C395] )" office:value-type="float" office:value="0.00001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98404">
            <text:p>0,8</text:p>
          </table:table-cell>
          <table:table-cell office:value-type="float" office:value="-0.000721">
            <text:p>-0,001</text:p>
          </table:table-cell>
          <table:table-cell office:value-type="float" office:value="-0.000004">
            <text:p>0,000</text:p>
          </table:table-cell>
          <table:table-cell table:style-name="ce3" table:formula="of:=ABS([.B396] )" office:value-type="float" office:value="0.000721">
            <text:p>0,001</text:p>
          </table:table-cell>
          <table:table-cell table:style-name="ce3" table:formula="of:=ABS([.C396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08404">
            <text:p>0,81</text:p>
          </table:table-cell>
          <table:table-cell office:value-type="float" office:value="-0.000752">
            <text:p>-0,001</text:p>
          </table:table-cell>
          <table:table-cell office:value-type="float" office:value="-0.00002">
            <text:p>0,000</text:p>
          </table:table-cell>
          <table:table-cell table:style-name="ce3" table:formula="of:=ABS([.B397] )" office:value-type="float" office:value="0.000752">
            <text:p>0,001</text:p>
          </table:table-cell>
          <table:table-cell table:style-name="ce3" table:formula="of:=ABS([.C397] )" office:value-type="float" office:value="0.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18404">
            <text:p>0,82</text:p>
          </table:table-cell>
          <table:table-cell office:value-type="float" office:value="-0.000733">
            <text:p>-0,001</text:p>
          </table:table-cell>
          <table:table-cell office:value-type="float" office:value="-0.000001">
            <text:p>0,000</text:p>
          </table:table-cell>
          <table:table-cell table:style-name="ce3" table:formula="of:=ABS([.B398] )" office:value-type="float" office:value="0.000733">
            <text:p>0,001</text:p>
          </table:table-cell>
          <table:table-cell table:style-name="ce3" table:formula="of:=ABS([.C398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28404">
            <text:p>0,83</text:p>
          </table:table-cell>
          <table:table-cell office:value-type="float" office:value="-0.000756">
            <text:p>-0,001</text:p>
          </table:table-cell>
          <table:table-cell office:value-type="float" office:value="-0.000009">
            <text:p>0,000</text:p>
          </table:table-cell>
          <table:table-cell table:style-name="ce3" table:formula="of:=ABS([.B399] )" office:value-type="float" office:value="0.000756">
            <text:p>0,001</text:p>
          </table:table-cell>
          <table:table-cell table:style-name="ce3" table:formula="of:=ABS([.C399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38404">
            <text:p>0,84</text:p>
          </table:table-cell>
          <table:table-cell office:value-type="float" office:value="-0.000747">
            <text:p>-0,001</text:p>
          </table:table-cell>
          <table:table-cell office:value-type="float" office:value="-0.000014">
            <text:p>0,000</text:p>
          </table:table-cell>
          <table:table-cell table:style-name="ce3" table:formula="of:=ABS([.B400] )" office:value-type="float" office:value="0.000747">
            <text:p>0,001</text:p>
          </table:table-cell>
          <table:table-cell table:style-name="ce3" table:formula="of:=ABS([.C400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48404">
            <text:p>0,85</text:p>
          </table:table-cell>
          <table:table-cell office:value-type="float" office:value="-0.00075">
            <text:p>-0,001</text:p>
          </table:table-cell>
          <table:table-cell office:value-type="float" office:value="-0.000003">
            <text:p>0,000</text:p>
          </table:table-cell>
          <table:table-cell table:style-name="ce3" table:formula="of:=ABS([.B401] )" office:value-type="float" office:value="0.00075">
            <text:p>0,001</text:p>
          </table:table-cell>
          <table:table-cell table:style-name="ce3" table:formula="of:=ABS([.C401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58404">
            <text:p>0,86</text:p>
          </table:table-cell>
          <table:table-cell office:value-type="float" office:value="-0.000753">
            <text:p>-0,001</text:p>
          </table:table-cell>
          <table:table-cell office:value-type="float" office:value="-0.000005">
            <text:p>0,000</text:p>
          </table:table-cell>
          <table:table-cell table:style-name="ce3" table:formula="of:=ABS([.B402] )" office:value-type="float" office:value="0.000753">
            <text:p>0,001</text:p>
          </table:table-cell>
          <table:table-cell table:style-name="ce3" table:formula="of:=ABS([.C402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68404">
            <text:p>0,87</text:p>
          </table:table-cell>
          <table:table-cell office:value-type="float" office:value="-0.00077">
            <text:p>-0,001</text:p>
          </table:table-cell>
          <table:table-cell office:value-type="float" office:value="-0.000007">
            <text:p>0,000</text:p>
          </table:table-cell>
          <table:table-cell table:style-name="ce3" table:formula="of:=ABS([.B403] )" office:value-type="float" office:value="0.00077">
            <text:p>0,001</text:p>
          </table:table-cell>
          <table:table-cell table:style-name="ce3" table:formula="of:=ABS([.C403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78404">
            <text:p>0,88</text:p>
          </table:table-cell>
          <table:table-cell office:value-type="float" office:value="-0.000787">
            <text:p>-0,001</text:p>
          </table:table-cell>
          <table:table-cell office:value-type="float" office:value="0.000007">
            <text:p>0,000</text:p>
          </table:table-cell>
          <table:table-cell table:style-name="ce3" table:formula="of:=ABS([.B404] )" office:value-type="float" office:value="0.000787">
            <text:p>0,001</text:p>
          </table:table-cell>
          <table:table-cell table:style-name="ce3" table:formula="of:=ABS([.C404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88404">
            <text:p>0,89</text:p>
          </table:table-cell>
          <table:table-cell office:value-type="float" office:value="-0.000759">
            <text:p>-0,001</text:p>
          </table:table-cell>
          <table:table-cell office:value-type="float" office:value="-0.000011">
            <text:p>0,000</text:p>
          </table:table-cell>
          <table:table-cell table:style-name="ce3" table:formula="of:=ABS([.B405] )" office:value-type="float" office:value="0.000759">
            <text:p>0,001</text:p>
          </table:table-cell>
          <table:table-cell table:style-name="ce3" table:formula="of:=ABS([.C405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98404">
            <text:p>0,9</text:p>
          </table:table-cell>
          <table:table-cell office:value-type="float" office:value="-0.000762">
            <text:p>-0,001</text:p>
          </table:table-cell>
          <table:table-cell office:value-type="float" office:value="0">
            <text:p>0,000</text:p>
          </table:table-cell>
          <table:table-cell table:style-name="ce3" table:formula="of:=ABS([.B406] )" office:value-type="float" office:value="0.000762">
            <text:p>0,001</text:p>
          </table:table-cell>
          <table:table-cell table:style-name="ce3" table:formula="of:=ABS([.C406] )" office:value-type="float" office:value="0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08404">
            <text:p>0,91</text:p>
          </table:table-cell>
          <table:table-cell office:value-type="float" office:value="-0.000768">
            <text:p>-0,001</text:p>
          </table:table-cell>
          <table:table-cell office:value-type="float" office:value="-0.000005">
            <text:p>0,000</text:p>
          </table:table-cell>
          <table:table-cell table:style-name="ce3" table:formula="of:=ABS([.B407] )" office:value-type="float" office:value="0.000768">
            <text:p>0,001</text:p>
          </table:table-cell>
          <table:table-cell table:style-name="ce3" table:formula="of:=ABS([.C407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18404">
            <text:p>0,92</text:p>
          </table:table-cell>
          <table:table-cell office:value-type="float" office:value="-0.000761">
            <text:p>-0,001</text:p>
          </table:table-cell>
          <table:table-cell office:value-type="float" office:value="0.000002">
            <text:p>0,000</text:p>
          </table:table-cell>
          <table:table-cell table:style-name="ce3" table:formula="of:=ABS([.B408] )" office:value-type="float" office:value="0.000761">
            <text:p>0,001</text:p>
          </table:table-cell>
          <table:table-cell table:style-name="ce3" table:formula="of:=ABS([.C408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28404">
            <text:p>0,93</text:p>
          </table:table-cell>
          <table:table-cell office:value-type="float" office:value="-0.000757">
            <text:p>-0,001</text:p>
          </table:table-cell>
          <table:table-cell office:value-type="float" office:value="-0.00001">
            <text:p>0,000</text:p>
          </table:table-cell>
          <table:table-cell table:style-name="ce3" table:formula="of:=ABS([.B409] )" office:value-type="float" office:value="0.000757">
            <text:p>0,001</text:p>
          </table:table-cell>
          <table:table-cell table:style-name="ce3" table:formula="of:=ABS([.C409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38404">
            <text:p>0,94</text:p>
          </table:table-cell>
          <table:table-cell office:value-type="float" office:value="-0.000742">
            <text:p>-0,001</text:p>
          </table:table-cell>
          <table:table-cell office:value-type="float" office:value="0.000006">
            <text:p>0,000</text:p>
          </table:table-cell>
          <table:table-cell table:style-name="ce3" table:formula="of:=ABS([.B410] )" office:value-type="float" office:value="0.000742">
            <text:p>0,001</text:p>
          </table:table-cell>
          <table:table-cell table:style-name="ce3" table:formula="of:=ABS([.C410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48404">
            <text:p>0,95</text:p>
          </table:table-cell>
          <table:table-cell office:value-type="float" office:value="-0.000762">
            <text:p>-0,001</text:p>
          </table:table-cell>
          <table:table-cell office:value-type="float" office:value="-0.000029">
            <text:p>0,000</text:p>
          </table:table-cell>
          <table:table-cell table:style-name="ce3" table:formula="of:=ABS([.B411] )" office:value-type="float" office:value="0.000762">
            <text:p>0,001</text:p>
          </table:table-cell>
          <table:table-cell table:style-name="ce3" table:formula="of:=ABS([.C411] )" office:value-type="float" office:value="0.00002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58404">
            <text:p>0,96</text:p>
          </table:table-cell>
          <table:table-cell office:value-type="float" office:value="-0.000756">
            <text:p>-0,001</text:p>
          </table:table-cell>
          <table:table-cell office:value-type="float" office:value="-0.000008">
            <text:p>0,000</text:p>
          </table:table-cell>
          <table:table-cell table:style-name="ce3" table:formula="of:=ABS([.B412] )" office:value-type="float" office:value="0.000756">
            <text:p>0,001</text:p>
          </table:table-cell>
          <table:table-cell table:style-name="ce3" table:formula="of:=ABS([.C412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68404">
            <text:p>0,97</text:p>
          </table:table-cell>
          <table:table-cell office:value-type="float" office:value="-0.000725">
            <text:p>-0,001</text:p>
          </table:table-cell>
          <table:table-cell office:value-type="float" office:value="-0.000007">
            <text:p>0,000</text:p>
          </table:table-cell>
          <table:table-cell table:style-name="ce3" table:formula="of:=ABS([.B413] )" office:value-type="float" office:value="0.000725">
            <text:p>0,001</text:p>
          </table:table-cell>
          <table:table-cell table:style-name="ce3" table:formula="of:=ABS([.C413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78404">
            <text:p>0,98</text:p>
          </table:table-cell>
          <table:table-cell office:value-type="float" office:value="-0.000715">
            <text:p>-0,001</text:p>
          </table:table-cell>
          <table:table-cell office:value-type="float" office:value="0.000002">
            <text:p>0,000</text:p>
          </table:table-cell>
          <table:table-cell table:style-name="ce3" table:formula="of:=ABS([.B414] )" office:value-type="float" office:value="0.000715">
            <text:p>0,001</text:p>
          </table:table-cell>
          <table:table-cell table:style-name="ce3" table:formula="of:=ABS([.C414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88404">
            <text:p>0,99</text:p>
          </table:table-cell>
          <table:table-cell office:value-type="float" office:value="-0.000697">
            <text:p>-0,001</text:p>
          </table:table-cell>
          <table:table-cell office:value-type="float" office:value="-0.00001">
            <text:p>0,000</text:p>
          </table:table-cell>
          <table:table-cell table:style-name="ce3" table:formula="of:=ABS([.B415] )" office:value-type="float" office:value="0.000697">
            <text:p>0,001</text:p>
          </table:table-cell>
          <table:table-cell table:style-name="ce3" table:formula="of:=ABS([.C415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98404">
            <text:p>1</text:p>
          </table:table-cell>
          <table:table-cell office:value-type="float" office:value="-0.000701">
            <text:p>-0,001</text:p>
          </table:table-cell>
          <table:table-cell office:value-type="float" office:value="0.000001">
            <text:p>0,000</text:p>
          </table:table-cell>
          <table:table-cell table:style-name="ce3" table:formula="of:=ABS([.B416] )" office:value-type="float" office:value="0.000701">
            <text:p>0,001</text:p>
          </table:table-cell>
          <table:table-cell table:style-name="ce3" table:formula="of:=ABS([.C416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08404">
            <text:p>1,01</text:p>
          </table:table-cell>
          <table:table-cell office:value-type="float" office:value="-0.000713">
            <text:p>-0,001</text:p>
          </table:table-cell>
          <table:table-cell office:value-type="float" office:value="-0.000011">
            <text:p>0,000</text:p>
          </table:table-cell>
          <table:table-cell table:style-name="ce3" table:formula="of:=ABS([.B417] )" office:value-type="float" office:value="0.000713">
            <text:p>0,001</text:p>
          </table:table-cell>
          <table:table-cell table:style-name="ce3" table:formula="of:=ABS([.C417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18404">
            <text:p>1,02</text:p>
          </table:table-cell>
          <table:table-cell office:value-type="float" office:value="-0.000688">
            <text:p>-0,001</text:p>
          </table:table-cell>
          <table:table-cell office:value-type="float" office:value="-0.000016">
            <text:p>0,000</text:p>
          </table:table-cell>
          <table:table-cell table:style-name="ce3" table:formula="of:=ABS([.B418] )" office:value-type="float" office:value="0.000688">
            <text:p>0,001</text:p>
          </table:table-cell>
          <table:table-cell table:style-name="ce3" table:formula="of:=ABS([.C418] )" office:value-type="float" office:value="0.00001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28404">
            <text:p>1,03</text:p>
          </table:table-cell>
          <table:table-cell office:value-type="float" office:value="-0.000671">
            <text:p>-0,001</text:p>
          </table:table-cell>
          <table:table-cell office:value-type="float" office:value="-0.000015">
            <text:p>0,000</text:p>
          </table:table-cell>
          <table:table-cell table:style-name="ce3" table:formula="of:=ABS([.B419] )" office:value-type="float" office:value="0.000671">
            <text:p>0,001</text:p>
          </table:table-cell>
          <table:table-cell table:style-name="ce3" table:formula="of:=ABS([.C419] )" office:value-type="float" office:value="0.00001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38404">
            <text:p>1,04</text:p>
          </table:table-cell>
          <table:table-cell office:value-type="float" office:value="-0.000679">
            <text:p>-0,001</text:p>
          </table:table-cell>
          <table:table-cell office:value-type="float" office:value="-0.000008">
            <text:p>0,000</text:p>
          </table:table-cell>
          <table:table-cell table:style-name="ce3" table:formula="of:=ABS([.B420] )" office:value-type="float" office:value="0.000679">
            <text:p>0,001</text:p>
          </table:table-cell>
          <table:table-cell table:style-name="ce3" table:formula="of:=ABS([.C420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48404">
            <text:p>1,05</text:p>
          </table:table-cell>
          <table:table-cell office:value-type="float" office:value="-0.000651">
            <text:p>-0,001</text:p>
          </table:table-cell>
          <table:table-cell office:value-type="float" office:value="0.000005">
            <text:p>0,000</text:p>
          </table:table-cell>
          <table:table-cell table:style-name="ce3" table:formula="of:=ABS([.B421] )" office:value-type="float" office:value="0.000651">
            <text:p>0,001</text:p>
          </table:table-cell>
          <table:table-cell table:style-name="ce3" table:formula="of:=ABS([.C421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58404">
            <text:p>1,06</text:p>
          </table:table-cell>
          <table:table-cell office:value-type="float" office:value="-0.000649">
            <text:p>-0,001</text:p>
          </table:table-cell>
          <table:table-cell office:value-type="float" office:value="-0.000008">
            <text:p>0,000</text:p>
          </table:table-cell>
          <table:table-cell table:style-name="ce3" table:formula="of:=ABS([.B422] )" office:value-type="float" office:value="0.000649">
            <text:p>0,001</text:p>
          </table:table-cell>
          <table:table-cell table:style-name="ce3" table:formula="of:=ABS([.C422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68404">
            <text:p>1,07</text:p>
          </table:table-cell>
          <table:table-cell office:value-type="float" office:value="-0.000627">
            <text:p>-0,001</text:p>
          </table:table-cell>
          <table:table-cell office:value-type="float" office:value="-0.000001">
            <text:p>0,000</text:p>
          </table:table-cell>
          <table:table-cell table:style-name="ce3" table:formula="of:=ABS([.B423] )" office:value-type="float" office:value="0.000627">
            <text:p>0,001</text:p>
          </table:table-cell>
          <table:table-cell table:style-name="ce3" table:formula="of:=ABS([.C423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78404">
            <text:p>1,08</text:p>
          </table:table-cell>
          <table:table-cell office:value-type="float" office:value="-0.000616">
            <text:p>-0,001</text:p>
          </table:table-cell>
          <table:table-cell office:value-type="float" office:value="0.000009">
            <text:p>0,000</text:p>
          </table:table-cell>
          <table:table-cell table:style-name="ce3" table:formula="of:=ABS([.B424] )" office:value-type="float" office:value="0.000616">
            <text:p>0,001</text:p>
          </table:table-cell>
          <table:table-cell table:style-name="ce3" table:formula="of:=ABS([.C424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88404">
            <text:p>1,09</text:p>
          </table:table-cell>
          <table:table-cell office:value-type="float" office:value="-0.000602">
            <text:p>-0,001</text:p>
          </table:table-cell>
          <table:table-cell office:value-type="float" office:value="-0.000007">
            <text:p>0,000</text:p>
          </table:table-cell>
          <table:table-cell table:style-name="ce3" table:formula="of:=ABS([.B425] )" office:value-type="float" office:value="0.000602">
            <text:p>0,001</text:p>
          </table:table-cell>
          <table:table-cell table:style-name="ce3" table:formula="of:=ABS([.C425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98404">
            <text:p>1,1</text:p>
          </table:table-cell>
          <table:table-cell office:value-type="float" office:value="-0.00057">
            <text:p>-0,001</text:p>
          </table:table-cell>
          <table:table-cell office:value-type="float" office:value="0.00001">
            <text:p>0,000</text:p>
          </table:table-cell>
          <table:table-cell table:style-name="ce3" table:formula="of:=ABS([.B426] )" office:value-type="float" office:value="0.00057">
            <text:p>0,001</text:p>
          </table:table-cell>
          <table:table-cell table:style-name="ce3" table:formula="of:=ABS([.C426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08404">
            <text:p>1,11</text:p>
          </table:table-cell>
          <table:table-cell office:value-type="float" office:value="-0.000566">
            <text:p>-0,001</text:p>
          </table:table-cell>
          <table:table-cell office:value-type="float" office:value="-0.000001">
            <text:p>0,000</text:p>
          </table:table-cell>
          <table:table-cell table:style-name="ce3" table:formula="of:=ABS([.B427] )" office:value-type="float" office:value="0.000566">
            <text:p>0,001</text:p>
          </table:table-cell>
          <table:table-cell table:style-name="ce3" table:formula="of:=ABS([.C427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18404">
            <text:p>1,12</text:p>
          </table:table-cell>
          <table:table-cell office:value-type="float" office:value="-0.00056">
            <text:p>-0,001</text:p>
          </table:table-cell>
          <table:table-cell office:value-type="float" office:value="0.000005">
            <text:p>0,000</text:p>
          </table:table-cell>
          <table:table-cell table:style-name="ce3" table:formula="of:=ABS([.B428] )" office:value-type="float" office:value="0.00056">
            <text:p>0,001</text:p>
          </table:table-cell>
          <table:table-cell table:style-name="ce3" table:formula="of:=ABS([.C428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28404">
            <text:p>1,13</text:p>
          </table:table-cell>
          <table:table-cell office:value-type="float" office:value="-0.000536">
            <text:p>-0,001</text:p>
          </table:table-cell>
          <table:table-cell office:value-type="float" office:value="-0.000002">
            <text:p>0,000</text:p>
          </table:table-cell>
          <table:table-cell table:style-name="ce3" table:formula="of:=ABS([.B429] )" office:value-type="float" office:value="0.000536">
            <text:p>0,001</text:p>
          </table:table-cell>
          <table:table-cell table:style-name="ce3" table:formula="of:=ABS([.C429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38404">
            <text:p>1,14</text:p>
          </table:table-cell>
          <table:table-cell office:value-type="float" office:value="-0.000497">
            <text:p>0,000</text:p>
          </table:table-cell>
          <table:table-cell office:value-type="float" office:value="0.000007">
            <text:p>0,000</text:p>
          </table:table-cell>
          <table:table-cell table:style-name="ce3" table:formula="of:=ABS([.B430] )" office:value-type="float" office:value="0.000497">
            <text:p>0,000</text:p>
          </table:table-cell>
          <table:table-cell table:style-name="ce3" table:formula="of:=ABS([.C430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48404">
            <text:p>1,15</text:p>
          </table:table-cell>
          <table:table-cell office:value-type="float" office:value="-0.000502">
            <text:p>-0,001</text:p>
          </table:table-cell>
          <table:table-cell office:value-type="float" office:value="0.000017">
            <text:p>0,000</text:p>
          </table:table-cell>
          <table:table-cell table:style-name="ce3" table:formula="of:=ABS([.B431] )" office:value-type="float" office:value="0.000502">
            <text:p>0,001</text:p>
          </table:table-cell>
          <table:table-cell table:style-name="ce3" table:formula="of:=ABS([.C431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58404">
            <text:p>1,16</text:p>
          </table:table-cell>
          <table:table-cell office:value-type="float" office:value="-0.000477">
            <text:p>0,000</text:p>
          </table:table-cell>
          <table:table-cell office:value-type="float" office:value="-0.000004">
            <text:p>0,000</text:p>
          </table:table-cell>
          <table:table-cell table:style-name="ce3" table:formula="of:=ABS([.B432] )" office:value-type="float" office:value="0.000477">
            <text:p>0,000</text:p>
          </table:table-cell>
          <table:table-cell table:style-name="ce3" table:formula="of:=ABS([.C432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68404">
            <text:p>1,17</text:p>
          </table:table-cell>
          <table:table-cell office:value-type="float" office:value="-0.000482">
            <text:p>0,000</text:p>
          </table:table-cell>
          <table:table-cell office:value-type="float" office:value="-0.000009">
            <text:p>0,000</text:p>
          </table:table-cell>
          <table:table-cell table:style-name="ce3" table:formula="of:=ABS([.B433] )" office:value-type="float" office:value="0.000482">
            <text:p>0,000</text:p>
          </table:table-cell>
          <table:table-cell table:style-name="ce3" table:formula="of:=ABS([.C433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78404">
            <text:p>1,18</text:p>
          </table:table-cell>
          <table:table-cell office:value-type="float" office:value="-0.000472">
            <text:p>0,000</text:p>
          </table:table-cell>
          <table:table-cell office:value-type="float" office:value="0.000001">
            <text:p>0,000</text:p>
          </table:table-cell>
          <table:table-cell table:style-name="ce3" table:formula="of:=ABS([.B434] )" office:value-type="float" office:value="0.000472">
            <text:p>0,000</text:p>
          </table:table-cell>
          <table:table-cell table:style-name="ce3" table:formula="of:=ABS([.C434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88404">
            <text:p>1,19</text:p>
          </table:table-cell>
          <table:table-cell office:value-type="float" office:value="-0.000433">
            <text:p>0,000</text:p>
          </table:table-cell>
          <table:table-cell office:value-type="float" office:value="0.00001">
            <text:p>0,000</text:p>
          </table:table-cell>
          <table:table-cell table:style-name="ce3" table:formula="of:=ABS([.B435] )" office:value-type="float" office:value="0.000433">
            <text:p>0,000</text:p>
          </table:table-cell>
          <table:table-cell table:style-name="ce3" table:formula="of:=ABS([.C435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98404">
            <text:p>1,2</text:p>
          </table:table-cell>
          <table:table-cell office:value-type="float" office:value="-0.000425">
            <text:p>0,000</text:p>
          </table:table-cell>
          <table:table-cell office:value-type="float" office:value="0.000017">
            <text:p>0,000</text:p>
          </table:table-cell>
          <table:table-cell table:style-name="ce3" table:formula="of:=ABS([.B436] )" office:value-type="float" office:value="0.000425">
            <text:p>0,000</text:p>
          </table:table-cell>
          <table:table-cell table:style-name="ce3" table:formula="of:=ABS([.C436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08404">
            <text:p>1,21</text:p>
          </table:table-cell>
          <table:table-cell office:value-type="float" office:value="-0.000404">
            <text:p>0,000</text:p>
          </table:table-cell>
          <table:table-cell office:value-type="float" office:value="-0.000007">
            <text:p>0,000</text:p>
          </table:table-cell>
          <table:table-cell table:style-name="ce3" table:formula="of:=ABS([.B437] )" office:value-type="float" office:value="0.000404">
            <text:p>0,000</text:p>
          </table:table-cell>
          <table:table-cell table:style-name="ce3" table:formula="of:=ABS([.C437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18404">
            <text:p>1,22</text:p>
          </table:table-cell>
          <table:table-cell office:value-type="float" office:value="-0.000369">
            <text:p>0,000</text:p>
          </table:table-cell>
          <table:table-cell office:value-type="float" office:value="-0.000003">
            <text:p>0,000</text:p>
          </table:table-cell>
          <table:table-cell table:style-name="ce3" table:formula="of:=ABS([.B438] )" office:value-type="float" office:value="0.000369">
            <text:p>0,000</text:p>
          </table:table-cell>
          <table:table-cell table:style-name="ce3" table:formula="of:=ABS([.C438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28404">
            <text:p>1,23</text:p>
          </table:table-cell>
          <table:table-cell office:value-type="float" office:value="-0.000368">
            <text:p>0,000</text:p>
          </table:table-cell>
          <table:table-cell office:value-type="float" office:value="-0.000017">
            <text:p>0,000</text:p>
          </table:table-cell>
          <table:table-cell table:style-name="ce3" table:formula="of:=ABS([.B439] )" office:value-type="float" office:value="0.000368">
            <text:p>0,000</text:p>
          </table:table-cell>
          <table:table-cell table:style-name="ce3" table:formula="of:=ABS([.C439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38404">
            <text:p>1,24</text:p>
          </table:table-cell>
          <table:table-cell office:value-type="float" office:value="-0.000338">
            <text:p>0,000</text:p>
          </table:table-cell>
          <table:table-cell office:value-type="float" office:value="0.000013">
            <text:p>0,000</text:p>
          </table:table-cell>
          <table:table-cell table:style-name="ce3" table:formula="of:=ABS([.B440] )" office:value-type="float" office:value="0.000338">
            <text:p>0,000</text:p>
          </table:table-cell>
          <table:table-cell table:style-name="ce3" table:formula="of:=ABS([.C440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48404">
            <text:p>1,25</text:p>
          </table:table-cell>
          <table:table-cell office:value-type="float" office:value="-0.000342">
            <text:p>0,000</text:p>
          </table:table-cell>
          <table:table-cell office:value-type="float" office:value="-0.000006">
            <text:p>0,000</text:p>
          </table:table-cell>
          <table:table-cell table:style-name="ce3" table:formula="of:=ABS([.B441] )" office:value-type="float" office:value="0.000342">
            <text:p>0,000</text:p>
          </table:table-cell>
          <table:table-cell table:style-name="ce3" table:formula="of:=ABS([.C441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58404">
            <text:p>1,26</text:p>
          </table:table-cell>
          <table:table-cell office:value-type="float" office:value="-0.000319">
            <text:p>0,000</text:p>
          </table:table-cell>
          <table:table-cell office:value-type="float" office:value="-0.000013">
            <text:p>0,000</text:p>
          </table:table-cell>
          <table:table-cell table:style-name="ce3" table:formula="of:=ABS([.B442] )" office:value-type="float" office:value="0.000319">
            <text:p>0,000</text:p>
          </table:table-cell>
          <table:table-cell table:style-name="ce3" table:formula="of:=ABS([.C442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68404">
            <text:p>1,27</text:p>
          </table:table-cell>
          <table:table-cell office:value-type="float" office:value="-0.000299">
            <text:p>0,000</text:p>
          </table:table-cell>
          <table:table-cell office:value-type="float" office:value="-0.000009">
            <text:p>0,000</text:p>
          </table:table-cell>
          <table:table-cell table:style-name="ce3" table:formula="of:=ABS([.B443] )" office:value-type="float" office:value="0.000299">
            <text:p>0,000</text:p>
          </table:table-cell>
          <table:table-cell table:style-name="ce3" table:formula="of:=ABS([.C443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78404">
            <text:p>1,28</text:p>
          </table:table-cell>
          <table:table-cell office:value-type="float" office:value="-0.000283">
            <text:p>0,000</text:p>
          </table:table-cell>
          <table:table-cell office:value-type="float" office:value="0.000007">
            <text:p>0,000</text:p>
          </table:table-cell>
          <table:table-cell table:style-name="ce3" table:formula="of:=ABS([.B444] )" office:value-type="float" office:value="0.000283">
            <text:p>0,000</text:p>
          </table:table-cell>
          <table:table-cell table:style-name="ce3" table:formula="of:=ABS([.C444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88404">
            <text:p>1,29</text:p>
          </table:table-cell>
          <table:table-cell office:value-type="float" office:value="-0.000271">
            <text:p>0,000</text:p>
          </table:table-cell>
          <table:table-cell office:value-type="float" office:value="0.000003">
            <text:p>0,000</text:p>
          </table:table-cell>
          <table:table-cell table:style-name="ce3" table:formula="of:=ABS([.B445] )" office:value-type="float" office:value="0.000271">
            <text:p>0,000</text:p>
          </table:table-cell>
          <table:table-cell table:style-name="ce3" table:formula="of:=ABS([.C445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98404">
            <text:p>1,3</text:p>
          </table:table-cell>
          <table:table-cell office:value-type="float" office:value="-0.000234">
            <text:p>0,000</text:p>
          </table:table-cell>
          <table:table-cell office:value-type="float" office:value="-0.000005">
            <text:p>0,000</text:p>
          </table:table-cell>
          <table:table-cell table:style-name="ce3" table:formula="of:=ABS([.B446] )" office:value-type="float" office:value="0.000234">
            <text:p>0,000</text:p>
          </table:table-cell>
          <table:table-cell table:style-name="ce3" table:formula="of:=ABS([.C446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08404">
            <text:p>1,31</text:p>
          </table:table-cell>
          <table:table-cell office:value-type="float" office:value="-0.000247">
            <text:p>0,000</text:p>
          </table:table-cell>
          <table:table-cell office:value-type="float" office:value="-0.000002">
            <text:p>0,000</text:p>
          </table:table-cell>
          <table:table-cell table:style-name="ce3" table:formula="of:=ABS([.B447] )" office:value-type="float" office:value="0.000247">
            <text:p>0,000</text:p>
          </table:table-cell>
          <table:table-cell table:style-name="ce3" table:formula="of:=ABS([.C447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18404">
            <text:p>1,32</text:p>
          </table:table-cell>
          <table:table-cell office:value-type="float" office:value="-0.000219">
            <text:p>0,000</text:p>
          </table:table-cell>
          <table:table-cell office:value-type="float" office:value="-0.000005">
            <text:p>0,000</text:p>
          </table:table-cell>
          <table:table-cell table:style-name="ce3" table:formula="of:=ABS([.B448] )" office:value-type="float" office:value="0.000219">
            <text:p>0,000</text:p>
          </table:table-cell>
          <table:table-cell table:style-name="ce3" table:formula="of:=ABS([.C448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28404">
            <text:p>1,33</text:p>
          </table:table-cell>
          <table:table-cell office:value-type="float" office:value="-0.000227">
            <text:p>0,000</text:p>
          </table:table-cell>
          <table:table-cell office:value-type="float" office:value="-0.000013">
            <text:p>0,000</text:p>
          </table:table-cell>
          <table:table-cell table:style-name="ce3" table:formula="of:=ABS([.B449] )" office:value-type="float" office:value="0.000227">
            <text:p>0,000</text:p>
          </table:table-cell>
          <table:table-cell table:style-name="ce3" table:formula="of:=ABS([.C449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38404">
            <text:p>1,34</text:p>
          </table:table-cell>
          <table:table-cell office:value-type="float" office:value="-0.00021">
            <text:p>0,000</text:p>
          </table:table-cell>
          <table:table-cell office:value-type="float" office:value="0.000004">
            <text:p>0,000</text:p>
          </table:table-cell>
          <table:table-cell table:style-name="ce3" table:formula="of:=ABS([.B450] )" office:value-type="float" office:value="0.00021">
            <text:p>0,000</text:p>
          </table:table-cell>
          <table:table-cell table:style-name="ce3" table:formula="of:=ABS([.C450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48404">
            <text:p>1,35</text:p>
          </table:table-cell>
          <table:table-cell office:value-type="float" office:value="-0.000168">
            <text:p>0,000</text:p>
          </table:table-cell>
          <table:table-cell office:value-type="float" office:value="0">
            <text:p>0,000</text:p>
          </table:table-cell>
          <table:table-cell table:style-name="ce3" table:formula="of:=ABS([.B451] )" office:value-type="float" office:value="0.000168">
            <text:p>0,000</text:p>
          </table:table-cell>
          <table:table-cell table:style-name="ce3" table:formula="of:=ABS([.C451] )" office:value-type="float" office:value="0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58404">
            <text:p>1,36</text:p>
          </table:table-cell>
          <table:table-cell office:value-type="float" office:value="-0.000178">
            <text:p>0,000</text:p>
          </table:table-cell>
          <table:table-cell office:value-type="float" office:value="-0.00001">
            <text:p>0,000</text:p>
          </table:table-cell>
          <table:table-cell table:style-name="ce3" table:formula="of:=ABS([.B452] )" office:value-type="float" office:value="0.000178">
            <text:p>0,000</text:p>
          </table:table-cell>
          <table:table-cell table:style-name="ce3" table:formula="of:=ABS([.C452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68404">
            <text:p>1,37</text:p>
          </table:table-cell>
          <table:table-cell office:value-type="float" office:value="-0.000148">
            <text:p>0,000</text:p>
          </table:table-cell>
          <table:table-cell office:value-type="float" office:value="-0.000011">
            <text:p>0,000</text:p>
          </table:table-cell>
          <table:table-cell table:style-name="ce3" table:formula="of:=ABS([.B453] )" office:value-type="float" office:value="0.000148">
            <text:p>0,000</text:p>
          </table:table-cell>
          <table:table-cell table:style-name="ce3" table:formula="of:=ABS([.C453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78404">
            <text:p>1,38</text:p>
          </table:table-cell>
          <table:table-cell office:value-type="float" office:value="-0.00017">
            <text:p>0,000</text:p>
          </table:table-cell>
          <table:table-cell office:value-type="float" office:value="-0.000003">
            <text:p>0,000</text:p>
          </table:table-cell>
          <table:table-cell table:style-name="ce3" table:formula="of:=ABS([.B454] )" office:value-type="float" office:value="0.00017">
            <text:p>0,000</text:p>
          </table:table-cell>
          <table:table-cell table:style-name="ce3" table:formula="of:=ABS([.C454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88404">
            <text:p>1,39</text:p>
          </table:table-cell>
          <table:table-cell office:value-type="float" office:value="-0.000123">
            <text:p>0,000</text:p>
          </table:table-cell>
          <table:table-cell office:value-type="float" office:value="-0.000001">
            <text:p>0,000</text:p>
          </table:table-cell>
          <table:table-cell table:style-name="ce3" table:formula="of:=ABS([.B455] )" office:value-type="float" office:value="0.000123">
            <text:p>0,000</text:p>
          </table:table-cell>
          <table:table-cell table:style-name="ce3" table:formula="of:=ABS([.C455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98404">
            <text:p>1,4</text:p>
          </table:table-cell>
          <table:table-cell office:value-type="float" office:value="-0.000098">
            <text:p>0,000</text:p>
          </table:table-cell>
          <table:table-cell office:value-type="float" office:value="-0.000007">
            <text:p>0,000</text:p>
          </table:table-cell>
          <table:table-cell table:style-name="ce3" table:formula="of:=ABS([.B456] )" office:value-type="float" office:value="0.000098">
            <text:p>0,000</text:p>
          </table:table-cell>
          <table:table-cell table:style-name="ce3" table:formula="of:=ABS([.C456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08404">
            <text:p>1,41</text:p>
          </table:table-cell>
          <table:table-cell office:value-type="float" office:value="-0.00011">
            <text:p>0,000</text:p>
          </table:table-cell>
          <table:table-cell office:value-type="float" office:value="-0.000004">
            <text:p>0,000</text:p>
          </table:table-cell>
          <table:table-cell table:style-name="ce3" table:formula="of:=ABS([.B457] )" office:value-type="float" office:value="0.00011">
            <text:p>0,000</text:p>
          </table:table-cell>
          <table:table-cell table:style-name="ce3" table:formula="of:=ABS([.C457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18404">
            <text:p>1,42</text:p>
          </table:table-cell>
          <table:table-cell office:value-type="float" office:value="-0.000099">
            <text:p>0,000</text:p>
          </table:table-cell>
          <table:table-cell office:value-type="float" office:value="-0.000008">
            <text:p>0,000</text:p>
          </table:table-cell>
          <table:table-cell table:style-name="ce3" table:formula="of:=ABS([.B458] )" office:value-type="float" office:value="0.000099">
            <text:p>0,000</text:p>
          </table:table-cell>
          <table:table-cell table:style-name="ce3" table:formula="of:=ABS([.C458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28403">
            <text:p>1,43</text:p>
          </table:table-cell>
          <table:table-cell office:value-type="float" office:value="-0.000096">
            <text:p>0,000</text:p>
          </table:table-cell>
          <table:table-cell office:value-type="float" office:value="-0.000004">
            <text:p>0,000</text:p>
          </table:table-cell>
          <table:table-cell table:style-name="ce3" table:formula="of:=ABS([.B459] )" office:value-type="float" office:value="0.000096">
            <text:p>0,000</text:p>
          </table:table-cell>
          <table:table-cell table:style-name="ce3" table:formula="of:=ABS([.C459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38403">
            <text:p>1,44</text:p>
          </table:table-cell>
          <table:table-cell office:value-type="float" office:value="-0.000069">
            <text:p>0,000</text:p>
          </table:table-cell>
          <table:table-cell office:value-type="float" office:value="0.000007">
            <text:p>0,000</text:p>
          </table:table-cell>
          <table:table-cell table:style-name="ce3" table:formula="of:=ABS([.B460] )" office:value-type="float" office:value="0.000069">
            <text:p>0,000</text:p>
          </table:table-cell>
          <table:table-cell table:style-name="ce3" table:formula="of:=ABS([.C460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48403">
            <text:p>1,45</text:p>
          </table:table-cell>
          <table:table-cell office:value-type="float" office:value="-0.00008">
            <text:p>0,000</text:p>
          </table:table-cell>
          <table:table-cell office:value-type="float" office:value="-0.000019">
            <text:p>0,000</text:p>
          </table:table-cell>
          <table:table-cell table:style-name="ce3" table:formula="of:=ABS([.B461] )" office:value-type="float" office:value="0.00008">
            <text:p>0,000</text:p>
          </table:table-cell>
          <table:table-cell table:style-name="ce3" table:formula="of:=ABS([.C461] )" office:value-type="float" office:value="0.00001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58403">
            <text:p>1,46</text:p>
          </table:table-cell>
          <table:table-cell office:value-type="float" office:value="-0.000099">
            <text:p>0,000</text:p>
          </table:table-cell>
          <table:table-cell office:value-type="float" office:value="-0.000008">
            <text:p>0,000</text:p>
          </table:table-cell>
          <table:table-cell table:style-name="ce3" table:formula="of:=ABS([.B462] )" office:value-type="float" office:value="0.000099">
            <text:p>0,000</text:p>
          </table:table-cell>
          <table:table-cell table:style-name="ce3" table:formula="of:=ABS([.C462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68403">
            <text:p>1,47</text:p>
          </table:table-cell>
          <table:table-cell office:value-type="float" office:value="-0.000065">
            <text:p>0,000</text:p>
          </table:table-cell>
          <table:table-cell office:value-type="float" office:value="-0.000004">
            <text:p>0,000</text:p>
          </table:table-cell>
          <table:table-cell table:style-name="ce3" table:formula="of:=ABS([.B463] )" office:value-type="float" office:value="0.000065">
            <text:p>0,000</text:p>
          </table:table-cell>
          <table:table-cell table:style-name="ce3" table:formula="of:=ABS([.C463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78403">
            <text:p>1,48</text:p>
          </table:table-cell>
          <table:table-cell office:value-type="float" office:value="-0.000039">
            <text:p>0,000</text:p>
          </table:table-cell>
          <table:table-cell office:value-type="float" office:value="-0.000008">
            <text:p>0,000</text:p>
          </table:table-cell>
          <table:table-cell table:style-name="ce3" table:formula="of:=ABS([.B464] )" office:value-type="float" office:value="0.000039">
            <text:p>0,000</text:p>
          </table:table-cell>
          <table:table-cell table:style-name="ce3" table:formula="of:=ABS([.C464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88403">
            <text:p>1,49</text:p>
          </table:table-cell>
          <table:table-cell office:value-type="float" office:value="-0.000051">
            <text:p>0,000</text:p>
          </table:table-cell>
          <table:table-cell office:value-type="float" office:value="-0.000005">
            <text:p>0,000</text:p>
          </table:table-cell>
          <table:table-cell table:style-name="ce3" table:formula="of:=ABS([.B465] )" office:value-type="float" office:value="0.000051">
            <text:p>0,000</text:p>
          </table:table-cell>
          <table:table-cell table:style-name="ce3" table:formula="of:=ABS([.C465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98403">
            <text:p>1,5</text:p>
          </table:table-cell>
          <table:table-cell office:value-type="float" office:value="-0.000056">
            <text:p>0,000</text:p>
          </table:table-cell>
          <table:table-cell office:value-type="float" office:value="0.000005">
            <text:p>0,000</text:p>
          </table:table-cell>
          <table:table-cell table:style-name="ce3" table:formula="of:=ABS([.B466] )" office:value-type="float" office:value="0.000056">
            <text:p>0,000</text:p>
          </table:table-cell>
          <table:table-cell table:style-name="ce3" table:formula="of:=ABS([.C466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08403">
            <text:p>1,51</text:p>
          </table:table-cell>
          <table:table-cell office:value-type="float" office:value="-0.000054">
            <text:p>0,000</text:p>
          </table:table-cell>
          <table:table-cell office:value-type="float" office:value="0.000007">
            <text:p>0,000</text:p>
          </table:table-cell>
          <table:table-cell table:style-name="ce3" table:formula="of:=ABS([.B467] )" office:value-type="float" office:value="0.000054">
            <text:p>0,000</text:p>
          </table:table-cell>
          <table:table-cell table:style-name="ce3" table:formula="of:=ABS([.C467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18403">
            <text:p>1,52</text:p>
          </table:table-cell>
          <table:table-cell office:value-type="float" office:value="-0.000029">
            <text:p>0,000</text:p>
          </table:table-cell>
          <table:table-cell office:value-type="float" office:value="0.000001">
            <text:p>0,000</text:p>
          </table:table-cell>
          <table:table-cell table:style-name="ce3" table:formula="of:=ABS([.B468] )" office:value-type="float" office:value="0.000029">
            <text:p>0,000</text:p>
          </table:table-cell>
          <table:table-cell table:style-name="ce3" table:formula="of:=ABS([.C468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28403">
            <text:p>1,53</text:p>
          </table:table-cell>
          <table:table-cell office:value-type="float" office:value="-0.000044">
            <text:p>0,000</text:p>
          </table:table-cell>
          <table:table-cell office:value-type="float" office:value="0.000002">
            <text:p>0,000</text:p>
          </table:table-cell>
          <table:table-cell table:style-name="ce3" table:formula="of:=ABS([.B469] )" office:value-type="float" office:value="0.000044">
            <text:p>0,000</text:p>
          </table:table-cell>
          <table:table-cell table:style-name="ce3" table:formula="of:=ABS([.C469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38403">
            <text:p>1,54</text:p>
          </table:table-cell>
          <table:table-cell office:value-type="float" office:value="-0.000036">
            <text:p>0,000</text:p>
          </table:table-cell>
          <table:table-cell office:value-type="float" office:value="-0.000006">
            <text:p>0,000</text:p>
          </table:table-cell>
          <table:table-cell table:style-name="ce3" table:formula="of:=ABS([.B470] )" office:value-type="float" office:value="0.000036">
            <text:p>0,000</text:p>
          </table:table-cell>
          <table:table-cell table:style-name="ce3" table:formula="of:=ABS([.C470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48403">
            <text:p>1,55</text:p>
          </table:table-cell>
          <table:table-cell office:value-type="float" office:value="-0.000007">
            <text:p>0,000</text:p>
          </table:table-cell>
          <table:table-cell office:value-type="float" office:value="0.000009">
            <text:p>0,000</text:p>
          </table:table-cell>
          <table:table-cell table:style-name="ce3" table:formula="of:=ABS([.B471] )" office:value-type="float" office:value="0.000007">
            <text:p>0,000</text:p>
          </table:table-cell>
          <table:table-cell table:style-name="ce3" table:formula="of:=ABS([.C471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58403">
            <text:p>1,56</text:p>
          </table:table-cell>
          <table:table-cell office:value-type="float" office:value="-0.000046">
            <text:p>0,000</text:p>
          </table:table-cell>
          <table:table-cell office:value-type="float" office:value="-0">
            <text:p>0,000</text:p>
          </table:table-cell>
          <table:table-cell table:style-name="ce3" table:formula="of:=ABS([.B472] )" office:value-type="float" office:value="0.000046">
            <text:p>0,000</text:p>
          </table:table-cell>
          <table:table-cell table:style-name="ce3" table:formula="of:=ABS([.C472] )" office:value-type="float" office:value="0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68403">
            <text:p>1,57</text:p>
          </table:table-cell>
          <table:table-cell office:value-type="float" office:value="-0.000018">
            <text:p>0,000</text:p>
          </table:table-cell>
          <table:table-cell office:value-type="float" office:value="-0.000003">
            <text:p>0,000</text:p>
          </table:table-cell>
          <table:table-cell table:style-name="ce3" table:formula="of:=ABS([.B473] )" office:value-type="float" office:value="0.000018">
            <text:p>0,000</text:p>
          </table:table-cell>
          <table:table-cell table:style-name="ce3" table:formula="of:=ABS([.C473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78403">
            <text:p>1,58</text:p>
          </table:table-cell>
          <table:table-cell office:value-type="float" office:value="-0.000029">
            <text:p>0,000</text:p>
          </table:table-cell>
          <table:table-cell office:value-type="float" office:value="0.000002">
            <text:p>0,000</text:p>
          </table:table-cell>
          <table:table-cell table:style-name="ce3" table:formula="of:=ABS([.B474] )" office:value-type="float" office:value="0.000029">
            <text:p>0,000</text:p>
          </table:table-cell>
          <table:table-cell table:style-name="ce3" table:formula="of:=ABS([.C474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88403">
            <text:p>1,59</text:p>
          </table:table-cell>
          <table:table-cell office:value-type="float" office:value="-0.000048">
            <text:p>0,000</text:p>
          </table:table-cell>
          <table:table-cell office:value-type="float" office:value="-0.000018">
            <text:p>0,000</text:p>
          </table:table-cell>
          <table:table-cell table:style-name="ce3" table:formula="of:=ABS([.B475] )" office:value-type="float" office:value="0.000048">
            <text:p>0,000</text:p>
          </table:table-cell>
          <table:table-cell table:style-name="ce3" table:formula="of:=ABS([.C475] )" office:value-type="float" office:value="0.00001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98403">
            <text:p>1,6</text:p>
          </table:table-cell>
          <table:table-cell office:value-type="float" office:value="-0.00003">
            <text:p>0,000</text:p>
          </table:table-cell>
          <table:table-cell office:value-type="float" office:value="-0.000015">
            <text:p>0,000</text:p>
          </table:table-cell>
          <table:table-cell table:style-name="ce3" table:formula="of:=ABS([.B476] )" office:value-type="float" office:value="0.00003">
            <text:p>0,000</text:p>
          </table:table-cell>
          <table:table-cell table:style-name="ce3" table:formula="of:=ABS([.C476] )" office:value-type="float" office:value="0.00001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08403">
            <text:p>1,61</text:p>
          </table:table-cell>
          <table:table-cell office:value-type="float" office:value="-0.000051">
            <text:p>0,000</text:p>
          </table:table-cell>
          <table:table-cell office:value-type="float" office:value="-0.000005">
            <text:p>0,000</text:p>
          </table:table-cell>
          <table:table-cell table:style-name="ce3" table:formula="of:=ABS([.B477] )" office:value-type="float" office:value="0.000051">
            <text:p>0,000</text:p>
          </table:table-cell>
          <table:table-cell table:style-name="ce3" table:formula="of:=ABS([.C477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18403">
            <text:p>1,62</text:p>
          </table:table-cell>
          <table:table-cell office:value-type="float" office:value="-0.00005">
            <text:p>0,000</text:p>
          </table:table-cell>
          <table:table-cell office:value-type="float" office:value="0.000011">
            <text:p>0,000</text:p>
          </table:table-cell>
          <table:table-cell table:style-name="ce3" table:formula="of:=ABS([.B478] )" office:value-type="float" office:value="0.00005">
            <text:p>0,000</text:p>
          </table:table-cell>
          <table:table-cell table:style-name="ce3" table:formula="of:=ABS([.C478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28403">
            <text:p>1,63</text:p>
          </table:table-cell>
          <table:table-cell office:value-type="float" office:value="-0.000072">
            <text:p>0,000</text:p>
          </table:table-cell>
          <table:table-cell office:value-type="float" office:value="-0.000011">
            <text:p>0,000</text:p>
          </table:table-cell>
          <table:table-cell table:style-name="ce3" table:formula="of:=ABS([.B479] )" office:value-type="float" office:value="0.000072">
            <text:p>0,000</text:p>
          </table:table-cell>
          <table:table-cell table:style-name="ce3" table:formula="of:=ABS([.C479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38403">
            <text:p>1,64</text:p>
          </table:table-cell>
          <table:table-cell office:value-type="float" office:value="-0.000057">
            <text:p>0,000</text:p>
          </table:table-cell>
          <table:table-cell office:value-type="float" office:value="0.000004">
            <text:p>0,000</text:p>
          </table:table-cell>
          <table:table-cell table:style-name="ce3" table:formula="of:=ABS([.B480] )" office:value-type="float" office:value="0.000057">
            <text:p>0,000</text:p>
          </table:table-cell>
          <table:table-cell table:style-name="ce3" table:formula="of:=ABS([.C480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48403">
            <text:p>1,65</text:p>
          </table:table-cell>
          <table:table-cell office:value-type="float" office:value="-0.000034">
            <text:p>0,000</text:p>
          </table:table-cell>
          <table:table-cell office:value-type="float" office:value="-0.000004">
            <text:p>0,000</text:p>
          </table:table-cell>
          <table:table-cell table:style-name="ce3" table:formula="of:=ABS([.B481] )" office:value-type="float" office:value="0.000034">
            <text:p>0,000</text:p>
          </table:table-cell>
          <table:table-cell table:style-name="ce3" table:formula="of:=ABS([.C481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58403">
            <text:p>1,66</text:p>
          </table:table-cell>
          <table:table-cell office:value-type="float" office:value="-0.000066">
            <text:p>0,000</text:p>
          </table:table-cell>
          <table:table-cell office:value-type="float" office:value="-0.000005">
            <text:p>0,000</text:p>
          </table:table-cell>
          <table:table-cell table:style-name="ce3" table:formula="of:=ABS([.B482] )" office:value-type="float" office:value="0.000066">
            <text:p>0,000</text:p>
          </table:table-cell>
          <table:table-cell table:style-name="ce3" table:formula="of:=ABS([.C482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68403">
            <text:p>1,67</text:p>
          </table:table-cell>
          <table:table-cell office:value-type="float" office:value="-0.00006">
            <text:p>0,000</text:p>
          </table:table-cell>
          <table:table-cell office:value-type="float" office:value="-0.000014">
            <text:p>0,000</text:p>
          </table:table-cell>
          <table:table-cell table:style-name="ce3" table:formula="of:=ABS([.B483] )" office:value-type="float" office:value="0.00006">
            <text:p>0,000</text:p>
          </table:table-cell>
          <table:table-cell table:style-name="ce3" table:formula="of:=ABS([.C483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78403">
            <text:p>1,68</text:p>
          </table:table-cell>
          <table:table-cell office:value-type="float" office:value="-0.000093">
            <text:p>0,000</text:p>
          </table:table-cell>
          <table:table-cell office:value-type="float" office:value="-0.000016">
            <text:p>0,000</text:p>
          </table:table-cell>
          <table:table-cell table:style-name="ce3" table:formula="of:=ABS([.B484] )" office:value-type="float" office:value="0.000093">
            <text:p>0,000</text:p>
          </table:table-cell>
          <table:table-cell table:style-name="ce3" table:formula="of:=ABS([.C484] )" office:value-type="float" office:value="0.00001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88403">
            <text:p>1,69</text:p>
          </table:table-cell>
          <table:table-cell office:value-type="float" office:value="-0.000072">
            <text:p>0,000</text:p>
          </table:table-cell>
          <table:table-cell office:value-type="float" office:value="-0.000011">
            <text:p>0,000</text:p>
          </table:table-cell>
          <table:table-cell table:style-name="ce3" table:formula="of:=ABS([.B485] )" office:value-type="float" office:value="0.000072">
            <text:p>0,000</text:p>
          </table:table-cell>
          <table:table-cell table:style-name="ce3" table:formula="of:=ABS([.C485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98403">
            <text:p>1,7</text:p>
          </table:table-cell>
          <table:table-cell office:value-type="float" office:value="-0.000089">
            <text:p>0,000</text:p>
          </table:table-cell>
          <table:table-cell office:value-type="float" office:value="-0.000013">
            <text:p>0,000</text:p>
          </table:table-cell>
          <table:table-cell table:style-name="ce3" table:formula="of:=ABS([.B486] )" office:value-type="float" office:value="0.000089">
            <text:p>0,000</text:p>
          </table:table-cell>
          <table:table-cell table:style-name="ce3" table:formula="of:=ABS([.C486] )" office:value-type="float" office:value="0.00001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08403">
            <text:p>1,71</text:p>
          </table:table-cell>
          <table:table-cell office:value-type="float" office:value="-0.000099">
            <text:p>0,000</text:p>
          </table:table-cell>
          <table:table-cell office:value-type="float" office:value="-0.000008">
            <text:p>0,000</text:p>
          </table:table-cell>
          <table:table-cell table:style-name="ce3" table:formula="of:=ABS([.B487] )" office:value-type="float" office:value="0.000099">
            <text:p>0,000</text:p>
          </table:table-cell>
          <table:table-cell table:style-name="ce3" table:formula="of:=ABS([.C487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18403">
            <text:p>1,72</text:p>
          </table:table-cell>
          <table:table-cell office:value-type="float" office:value="-0.000101">
            <text:p>0,000</text:p>
          </table:table-cell>
          <table:table-cell office:value-type="float" office:value="-0.00001">
            <text:p>0,000</text:p>
          </table:table-cell>
          <table:table-cell table:style-name="ce3" table:formula="of:=ABS([.B488] )" office:value-type="float" office:value="0.000101">
            <text:p>0,000</text:p>
          </table:table-cell>
          <table:table-cell table:style-name="ce3" table:formula="of:=ABS([.C488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28403">
            <text:p>1,73</text:p>
          </table:table-cell>
          <table:table-cell office:value-type="float" office:value="-0.000126">
            <text:p>0,000</text:p>
          </table:table-cell>
          <table:table-cell office:value-type="float" office:value="-0.000004">
            <text:p>0,000</text:p>
          </table:table-cell>
          <table:table-cell table:style-name="ce3" table:formula="of:=ABS([.B489] )" office:value-type="float" office:value="0.000126">
            <text:p>0,000</text:p>
          </table:table-cell>
          <table:table-cell table:style-name="ce3" table:formula="of:=ABS([.C489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38403">
            <text:p>1,74</text:p>
          </table:table-cell>
          <table:table-cell office:value-type="float" office:value="-0.000128">
            <text:p>0,000</text:p>
          </table:table-cell>
          <table:table-cell office:value-type="float" office:value="-0.000021">
            <text:p>0,000</text:p>
          </table:table-cell>
          <table:table-cell table:style-name="ce3" table:formula="of:=ABS([.B490] )" office:value-type="float" office:value="0.000128">
            <text:p>0,000</text:p>
          </table:table-cell>
          <table:table-cell table:style-name="ce3" table:formula="of:=ABS([.C490] )" office:value-type="float" office:value="0.00002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48403">
            <text:p>1,75</text:p>
          </table:table-cell>
          <table:table-cell office:value-type="float" office:value="-0.000182">
            <text:p>0,000</text:p>
          </table:table-cell>
          <table:table-cell office:value-type="float" office:value="0.000001">
            <text:p>0,000</text:p>
          </table:table-cell>
          <table:table-cell table:style-name="ce3" table:formula="of:=ABS([.B491] )" office:value-type="float" office:value="0.000182">
            <text:p>0,000</text:p>
          </table:table-cell>
          <table:table-cell table:style-name="ce3" table:formula="of:=ABS([.C491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58403">
            <text:p>1,76</text:p>
          </table:table-cell>
          <table:table-cell office:value-type="float" office:value="-0.000167">
            <text:p>0,000</text:p>
          </table:table-cell>
          <table:table-cell office:value-type="float" office:value="-0.00003">
            <text:p>0,000</text:p>
          </table:table-cell>
          <table:table-cell table:style-name="ce3" table:formula="of:=ABS([.B492] )" office:value-type="float" office:value="0.000167">
            <text:p>0,000</text:p>
          </table:table-cell>
          <table:table-cell table:style-name="ce3" table:formula="of:=ABS([.C492] )" office:value-type="float" office:value="0.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68403">
            <text:p>1,77</text:p>
          </table:table-cell>
          <table:table-cell office:value-type="float" office:value="-0.000174">
            <text:p>0,000</text:p>
          </table:table-cell>
          <table:table-cell office:value-type="float" office:value="-0.000021">
            <text:p>0,000</text:p>
          </table:table-cell>
          <table:table-cell table:style-name="ce3" table:formula="of:=ABS([.B493] )" office:value-type="float" office:value="0.000174">
            <text:p>0,000</text:p>
          </table:table-cell>
          <table:table-cell table:style-name="ce3" table:formula="of:=ABS([.C493] )" office:value-type="float" office:value="0.00002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78403">
            <text:p>1,78</text:p>
          </table:table-cell>
          <table:table-cell office:value-type="float" office:value="-0.000202">
            <text:p>0,000</text:p>
          </table:table-cell>
          <table:table-cell office:value-type="float" office:value="-0.000019">
            <text:p>0,000</text:p>
          </table:table-cell>
          <table:table-cell table:style-name="ce3" table:formula="of:=ABS([.B494] )" office:value-type="float" office:value="0.000202">
            <text:p>0,000</text:p>
          </table:table-cell>
          <table:table-cell table:style-name="ce3" table:formula="of:=ABS([.C494] )" office:value-type="float" office:value="0.00001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88403">
            <text:p>1,79</text:p>
          </table:table-cell>
          <table:table-cell office:value-type="float" office:value="-0.000207">
            <text:p>0,000</text:p>
          </table:table-cell>
          <table:table-cell office:value-type="float" office:value="-0.000008">
            <text:p>0,000</text:p>
          </table:table-cell>
          <table:table-cell table:style-name="ce3" table:formula="of:=ABS([.B495] )" office:value-type="float" office:value="0.000207">
            <text:p>0,000</text:p>
          </table:table-cell>
          <table:table-cell table:style-name="ce3" table:formula="of:=ABS([.C495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98403">
            <text:p>1,8</text:p>
          </table:table-cell>
          <table:table-cell office:value-type="float" office:value="-0.000202">
            <text:p>0,000</text:p>
          </table:table-cell>
          <table:table-cell office:value-type="float" office:value="0.000012">
            <text:p>0,000</text:p>
          </table:table-cell>
          <table:table-cell table:style-name="ce3" table:formula="of:=ABS([.B496] )" office:value-type="float" office:value="0.000202">
            <text:p>0,000</text:p>
          </table:table-cell>
          <table:table-cell table:style-name="ce3" table:formula="of:=ABS([.C496] )" office:value-type="float" office:value="0.00001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08403">
            <text:p>1,81</text:p>
          </table:table-cell>
          <table:table-cell office:value-type="float" office:value="-0.000233">
            <text:p>0,000</text:p>
          </table:table-cell>
          <table:table-cell office:value-type="float" office:value="0.000011">
            <text:p>0,000</text:p>
          </table:table-cell>
          <table:table-cell table:style-name="ce3" table:formula="of:=ABS([.B497] )" office:value-type="float" office:value="0.000233">
            <text:p>0,000</text:p>
          </table:table-cell>
          <table:table-cell table:style-name="ce3" table:formula="of:=ABS([.C497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18403">
            <text:p>1,82</text:p>
          </table:table-cell>
          <table:table-cell office:value-type="float" office:value="-0.000225">
            <text:p>0,000</text:p>
          </table:table-cell>
          <table:table-cell office:value-type="float" office:value="-0.000011">
            <text:p>0,000</text:p>
          </table:table-cell>
          <table:table-cell table:style-name="ce3" table:formula="of:=ABS([.B498] )" office:value-type="float" office:value="0.000225">
            <text:p>0,000</text:p>
          </table:table-cell>
          <table:table-cell table:style-name="ce3" table:formula="of:=ABS([.C498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28403">
            <text:p>1,83</text:p>
          </table:table-cell>
          <table:table-cell office:value-type="float" office:value="-0.000267">
            <text:p>0,000</text:p>
          </table:table-cell>
          <table:table-cell office:value-type="float" office:value="0.000007">
            <text:p>0,000</text:p>
          </table:table-cell>
          <table:table-cell table:style-name="ce3" table:formula="of:=ABS([.B499] )" office:value-type="float" office:value="0.000267">
            <text:p>0,000</text:p>
          </table:table-cell>
          <table:table-cell table:style-name="ce3" table:formula="of:=ABS([.C499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38403">
            <text:p>1,84</text:p>
          </table:table-cell>
          <table:table-cell office:value-type="float" office:value="-0.000269">
            <text:p>0,000</text:p>
          </table:table-cell>
          <table:table-cell office:value-type="float" office:value="-0.00001">
            <text:p>0,000</text:p>
          </table:table-cell>
          <table:table-cell table:style-name="ce3" table:formula="of:=ABS([.B500] )" office:value-type="float" office:value="0.000269">
            <text:p>0,000</text:p>
          </table:table-cell>
          <table:table-cell table:style-name="ce3" table:formula="of:=ABS([.C500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48403">
            <text:p>1,85</text:p>
          </table:table-cell>
          <table:table-cell office:value-type="float" office:value="-0.000261">
            <text:p>0,000</text:p>
          </table:table-cell>
          <table:table-cell office:value-type="float" office:value="-0.000002">
            <text:p>0,000</text:p>
          </table:table-cell>
          <table:table-cell table:style-name="ce3" table:formula="of:=ABS([.B501] )" office:value-type="float" office:value="0.000261">
            <text:p>0,000</text:p>
          </table:table-cell>
          <table:table-cell table:style-name="ce3" table:formula="of:=ABS([.C501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58403">
            <text:p>1,86</text:p>
          </table:table-cell>
          <table:table-cell office:value-type="float" office:value="-0.000303">
            <text:p>0,000</text:p>
          </table:table-cell>
          <table:table-cell office:value-type="float" office:value="0.000002">
            <text:p>0,000</text:p>
          </table:table-cell>
          <table:table-cell table:style-name="ce3" table:formula="of:=ABS([.B502] )" office:value-type="float" office:value="0.000303">
            <text:p>0,000</text:p>
          </table:table-cell>
          <table:table-cell table:style-name="ce3" table:formula="of:=ABS([.C502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68403">
            <text:p>1,87</text:p>
          </table:table-cell>
          <table:table-cell office:value-type="float" office:value="-0.000319">
            <text:p>0,000</text:p>
          </table:table-cell>
          <table:table-cell office:value-type="float" office:value="-0.000014">
            <text:p>0,000</text:p>
          </table:table-cell>
          <table:table-cell table:style-name="ce3" table:formula="of:=ABS([.B503] )" office:value-type="float" office:value="0.000319">
            <text:p>0,000</text:p>
          </table:table-cell>
          <table:table-cell table:style-name="ce3" table:formula="of:=ABS([.C503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78403">
            <text:p>1,88</text:p>
          </table:table-cell>
          <table:table-cell office:value-type="float" office:value="-0.000354">
            <text:p>0,000</text:p>
          </table:table-cell>
          <table:table-cell office:value-type="float" office:value="-0.000018">
            <text:p>0,000</text:p>
          </table:table-cell>
          <table:table-cell table:style-name="ce3" table:formula="of:=ABS([.B504] )" office:value-type="float" office:value="0.000354">
            <text:p>0,000</text:p>
          </table:table-cell>
          <table:table-cell table:style-name="ce3" table:formula="of:=ABS([.C504] )" office:value-type="float" office:value="0.00001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88403">
            <text:p>1,89</text:p>
          </table:table-cell>
          <table:table-cell office:value-type="float" office:value="-0.000362">
            <text:p>0,000</text:p>
          </table:table-cell>
          <table:table-cell office:value-type="float" office:value="-0.000011">
            <text:p>0,000</text:p>
          </table:table-cell>
          <table:table-cell table:style-name="ce3" table:formula="of:=ABS([.B505] )" office:value-type="float" office:value="0.000362">
            <text:p>0,000</text:p>
          </table:table-cell>
          <table:table-cell table:style-name="ce3" table:formula="of:=ABS([.C505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98403">
            <text:p>1,9</text:p>
          </table:table-cell>
          <table:table-cell office:value-type="float" office:value="-0.000374">
            <text:p>0,000</text:p>
          </table:table-cell>
          <table:table-cell office:value-type="float" office:value="-0.000008">
            <text:p>0,000</text:p>
          </table:table-cell>
          <table:table-cell table:style-name="ce3" table:formula="of:=ABS([.B506] )" office:value-type="float" office:value="0.000374">
            <text:p>0,000</text:p>
          </table:table-cell>
          <table:table-cell table:style-name="ce3" table:formula="of:=ABS([.C506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08403">
            <text:p>1,91</text:p>
          </table:table-cell>
          <table:table-cell office:value-type="float" office:value="-0.000404">
            <text:p>0,000</text:p>
          </table:table-cell>
          <table:table-cell office:value-type="float" office:value="-0.000008">
            <text:p>0,000</text:p>
          </table:table-cell>
          <table:table-cell table:style-name="ce3" table:formula="of:=ABS([.B507] )" office:value-type="float" office:value="0.000404">
            <text:p>0,000</text:p>
          </table:table-cell>
          <table:table-cell table:style-name="ce3" table:formula="of:=ABS([.C507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18403">
            <text:p>1,92</text:p>
          </table:table-cell>
          <table:table-cell office:value-type="float" office:value="-0.000407">
            <text:p>0,000</text:p>
          </table:table-cell>
          <table:table-cell office:value-type="float" office:value="-0.00001">
            <text:p>0,000</text:p>
          </table:table-cell>
          <table:table-cell table:style-name="ce3" table:formula="of:=ABS([.B508] )" office:value-type="float" office:value="0.000407">
            <text:p>0,000</text:p>
          </table:table-cell>
          <table:table-cell table:style-name="ce3" table:formula="of:=ABS([.C508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28403">
            <text:p>1,93</text:p>
          </table:table-cell>
          <table:table-cell office:value-type="float" office:value="-0.000442">
            <text:p>0,000</text:p>
          </table:table-cell>
          <table:table-cell office:value-type="float" office:value="0">
            <text:p>0,000</text:p>
          </table:table-cell>
          <table:table-cell table:style-name="ce3" table:formula="of:=ABS([.B509] )" office:value-type="float" office:value="0.000442">
            <text:p>0,000</text:p>
          </table:table-cell>
          <table:table-cell table:style-name="ce3" table:formula="of:=ABS([.C509] )" office:value-type="float" office:value="0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38403">
            <text:p>1,94</text:p>
          </table:table-cell>
          <table:table-cell office:value-type="float" office:value="-0.000434">
            <text:p>0,000</text:p>
          </table:table-cell>
          <table:table-cell office:value-type="float" office:value="0.000008">
            <text:p>0,000</text:p>
          </table:table-cell>
          <table:table-cell table:style-name="ce3" table:formula="of:=ABS([.B510] )" office:value-type="float" office:value="0.000434">
            <text:p>0,000</text:p>
          </table:table-cell>
          <table:table-cell table:style-name="ce3" table:formula="of:=ABS([.C510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48403">
            <text:p>1,95</text:p>
          </table:table-cell>
          <table:table-cell office:value-type="float" office:value="-0.000458">
            <text:p>0,000</text:p>
          </table:table-cell>
          <table:table-cell office:value-type="float" office:value="-0">
            <text:p>0,000</text:p>
          </table:table-cell>
          <table:table-cell table:style-name="ce3" table:formula="of:=ABS([.B511] )" office:value-type="float" office:value="0.000458">
            <text:p>0,000</text:p>
          </table:table-cell>
          <table:table-cell table:style-name="ce3" table:formula="of:=ABS([.C511] )" office:value-type="float" office:value="0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58403">
            <text:p>1,96</text:p>
          </table:table-cell>
          <table:table-cell office:value-type="float" office:value="-0.000499">
            <text:p>0,000</text:p>
          </table:table-cell>
          <table:table-cell office:value-type="float" office:value="-0.000011">
            <text:p>0,000</text:p>
          </table:table-cell>
          <table:table-cell table:style-name="ce3" table:formula="of:=ABS([.B512] )" office:value-type="float" office:value="0.000499">
            <text:p>0,000</text:p>
          </table:table-cell>
          <table:table-cell table:style-name="ce3" table:formula="of:=ABS([.C512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68403">
            <text:p>1,97</text:p>
          </table:table-cell>
          <table:table-cell office:value-type="float" office:value="-0.00048">
            <text:p>0,000</text:p>
          </table:table-cell>
          <table:table-cell office:value-type="float" office:value="-0.000022">
            <text:p>0,000</text:p>
          </table:table-cell>
          <table:table-cell table:style-name="ce3" table:formula="of:=ABS([.B513] )" office:value-type="float" office:value="0.00048">
            <text:p>0,000</text:p>
          </table:table-cell>
          <table:table-cell table:style-name="ce3" table:formula="of:=ABS([.C513] )" office:value-type="float" office:value="0.00002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78403">
            <text:p>1,98</text:p>
          </table:table-cell>
          <table:table-cell office:value-type="float" office:value="-0.000492">
            <text:p>0,000</text:p>
          </table:table-cell>
          <table:table-cell office:value-type="float" office:value="-0.000003">
            <text:p>0,000</text:p>
          </table:table-cell>
          <table:table-cell table:style-name="ce3" table:formula="of:=ABS([.B514] )" office:value-type="float" office:value="0.000492">
            <text:p>0,000</text:p>
          </table:table-cell>
          <table:table-cell table:style-name="ce3" table:formula="of:=ABS([.C514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88403">
            <text:p>1,99</text:p>
          </table:table-cell>
          <table:table-cell office:value-type="float" office:value="-0.000519">
            <text:p>-0,001</text:p>
          </table:table-cell>
          <table:table-cell office:value-type="float" office:value="0.000015">
            <text:p>0,000</text:p>
          </table:table-cell>
          <table:table-cell table:style-name="ce3" table:formula="of:=ABS([.B515] )" office:value-type="float" office:value="0.000519">
            <text:p>0,001</text:p>
          </table:table-cell>
          <table:table-cell table:style-name="ce3" table:formula="of:=ABS([.C515] )" office:value-type="float" office:value="0.00001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98403">
            <text:p>2</text:p>
          </table:table-cell>
          <table:table-cell office:value-type="float" office:value="-0.000562">
            <text:p>-0,001</text:p>
          </table:table-cell>
          <table:table-cell office:value-type="float" office:value="0.000003">
            <text:p>0,000</text:p>
          </table:table-cell>
          <table:table-cell table:style-name="ce3" table:formula="of:=ABS([.B516] )" office:value-type="float" office:value="0.000562">
            <text:p>0,001</text:p>
          </table:table-cell>
          <table:table-cell table:style-name="ce3" table:formula="of:=ABS([.C516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08403">
            <text:p>2,01</text:p>
          </table:table-cell>
          <table:table-cell office:value-type="float" office:value="-0.000588">
            <text:p>-0,001</text:p>
          </table:table-cell>
          <table:table-cell office:value-type="float" office:value="0.000007">
            <text:p>0,000</text:p>
          </table:table-cell>
          <table:table-cell table:style-name="ce3" table:formula="of:=ABS([.B517] )" office:value-type="float" office:value="0.000588">
            <text:p>0,001</text:p>
          </table:table-cell>
          <table:table-cell table:style-name="ce3" table:formula="of:=ABS([.C517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18403">
            <text:p>2,02</text:p>
          </table:table-cell>
          <table:table-cell office:value-type="float" office:value="-0.000568">
            <text:p>-0,001</text:p>
          </table:table-cell>
          <table:table-cell office:value-type="float" office:value="-0.000019">
            <text:p>0,000</text:p>
          </table:table-cell>
          <table:table-cell table:style-name="ce3" table:formula="of:=ABS([.B518] )" office:value-type="float" office:value="0.000568">
            <text:p>0,001</text:p>
          </table:table-cell>
          <table:table-cell table:style-name="ce3" table:formula="of:=ABS([.C518] )" office:value-type="float" office:value="0.00001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28403">
            <text:p>2,03</text:p>
          </table:table-cell>
          <table:table-cell office:value-type="float" office:value="-0.000593">
            <text:p>-0,001</text:p>
          </table:table-cell>
          <table:table-cell office:value-type="float" office:value="0.000002">
            <text:p>0,000</text:p>
          </table:table-cell>
          <table:table-cell table:style-name="ce3" table:formula="of:=ABS([.B519] )" office:value-type="float" office:value="0.000593">
            <text:p>0,001</text:p>
          </table:table-cell>
          <table:table-cell table:style-name="ce3" table:formula="of:=ABS([.C519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38403">
            <text:p>2,04</text:p>
          </table:table-cell>
          <table:table-cell office:value-type="float" office:value="-0.00063">
            <text:p>-0,001</text:p>
          </table:table-cell>
          <table:table-cell office:value-type="float" office:value="0.00001">
            <text:p>0,000</text:p>
          </table:table-cell>
          <table:table-cell table:style-name="ce3" table:formula="of:=ABS([.B520] )" office:value-type="float" office:value="0.00063">
            <text:p>0,001</text:p>
          </table:table-cell>
          <table:table-cell table:style-name="ce3" table:formula="of:=ABS([.C520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48403">
            <text:p>2,05</text:p>
          </table:table-cell>
          <table:table-cell office:value-type="float" office:value="-0.00062">
            <text:p>-0,001</text:p>
          </table:table-cell>
          <table:table-cell office:value-type="float" office:value="0.000006">
            <text:p>0,000</text:p>
          </table:table-cell>
          <table:table-cell table:style-name="ce3" table:formula="of:=ABS([.B521] )" office:value-type="float" office:value="0.00062">
            <text:p>0,001</text:p>
          </table:table-cell>
          <table:table-cell table:style-name="ce3" table:formula="of:=ABS([.C521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58403">
            <text:p>2,06</text:p>
          </table:table-cell>
          <table:table-cell office:value-type="float" office:value="-0.000668">
            <text:p>-0,001</text:p>
          </table:table-cell>
          <table:table-cell office:value-type="float" office:value="0.000003">
            <text:p>0,000</text:p>
          </table:table-cell>
          <table:table-cell table:style-name="ce3" table:formula="of:=ABS([.B522] )" office:value-type="float" office:value="0.000668">
            <text:p>0,001</text:p>
          </table:table-cell>
          <table:table-cell table:style-name="ce3" table:formula="of:=ABS([.C522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68403">
            <text:p>2,07</text:p>
          </table:table-cell>
          <table:table-cell office:value-type="float" office:value="-0.000652">
            <text:p>-0,001</text:p>
          </table:table-cell>
          <table:table-cell office:value-type="float" office:value="-0.000011">
            <text:p>0,000</text:p>
          </table:table-cell>
          <table:table-cell table:style-name="ce3" table:formula="of:=ABS([.B523] )" office:value-type="float" office:value="0.000652">
            <text:p>0,001</text:p>
          </table:table-cell>
          <table:table-cell table:style-name="ce3" table:formula="of:=ABS([.C523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78403">
            <text:p>2,08</text:p>
          </table:table-cell>
          <table:table-cell office:value-type="float" office:value="-0.000693">
            <text:p>-0,001</text:p>
          </table:table-cell>
          <table:table-cell office:value-type="float" office:value="0.000009">
            <text:p>0,000</text:p>
          </table:table-cell>
          <table:table-cell table:style-name="ce3" table:formula="of:=ABS([.B524] )" office:value-type="float" office:value="0.000693">
            <text:p>0,001</text:p>
          </table:table-cell>
          <table:table-cell table:style-name="ce3" table:formula="of:=ABS([.C524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88403">
            <text:p>2,09</text:p>
          </table:table-cell>
          <table:table-cell office:value-type="float" office:value="-0.000684">
            <text:p>-0,001</text:p>
          </table:table-cell>
          <table:table-cell office:value-type="float" office:value="0.000003">
            <text:p>0,000</text:p>
          </table:table-cell>
          <table:table-cell table:style-name="ce3" table:formula="of:=ABS([.B525] )" office:value-type="float" office:value="0.000684">
            <text:p>0,001</text:p>
          </table:table-cell>
          <table:table-cell table:style-name="ce3" table:formula="of:=ABS([.C525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98403">
            <text:p>2,1</text:p>
          </table:table-cell>
          <table:table-cell office:value-type="float" office:value="-0.000701">
            <text:p>-0,001</text:p>
          </table:table-cell>
          <table:table-cell office:value-type="float" office:value="-0.000014">
            <text:p>0,000</text:p>
          </table:table-cell>
          <table:table-cell table:style-name="ce3" table:formula="of:=ABS([.B526] )" office:value-type="float" office:value="0.000701">
            <text:p>0,001</text:p>
          </table:table-cell>
          <table:table-cell table:style-name="ce3" table:formula="of:=ABS([.C526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08403">
            <text:p>2,11</text:p>
          </table:table-cell>
          <table:table-cell office:value-type="float" office:value="-0.000728">
            <text:p>-0,001</text:p>
          </table:table-cell>
          <table:table-cell office:value-type="float" office:value="0.000004">
            <text:p>0,000</text:p>
          </table:table-cell>
          <table:table-cell table:style-name="ce3" table:formula="of:=ABS([.B527] )" office:value-type="float" office:value="0.000728">
            <text:p>0,001</text:p>
          </table:table-cell>
          <table:table-cell table:style-name="ce3" table:formula="of:=ABS([.C527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18403">
            <text:p>2,12</text:p>
          </table:table-cell>
          <table:table-cell office:value-type="float" office:value="-0.000719">
            <text:p>-0,001</text:p>
          </table:table-cell>
          <table:table-cell office:value-type="float" office:value="-0.000002">
            <text:p>0,000</text:p>
          </table:table-cell>
          <table:table-cell table:style-name="ce3" table:formula="of:=ABS([.B528] )" office:value-type="float" office:value="0.000719">
            <text:p>0,001</text:p>
          </table:table-cell>
          <table:table-cell table:style-name="ce3" table:formula="of:=ABS([.C528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28403">
            <text:p>2,13</text:p>
          </table:table-cell>
          <table:table-cell office:value-type="float" office:value="-0.00075">
            <text:p>-0,001</text:p>
          </table:table-cell>
          <table:table-cell office:value-type="float" office:value="-0.000002">
            <text:p>0,000</text:p>
          </table:table-cell>
          <table:table-cell table:style-name="ce3" table:formula="of:=ABS([.B529] )" office:value-type="float" office:value="0.00075">
            <text:p>0,001</text:p>
          </table:table-cell>
          <table:table-cell table:style-name="ce3" table:formula="of:=ABS([.C529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38403">
            <text:p>2,14</text:p>
          </table:table-cell>
          <table:table-cell office:value-type="float" office:value="-0.000743">
            <text:p>-0,001</text:p>
          </table:table-cell>
          <table:table-cell office:value-type="float" office:value="0.000005">
            <text:p>0,000</text:p>
          </table:table-cell>
          <table:table-cell table:style-name="ce3" table:formula="of:=ABS([.B530] )" office:value-type="float" office:value="0.000743">
            <text:p>0,001</text:p>
          </table:table-cell>
          <table:table-cell table:style-name="ce3" table:formula="of:=ABS([.C530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48403">
            <text:p>2,15</text:p>
          </table:table-cell>
          <table:table-cell office:value-type="float" office:value="-0.00076">
            <text:p>-0,001</text:p>
          </table:table-cell>
          <table:table-cell office:value-type="float" office:value="0.000003">
            <text:p>0,000</text:p>
          </table:table-cell>
          <table:table-cell table:style-name="ce3" table:formula="of:=ABS([.B531] )" office:value-type="float" office:value="0.00076">
            <text:p>0,001</text:p>
          </table:table-cell>
          <table:table-cell table:style-name="ce3" table:formula="of:=ABS([.C531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58403">
            <text:p>2,16</text:p>
          </table:table-cell>
          <table:table-cell office:value-type="float" office:value="-0.000768">
            <text:p>-0,001</text:p>
          </table:table-cell>
          <table:table-cell office:value-type="float" office:value="-0.000005">
            <text:p>0,000</text:p>
          </table:table-cell>
          <table:table-cell table:style-name="ce3" table:formula="of:=ABS([.B532] )" office:value-type="float" office:value="0.000768">
            <text:p>0,001</text:p>
          </table:table-cell>
          <table:table-cell table:style-name="ce3" table:formula="of:=ABS([.C532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68403">
            <text:p>2,17</text:p>
          </table:table-cell>
          <table:table-cell office:value-type="float" office:value="-0.000769">
            <text:p>-0,001</text:p>
          </table:table-cell>
          <table:table-cell office:value-type="float" office:value="-0.000006">
            <text:p>0,000</text:p>
          </table:table-cell>
          <table:table-cell table:style-name="ce3" table:formula="of:=ABS([.B533] )" office:value-type="float" office:value="0.000769">
            <text:p>0,001</text:p>
          </table:table-cell>
          <table:table-cell table:style-name="ce3" table:formula="of:=ABS([.C533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78403">
            <text:p>2,18</text:p>
          </table:table-cell>
          <table:table-cell office:value-type="float" office:value="-0.000822">
            <text:p>-0,001</text:p>
          </table:table-cell>
          <table:table-cell office:value-type="float" office:value="0.000002">
            <text:p>0,000</text:p>
          </table:table-cell>
          <table:table-cell table:style-name="ce3" table:formula="of:=ABS([.B534] )" office:value-type="float" office:value="0.000822">
            <text:p>0,001</text:p>
          </table:table-cell>
          <table:table-cell table:style-name="ce3" table:formula="of:=ABS([.C534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88403">
            <text:p>2,19</text:p>
          </table:table-cell>
          <table:table-cell office:value-type="float" office:value="-0.000789">
            <text:p>-0,001</text:p>
          </table:table-cell>
          <table:table-cell office:value-type="float" office:value="0.000005">
            <text:p>0,000</text:p>
          </table:table-cell>
          <table:table-cell table:style-name="ce3" table:formula="of:=ABS([.B535] )" office:value-type="float" office:value="0.000789">
            <text:p>0,001</text:p>
          </table:table-cell>
          <table:table-cell table:style-name="ce3" table:formula="of:=ABS([.C535] )" office:value-type="float" office:value="0.00000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98403">
            <text:p>2,2</text:p>
          </table:table-cell>
          <table:table-cell office:value-type="float" office:value="-0.000791">
            <text:p>-0,001</text:p>
          </table:table-cell>
          <table:table-cell office:value-type="float" office:value="0.000002">
            <text:p>0,000</text:p>
          </table:table-cell>
          <table:table-cell table:style-name="ce3" table:formula="of:=ABS([.B536] )" office:value-type="float" office:value="0.000791">
            <text:p>0,001</text:p>
          </table:table-cell>
          <table:table-cell table:style-name="ce3" table:formula="of:=ABS([.C536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08403">
            <text:p>2,21</text:p>
          </table:table-cell>
          <table:table-cell office:value-type="float" office:value="-0.000814">
            <text:p>-0,001</text:p>
          </table:table-cell>
          <table:table-cell office:value-type="float" office:value="0.00001">
            <text:p>0,000</text:p>
          </table:table-cell>
          <table:table-cell table:style-name="ce3" table:formula="of:=ABS([.B537] )" office:value-type="float" office:value="0.000814">
            <text:p>0,001</text:p>
          </table:table-cell>
          <table:table-cell table:style-name="ce3" table:formula="of:=ABS([.C537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18403">
            <text:p>2,22</text:p>
          </table:table-cell>
          <table:table-cell office:value-type="float" office:value="-0.00081">
            <text:p>-0,001</text:p>
          </table:table-cell>
          <table:table-cell office:value-type="float" office:value="-0.000001">
            <text:p>0,000</text:p>
          </table:table-cell>
          <table:table-cell table:style-name="ce3" table:formula="of:=ABS([.B538] )" office:value-type="float" office:value="0.00081">
            <text:p>0,001</text:p>
          </table:table-cell>
          <table:table-cell table:style-name="ce3" table:formula="of:=ABS([.C538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28403">
            <text:p>2,23</text:p>
          </table:table-cell>
          <table:table-cell office:value-type="float" office:value="-0.000794">
            <text:p>-0,001</text:p>
          </table:table-cell>
          <table:table-cell office:value-type="float" office:value="0.000015">
            <text:p>0,000</text:p>
          </table:table-cell>
          <table:table-cell table:style-name="ce3" table:formula="of:=ABS([.B539] )" office:value-type="float" office:value="0.000794">
            <text:p>0,001</text:p>
          </table:table-cell>
          <table:table-cell table:style-name="ce3" table:formula="of:=ABS([.C539] )" office:value-type="float" office:value="0.00001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38403">
            <text:p>2,24</text:p>
          </table:table-cell>
          <table:table-cell office:value-type="float" office:value="-0.000812">
            <text:p>-0,001</text:p>
          </table:table-cell>
          <table:table-cell office:value-type="float" office:value="0.000012">
            <text:p>0,000</text:p>
          </table:table-cell>
          <table:table-cell table:style-name="ce3" table:formula="of:=ABS([.B540] )" office:value-type="float" office:value="0.000812">
            <text:p>0,001</text:p>
          </table:table-cell>
          <table:table-cell table:style-name="ce3" table:formula="of:=ABS([.C540] )" office:value-type="float" office:value="0.00001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48403">
            <text:p>2,25</text:p>
          </table:table-cell>
          <table:table-cell office:value-type="float" office:value="-0.000832">
            <text:p>-0,001</text:p>
          </table:table-cell>
          <table:table-cell office:value-type="float" office:value="0.000008">
            <text:p>0,000</text:p>
          </table:table-cell>
          <table:table-cell table:style-name="ce3" table:formula="of:=ABS([.B541] )" office:value-type="float" office:value="0.000832">
            <text:p>0,001</text:p>
          </table:table-cell>
          <table:table-cell table:style-name="ce3" table:formula="of:=ABS([.C541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58403">
            <text:p>2,26</text:p>
          </table:table-cell>
          <table:table-cell office:value-type="float" office:value="-0.000823">
            <text:p>-0,001</text:p>
          </table:table-cell>
          <table:table-cell office:value-type="float" office:value="-0.000014">
            <text:p>0,000</text:p>
          </table:table-cell>
          <table:table-cell table:style-name="ce3" table:formula="of:=ABS([.B542] )" office:value-type="float" office:value="0.000823">
            <text:p>0,001</text:p>
          </table:table-cell>
          <table:table-cell table:style-name="ce3" table:formula="of:=ABS([.C542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68403">
            <text:p>2,27</text:p>
          </table:table-cell>
          <table:table-cell office:value-type="float" office:value="-0.000815">
            <text:p>-0,001</text:p>
          </table:table-cell>
          <table:table-cell office:value-type="float" office:value="-0.000006">
            <text:p>0,000</text:p>
          </table:table-cell>
          <table:table-cell table:style-name="ce3" table:formula="of:=ABS([.B543] )" office:value-type="float" office:value="0.000815">
            <text:p>0,001</text:p>
          </table:table-cell>
          <table:table-cell table:style-name="ce3" table:formula="of:=ABS([.C543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78403">
            <text:p>2,28</text:p>
          </table:table-cell>
          <table:table-cell office:value-type="float" office:value="-0.000822">
            <text:p>-0,001</text:p>
          </table:table-cell>
          <table:table-cell office:value-type="float" office:value="0.000017">
            <text:p>0,000</text:p>
          </table:table-cell>
          <table:table-cell table:style-name="ce3" table:formula="of:=ABS([.B544] )" office:value-type="float" office:value="0.000822">
            <text:p>0,001</text:p>
          </table:table-cell>
          <table:table-cell table:style-name="ce3" table:formula="of:=ABS([.C544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88403">
            <text:p>2,29</text:p>
          </table:table-cell>
          <table:table-cell office:value-type="float" office:value="-0.000814">
            <text:p>-0,001</text:p>
          </table:table-cell>
          <table:table-cell office:value-type="float" office:value="0.00001">
            <text:p>0,000</text:p>
          </table:table-cell>
          <table:table-cell table:style-name="ce3" table:formula="of:=ABS([.B545] )" office:value-type="float" office:value="0.000814">
            <text:p>0,001</text:p>
          </table:table-cell>
          <table:table-cell table:style-name="ce3" table:formula="of:=ABS([.C545] )" office:value-type="float" office:value="0.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98403">
            <text:p>2,3</text:p>
          </table:table-cell>
          <table:table-cell office:value-type="float" office:value="-0.00079">
            <text:p>-0,001</text:p>
          </table:table-cell>
          <table:table-cell office:value-type="float" office:value="-0.000012">
            <text:p>0,000</text:p>
          </table:table-cell>
          <table:table-cell table:style-name="ce3" table:formula="of:=ABS([.B546] )" office:value-type="float" office:value="0.00079">
            <text:p>0,001</text:p>
          </table:table-cell>
          <table:table-cell table:style-name="ce3" table:formula="of:=ABS([.C546] )" office:value-type="float" office:value="0.00001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08403">
            <text:p>2,31</text:p>
          </table:table-cell>
          <table:table-cell office:value-type="float" office:value="-0.00081">
            <text:p>-0,001</text:p>
          </table:table-cell>
          <table:table-cell office:value-type="float" office:value="-0.000017">
            <text:p>0,000</text:p>
          </table:table-cell>
          <table:table-cell table:style-name="ce3" table:formula="of:=ABS([.B547] )" office:value-type="float" office:value="0.00081">
            <text:p>0,001</text:p>
          </table:table-cell>
          <table:table-cell table:style-name="ce3" table:formula="of:=ABS([.C547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18403">
            <text:p>2,32</text:p>
          </table:table-cell>
          <table:table-cell office:value-type="float" office:value="-0.000813">
            <text:p>-0,001</text:p>
          </table:table-cell>
          <table:table-cell office:value-type="float" office:value="0.000011">
            <text:p>0,000</text:p>
          </table:table-cell>
          <table:table-cell table:style-name="ce3" table:formula="of:=ABS([.B548] )" office:value-type="float" office:value="0.000813">
            <text:p>0,001</text:p>
          </table:table-cell>
          <table:table-cell table:style-name="ce3" table:formula="of:=ABS([.C548] )" office:value-type="float" office:value="0.00001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28403">
            <text:p>2,33</text:p>
          </table:table-cell>
          <table:table-cell office:value-type="float" office:value="-0.000812">
            <text:p>-0,001</text:p>
          </table:table-cell>
          <table:table-cell office:value-type="float" office:value="-0.000003">
            <text:p>0,000</text:p>
          </table:table-cell>
          <table:table-cell table:style-name="ce3" table:formula="of:=ABS([.B549] )" office:value-type="float" office:value="0.000812">
            <text:p>0,001</text:p>
          </table:table-cell>
          <table:table-cell table:style-name="ce3" table:formula="of:=ABS([.C549] )" office:value-type="float" office:value="0.00000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38403">
            <text:p>2,34</text:p>
          </table:table-cell>
          <table:table-cell office:value-type="float" office:value="-0.000793">
            <text:p>-0,001</text:p>
          </table:table-cell>
          <table:table-cell office:value-type="float" office:value="0.000001">
            <text:p>0,000</text:p>
          </table:table-cell>
          <table:table-cell table:style-name="ce3" table:formula="of:=ABS([.B550] )" office:value-type="float" office:value="0.000793">
            <text:p>0,001</text:p>
          </table:table-cell>
          <table:table-cell table:style-name="ce3" table:formula="of:=ABS([.C550] )" office:value-type="float" office:value="0.000001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48403">
            <text:p>2,35</text:p>
          </table:table-cell>
          <table:table-cell office:value-type="float" office:value="-0.000769">
            <text:p>-0,001</text:p>
          </table:table-cell>
          <table:table-cell office:value-type="float" office:value="0.000009">
            <text:p>0,000</text:p>
          </table:table-cell>
          <table:table-cell table:style-name="ce3" table:formula="of:=ABS([.B551] )" office:value-type="float" office:value="0.000769">
            <text:p>0,001</text:p>
          </table:table-cell>
          <table:table-cell table:style-name="ce3" table:formula="of:=ABS([.C551] )" office:value-type="float" office:value="0.000009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58403">
            <text:p>2,36</text:p>
          </table:table-cell>
          <table:table-cell office:value-type="float" office:value="-0.00077">
            <text:p>-0,001</text:p>
          </table:table-cell>
          <table:table-cell office:value-type="float" office:value="0.000008">
            <text:p>0,000</text:p>
          </table:table-cell>
          <table:table-cell table:style-name="ce3" table:formula="of:=ABS([.B552] )" office:value-type="float" office:value="0.00077">
            <text:p>0,001</text:p>
          </table:table-cell>
          <table:table-cell table:style-name="ce3" table:formula="of:=ABS([.C552] )" office:value-type="float" office:value="0.00000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68403">
            <text:p>2,37</text:p>
          </table:table-cell>
          <table:table-cell office:value-type="float" office:value="-0.000751">
            <text:p>-0,001</text:p>
          </table:table-cell>
          <table:table-cell office:value-type="float" office:value="0.000012">
            <text:p>0,000</text:p>
          </table:table-cell>
          <table:table-cell table:style-name="ce3" table:formula="of:=ABS([.B553] )" office:value-type="float" office:value="0.000751">
            <text:p>0,001</text:p>
          </table:table-cell>
          <table:table-cell table:style-name="ce3" table:formula="of:=ABS([.C553] )" office:value-type="float" office:value="0.00001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78403">
            <text:p>2,38</text:p>
          </table:table-cell>
          <table:table-cell office:value-type="float" office:value="-0.000756">
            <text:p>-0,001</text:p>
          </table:table-cell>
          <table:table-cell office:value-type="float" office:value="0.000022">
            <text:p>0,000</text:p>
          </table:table-cell>
          <table:table-cell table:style-name="ce3" table:formula="of:=ABS([.B554] )" office:value-type="float" office:value="0.000756">
            <text:p>0,001</text:p>
          </table:table-cell>
          <table:table-cell table:style-name="ce3" table:formula="of:=ABS([.C554] )" office:value-type="float" office:value="0.00002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88403">
            <text:p>2,39</text:p>
          </table:table-cell>
          <table:table-cell office:value-type="float" office:value="-0.000738">
            <text:p>-0,001</text:p>
          </table:table-cell>
          <table:table-cell office:value-type="float" office:value="-0.000006">
            <text:p>0,000</text:p>
          </table:table-cell>
          <table:table-cell table:style-name="ce3" table:formula="of:=ABS([.B555] )" office:value-type="float" office:value="0.000738">
            <text:p>0,001</text:p>
          </table:table-cell>
          <table:table-cell table:style-name="ce3" table:formula="of:=ABS([.C555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98403">
            <text:p>2,4</text:p>
          </table:table-cell>
          <table:table-cell office:value-type="float" office:value="-0.000697">
            <text:p>-0,001</text:p>
          </table:table-cell>
          <table:table-cell office:value-type="float" office:value="0.000004">
            <text:p>0,000</text:p>
          </table:table-cell>
          <table:table-cell table:style-name="ce3" table:formula="of:=ABS([.B556] )" office:value-type="float" office:value="0.000697">
            <text:p>0,001</text:p>
          </table:table-cell>
          <table:table-cell table:style-name="ce3" table:formula="of:=ABS([.C556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08403">
            <text:p>2,41</text:p>
          </table:table-cell>
          <table:table-cell office:value-type="float" office:value="-0.000709">
            <text:p>-0,001</text:p>
          </table:table-cell>
          <table:table-cell office:value-type="float" office:value="-0.000007">
            <text:p>0,000</text:p>
          </table:table-cell>
          <table:table-cell table:style-name="ce3" table:formula="of:=ABS([.B557] )" office:value-type="float" office:value="0.000709">
            <text:p>0,001</text:p>
          </table:table-cell>
          <table:table-cell table:style-name="ce3" table:formula="of:=ABS([.C557] )" office:value-type="float" office:value="0.00000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18403">
            <text:p>2,42</text:p>
          </table:table-cell>
          <table:table-cell office:value-type="float" office:value="-0.000666">
            <text:p>-0,001</text:p>
          </table:table-cell>
          <table:table-cell office:value-type="float" office:value="0.000006">
            <text:p>0,000</text:p>
          </table:table-cell>
          <table:table-cell table:style-name="ce3" table:formula="of:=ABS([.B558] )" office:value-type="float" office:value="0.000666">
            <text:p>0,001</text:p>
          </table:table-cell>
          <table:table-cell table:style-name="ce3" table:formula="of:=ABS([.C558] )" office:value-type="float" office:value="0.00000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28403">
            <text:p>2,43</text:p>
          </table:table-cell>
          <table:table-cell office:value-type="float" office:value="-0.000673">
            <text:p>-0,001</text:p>
          </table:table-cell>
          <table:table-cell office:value-type="float" office:value="0.000014">
            <text:p>0,000</text:p>
          </table:table-cell>
          <table:table-cell table:style-name="ce3" table:formula="of:=ABS([.B559] )" office:value-type="float" office:value="0.000673">
            <text:p>0,001</text:p>
          </table:table-cell>
          <table:table-cell table:style-name="ce3" table:formula="of:=ABS([.C559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38403">
            <text:p>2,44</text:p>
          </table:table-cell>
          <table:table-cell office:value-type="float" office:value="-0.000624">
            <text:p>-0,001</text:p>
          </table:table-cell>
          <table:table-cell office:value-type="float" office:value="0.000002">
            <text:p>0,000</text:p>
          </table:table-cell>
          <table:table-cell table:style-name="ce3" table:formula="of:=ABS([.B560] )" office:value-type="float" office:value="0.000624">
            <text:p>0,001</text:p>
          </table:table-cell>
          <table:table-cell table:style-name="ce3" table:formula="of:=ABS([.C560] )" office:value-type="float" office:value="0.000002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48403">
            <text:p>2,45</text:p>
          </table:table-cell>
          <table:table-cell office:value-type="float" office:value="-0.000608">
            <text:p>-0,001</text:p>
          </table:table-cell>
          <table:table-cell office:value-type="float" office:value="0.000017">
            <text:p>0,000</text:p>
          </table:table-cell>
          <table:table-cell table:style-name="ce3" table:formula="of:=ABS([.B561] )" office:value-type="float" office:value="0.000608">
            <text:p>0,001</text:p>
          </table:table-cell>
          <table:table-cell table:style-name="ce3" table:formula="of:=ABS([.C561] )" office:value-type="float" office:value="0.00001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58403">
            <text:p>2,46</text:p>
          </table:table-cell>
          <table:table-cell office:value-type="float" office:value="-0.000596">
            <text:p>-0,001</text:p>
          </table:table-cell>
          <table:table-cell office:value-type="float" office:value="0.000014">
            <text:p>0,000</text:p>
          </table:table-cell>
          <table:table-cell table:style-name="ce3" table:formula="of:=ABS([.B562] )" office:value-type="float" office:value="0.000596">
            <text:p>0,001</text:p>
          </table:table-cell>
          <table:table-cell table:style-name="ce3" table:formula="of:=ABS([.C562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68403">
            <text:p>2,47</text:p>
          </table:table-cell>
          <table:table-cell office:value-type="float" office:value="-0.000555">
            <text:p>-0,001</text:p>
          </table:table-cell>
          <table:table-cell office:value-type="float" office:value="0.000024">
            <text:p>0,000</text:p>
          </table:table-cell>
          <table:table-cell table:style-name="ce3" table:formula="of:=ABS([.B563] )" office:value-type="float" office:value="0.000555">
            <text:p>0,001</text:p>
          </table:table-cell>
          <table:table-cell table:style-name="ce3" table:formula="of:=ABS([.C563] )" office:value-type="float" office:value="0.00002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78403">
            <text:p>2,48</text:p>
          </table:table-cell>
          <table:table-cell office:value-type="float" office:value="-0.000531">
            <text:p>-0,001</text:p>
          </table:table-cell>
          <table:table-cell office:value-type="float" office:value="0.000018">
            <text:p>0,000</text:p>
          </table:table-cell>
          <table:table-cell table:style-name="ce3" table:formula="of:=ABS([.B564] )" office:value-type="float" office:value="0.000531">
            <text:p>0,001</text:p>
          </table:table-cell>
          <table:table-cell table:style-name="ce3" table:formula="of:=ABS([.C564] )" office:value-type="float" office:value="0.00001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88403">
            <text:p>2,49</text:p>
          </table:table-cell>
          <table:table-cell office:value-type="float" office:value="-0.000508">
            <text:p>-0,001</text:p>
          </table:table-cell>
          <table:table-cell office:value-type="float" office:value="0.000026">
            <text:p>0,000</text:p>
          </table:table-cell>
          <table:table-cell table:style-name="ce3" table:formula="of:=ABS([.B565] )" office:value-type="float" office:value="0.000508">
            <text:p>0,001</text:p>
          </table:table-cell>
          <table:table-cell table:style-name="ce3" table:formula="of:=ABS([.C565] )" office:value-type="float" office:value="0.00002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98403">
            <text:p>2,5</text:p>
          </table:table-cell>
          <table:table-cell office:value-type="float" office:value="-0.000514">
            <text:p>-0,001</text:p>
          </table:table-cell>
          <table:table-cell office:value-type="float" office:value="0.000004">
            <text:p>0,000</text:p>
          </table:table-cell>
          <table:table-cell table:style-name="ce3" table:formula="of:=ABS([.B566] )" office:value-type="float" office:value="0.000514">
            <text:p>0,001</text:p>
          </table:table-cell>
          <table:table-cell table:style-name="ce3" table:formula="of:=ABS([.C566] )" office:value-type="float" office:value="0.00000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508403">
            <text:p>2,51</text:p>
          </table:table-cell>
          <table:table-cell office:value-type="float" office:value="-0.000459">
            <text:p>0,000</text:p>
          </table:table-cell>
          <table:table-cell office:value-type="float" office:value="0.000014">
            <text:p>0,000</text:p>
          </table:table-cell>
          <table:table-cell table:style-name="ce3" table:formula="of:=ABS([.B567] )" office:value-type="float" office:value="0.000459">
            <text:p>0,000</text:p>
          </table:table-cell>
          <table:table-cell table:style-name="ce3" table:formula="of:=ABS([.C567] )" office:value-type="float" office:value="0.000014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518403">
            <text:p>2,52</text:p>
          </table:table-cell>
          <table:table-cell office:value-type="float" office:value="-0.000432">
            <text:p>0,000</text:p>
          </table:table-cell>
          <table:table-cell office:value-type="float" office:value="0.000026">
            <text:p>0,000</text:p>
          </table:table-cell>
          <table:table-cell table:style-name="ce3" table:formula="of:=ABS([.B568] )" office:value-type="float" office:value="0.000432">
            <text:p>0,000</text:p>
          </table:table-cell>
          <table:table-cell table:style-name="ce3" table:formula="of:=ABS([.C568] )" office:value-type="float" office:value="0.000026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528403">
            <text:p>2,53</text:p>
          </table:table-cell>
          <table:table-cell office:value-type="float" office:value="-0.000418">
            <text:p>0,000</text:p>
          </table:table-cell>
          <table:table-cell office:value-type="float" office:value="0.000025">
            <text:p>0,000</text:p>
          </table:table-cell>
          <table:table-cell table:style-name="ce3" table:formula="of:=ABS([.B569] )" office:value-type="float" office:value="0.000418">
            <text:p>0,000</text:p>
          </table:table-cell>
          <table:table-cell table:style-name="ce3" table:formula="of:=ABS([.C569] )" office:value-type="float" office:value="0.00002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538403">
            <text:p>2,54</text:p>
          </table:table-cell>
          <table:table-cell office:value-type="float" office:value="-0.00037">
            <text:p>0,000</text:p>
          </table:table-cell>
          <table:table-cell office:value-type="float" office:value="0.000027">
            <text:p>0,000</text:p>
          </table:table-cell>
          <table:table-cell table:style-name="ce3" table:formula="of:=ABS([.B570] )" office:value-type="float" office:value="0.00037">
            <text:p>0,000</text:p>
          </table:table-cell>
          <table:table-cell table:style-name="ce3" table:formula="of:=ABS([.C570] )" office:value-type="float" office:value="0.000027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548403">
            <text:p>2,55</text:p>
          </table:table-cell>
          <table:table-cell office:value-type="float" office:value="-0.000317">
            <text:p>0,000</text:p>
          </table:table-cell>
          <table:table-cell office:value-type="float" office:value="0.000018">
            <text:p>0,000</text:p>
          </table:table-cell>
          <table:table-cell table:style-name="ce3" table:formula="of:=ABS([.B571] )" office:value-type="float" office:value="0.000317">
            <text:p>0,000</text:p>
          </table:table-cell>
          <table:table-cell table:style-name="ce3" table:formula="of:=ABS([.C571] )" office:value-type="float" office:value="0.000018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558403">
            <text:p>2,56</text:p>
          </table:table-cell>
          <table:table-cell office:value-type="float" office:value="-0.00029">
            <text:p>0,000</text:p>
          </table:table-cell>
          <table:table-cell office:value-type="float" office:value="0.000015">
            <text:p>0,000</text:p>
          </table:table-cell>
          <table:table-cell table:style-name="ce3" table:formula="of:=ABS([.B572] )" office:value-type="float" office:value="0.00029">
            <text:p>0,000</text:p>
          </table:table-cell>
          <table:table-cell table:style-name="ce3" table:formula="of:=ABS([.C572] )" office:value-type="float" office:value="0.000015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568403">
            <text:p>2,57</text:p>
          </table:table-cell>
          <table:table-cell office:value-type="float" office:value="-0.000242">
            <text:p>0,000</text:p>
          </table:table-cell>
          <table:table-cell office:value-type="float" office:value="0.000033">
            <text:p>0,000</text:p>
          </table:table-cell>
          <table:table-cell table:style-name="ce3" table:formula="of:=ABS([.B573] )" office:value-type="float" office:value="0.000242">
            <text:p>0,000</text:p>
          </table:table-cell>
          <table:table-cell table:style-name="ce3" table:formula="of:=ABS([.C573] )" office:value-type="float" office:value="0.000033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578403">
            <text:p>2,58</text:p>
          </table:table-cell>
          <table:table-cell office:value-type="float" office:value="-0.000232">
            <text:p>0,000</text:p>
          </table:table-cell>
          <table:table-cell office:value-type="float" office:value="-0.001606">
            <text:p>-0,002</text:p>
          </table:table-cell>
          <table:table-cell table:style-name="ce3" table:formula="of:=ABS([.B574] )" office:value-type="float" office:value="0.000232">
            <text:p>0,000</text:p>
          </table:table-cell>
          <table:table-cell table:style-name="ce3" table:formula="of:=ABS([.C574] )" office:value-type="float" office:value="0.001606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588403">
            <text:p>2,59</text:p>
          </table:table-cell>
          <table:table-cell office:value-type="float" office:value="-0.0002">
            <text:p>0,000</text:p>
          </table:table-cell>
          <table:table-cell office:value-type="float" office:value="-0.001589">
            <text:p>-0,002</text:p>
          </table:table-cell>
          <table:table-cell table:style-name="ce3" table:formula="of:=ABS([.B575] )" office:value-type="float" office:value="0.0002">
            <text:p>0,000</text:p>
          </table:table-cell>
          <table:table-cell table:style-name="ce3" table:formula="of:=ABS([.C575] )" office:value-type="float" office:value="0.001589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598403">
            <text:p>2,6</text:p>
          </table:table-cell>
          <table:table-cell office:value-type="float" office:value="-0.000144">
            <text:p>0,000</text:p>
          </table:table-cell>
          <table:table-cell office:value-type="float" office:value="-0.001594">
            <text:p>-0,002</text:p>
          </table:table-cell>
          <table:table-cell table:style-name="ce3" table:formula="of:=ABS([.B576] )" office:value-type="float" office:value="0.000144">
            <text:p>0,000</text:p>
          </table:table-cell>
          <table:table-cell table:style-name="ce3" table:formula="of:=ABS([.C576] )" office:value-type="float" office:value="0.001594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08402">
            <text:p>2,61</text:p>
          </table:table-cell>
          <table:table-cell office:value-type="float" office:value="-0.000124">
            <text:p>0,000</text:p>
          </table:table-cell>
          <table:table-cell office:value-type="float" office:value="-0.001589">
            <text:p>-0,002</text:p>
          </table:table-cell>
          <table:table-cell table:style-name="ce3" table:formula="of:=ABS([.B577] )" office:value-type="float" office:value="0.000124">
            <text:p>0,000</text:p>
          </table:table-cell>
          <table:table-cell table:style-name="ce3" table:formula="of:=ABS([.C577] )" office:value-type="float" office:value="0.001589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18402">
            <text:p>2,62</text:p>
          </table:table-cell>
          <table:table-cell office:value-type="float" office:value="-0.000079">
            <text:p>0,000</text:p>
          </table:table-cell>
          <table:table-cell office:value-type="float" office:value="-0.00159">
            <text:p>-0,002</text:p>
          </table:table-cell>
          <table:table-cell table:style-name="ce3" table:formula="of:=ABS([.B578] )" office:value-type="float" office:value="0.000079">
            <text:p>0,000</text:p>
          </table:table-cell>
          <table:table-cell table:style-name="ce3" table:formula="of:=ABS([.C578] )" office:value-type="float" office:value="0.00159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28402">
            <text:p>2,63</text:p>
          </table:table-cell>
          <table:table-cell office:value-type="float" office:value="-0.000054">
            <text:p>0,000</text:p>
          </table:table-cell>
          <table:table-cell office:value-type="float" office:value="-0.001579">
            <text:p>-0,002</text:p>
          </table:table-cell>
          <table:table-cell table:style-name="ce3" table:formula="of:=ABS([.B579] )" office:value-type="float" office:value="0.000054">
            <text:p>0,000</text:p>
          </table:table-cell>
          <table:table-cell table:style-name="ce3" table:formula="of:=ABS([.C579] )" office:value-type="float" office:value="0.001579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38402">
            <text:p>2,64</text:p>
          </table:table-cell>
          <table:table-cell office:value-type="float" office:value="-0.000001">
            <text:p>0,000</text:p>
          </table:table-cell>
          <table:table-cell office:value-type="float" office:value="-0.001588">
            <text:p>-0,002</text:p>
          </table:table-cell>
          <table:table-cell table:style-name="ce3" table:formula="of:=ABS([.B580] )" office:value-type="float" office:value="0.000001">
            <text:p>0,000</text:p>
          </table:table-cell>
          <table:table-cell table:style-name="ce3" table:formula="of:=ABS([.C580] )" office:value-type="float" office:value="0.001588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48402">
            <text:p>2,65</text:p>
          </table:table-cell>
          <table:table-cell office:value-type="float" office:value="0.000065">
            <text:p>0,000</text:p>
          </table:table-cell>
          <table:table-cell office:value-type="float" office:value="-0.001568">
            <text:p>-0,002</text:p>
          </table:table-cell>
          <table:table-cell table:style-name="ce3" table:formula="of:=ABS([.B581] )" office:value-type="float" office:value="0.000065">
            <text:p>0,000</text:p>
          </table:table-cell>
          <table:table-cell table:style-name="ce3" table:formula="of:=ABS([.C581] )" office:value-type="float" office:value="0.001568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58402">
            <text:p>2,66</text:p>
          </table:table-cell>
          <table:table-cell office:value-type="float" office:value="0.000083">
            <text:p>0,000</text:p>
          </table:table-cell>
          <table:table-cell office:value-type="float" office:value="-0.00158">
            <text:p>-0,002</text:p>
          </table:table-cell>
          <table:table-cell table:style-name="ce3" table:formula="of:=ABS([.B582] )" office:value-type="float" office:value="0.000083">
            <text:p>0,000</text:p>
          </table:table-cell>
          <table:table-cell table:style-name="ce3" table:formula="of:=ABS([.C582] )" office:value-type="float" office:value="0.00158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68402">
            <text:p>2,67</text:p>
          </table:table-cell>
          <table:table-cell office:value-type="float" office:value="0.000131">
            <text:p>0,000</text:p>
          </table:table-cell>
          <table:table-cell office:value-type="float" office:value="-0.001578">
            <text:p>-0,002</text:p>
          </table:table-cell>
          <table:table-cell table:style-name="ce3" table:formula="of:=ABS([.B583] )" office:value-type="float" office:value="0.000131">
            <text:p>0,000</text:p>
          </table:table-cell>
          <table:table-cell table:style-name="ce3" table:formula="of:=ABS([.C583] )" office:value-type="float" office:value="0.001578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78402">
            <text:p>2,68</text:p>
          </table:table-cell>
          <table:table-cell office:value-type="float" office:value="0.000149">
            <text:p>0,000</text:p>
          </table:table-cell>
          <table:table-cell office:value-type="float" office:value="-0.00159">
            <text:p>-0,002</text:p>
          </table:table-cell>
          <table:table-cell table:style-name="ce3" table:formula="of:=ABS([.B584] )" office:value-type="float" office:value="0.000149">
            <text:p>0,000</text:p>
          </table:table-cell>
          <table:table-cell table:style-name="ce3" table:formula="of:=ABS([.C584] )" office:value-type="float" office:value="0.00159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88402">
            <text:p>2,69</text:p>
          </table:table-cell>
          <table:table-cell office:value-type="float" office:value="0.000229">
            <text:p>0,000</text:p>
          </table:table-cell>
          <table:table-cell office:value-type="float" office:value="-0.001587">
            <text:p>-0,002</text:p>
          </table:table-cell>
          <table:table-cell table:style-name="ce3" table:formula="of:=ABS([.B585] )" office:value-type="float" office:value="0.000229">
            <text:p>0,000</text:p>
          </table:table-cell>
          <table:table-cell table:style-name="ce3" table:formula="of:=ABS([.C585] )" office:value-type="float" office:value="0.001587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98402">
            <text:p>2,7</text:p>
          </table:table-cell>
          <table:table-cell office:value-type="float" office:value="0.000281">
            <text:p>0,000</text:p>
          </table:table-cell>
          <table:table-cell office:value-type="float" office:value="-0.00155">
            <text:p>-0,002</text:p>
          </table:table-cell>
          <table:table-cell table:style-name="ce3" table:formula="of:=ABS([.B586] )" office:value-type="float" office:value="0.000281">
            <text:p>0,000</text:p>
          </table:table-cell>
          <table:table-cell table:style-name="ce3" table:formula="of:=ABS([.C586] )" office:value-type="float" office:value="0.00155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08402">
            <text:p>2,71</text:p>
          </table:table-cell>
          <table:table-cell office:value-type="float" office:value="0.000304">
            <text:p>0,000</text:p>
          </table:table-cell>
          <table:table-cell office:value-type="float" office:value="-0.001588">
            <text:p>-0,002</text:p>
          </table:table-cell>
          <table:table-cell table:style-name="ce3" table:formula="of:=ABS([.B587] )" office:value-type="float" office:value="0.000304">
            <text:p>0,000</text:p>
          </table:table-cell>
          <table:table-cell table:style-name="ce3" table:formula="of:=ABS([.C587] )" office:value-type="float" office:value="0.001588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18402">
            <text:p>2,72</text:p>
          </table:table-cell>
          <table:table-cell office:value-type="float" office:value="0.000363">
            <text:p>0,000</text:p>
          </table:table-cell>
          <table:table-cell office:value-type="float" office:value="-0.001545">
            <text:p>-0,002</text:p>
          </table:table-cell>
          <table:table-cell table:style-name="ce3" table:formula="of:=ABS([.B588] )" office:value-type="float" office:value="0.000363">
            <text:p>0,000</text:p>
          </table:table-cell>
          <table:table-cell table:style-name="ce3" table:formula="of:=ABS([.C588] )" office:value-type="float" office:value="0.001545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28402">
            <text:p>2,73</text:p>
          </table:table-cell>
          <table:table-cell office:value-type="float" office:value="0.00041">
            <text:p>0,000</text:p>
          </table:table-cell>
          <table:table-cell office:value-type="float" office:value="-0.001574">
            <text:p>-0,002</text:p>
          </table:table-cell>
          <table:table-cell table:style-name="ce3" table:formula="of:=ABS([.B589] )" office:value-type="float" office:value="0.00041">
            <text:p>0,000</text:p>
          </table:table-cell>
          <table:table-cell table:style-name="ce3" table:formula="of:=ABS([.C589] )" office:value-type="float" office:value="0.001574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38402">
            <text:p>2,74</text:p>
          </table:table-cell>
          <table:table-cell office:value-type="float" office:value="0.000433">
            <text:p>0,000</text:p>
          </table:table-cell>
          <table:table-cell office:value-type="float" office:value="-0.001551">
            <text:p>-0,002</text:p>
          </table:table-cell>
          <table:table-cell table:style-name="ce3" table:formula="of:=ABS([.B590] )" office:value-type="float" office:value="0.000433">
            <text:p>0,000</text:p>
          </table:table-cell>
          <table:table-cell table:style-name="ce3" table:formula="of:=ABS([.C590] )" office:value-type="float" office:value="0.001551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48402">
            <text:p>2,75</text:p>
          </table:table-cell>
          <table:table-cell office:value-type="float" office:value="0.000447">
            <text:p>0,000</text:p>
          </table:table-cell>
          <table:table-cell office:value-type="float" office:value="-0.001567">
            <text:p>-0,002</text:p>
          </table:table-cell>
          <table:table-cell table:style-name="ce3" table:formula="of:=ABS([.B591] )" office:value-type="float" office:value="0.000447">
            <text:p>0,000</text:p>
          </table:table-cell>
          <table:table-cell table:style-name="ce3" table:formula="of:=ABS([.C591] )" office:value-type="float" office:value="0.001567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58402">
            <text:p>2,76</text:p>
          </table:table-cell>
          <table:table-cell office:value-type="float" office:value="0.000499">
            <text:p>0,000</text:p>
          </table:table-cell>
          <table:table-cell office:value-type="float" office:value="-0.001546">
            <text:p>-0,002</text:p>
          </table:table-cell>
          <table:table-cell table:style-name="ce3" table:formula="of:=ABS([.B592] )" office:value-type="float" office:value="0.000499">
            <text:p>0,000</text:p>
          </table:table-cell>
          <table:table-cell table:style-name="ce3" table:formula="of:=ABS([.C592] )" office:value-type="float" office:value="0.001546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68402">
            <text:p>2,77</text:p>
          </table:table-cell>
          <table:table-cell office:value-type="float" office:value="0.000559">
            <text:p>0,001</text:p>
          </table:table-cell>
          <table:table-cell office:value-type="float" office:value="-0.001547">
            <text:p>-0,002</text:p>
          </table:table-cell>
          <table:table-cell table:style-name="ce3" table:formula="of:=ABS([.B593] )" office:value-type="float" office:value="0.000559">
            <text:p>0,001</text:p>
          </table:table-cell>
          <table:table-cell table:style-name="ce3" table:formula="of:=ABS([.C593] )" office:value-type="float" office:value="0.001547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78402">
            <text:p>2,78</text:p>
          </table:table-cell>
          <table:table-cell office:value-type="float" office:value="0.000583">
            <text:p>0,001</text:p>
          </table:table-cell>
          <table:table-cell office:value-type="float" office:value="-0.001553">
            <text:p>-0,002</text:p>
          </table:table-cell>
          <table:table-cell table:style-name="ce3" table:formula="of:=ABS([.B594] )" office:value-type="float" office:value="0.000583">
            <text:p>0,001</text:p>
          </table:table-cell>
          <table:table-cell table:style-name="ce3" table:formula="of:=ABS([.C594] )" office:value-type="float" office:value="0.001553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88402">
            <text:p>2,79</text:p>
          </table:table-cell>
          <table:table-cell office:value-type="float" office:value="0.000632">
            <text:p>0,001</text:p>
          </table:table-cell>
          <table:table-cell office:value-type="float" office:value="-0.00155">
            <text:p>-0,002</text:p>
          </table:table-cell>
          <table:table-cell table:style-name="ce3" table:formula="of:=ABS([.B595] )" office:value-type="float" office:value="0.000632">
            <text:p>0,001</text:p>
          </table:table-cell>
          <table:table-cell table:style-name="ce3" table:formula="of:=ABS([.C595] )" office:value-type="float" office:value="0.00155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98402">
            <text:p>2,8</text:p>
          </table:table-cell>
          <table:table-cell office:value-type="float" office:value="0.000693">
            <text:p>0,001</text:p>
          </table:table-cell>
          <table:table-cell office:value-type="float" office:value="-0.001535">
            <text:p>-0,002</text:p>
          </table:table-cell>
          <table:table-cell table:style-name="ce3" table:formula="of:=ABS([.B596] )" office:value-type="float" office:value="0.000693">
            <text:p>0,001</text:p>
          </table:table-cell>
          <table:table-cell table:style-name="ce3" table:formula="of:=ABS([.C596] )" office:value-type="float" office:value="0.001535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808402">
            <text:p>2,81</text:p>
          </table:table-cell>
          <table:table-cell office:value-type="float" office:value="0.000705">
            <text:p>0,001</text:p>
          </table:table-cell>
          <table:table-cell office:value-type="float" office:value="-0.001554">
            <text:p>-0,002</text:p>
          </table:table-cell>
          <table:table-cell table:style-name="ce3" table:formula="of:=ABS([.B597] )" office:value-type="float" office:value="0.000705">
            <text:p>0,001</text:p>
          </table:table-cell>
          <table:table-cell table:style-name="ce3" table:formula="of:=ABS([.C597] )" office:value-type="float" office:value="0.001554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818402">
            <text:p>2,82</text:p>
          </table:table-cell>
          <table:table-cell office:value-type="float" office:value="0.000745">
            <text:p>0,001</text:p>
          </table:table-cell>
          <table:table-cell office:value-type="float" office:value="-0.001544">
            <text:p>-0,002</text:p>
          </table:table-cell>
          <table:table-cell table:style-name="ce3" table:formula="of:=ABS([.B598] )" office:value-type="float" office:value="0.000745">
            <text:p>0,001</text:p>
          </table:table-cell>
          <table:table-cell table:style-name="ce3" table:formula="of:=ABS([.C598] )" office:value-type="float" office:value="0.001544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828402">
            <text:p>2,83</text:p>
          </table:table-cell>
          <table:table-cell office:value-type="float" office:value="0.000768">
            <text:p>0,001</text:p>
          </table:table-cell>
          <table:table-cell office:value-type="float" office:value="-0.001536">
            <text:p>-0,002</text:p>
          </table:table-cell>
          <table:table-cell table:style-name="ce3" table:formula="of:=ABS([.B599] )" office:value-type="float" office:value="0.000768">
            <text:p>0,001</text:p>
          </table:table-cell>
          <table:table-cell table:style-name="ce3" table:formula="of:=ABS([.C599] )" office:value-type="float" office:value="0.001536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838402">
            <text:p>2,84</text:p>
          </table:table-cell>
          <table:table-cell office:value-type="float" office:value="0.000822">
            <text:p>0,001</text:p>
          </table:table-cell>
          <table:table-cell office:value-type="float" office:value="-0.001528">
            <text:p>-0,002</text:p>
          </table:table-cell>
          <table:table-cell table:style-name="ce3" table:formula="of:=ABS([.B600] )" office:value-type="float" office:value="0.000822">
            <text:p>0,001</text:p>
          </table:table-cell>
          <table:table-cell table:style-name="ce3" table:formula="of:=ABS([.C600] )" office:value-type="float" office:value="0.001528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848402">
            <text:p>2,85</text:p>
          </table:table-cell>
          <table:table-cell office:value-type="float" office:value="0.000861">
            <text:p>0,001</text:p>
          </table:table-cell>
          <table:table-cell office:value-type="float" office:value="-0.003152">
            <text:p>-0,003</text:p>
          </table:table-cell>
          <table:table-cell table:style-name="ce3" table:formula="of:=ABS([.B601] )" office:value-type="float" office:value="0.000861">
            <text:p>0,001</text:p>
          </table:table-cell>
          <table:table-cell table:style-name="ce3" table:formula="of:=ABS([.C601] )" office:value-type="float" office:value="0.003152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858402">
            <text:p>2,86</text:p>
          </table:table-cell>
          <table:table-cell office:value-type="float" office:value="0.000871">
            <text:p>0,001</text:p>
          </table:table-cell>
          <table:table-cell office:value-type="float" office:value="-0.003142">
            <text:p>-0,003</text:p>
          </table:table-cell>
          <table:table-cell table:style-name="ce3" table:formula="of:=ABS([.B602] )" office:value-type="float" office:value="0.000871">
            <text:p>0,001</text:p>
          </table:table-cell>
          <table:table-cell table:style-name="ce3" table:formula="of:=ABS([.C602] )" office:value-type="float" office:value="0.003142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868402">
            <text:p>2,87</text:p>
          </table:table-cell>
          <table:table-cell office:value-type="float" office:value="0.000899">
            <text:p>0,001</text:p>
          </table:table-cell>
          <table:table-cell office:value-type="float" office:value="-0.003144">
            <text:p>-0,003</text:p>
          </table:table-cell>
          <table:table-cell table:style-name="ce3" table:formula="of:=ABS([.B603] )" office:value-type="float" office:value="0.000899">
            <text:p>0,001</text:p>
          </table:table-cell>
          <table:table-cell table:style-name="ce3" table:formula="of:=ABS([.C603] )" office:value-type="float" office:value="0.003144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878402">
            <text:p>2,88</text:p>
          </table:table-cell>
          <table:table-cell office:value-type="float" office:value="0.0009">
            <text:p>0,001</text:p>
          </table:table-cell>
          <table:table-cell office:value-type="float" office:value="-0.003128">
            <text:p>-0,003</text:p>
          </table:table-cell>
          <table:table-cell table:style-name="ce3" table:formula="of:=ABS([.B604] )" office:value-type="float" office:value="0.0009">
            <text:p>0,001</text:p>
          </table:table-cell>
          <table:table-cell table:style-name="ce3" table:formula="of:=ABS([.C604] )" office:value-type="float" office:value="0.003128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888402">
            <text:p>2,89</text:p>
          </table:table-cell>
          <table:table-cell office:value-type="float" office:value="0.000936">
            <text:p>0,001</text:p>
          </table:table-cell>
          <table:table-cell office:value-type="float" office:value="-0.003138">
            <text:p>-0,003</text:p>
          </table:table-cell>
          <table:table-cell table:style-name="ce3" table:formula="of:=ABS([.B605] )" office:value-type="float" office:value="0.000936">
            <text:p>0,001</text:p>
          </table:table-cell>
          <table:table-cell table:style-name="ce3" table:formula="of:=ABS([.C605] )" office:value-type="float" office:value="0.003138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898402">
            <text:p>2,9</text:p>
          </table:table-cell>
          <table:table-cell office:value-type="float" office:value="0.000978">
            <text:p>0,001</text:p>
          </table:table-cell>
          <table:table-cell office:value-type="float" office:value="-0.003111">
            <text:p>-0,003</text:p>
          </table:table-cell>
          <table:table-cell table:style-name="ce3" table:formula="of:=ABS([.B606] )" office:value-type="float" office:value="0.000978">
            <text:p>0,001</text:p>
          </table:table-cell>
          <table:table-cell table:style-name="ce3" table:formula="of:=ABS([.C606] )" office:value-type="float" office:value="0.003111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08402">
            <text:p>2,91</text:p>
          </table:table-cell>
          <table:table-cell office:value-type="float" office:value="0.000965">
            <text:p>0,001</text:p>
          </table:table-cell>
          <table:table-cell office:value-type="float" office:value="-0.003109">
            <text:p>-0,003</text:p>
          </table:table-cell>
          <table:table-cell table:style-name="ce3" table:formula="of:=ABS([.B607] )" office:value-type="float" office:value="0.000965">
            <text:p>0,001</text:p>
          </table:table-cell>
          <table:table-cell table:style-name="ce3" table:formula="of:=ABS([.C607] )" office:value-type="float" office:value="0.003109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18402">
            <text:p>2,92</text:p>
          </table:table-cell>
          <table:table-cell office:value-type="float" office:value="0.001005">
            <text:p>0,001</text:p>
          </table:table-cell>
          <table:table-cell office:value-type="float" office:value="-0.003115">
            <text:p>-0,003</text:p>
          </table:table-cell>
          <table:table-cell table:style-name="ce3" table:formula="of:=ABS([.B608] )" office:value-type="float" office:value="0.001005">
            <text:p>0,001</text:p>
          </table:table-cell>
          <table:table-cell table:style-name="ce3" table:formula="of:=ABS([.C608] )" office:value-type="float" office:value="0.003115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28402">
            <text:p>2,93</text:p>
          </table:table-cell>
          <table:table-cell office:value-type="float" office:value="0.000993">
            <text:p>0,001</text:p>
          </table:table-cell>
          <table:table-cell office:value-type="float" office:value="-0.003112">
            <text:p>-0,003</text:p>
          </table:table-cell>
          <table:table-cell table:style-name="ce3" table:formula="of:=ABS([.B609] )" office:value-type="float" office:value="0.000993">
            <text:p>0,001</text:p>
          </table:table-cell>
          <table:table-cell table:style-name="ce3" table:formula="of:=ABS([.C609] )" office:value-type="float" office:value="0.003112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38402">
            <text:p>2,94</text:p>
          </table:table-cell>
          <table:table-cell office:value-type="float" office:value="0.001005">
            <text:p>0,001</text:p>
          </table:table-cell>
          <table:table-cell office:value-type="float" office:value="-0.0031">
            <text:p>-0,003</text:p>
          </table:table-cell>
          <table:table-cell table:style-name="ce3" table:formula="of:=ABS([.B610] )" office:value-type="float" office:value="0.001005">
            <text:p>0,001</text:p>
          </table:table-cell>
          <table:table-cell table:style-name="ce3" table:formula="of:=ABS([.C610] )" office:value-type="float" office:value="0.0031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48402">
            <text:p>2,95</text:p>
          </table:table-cell>
          <table:table-cell office:value-type="float" office:value="0.000981">
            <text:p>0,001</text:p>
          </table:table-cell>
          <table:table-cell office:value-type="float" office:value="-0.003093">
            <text:p>-0,003</text:p>
          </table:table-cell>
          <table:table-cell table:style-name="ce3" table:formula="of:=ABS([.B611] )" office:value-type="float" office:value="0.000981">
            <text:p>0,001</text:p>
          </table:table-cell>
          <table:table-cell table:style-name="ce3" table:formula="of:=ABS([.C611] )" office:value-type="float" office:value="0.003093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58402">
            <text:p>2,96</text:p>
          </table:table-cell>
          <table:table-cell office:value-type="float" office:value="0.001">
            <text:p>0,001</text:p>
          </table:table-cell>
          <table:table-cell office:value-type="float" office:value="-0.003059">
            <text:p>-0,003</text:p>
          </table:table-cell>
          <table:table-cell table:style-name="ce3" table:formula="of:=ABS([.B612] )" office:value-type="float" office:value="0.001">
            <text:p>0,001</text:p>
          </table:table-cell>
          <table:table-cell table:style-name="ce3" table:formula="of:=ABS([.C612] )" office:value-type="float" office:value="0.003059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68402">
            <text:p>2,97</text:p>
          </table:table-cell>
          <table:table-cell office:value-type="float" office:value="0.001016">
            <text:p>0,001</text:p>
          </table:table-cell>
          <table:table-cell office:value-type="float" office:value="-0.003074">
            <text:p>-0,003</text:p>
          </table:table-cell>
          <table:table-cell table:style-name="ce3" table:formula="of:=ABS([.B613] )" office:value-type="float" office:value="0.001016">
            <text:p>0,001</text:p>
          </table:table-cell>
          <table:table-cell table:style-name="ce3" table:formula="of:=ABS([.C613] )" office:value-type="float" office:value="0.003074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78402">
            <text:p>2,98</text:p>
          </table:table-cell>
          <table:table-cell office:value-type="float" office:value="0.001014">
            <text:p>0,001</text:p>
          </table:table-cell>
          <table:table-cell office:value-type="float" office:value="-0.003075">
            <text:p>-0,003</text:p>
          </table:table-cell>
          <table:table-cell table:style-name="ce3" table:formula="of:=ABS([.B614] )" office:value-type="float" office:value="0.001014">
            <text:p>0,001</text:p>
          </table:table-cell>
          <table:table-cell table:style-name="ce3" table:formula="of:=ABS([.C614] )" office:value-type="float" office:value="0.003075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88402">
            <text:p>2,99</text:p>
          </table:table-cell>
          <table:table-cell office:value-type="float" office:value="0.000981">
            <text:p>0,001</text:p>
          </table:table-cell>
          <table:table-cell office:value-type="float" office:value="-0.00468">
            <text:p>-0,005</text:p>
          </table:table-cell>
          <table:table-cell table:style-name="ce3" table:formula="of:=ABS([.B615] )" office:value-type="float" office:value="0.000981">
            <text:p>0,001</text:p>
          </table:table-cell>
          <table:table-cell table:style-name="ce3" table:formula="of:=ABS([.C615] )" office:value-type="float" office:value="0.00468">
            <text:p>0,005</text:p>
          </table:table-cell>
          <table:table-cell table:number-columns-repeated="1019"/>
        </table:table-row>
        <table:table-row table:style-name="ro1">
          <table:table-cell office:value-type="float" office:value="2.998402">
            <text:p>3</text:p>
          </table:table-cell>
          <table:table-cell office:value-type="float" office:value="0.000932">
            <text:p>0,001</text:p>
          </table:table-cell>
          <table:table-cell office:value-type="float" office:value="-0.004683">
            <text:p>-0,005</text:p>
          </table:table-cell>
          <table:table-cell table:style-name="ce3" table:formula="of:=ABS([.B616] )" office:value-type="float" office:value="0.000932">
            <text:p>0,001</text:p>
          </table:table-cell>
          <table:table-cell table:style-name="ce3" table:formula="of:=ABS([.C616] )" office:value-type="float" office:value="0.004683">
            <text:p>0,005</text:p>
          </table:table-cell>
          <table:table-cell table:number-columns-repeated="1019"/>
        </table:table-row>
        <table:table-row table:style-name="ro1">
          <table:table-cell office:value-type="float" office:value="3.008402">
            <text:p>3,01</text:p>
          </table:table-cell>
          <table:table-cell office:value-type="float" office:value="0.000915">
            <text:p>0,001</text:p>
          </table:table-cell>
          <table:table-cell office:value-type="float" office:value="-0.004654">
            <text:p>-0,005</text:p>
          </table:table-cell>
          <table:table-cell table:style-name="ce3" table:formula="of:=ABS([.B617] )" office:value-type="float" office:value="0.000915">
            <text:p>0,001</text:p>
          </table:table-cell>
          <table:table-cell table:style-name="ce3" table:formula="of:=ABS([.C617] )" office:value-type="float" office:value="0.004654">
            <text:p>0,005</text:p>
          </table:table-cell>
          <table:table-cell table:number-columns-repeated="1019"/>
        </table:table-row>
        <table:table-row table:style-name="ro1">
          <table:table-cell office:value-type="float" office:value="3.018402">
            <text:p>3,02</text:p>
          </table:table-cell>
          <table:table-cell office:value-type="float" office:value="0.000885">
            <text:p>0,001</text:p>
          </table:table-cell>
          <table:table-cell office:value-type="float" office:value="-0.004638">
            <text:p>-0,005</text:p>
          </table:table-cell>
          <table:table-cell table:style-name="ce3" table:formula="of:=ABS([.B618] )" office:value-type="float" office:value="0.000885">
            <text:p>0,001</text:p>
          </table:table-cell>
          <table:table-cell table:style-name="ce3" table:formula="of:=ABS([.C618] )" office:value-type="float" office:value="0.004638">
            <text:p>0,005</text:p>
          </table:table-cell>
          <table:table-cell table:number-columns-repeated="1019"/>
        </table:table-row>
        <table:table-row table:style-name="ro1">
          <table:table-cell office:value-type="float" office:value="3.028402">
            <text:p>3,03</text:p>
          </table:table-cell>
          <table:table-cell office:value-type="float" office:value="0.000843">
            <text:p>0,001</text:p>
          </table:table-cell>
          <table:table-cell office:value-type="float" office:value="-0.00465">
            <text:p>-0,005</text:p>
          </table:table-cell>
          <table:table-cell table:style-name="ce3" table:formula="of:=ABS([.B619] )" office:value-type="float" office:value="0.000843">
            <text:p>0,001</text:p>
          </table:table-cell>
          <table:table-cell table:style-name="ce3" table:formula="of:=ABS([.C619] )" office:value-type="float" office:value="0.00465">
            <text:p>0,005</text:p>
          </table:table-cell>
          <table:table-cell table:number-columns-repeated="1019"/>
        </table:table-row>
        <table:table-row table:style-name="ro1">
          <table:table-cell office:value-type="float" office:value="3.038402">
            <text:p>3,04</text:p>
          </table:table-cell>
          <table:table-cell office:value-type="float" office:value="0.000804">
            <text:p>0,001</text:p>
          </table:table-cell>
          <table:table-cell office:value-type="float" office:value="-0.004628">
            <text:p>-0,005</text:p>
          </table:table-cell>
          <table:table-cell table:style-name="ce3" table:formula="of:=ABS([.B620] )" office:value-type="float" office:value="0.000804">
            <text:p>0,001</text:p>
          </table:table-cell>
          <table:table-cell table:style-name="ce3" table:formula="of:=ABS([.C620] )" office:value-type="float" office:value="0.004628">
            <text:p>0,005</text:p>
          </table:table-cell>
          <table:table-cell table:number-columns-repeated="1019"/>
        </table:table-row>
        <table:table-row table:style-name="ro1">
          <table:table-cell office:value-type="float" office:value="3.048402">
            <text:p>3,05</text:p>
          </table:table-cell>
          <table:table-cell office:value-type="float" office:value="0.000771">
            <text:p>0,001</text:p>
          </table:table-cell>
          <table:table-cell office:value-type="float" office:value="-0.004631">
            <text:p>-0,005</text:p>
          </table:table-cell>
          <table:table-cell table:style-name="ce3" table:formula="of:=ABS([.B621] )" office:value-type="float" office:value="0.000771">
            <text:p>0,001</text:p>
          </table:table-cell>
          <table:table-cell table:style-name="ce3" table:formula="of:=ABS([.C621] )" office:value-type="float" office:value="0.004631">
            <text:p>0,005</text:p>
          </table:table-cell>
          <table:table-cell table:number-columns-repeated="1019"/>
        </table:table-row>
        <table:table-row table:style-name="ro1">
          <table:table-cell office:value-type="float" office:value="3.058402">
            <text:p>3,06</text:p>
          </table:table-cell>
          <table:table-cell office:value-type="float" office:value="0.000697">
            <text:p>0,001</text:p>
          </table:table-cell>
          <table:table-cell office:value-type="float" office:value="-0.004643">
            <text:p>-0,005</text:p>
          </table:table-cell>
          <table:table-cell table:style-name="ce3" table:formula="of:=ABS([.B622] )" office:value-type="float" office:value="0.000697">
            <text:p>0,001</text:p>
          </table:table-cell>
          <table:table-cell table:style-name="ce3" table:formula="of:=ABS([.C622] )" office:value-type="float" office:value="0.004643">
            <text:p>0,005</text:p>
          </table:table-cell>
          <table:table-cell table:number-columns-repeated="1019"/>
        </table:table-row>
        <table:table-row table:style-name="ro1">
          <table:table-cell office:value-type="float" office:value="3.068402">
            <text:p>3,07</text:p>
          </table:table-cell>
          <table:table-cell office:value-type="float" office:value="0.000646">
            <text:p>0,001</text:p>
          </table:table-cell>
          <table:table-cell office:value-type="float" office:value="-0.004603">
            <text:p>-0,005</text:p>
          </table:table-cell>
          <table:table-cell table:style-name="ce3" table:formula="of:=ABS([.B623] )" office:value-type="float" office:value="0.000646">
            <text:p>0,001</text:p>
          </table:table-cell>
          <table:table-cell table:style-name="ce3" table:formula="of:=ABS([.C623] )" office:value-type="float" office:value="0.004603">
            <text:p>0,005</text:p>
          </table:table-cell>
          <table:table-cell table:number-columns-repeated="1019"/>
        </table:table-row>
        <table:table-row table:style-name="ro1">
          <table:table-cell office:value-type="float" office:value="3.078402">
            <text:p>3,08</text:p>
          </table:table-cell>
          <table:table-cell office:value-type="float" office:value="0.000542">
            <text:p>0,001</text:p>
          </table:table-cell>
          <table:table-cell office:value-type="float" office:value="-0.006218">
            <text:p>-0,006</text:p>
          </table:table-cell>
          <table:table-cell table:style-name="ce3" table:formula="of:=ABS([.B624] )" office:value-type="float" office:value="0.000542">
            <text:p>0,001</text:p>
          </table:table-cell>
          <table:table-cell table:style-name="ce3" table:formula="of:=ABS([.C624] )" office:value-type="float" office:value="0.006218">
            <text:p>0,006</text:p>
          </table:table-cell>
          <table:table-cell table:number-columns-repeated="1019"/>
        </table:table-row>
        <table:table-row table:style-name="ro1">
          <table:table-cell office:value-type="float" office:value="3.088402">
            <text:p>3,09</text:p>
          </table:table-cell>
          <table:table-cell office:value-type="float" office:value="0.000492">
            <text:p>0,000</text:p>
          </table:table-cell>
          <table:table-cell office:value-type="float" office:value="-0.006206">
            <text:p>-0,006</text:p>
          </table:table-cell>
          <table:table-cell table:style-name="ce3" table:formula="of:=ABS([.B625] )" office:value-type="float" office:value="0.000492">
            <text:p>0,000</text:p>
          </table:table-cell>
          <table:table-cell table:style-name="ce3" table:formula="of:=ABS([.C625] )" office:value-type="float" office:value="0.006206">
            <text:p>0,006</text:p>
          </table:table-cell>
          <table:table-cell table:number-columns-repeated="1019"/>
        </table:table-row>
        <table:table-row table:style-name="ro1">
          <table:table-cell office:value-type="float" office:value="3.098402">
            <text:p>3,1</text:p>
          </table:table-cell>
          <table:table-cell office:value-type="float" office:value="0.000422">
            <text:p>0,000</text:p>
          </table:table-cell>
          <table:table-cell office:value-type="float" office:value="-0.00617">
            <text:p>-0,006</text:p>
          </table:table-cell>
          <table:table-cell table:style-name="ce3" table:formula="of:=ABS([.B626] )" office:value-type="float" office:value="0.000422">
            <text:p>0,000</text:p>
          </table:table-cell>
          <table:table-cell table:style-name="ce3" table:formula="of:=ABS([.C626] )" office:value-type="float" office:value="0.00617">
            <text:p>0,006</text:p>
          </table:table-cell>
          <table:table-cell table:number-columns-repeated="1019"/>
        </table:table-row>
        <table:table-row table:style-name="ro1">
          <table:table-cell office:value-type="float" office:value="3.108402">
            <text:p>3,11</text:p>
          </table:table-cell>
          <table:table-cell office:value-type="float" office:value="0.000287">
            <text:p>0,000</text:p>
          </table:table-cell>
          <table:table-cell office:value-type="float" office:value="-0.006153">
            <text:p>-0,006</text:p>
          </table:table-cell>
          <table:table-cell table:style-name="ce3" table:formula="of:=ABS([.B627] )" office:value-type="float" office:value="0.000287">
            <text:p>0,000</text:p>
          </table:table-cell>
          <table:table-cell table:style-name="ce3" table:formula="of:=ABS([.C627] )" office:value-type="float" office:value="0.006153">
            <text:p>0,006</text:p>
          </table:table-cell>
          <table:table-cell table:number-columns-repeated="1019"/>
        </table:table-row>
        <table:table-row table:style-name="ro1">
          <table:table-cell office:value-type="float" office:value="3.118402">
            <text:p>3,12</text:p>
          </table:table-cell>
          <table:table-cell office:value-type="float" office:value="0.000209">
            <text:p>0,000</text:p>
          </table:table-cell>
          <table:table-cell office:value-type="float" office:value="-0.006185">
            <text:p>-0,006</text:p>
          </table:table-cell>
          <table:table-cell table:style-name="ce3" table:formula="of:=ABS([.B628] )" office:value-type="float" office:value="0.000209">
            <text:p>0,000</text:p>
          </table:table-cell>
          <table:table-cell table:style-name="ce3" table:formula="of:=ABS([.C628] )" office:value-type="float" office:value="0.006185">
            <text:p>0,006</text:p>
          </table:table-cell>
          <table:table-cell table:number-columns-repeated="1019"/>
        </table:table-row>
        <table:table-row table:style-name="ro1">
          <table:table-cell office:value-type="float" office:value="3.128402">
            <text:p>3,13</text:p>
          </table:table-cell>
          <table:table-cell office:value-type="float" office:value="0.000068">
            <text:p>0,000</text:p>
          </table:table-cell>
          <table:table-cell office:value-type="float" office:value="-0.006158">
            <text:p>-0,006</text:p>
          </table:table-cell>
          <table:table-cell table:style-name="ce3" table:formula="of:=ABS([.B629] )" office:value-type="float" office:value="0.000068">
            <text:p>0,000</text:p>
          </table:table-cell>
          <table:table-cell table:style-name="ce3" table:formula="of:=ABS([.C629] )" office:value-type="float" office:value="0.006158">
            <text:p>0,006</text:p>
          </table:table-cell>
          <table:table-cell table:number-columns-repeated="1019"/>
        </table:table-row>
        <table:table-row table:style-name="ro1">
          <table:table-cell office:value-type="float" office:value="3.138402">
            <text:p>3,14</text:p>
          </table:table-cell>
          <table:table-cell office:value-type="float" office:value="-0.000044">
            <text:p>0,000</text:p>
          </table:table-cell>
          <table:table-cell office:value-type="float" office:value="-0.006148">
            <text:p>-0,006</text:p>
          </table:table-cell>
          <table:table-cell table:style-name="ce3" table:formula="of:=ABS([.B630] )" office:value-type="float" office:value="0.000044">
            <text:p>0,000</text:p>
          </table:table-cell>
          <table:table-cell table:style-name="ce3" table:formula="of:=ABS([.C630] )" office:value-type="float" office:value="0.006148">
            <text:p>0,006</text:p>
          </table:table-cell>
          <table:table-cell table:number-columns-repeated="1019"/>
        </table:table-row>
        <table:table-row table:style-name="ro1" table:number-rows-repeated="10479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9/06/2011</text:date>, <text:time>00:3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6-09T00:39:48</dc:date>
    <meta:generator>OpenOffice.org/3.1$Linux OpenOffice.org_project/310m19$Build-9420</meta:generator>
    <meta:editing-duration>PT00H25M21S</meta:editing-duration>
    <meta:editing-cycles>2</meta:editing-cycles>
    <meta:document-statistic meta:table-count="1" meta:cell-count="31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 style:rotation-angle="51"/>
      <style:graphic-properties svg:stroke-color="#b3b3b3"/>
      <style:text-properties fo:font-size="8pt" style:font-size-asian="8pt" style:font-size-complex="8pt"/>
    </style:style>
    <style:style style:name="ch6" style:family="chart" style:data-style-name="N109">
      <style:chart-properties chart:display-label="true" chart:logarithmic="false" chart:origin="0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32.632cm" svg:height="14.006cm" chart:class="chart:line" chart:style-name="ch1">
        <chart:title svg:x="14.927cm" svg:y="0.281cm" chart:style-name="ch2">
          <text:p>sin - fix16_sin</text:p>
        </chart:title>
        <chart:legend chart:legend-position="end" svg:x="28.181cm" svg:y="6.534cm" chart:style-name="ch3"/>
        <chart:plot-area chart:style-name="ch4" table:cell-range-address="Sheet1.A1:Sheet1.C630" chart:data-source-has-labels="both" svg:x="0.652cm" svg:y="1.064cm" svg:width="26.878cm" svg:height="12.382cm">
          <chart:axis chart:dimension="x" chart:name="primary-x" chart:style-name="ch5">
            <chart:categories table:cell-range-address="Sheet1.A2:Sheet1.A6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630" chart:label-cell-address="Sheet1.B1:Sheet1.B1" chart:class="chart:line">
            <chart:data-point chart:repeated="629"/>
          </chart:series>
          <chart:series chart:style-name="ch9" chart:values-cell-range-address="Sheet1.C2:Sheet1.C630" chart:label-cell-address="Sheet1.C1:Sheet1.C1" chart:class="chart:line">
            <chart:data-point chart:repeated="6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sin – fix16_sin_parabolic</text:p>
              </table:table-cell>
              <table:table-cell office:value-type="string">
                <text:p text:id="Sheet1.C1:Sheet1.C1">sin - fix16_sin_taylor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630">-3,14</text:p>
              </table:table-cell>
              <table:table-cell office:value-type="float" office:value="0.000107">
                <text:p text:id="Sheet1.B2:Sheet1.B630">0.000107</text:p>
              </table:table-cell>
              <table:table-cell office:value-type="float" office:value="0.006149">
                <text:p text:id="Sheet1.C2:Sheet1.C630">0.006149</text:p>
              </table:table-cell>
            </table:table-row>
            <table:table-row>
              <table:table-cell office:value-type="string">
                <text:p>-3,13</text:p>
              </table:table-cell>
              <table:table-cell office:value-type="float" office:value="-0.000036">
                <text:p>-0.000036</text:p>
              </table:table-cell>
              <table:table-cell office:value-type="float" office:value="0.006175">
                <text:p>0.006175</text:p>
              </table:table-cell>
            </table:table-row>
            <table:table-row>
              <table:table-cell office:value-type="string">
                <text:p>-3,12</text:p>
              </table:table-cell>
              <table:table-cell office:value-type="float" office:value="-0.000147">
                <text:p>-0.000147</text:p>
              </table:table-cell>
              <table:table-cell office:value-type="float" office:value="0.006186">
                <text:p>0.006186</text:p>
              </table:table-cell>
            </table:table-row>
            <table:table-row>
              <table:table-cell office:value-type="string">
                <text:p>-3,11</text:p>
              </table:table-cell>
              <table:table-cell office:value-type="float" office:value="-0.000241">
                <text:p>-0.000241</text:p>
              </table:table-cell>
              <table:table-cell office:value-type="float" office:value="0.006183">
                <text:p>0.006183</text:p>
              </table:table-cell>
            </table:table-row>
            <table:table-row>
              <table:table-cell office:value-type="string">
                <text:p>-3,1</text:p>
              </table:table-cell>
              <table:table-cell office:value-type="float" office:value="-0.000362">
                <text:p>-0.000362</text:p>
              </table:table-cell>
              <table:table-cell office:value-type="float" office:value="0.006184">
                <text:p>0.006184</text:p>
              </table:table-cell>
            </table:table-row>
            <table:table-row>
              <table:table-cell office:value-type="string">
                <text:p>-3,09</text:p>
              </table:table-cell>
              <table:table-cell office:value-type="float" office:value="-0.000434">
                <text:p>-0.000434</text:p>
              </table:table-cell>
              <table:table-cell office:value-type="float" office:value="0.006204">
                <text:p>0.006204</text:p>
              </table:table-cell>
            </table:table-row>
            <table:table-row>
              <table:table-cell office:value-type="string">
                <text:p>-3,08</text:p>
              </table:table-cell>
              <table:table-cell office:value-type="float" office:value="-0.000546">
                <text:p>-0.000546</text:p>
              </table:table-cell>
              <table:table-cell office:value-type="float" office:value="0.006229">
                <text:p>0.006229</text:p>
              </table:table-cell>
            </table:table-row>
            <table:table-row>
              <table:table-cell office:value-type="string">
                <text:p>-3,07</text:p>
              </table:table-cell>
              <table:table-cell office:value-type="float" office:value="-0.000591">
                <text:p>-0.000591</text:p>
              </table:table-cell>
              <table:table-cell office:value-type="float" office:value="0.006244">
                <text:p>0.006244</text:p>
              </table:table-cell>
            </table:table-row>
            <table:table-row>
              <table:table-cell office:value-type="string">
                <text:p>-3,06</text:p>
              </table:table-cell>
              <table:table-cell office:value-type="float" office:value="-0.000691">
                <text:p>-0.000691</text:p>
              </table:table-cell>
              <table:table-cell office:value-type="float" office:value="0.004634">
                <text:p>0.004634</text:p>
              </table:table-cell>
            </table:table-row>
            <table:table-row>
              <table:table-cell office:value-type="string">
                <text:p>-3,05</text:p>
              </table:table-cell>
              <table:table-cell office:value-type="float" office:value="-0.000721">
                <text:p>-0.000721</text:p>
              </table:table-cell>
              <table:table-cell office:value-type="float" office:value="0.00465">
                <text:p>0.00465</text:p>
              </table:table-cell>
            </table:table-row>
            <table:table-row>
              <table:table-cell office:value-type="string">
                <text:p>-3,04</text:p>
              </table:table-cell>
              <table:table-cell office:value-type="float" office:value="-0.000758">
                <text:p>-0.000758</text:p>
              </table:table-cell>
              <table:table-cell office:value-type="float" office:value="0.004644">
                <text:p>0.004644</text:p>
              </table:table-cell>
            </table:table-row>
            <table:table-row>
              <table:table-cell office:value-type="string">
                <text:p>-3,03</text:p>
              </table:table-cell>
              <table:table-cell office:value-type="float" office:value="-0.000846">
                <text:p>-0.000846</text:p>
              </table:table-cell>
              <table:table-cell office:value-type="float" office:value="0.004663">
                <text:p>0.004663</text:p>
              </table:table-cell>
            </table:table-row>
            <table:table-row>
              <table:table-cell office:value-type="string">
                <text:p>-3,02</text:p>
              </table:table-cell>
              <table:table-cell office:value-type="float" office:value="-0.000877">
                <text:p>-0.000877</text:p>
              </table:table-cell>
              <table:table-cell office:value-type="float" office:value="0.004678">
                <text:p>0.004678</text:p>
              </table:table-cell>
            </table:table-row>
            <table:table-row>
              <table:table-cell office:value-type="string">
                <text:p>-3,01</text:p>
              </table:table-cell>
              <table:table-cell office:value-type="float" office:value="-0.000911">
                <text:p>-0.000911</text:p>
              </table:table-cell>
              <table:table-cell office:value-type="float" office:value="0.004674">
                <text:p>0.004674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-0.000932">
                <text:p>-0.000932</text:p>
              </table:table-cell>
              <table:table-cell office:value-type="float" office:value="0.004698">
                <text:p>0.004698</text:p>
              </table:table-cell>
            </table:table-row>
            <table:table-row>
              <table:table-cell office:value-type="string">
                <text:p>-2,99</text:p>
              </table:table-cell>
              <table:table-cell office:value-type="float" office:value="-0.000939">
                <text:p>-0.000939</text:p>
              </table:table-cell>
              <table:table-cell office:value-type="float" office:value="0.004691">
                <text:p>0.004691</text:p>
              </table:table-cell>
            </table:table-row>
            <table:table-row>
              <table:table-cell office:value-type="string">
                <text:p>-2,98</text:p>
              </table:table-cell>
              <table:table-cell office:value-type="float" office:value="-0.000993">
                <text:p>-0.000993</text:p>
              </table:table-cell>
              <table:table-cell office:value-type="float" office:value="0.004714">
                <text:p>0.004714</text:p>
              </table:table-cell>
            </table:table-row>
            <table:table-row>
              <table:table-cell office:value-type="string">
                <text:p>-2,97</text:p>
              </table:table-cell>
              <table:table-cell office:value-type="float" office:value="-0.000969">
                <text:p>-0.000969</text:p>
              </table:table-cell>
              <table:table-cell office:value-type="float" office:value="0.00309">
                <text:p>0.00309</text:p>
              </table:table-cell>
            </table:table-row>
            <table:table-row>
              <table:table-cell office:value-type="string">
                <text:p>-2,96</text:p>
              </table:table-cell>
              <table:table-cell office:value-type="float" office:value="-0.001005">
                <text:p>-0.001005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-2,95</text:p>
              </table:table-cell>
              <table:table-cell office:value-type="float" office:value="-0.000992">
                <text:p>-0.000992</text:p>
              </table:table-cell>
              <table:table-cell office:value-type="float" office:value="0.003112">
                <text:p>0.003112</text:p>
              </table:table-cell>
            </table:table-row>
            <table:table-row>
              <table:table-cell office:value-type="string">
                <text:p>-2,94</text:p>
              </table:table-cell>
              <table:table-cell office:value-type="float" office:value="-0.000976">
                <text:p>-0.000976</text:p>
              </table:table-cell>
              <table:table-cell office:value-type="float" office:value="0.003113">
                <text:p>0.003113</text:p>
              </table:table-cell>
            </table:table-row>
            <table:table-row>
              <table:table-cell office:value-type="string">
                <text:p>-2,93</text:p>
              </table:table-cell>
              <table:table-cell office:value-type="float" office:value="-0.001001">
                <text:p>-0.001001</text:p>
              </table:table-cell>
              <table:table-cell office:value-type="float" office:value="0.003119">
                <text:p>0.003119</text:p>
              </table:table-cell>
            </table:table-row>
            <table:table-row>
              <table:table-cell office:value-type="string">
                <text:p>-2,92</text:p>
              </table:table-cell>
              <table:table-cell office:value-type="float" office:value="-0.000975">
                <text:p>-0.000975</text:p>
              </table:table-cell>
              <table:table-cell office:value-type="float" office:value="0.003115">
                <text:p>0.003115</text:p>
              </table:table-cell>
            </table:table-row>
            <table:table-row>
              <table:table-cell office:value-type="string">
                <text:p>-2,91</text:p>
              </table:table-cell>
              <table:table-cell office:value-type="float" office:value="-0.000942">
                <text:p>-0.000942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string">
                <text:p>-2,9</text:p>
              </table:table-cell>
              <table:table-cell office:value-type="float" office:value="-0.000947">
                <text:p>-0.000947</text:p>
              </table:table-cell>
              <table:table-cell office:value-type="float" office:value="0.003112">
                <text:p>0.003112</text:p>
              </table:table-cell>
            </table:table-row>
            <table:table-row>
              <table:table-cell office:value-type="string">
                <text:p>-2,89</text:p>
              </table:table-cell>
              <table:table-cell office:value-type="float" office:value="-0.000928">
                <text:p>-0.000928</text:p>
              </table:table-cell>
              <table:table-cell office:value-type="float" office:value="0.003161">
                <text:p>0.003161</text:p>
              </table:table-cell>
            </table:table-row>
            <table:table-row>
              <table:table-cell office:value-type="string">
                <text:p>-2,88</text:p>
              </table:table-cell>
              <table:table-cell office:value-type="float" office:value="-0.000931">
                <text:p>-0.000931</text:p>
              </table:table-cell>
              <table:table-cell office:value-type="float" office:value="0.003128">
                <text:p>0.003128</text:p>
              </table:table-cell>
            </table:table-row>
            <table:table-row>
              <table:table-cell office:value-type="string">
                <text:p>-2,87</text:p>
              </table:table-cell>
              <table:table-cell office:value-type="float" office:value="-0.000892">
                <text:p>-0.000892</text:p>
              </table:table-cell>
              <table:table-cell office:value-type="float" office:value="0.003136">
                <text:p>0.003136</text:p>
              </table:table-cell>
            </table:table-row>
            <table:table-row>
              <table:table-cell office:value-type="string">
                <text:p>-2,86</text:p>
              </table:table-cell>
              <table:table-cell office:value-type="float" office:value="-0.000843">
                <text:p>-0.000843</text:p>
              </table:table-cell>
              <table:table-cell office:value-type="float" office:value="0.00317">
                <text:p>0.00317</text:p>
              </table:table-cell>
            </table:table-row>
            <table:table-row>
              <table:table-cell office:value-type="string">
                <text:p>-2,85</text:p>
              </table:table-cell>
              <table:table-cell office:value-type="float" office:value="-0.000841">
                <text:p>-0.000841</text:p>
              </table:table-cell>
              <table:table-cell office:value-type="float" office:value="0.003156">
                <text:p>0.003156</text:p>
              </table:table-cell>
            </table:table-row>
            <table:table-row>
              <table:table-cell office:value-type="string">
                <text:p>-2,84</text:p>
              </table:table-cell>
              <table:table-cell office:value-type="float" office:value="-0.000796">
                <text:p>-0.000796</text:p>
              </table:table-cell>
              <table:table-cell office:value-type="float" office:value="0.001538">
                <text:p>0.001538</text:p>
              </table:table-cell>
            </table:table-row>
            <table:table-row>
              <table:table-cell office:value-type="string">
                <text:p>-2,83</text:p>
              </table:table-cell>
              <table:table-cell office:value-type="float" office:value="-0.000783">
                <text:p>-0.000783</text:p>
              </table:table-cell>
              <table:table-cell office:value-type="float" office:value="0.001552">
                <text:p>0.001552</text:p>
              </table:table-cell>
            </table:table-row>
            <table:table-row>
              <table:table-cell office:value-type="string">
                <text:p>-2,82</text:p>
              </table:table-cell>
              <table:table-cell office:value-type="float" office:value="-0.000739">
                <text:p>-0.000739</text:p>
              </table:table-cell>
              <table:table-cell office:value-type="float" office:value="0.001565">
                <text:p>0.001565</text:p>
              </table:table-cell>
            </table:table-row>
            <table:table-row>
              <table:table-cell office:value-type="string">
                <text:p>-2,81</text:p>
              </table:table-cell>
              <table:table-cell office:value-type="float" office:value="-0.000724">
                <text:p>-0.000724</text:p>
              </table:table-cell>
              <table:table-cell office:value-type="float" office:value="0.001549">
                <text:p>0.001549</text:p>
              </table:table-cell>
            </table:table-row>
            <table:table-row>
              <table:table-cell office:value-type="string">
                <text:p>-2,8</text:p>
              </table:table-cell>
              <table:table-cell office:value-type="float" office:value="-0.000662">
                <text:p>-0.000662</text:p>
              </table:table-cell>
              <table:table-cell office:value-type="float" office:value="0.001566">
                <text:p>0.001566</text:p>
              </table:table-cell>
            </table:table-row>
            <table:table-row>
              <table:table-cell office:value-type="string">
                <text:p>-2,79</text:p>
              </table:table-cell>
              <table:table-cell office:value-type="float" office:value="-0.000612">
                <text:p>-0.000612</text:p>
              </table:table-cell>
              <table:table-cell office:value-type="float" office:value="0.001554">
                <text:p>0.001554</text:p>
              </table:table-cell>
            </table:table-row>
            <table:table-row>
              <table:table-cell office:value-type="string">
                <text:p>-2,78</text:p>
              </table:table-cell>
              <table:table-cell office:value-type="float" office:value="-0.000605">
                <text:p>-0.000605</text:p>
              </table:table-cell>
              <table:table-cell office:value-type="float" office:value="0.001562">
                <text:p>0.001562</text:p>
              </table:table-cell>
            </table:table-row>
            <table:table-row>
              <table:table-cell office:value-type="string">
                <text:p>-2,77</text:p>
              </table:table-cell>
              <table:table-cell office:value-type="float" office:value="-0.000546">
                <text:p>-0.000546</text:p>
              </table:table-cell>
              <table:table-cell office:value-type="float" office:value="0.001559">
                <text:p>0.001559</text:p>
              </table:table-cell>
            </table:table-row>
            <table:table-row>
              <table:table-cell office:value-type="string">
                <text:p>-2,76</text:p>
              </table:table-cell>
              <table:table-cell office:value-type="float" office:value="-0.000513">
                <text:p>-0.000513</text:p>
              </table:table-cell>
              <table:table-cell office:value-type="float" office:value="0.001578">
                <text:p>0.001578</text:p>
              </table:table-cell>
            </table:table-row>
            <table:table-row>
              <table:table-cell office:value-type="string">
                <text:p>-2,75</text:p>
              </table:table-cell>
              <table:table-cell office:value-type="float" office:value="-0.000473">
                <text:p>-0.000473</text:p>
              </table:table-cell>
              <table:table-cell office:value-type="float" office:value="0.001572">
                <text:p>0.001572</text:p>
              </table:table-cell>
            </table:table-row>
            <table:table-row>
              <table:table-cell office:value-type="string">
                <text:p>-2,74</text:p>
              </table:table-cell>
              <table:table-cell office:value-type="float" office:value="-0.000426">
                <text:p>-0.000426</text:p>
              </table:table-cell>
              <table:table-cell office:value-type="float" office:value="0.001589">
                <text:p>0.001589</text:p>
              </table:table-cell>
            </table:table-row>
            <table:table-row>
              <table:table-cell office:value-type="string">
                <text:p>-2,73</text:p>
              </table:table-cell>
              <table:table-cell office:value-type="float" office:value="-0.0004">
                <text:p>-0.0004</text:p>
              </table:table-cell>
              <table:table-cell office:value-type="float" office:value="0.001553">
                <text:p>0.001553</text:p>
              </table:table-cell>
            </table:table-row>
            <table:table-row>
              <table:table-cell office:value-type="string">
                <text:p>-2,72</text:p>
              </table:table-cell>
              <table:table-cell office:value-type="float" office:value="-0.00035">
                <text:p>-0.00035</text:p>
              </table:table-cell>
              <table:table-cell office:value-type="float" office:value="0.001588">
                <text:p>0.001588</text:p>
              </table:table-cell>
            </table:table-row>
            <table:table-row>
              <table:table-cell office:value-type="string">
                <text:p>-2,71</text:p>
              </table:table-cell>
              <table:table-cell office:value-type="float" office:value="-0.000321">
                <text:p>-0.000321</text:p>
              </table:table-cell>
              <table:table-cell office:value-type="float" office:value="0.001571">
                <text:p>0.001571</text:p>
              </table:table-cell>
            </table:table-row>
            <table:table-row>
              <table:table-cell office:value-type="string">
                <text:p>-2,7</text:p>
              </table:table-cell>
              <table:table-cell office:value-type="float" office:value="-0.000265">
                <text:p>-0.000265</text:p>
              </table:table-cell>
              <table:table-cell office:value-type="float" office:value="0.001582">
                <text:p>0.001582</text:p>
              </table:table-cell>
            </table:table-row>
            <table:table-row>
              <table:table-cell office:value-type="string">
                <text:p>-2,69</text:p>
              </table:table-cell>
              <table:table-cell office:value-type="float" office:value="-0.000196">
                <text:p>-0.000196</text:p>
              </table:table-cell>
              <table:table-cell office:value-type="float" office:value="0.001574">
                <text:p>0.001574</text:p>
              </table:table-cell>
            </table:table-row>
            <table:table-row>
              <table:table-cell office:value-type="string">
                <text:p>-2,68</text:p>
              </table:table-cell>
              <table:table-cell office:value-type="float" office:value="-0.000192">
                <text:p>-0.000192</text:p>
              </table:table-cell>
              <table:table-cell office:value-type="float" office:value="0.001578">
                <text:p>0.001578</text:p>
              </table:table-cell>
            </table:table-row>
            <table:table-row>
              <table:table-cell office:value-type="string">
                <text:p>-2,67</text:p>
              </table:table-cell>
              <table:table-cell office:value-type="float" office:value="-0.000127">
                <text:p>-0.000127</text:p>
              </table:table-cell>
              <table:table-cell office:value-type="float" office:value="0.001597">
                <text:p>0.001597</text:p>
              </table:table-cell>
            </table:table-row>
            <table:table-row>
              <table:table-cell office:value-type="string">
                <text:p>-2,66</text:p>
              </table:table-cell>
              <table:table-cell office:value-type="float" office:value="-0.000063">
                <text:p>-0.000063</text:p>
              </table:table-cell>
              <table:table-cell office:value-type="float" office:value="0.001585">
                <text:p>0.001585</text:p>
              </table:table-cell>
            </table:table-row>
            <table:table-row>
              <table:table-cell office:value-type="string">
                <text:p>-2,65</text:p>
              </table:table-cell>
              <table:table-cell office:value-type="float" office:value="-0.000044">
                <text:p>-0.000044</text:p>
              </table:table-cell>
              <table:table-cell office:value-type="float" office:value="0.001604">
                <text:p>0.001604</text:p>
              </table:table-cell>
            </table:table-row>
            <table:table-row>
              <table:table-cell office:value-type="string">
                <text:p>-2,6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1593">
                <text:p>0.001593</text:p>
              </table:table-cell>
            </table:table-row>
            <table:table-row>
              <table:table-cell office:value-type="string">
                <text:p>-2,63</text:p>
              </table:table-cell>
              <table:table-cell office:value-type="float" office:value="0.000028">
                <text:p>0.000028</text:p>
              </table:table-cell>
              <table:table-cell office:value-type="float" office:value="0.001615">
                <text:p>0.001615</text:p>
              </table:table-cell>
            </table:table-row>
            <table:table-row>
              <table:table-cell office:value-type="string">
                <text:p>-2,62</text:p>
              </table:table-cell>
              <table:table-cell office:value-type="float" office:value="0.000084">
                <text:p>0.000084</text:p>
              </table:table-cell>
              <table:table-cell office:value-type="float" office:value="0.001594">
                <text:p>0.001594</text:p>
              </table:table-cell>
            </table:table-row>
            <table:table-row>
              <table:table-cell office:value-type="string">
                <text:p>-2,61</text:p>
              </table:table-cell>
              <table:table-cell office:value-type="float" office:value="0.000143">
                <text:p>0.000143</text:p>
              </table:table-cell>
              <table:table-cell office:value-type="float" office:value="0.001624">
                <text:p>0.001624</text:p>
              </table:table-cell>
            </table:table-row>
            <table:table-row>
              <table:table-cell office:value-type="string">
                <text:p>-2,6</text:p>
              </table:table-cell>
              <table:table-cell office:value-type="float" office:value="0.000147">
                <text:p>0.000147</text:p>
              </table:table-cell>
              <table:table-cell office:value-type="float" office:value="0.001596">
                <text:p>0.001596</text:p>
              </table:table-cell>
            </table:table-row>
            <table:table-row>
              <table:table-cell office:value-type="string">
                <text:p>-2,59</text:p>
              </table:table-cell>
              <table:table-cell office:value-type="float" office:value="0.000201">
                <text:p>0.000201</text:p>
              </table:table-cell>
              <table:table-cell office:value-type="float" office:value="0.001605">
                <text:p>0.001605</text:p>
              </table:table-cell>
            </table:table-row>
            <table:table-row>
              <table:table-cell office:value-type="string">
                <text:p>-2,58</text:p>
              </table:table-cell>
              <table:table-cell office:value-type="float" office:value="0.000217">
                <text:p>0.000217</text:p>
              </table:table-cell>
              <table:table-cell office:value-type="float" office:value="0.001605">
                <text:p>0.001605</text:p>
              </table:table-cell>
            </table:table-row>
            <table:table-row>
              <table:table-cell office:value-type="string">
                <text:p>-2,57</text:p>
              </table:table-cell>
              <table:table-cell office:value-type="float" office:value="0.00027">
                <text:p>0.00027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-2,56</text:p>
              </table:table-cell>
              <table:table-cell office:value-type="float" office:value="0.000286">
                <text:p>0.000286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string">
                <text:p>-2,55</text:p>
              </table:table-cell>
              <table:table-cell office:value-type="float" office:value="0.000341">
                <text:p>0.000341</text:p>
              </table:table-cell>
              <table:table-cell office:value-type="float" office:value="-0.000025">
                <text:p>-0.000025</text:p>
              </table:table-cell>
            </table:table-row>
            <table:table-row>
              <table:table-cell office:value-type="string">
                <text:p>-2,54</text:p>
              </table:table-cell>
              <table:table-cell office:value-type="float" office:value="0.000376">
                <text:p>0.000376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-2,53</text:p>
              </table:table-cell>
              <table:table-cell office:value-type="float" office:value="0.000406">
                <text:p>0.000406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-2,52</text:p>
              </table:table-cell>
              <table:table-cell office:value-type="float" office:value="0.000432">
                <text:p>0.000432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string">
                <text:p>-2,51</text:p>
              </table:table-cell>
              <table:table-cell office:value-type="float" office:value="0.00044">
                <text:p>0.00044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-2,5</text:p>
              </table:table-cell>
              <table:table-cell office:value-type="float" office:value="0.000507">
                <text:p>0.0005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-2,49</text:p>
              </table:table-cell>
              <table:table-cell office:value-type="float" office:value="0.000527">
                <text:p>0.00052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-2,48</text:p>
              </table:table-cell>
              <table:table-cell office:value-type="float" office:value="0.000546">
                <text:p>0.000546</text:p>
              </table:table-cell>
              <table:table-cell office:value-type="float" office:value="-0.000018">
                <text:p>-0.000018</text:p>
              </table:table-cell>
            </table:table-row>
            <table:table-row>
              <table:table-cell office:value-type="string">
                <text:p>-2,47</text:p>
              </table:table-cell>
              <table:table-cell office:value-type="float" office:value="0.000581">
                <text:p>0.000581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-2,46</text:p>
              </table:table-cell>
              <table:table-cell office:value-type="float" office:value="0.000572">
                <text:p>0.000572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-2,45</text:p>
              </table:table-cell>
              <table:table-cell office:value-type="float" office:value="0.00064">
                <text:p>0.00064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string">
                <text:p>-2,44</text:p>
              </table:table-cell>
              <table:table-cell office:value-type="float" office:value="0.00065">
                <text:p>0.00065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-2,43</text:p>
              </table:table-cell>
              <table:table-cell office:value-type="float" office:value="0.000648">
                <text:p>0.000648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-2,42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-2,41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-2,4</text:p>
              </table:table-cell>
              <table:table-cell office:value-type="float" office:value="0.000716">
                <text:p>0.000716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-2,39</text:p>
              </table:table-cell>
              <table:table-cell office:value-type="float" office:value="0.00075">
                <text:p>0.00075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-2,38</text:p>
              </table:table-cell>
              <table:table-cell office:value-type="float" office:value="0.000731">
                <text:p>0.00073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-2,37</text:p>
              </table:table-cell>
              <table:table-cell office:value-type="float" office:value="0.000765">
                <text:p>0.000765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-2,36</text:p>
              </table:table-cell>
              <table:table-cell office:value-type="float" office:value="0.000807">
                <text:p>0.00080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-2,35</text:p>
              </table:table-cell>
              <table:table-cell office:value-type="float" office:value="0.000783">
                <text:p>0.000783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-2,34</text:p>
              </table:table-cell>
              <table:table-cell office:value-type="float" office:value="0.000815">
                <text:p>0.000815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-2,33</text:p>
              </table:table-cell>
              <table:table-cell office:value-type="float" office:value="0.000796">
                <text:p>0.00079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-2,32</text:p>
              </table:table-cell>
              <table:table-cell office:value-type="float" office:value="0.000819">
                <text:p>0.00081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-2,31</text:p>
              </table:table-cell>
              <table:table-cell office:value-type="float" office:value="0.000808">
                <text:p>0.00080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-2,3</text:p>
              </table:table-cell>
              <table:table-cell office:value-type="float" office:value="0.000826">
                <text:p>0.000826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-2,29</text:p>
              </table:table-cell>
              <table:table-cell office:value-type="float" office:value="0.000826">
                <text:p>0.000826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-2,28</text:p>
              </table:table-cell>
              <table:table-cell office:value-type="float" office:value="0.00081">
                <text:p>0.0008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-2,27</text:p>
              </table:table-cell>
              <table:table-cell office:value-type="float" office:value="0.000839">
                <text:p>0.00083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-2,26</text:p>
              </table:table-cell>
              <table:table-cell office:value-type="float" office:value="0.000807">
                <text:p>0.00080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-2,25</text:p>
              </table:table-cell>
              <table:table-cell office:value-type="float" office:value="0.000837">
                <text:p>0.00083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-2,24</text:p>
              </table:table-cell>
              <table:table-cell office:value-type="float" office:value="0.000838">
                <text:p>0.00083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-2,23</text:p>
              </table:table-cell>
              <table:table-cell office:value-type="float" office:value="0.000826">
                <text:p>0.00082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-2,22</text:p>
              </table:table-cell>
              <table:table-cell office:value-type="float" office:value="0.000831">
                <text:p>0.000831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-2,21</text:p>
              </table:table-cell>
              <table:table-cell office:value-type="float" office:value="0.00081">
                <text:p>0.00081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-2,2</text:p>
              </table:table-cell>
              <table:table-cell office:value-type="float" office:value="0.000823">
                <text:p>0.000823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-2,19</text:p>
              </table:table-cell>
              <table:table-cell office:value-type="float" office:value="0.000825">
                <text:p>0.00082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-2,18</text:p>
              </table:table-cell>
              <table:table-cell office:value-type="float" office:value="0.000801">
                <text:p>0.000801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-2,17</text:p>
              </table:table-cell>
              <table:table-cell office:value-type="float" office:value="0.000798">
                <text:p>0.00079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-2,16</text:p>
              </table:table-cell>
              <table:table-cell office:value-type="float" office:value="0.000802">
                <text:p>0.000802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-2,15</text:p>
              </table:table-cell>
              <table:table-cell office:value-type="float" office:value="0.000767">
                <text:p>0.00076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-2,14</text:p>
              </table:table-cell>
              <table:table-cell office:value-type="float" office:value="0.000769">
                <text:p>0.000769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-2,13</text:p>
              </table:table-cell>
              <table:table-cell office:value-type="float" office:value="0.000749">
                <text:p>0.000749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-2,12</text:p>
              </table:table-cell>
              <table:table-cell office:value-type="float" office:value="0.000752">
                <text:p>0.00075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-2,11</text:p>
              </table:table-cell>
              <table:table-cell office:value-type="float" office:value="0.000749">
                <text:p>0.000749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-2,1</text:p>
              </table:table-cell>
              <table:table-cell office:value-type="float" office:value="0.00071">
                <text:p>0.00071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-2,09</text:p>
              </table:table-cell>
              <table:table-cell office:value-type="float" office:value="0.000711">
                <text:p>0.00071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-2,08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-2,07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-2,06</text:p>
              </table:table-cell>
              <table:table-cell office:value-type="float" office:value="0.000642">
                <text:p>0.00064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-2,05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-2,04</text:p>
              </table:table-cell>
              <table:table-cell office:value-type="float" office:value="0.000639">
                <text:p>0.00063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-2,03</text:p>
              </table:table-cell>
              <table:table-cell office:value-type="float" office:value="0.000618">
                <text:p>0.00061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-2,02</text:p>
              </table:table-cell>
              <table:table-cell office:value-type="float" office:value="0.000596">
                <text:p>0.00059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-2,01</text:p>
              </table:table-cell>
              <table:table-cell office:value-type="float" office:value="0.000557">
                <text:p>0.00055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0.000547">
                <text:p>0.000547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-1,99</text:p>
              </table:table-cell>
              <table:table-cell office:value-type="float" office:value="0.000567">
                <text:p>0.000567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-1,98</text:p>
              </table:table-cell>
              <table:table-cell office:value-type="float" office:value="0.00051">
                <text:p>0.0005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-1,97</text:p>
              </table:table-cell>
              <table:table-cell office:value-type="float" office:value="0.000515">
                <text:p>0.000515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-1,96</text:p>
              </table:table-cell>
              <table:table-cell office:value-type="float" office:value="0.000474">
                <text:p>0.00047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-1,95</text:p>
              </table:table-cell>
              <table:table-cell office:value-type="float" office:value="0.00048">
                <text:p>0.0004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-1,94</text:p>
              </table:table-cell>
              <table:table-cell office:value-type="float" office:value="0.000472">
                <text:p>0.000472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-1,93</text:p>
              </table:table-cell>
              <table:table-cell office:value-type="float" office:value="0.000435">
                <text:p>0.00043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-1,92</text:p>
              </table:table-cell>
              <table:table-cell office:value-type="float" office:value="0.00043">
                <text:p>0.0004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-1,91</text:p>
              </table:table-cell>
              <table:table-cell office:value-type="float" office:value="0.000413">
                <text:p>0.00041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-1,9</text:p>
              </table:table-cell>
              <table:table-cell office:value-type="float" office:value="0.000399">
                <text:p>0.000399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-1,89</text:p>
              </table:table-cell>
              <table:table-cell office:value-type="float" office:value="0.000357">
                <text:p>0.000357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-1,88</text:p>
              </table:table-cell>
              <table:table-cell office:value-type="float" office:value="0.000333">
                <text:p>0.00033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-1,87</text:p>
              </table:table-cell>
              <table:table-cell office:value-type="float" office:value="0.000344">
                <text:p>0.00034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-1,86</text:p>
              </table:table-cell>
              <table:table-cell office:value-type="float" office:value="0.000328">
                <text:p>0.00032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-1,85</text:p>
              </table:table-cell>
              <table:table-cell office:value-type="float" office:value="0.000286">
                <text:p>0.000286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-1,84</text:p>
              </table:table-cell>
              <table:table-cell office:value-type="float" office:value="0.000279">
                <text:p>0.000279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-1,83</text:p>
              </table:table-cell>
              <table:table-cell office:value-type="float" office:value="0.000246">
                <text:p>0.000246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-1,82</text:p>
              </table:table-cell>
              <table:table-cell office:value-type="float" office:value="0.000249">
                <text:p>0.00024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-1,81</text:p>
              </table:table-cell>
              <table:table-cell office:value-type="float" office:value="0.000226">
                <text:p>0.000226</text:p>
              </table:table-cell>
              <table:table-cell office:value-type="float" office:value="-0.000018">
                <text:p>-0.000018</text:p>
              </table:table-cell>
            </table:table-row>
            <table:table-row>
              <table:table-cell office:value-type="string">
                <text:p>-1,8</text:p>
              </table:table-cell>
              <table:table-cell office:value-type="float" office:value="0.000225">
                <text:p>0.000225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-1,79</text:p>
              </table:table-cell>
              <table:table-cell office:value-type="float" office:value="0.000214">
                <text:p>0.00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,78</text:p>
              </table:table-cell>
              <table:table-cell office:value-type="float" office:value="0.000194">
                <text:p>0.000194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-1,77</text:p>
              </table:table-cell>
              <table:table-cell office:value-type="float" office:value="0.000195">
                <text:p>0.000195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-1,76</text:p>
              </table:table-cell>
              <table:table-cell office:value-type="float" office:value="0.000157">
                <text:p>0.000157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-1,75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-1,74</text:p>
              </table:table-cell>
              <table:table-cell office:value-type="float" office:value="0.000146">
                <text:p>0.000146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-1,73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-1,72</text:p>
              </table:table-cell>
              <table:table-cell office:value-type="float" office:value="0.000118">
                <text:p>0.000118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-1,71</text:p>
              </table:table-cell>
              <table:table-cell office:value-type="float" office:value="0.0001">
                <text:p>0.000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-1,7</text:p>
              </table:table-cell>
              <table:table-cell office:value-type="float" office:value="0.000104">
                <text:p>0.000104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-1,69</text:p>
              </table:table-cell>
              <table:table-cell office:value-type="float" office:value="0.0001">
                <text:p>0.00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-1,68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-1,67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-1,66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-1,65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-1,64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-1,63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-1,62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-1,61</text:p>
              </table:table-cell>
              <table:table-cell office:value-type="float" office:value="0.000054">
                <text:p>0.000054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-1,6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-1,59</text:p>
              </table:table-cell>
              <table:table-cell office:value-type="float" office:value="0.000048">
                <text:p>0.000048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-1,58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-1,57</text:p>
              </table:table-cell>
              <table:table-cell office:value-type="float" office:value="0.000031">
                <text:p>0.000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,56</text:p>
              </table:table-cell>
              <table:table-cell office:value-type="float" office:value="0.000027">
                <text:p>0.000027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-1,55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-1,54</text:p>
              </table:table-cell>
              <table:table-cell office:value-type="float" office:value="0.000045">
                <text:p>0.000045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string">
                <text:p>-1,53</text:p>
              </table:table-cell>
              <table:table-cell office:value-type="float" office:value="0.000036">
                <text:p>0.000036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string">
                <text:p>-1,52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-1,51</text:p>
              </table:table-cell>
              <table:table-cell office:value-type="float" office:value="0.000028">
                <text:p>0.000028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-1,5</text:p>
              </table:table-cell>
              <table:table-cell office:value-type="float" office:value="0.000044">
                <text:p>0.000044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-1,49</text:p>
              </table:table-cell>
              <table:table-cell office:value-type="float" office:value="0.000068">
                <text:p>0.00006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-1,48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-1,47</text:p>
              </table:table-cell>
              <table:table-cell office:value-type="float" office:value="0.000064">
                <text:p>0.000064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string">
                <text:p>-1,46</text:p>
              </table:table-cell>
              <table:table-cell office:value-type="float" office:value="0.000051">
                <text:p>0.000051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string">
                <text:p>-1,45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-1,44</text:p>
              </table:table-cell>
              <table:table-cell office:value-type="float" office:value="0.00008">
                <text:p>0.00008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string">
                <text:p>-1,43</text:p>
              </table:table-cell>
              <table:table-cell office:value-type="float" office:value="0.000075">
                <text:p>0.000075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string">
                <text:p>-1,42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-1,41</text:p>
              </table:table-cell>
              <table:table-cell office:value-type="float" office:value="0.000134">
                <text:p>0.000134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-1,4</text:p>
              </table:table-cell>
              <table:table-cell office:value-type="float" office:value="0.00012">
                <text:p>0.00012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-1,39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-1,38</text:p>
              </table:table-cell>
              <table:table-cell office:value-type="float" office:value="0.00013">
                <text:p>0.00013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-1,37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-1,36</text:p>
              </table:table-cell>
              <table:table-cell office:value-type="float" office:value="0.000166">
                <text:p>0.000166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-1,35</text:p>
              </table:table-cell>
              <table:table-cell office:value-type="float" office:value="0.000186">
                <text:p>0.000186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string">
                <text:p>-1,34</text:p>
              </table:table-cell>
              <table:table-cell office:value-type="float" office:value="0.000212">
                <text:p>0.000212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-1,33</text:p>
              </table:table-cell>
              <table:table-cell office:value-type="float" office:value="0.000183">
                <text:p>0.00018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-1,32</text:p>
              </table:table-cell>
              <table:table-cell office:value-type="float" office:value="0.00022">
                <text:p>0.00022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-1,31</text:p>
              </table:table-cell>
              <table:table-cell office:value-type="float" office:value="0.000248">
                <text:p>0.00024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-1,3</text:p>
              </table:table-cell>
              <table:table-cell office:value-type="float" office:value="0.00025">
                <text:p>0.00025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-1,29</text:p>
              </table:table-cell>
              <table:table-cell office:value-type="float" office:value="0.000272">
                <text:p>0.000272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-1,28</text:p>
              </table:table-cell>
              <table:table-cell office:value-type="float" office:value="0.000268">
                <text:p>0.000268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-1,27</text:p>
              </table:table-cell>
              <table:table-cell office:value-type="float" office:value="0.0003">
                <text:p>0.0003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-1,26</text:p>
              </table:table-cell>
              <table:table-cell office:value-type="float" office:value="0.000304">
                <text:p>0.000304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-1,25</text:p>
              </table:table-cell>
              <table:table-cell office:value-type="float" office:value="0.000343">
                <text:p>0.00034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-1,24</text:p>
              </table:table-cell>
              <table:table-cell office:value-type="float" office:value="0.000355">
                <text:p>0.000355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string">
                <text:p>-1,23</text:p>
              </table:table-cell>
              <table:table-cell office:value-type="float" office:value="0.000369">
                <text:p>0.00036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-1,22</text:p>
              </table:table-cell>
              <table:table-cell office:value-type="float" office:value="0.000372">
                <text:p>0.00037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-1,21</text:p>
              </table:table-cell>
              <table:table-cell office:value-type="float" office:value="0.000376">
                <text:p>0.000376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-1,2</text:p>
              </table:table-cell>
              <table:table-cell office:value-type="float" office:value="0.000429">
                <text:p>0.000429</text:p>
              </table:table-cell>
              <table:table-cell office:value-type="float" office:value="-0.000029">
                <text:p>-0.000029</text:p>
              </table:table-cell>
            </table:table-row>
            <table:table-row>
              <table:table-cell office:value-type="string">
                <text:p>-1,19</text:p>
              </table:table-cell>
              <table:table-cell office:value-type="float" office:value="0.000437">
                <text:p>0.000437</text:p>
              </table:table-cell>
              <table:table-cell office:value-type="float" office:value="-0.000021">
                <text:p>-0.000021</text:p>
              </table:table-cell>
            </table:table-row>
            <table:table-row>
              <table:table-cell office:value-type="string">
                <text:p>-1,18</text:p>
              </table:table-cell>
              <table:table-cell office:value-type="float" office:value="0.000432">
                <text:p>0.000432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-1,17</text:p>
              </table:table-cell>
              <table:table-cell office:value-type="float" office:value="0.000473">
                <text:p>0.000473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string">
                <text:p>-1,16</text:p>
              </table:table-cell>
              <table:table-cell office:value-type="float" office:value="0.000469">
                <text:p>0.000469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string">
                <text:p>-1,15</text:p>
              </table:table-cell>
              <table:table-cell office:value-type="float" office:value="0.000496">
                <text:p>0.00049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-1,14</text:p>
              </table:table-cell>
              <table:table-cell office:value-type="float" office:value="0.000492">
                <text:p>0.000492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string">
                <text:p>-1,13</text:p>
              </table:table-cell>
              <table:table-cell office:value-type="float" office:value="0.000502">
                <text:p>0.000502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-1,12</text:p>
              </table:table-cell>
              <table:table-cell office:value-type="float" office:value="0.000543">
                <text:p>0.000543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-1,11</text:p>
              </table:table-cell>
              <table:table-cell office:value-type="float" office:value="0.000566">
                <text:p>0.000566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string">
                <text:p>-1,1</text:p>
              </table:table-cell>
              <table:table-cell office:value-type="float" office:value="0.000572">
                <text:p>0.000572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-1,09</text:p>
              </table:table-cell>
              <table:table-cell office:value-type="float" office:value="0.000591">
                <text:p>0.000591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string">
                <text:p>-1,08</text:p>
              </table:table-cell>
              <table:table-cell office:value-type="float" office:value="0.000592">
                <text:p>0.000592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-1,07</text:p>
              </table:table-cell>
              <table:table-cell office:value-type="float" office:value="0.000621">
                <text:p>0.000621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string">
                <text:p>-1,06</text:p>
              </table:table-cell>
              <table:table-cell office:value-type="float" office:value="0.000645">
                <text:p>0.00064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-1,05</text:p>
              </table:table-cell>
              <table:table-cell office:value-type="float" office:value="0.00065">
                <text:p>0.00065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-1,04</text:p>
              </table:table-cell>
              <table:table-cell office:value-type="float" office:value="0.000681">
                <text:p>0.000681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-1,03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-1,02</text:p>
              </table:table-cell>
              <table:table-cell office:value-type="float" office:value="0.000681">
                <text:p>0.000681</text:p>
              </table:table-cell>
              <table:table-cell office:value-type="float" office:value="-0.000021">
                <text:p>-0.000021</text:p>
              </table:table-cell>
            </table:table-row>
            <table:table-row>
              <table:table-cell office:value-type="string">
                <text:p>-1,01</text:p>
              </table:table-cell>
              <table:table-cell office:value-type="float" office:value="0.000679">
                <text:p>0.000679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0.000701">
                <text:p>0.000701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-0,99</text:p>
              </table:table-cell>
              <table:table-cell office:value-type="float" office:value="0.000716">
                <text:p>0.000716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string">
                <text:p>-0,98</text:p>
              </table:table-cell>
              <table:table-cell office:value-type="float" office:value="0.000708">
                <text:p>0.000708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string">
                <text:p>-0,97</text:p>
              </table:table-cell>
              <table:table-cell office:value-type="float" office:value="0.000737">
                <text:p>0.000737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-0,96</text:p>
              </table:table-cell>
              <table:table-cell office:value-type="float" office:value="0.000726">
                <text:p>0.000726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-0,95</text:p>
              </table:table-cell>
              <table:table-cell office:value-type="float" office:value="0.000752">
                <text:p>0.00075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-0,94</text:p>
              </table:table-cell>
              <table:table-cell office:value-type="float" office:value="0.000752">
                <text:p>0.00075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-0,93</text:p>
              </table:table-cell>
              <table:table-cell office:value-type="float" office:value="0.000757">
                <text:p>0.000757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-0,92</text:p>
              </table:table-cell>
              <table:table-cell office:value-type="float" office:value="0.000751">
                <text:p>0.00075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-0,91</text:p>
              </table:table-cell>
              <table:table-cell office:value-type="float" office:value="0.000763">
                <text:p>0.0007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-0,9</text:p>
              </table:table-cell>
              <table:table-cell office:value-type="float" office:value="0.000778">
                <text:p>0.0007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-0,89</text:p>
              </table:table-cell>
              <table:table-cell office:value-type="float" office:value="0.000749">
                <text:p>0.00074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-0,88</text:p>
              </table:table-cell>
              <table:table-cell office:value-type="float" office:value="0.000753">
                <text:p>0.000753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string">
                <text:p>-0,87</text:p>
              </table:table-cell>
              <table:table-cell office:value-type="float" office:value="0.000757">
                <text:p>0.000757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-0,86</text:p>
              </table:table-cell>
              <table:table-cell office:value-type="float" office:value="0.000761">
                <text:p>0.000761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-0,85</text:p>
              </table:table-cell>
              <table:table-cell office:value-type="float" office:value="0.00075">
                <text:p>0.00075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-0,84</text:p>
              </table:table-cell>
              <table:table-cell office:value-type="float" office:value="0.000753">
                <text:p>0.00075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-0,83</text:p>
              </table:table-cell>
              <table:table-cell office:value-type="float" office:value="0.000724">
                <text:p>0.000724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-0,82</text:p>
              </table:table-cell>
              <table:table-cell office:value-type="float" office:value="0.000738">
                <text:p>0.000738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-0,81</text:p>
              </table:table-cell>
              <table:table-cell office:value-type="float" office:value="0.000719">
                <text:p>0.000719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string">
                <text:p>-0,8</text:p>
              </table:table-cell>
              <table:table-cell office:value-type="float" office:value="0.000711">
                <text:p>0.000711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-0,79</text:p>
              </table:table-cell>
              <table:table-cell office:value-type="float" office:value="0.000714">
                <text:p>0.000714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-0,78</text:p>
              </table:table-cell>
              <table:table-cell office:value-type="float" office:value="0.000696">
                <text:p>0.000696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-0,77</text:p>
              </table:table-cell>
              <table:table-cell office:value-type="float" office:value="0.000688">
                <text:p>0.000688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string">
                <text:p>-0,76</text:p>
              </table:table-cell>
              <table:table-cell office:value-type="float" office:value="0.000673">
                <text:p>0.00067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-0,75</text:p>
              </table:table-cell>
              <table:table-cell office:value-type="float" office:value="0.000667">
                <text:p>0.000667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-0,74</text:p>
              </table:table-cell>
              <table:table-cell office:value-type="float" office:value="0.000637">
                <text:p>0.000637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-0,73</text:p>
              </table:table-cell>
              <table:table-cell office:value-type="float" office:value="0.000613">
                <text:p>0.0006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-0,72</text:p>
              </table:table-cell>
              <table:table-cell office:value-type="float" office:value="0.000596">
                <text:p>0.000596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string">
                <text:p>-0,71</text:p>
              </table:table-cell>
              <table:table-cell office:value-type="float" office:value="0.000568">
                <text:p>0.000568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string">
                <text:p>-0,7</text:p>
              </table:table-cell>
              <table:table-cell office:value-type="float" office:value="0.000559">
                <text:p>0.000559</text:p>
              </table:table-cell>
              <table:table-cell office:value-type="float" office:value="-0.000021">
                <text:p>-0.000021</text:p>
              </table:table-cell>
            </table:table-row>
            <table:table-row>
              <table:table-cell office:value-type="string">
                <text:p>-0,69</text:p>
              </table:table-cell>
              <table:table-cell office:value-type="float" office:value="0.000539">
                <text:p>0.00053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-0,68</text:p>
              </table:table-cell>
              <table:table-cell office:value-type="float" office:value="0.000506">
                <text:p>0.0005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-0,67</text:p>
              </table:table-cell>
              <table:table-cell office:value-type="float" office:value="0.000491">
                <text:p>0.00049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-0,66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-0,65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-0,64</text:p>
              </table:table-cell>
              <table:table-cell office:value-type="float" office:value="0.000418">
                <text:p>0.00041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-0,63</text:p>
              </table:table-cell>
              <table:table-cell office:value-type="float" office:value="0.000372">
                <text:p>0.000372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-0,62</text:p>
              </table:table-cell>
              <table:table-cell office:value-type="float" office:value="0.000355">
                <text:p>0.000355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string">
                <text:p>-0,61</text:p>
              </table:table-cell>
              <table:table-cell office:value-type="float" office:value="0.000319">
                <text:p>0.000319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-0,6</text:p>
              </table:table-cell>
              <table:table-cell office:value-type="float" office:value="0.000265">
                <text:p>0.000265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string">
                <text:p>-0,59</text:p>
              </table:table-cell>
              <table:table-cell office:value-type="float" office:value="0.000237">
                <text:p>0.000237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-0,58</text:p>
              </table:table-cell>
              <table:table-cell office:value-type="float" office:value="0.000188">
                <text:p>0.000188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-0,57</text:p>
              </table:table-cell>
              <table:table-cell office:value-type="float" office:value="0.000179">
                <text:p>0.000179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-0,56</text:p>
              </table:table-cell>
              <table:table-cell office:value-type="float" office:value="0.000132">
                <text:p>0.000132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-0,55</text:p>
              </table:table-cell>
              <table:table-cell office:value-type="float" office:value="0.000093">
                <text:p>0.000093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string">
                <text:p>-0,54</text:p>
              </table:table-cell>
              <table:table-cell office:value-type="float" office:value="0.00006">
                <text:p>0.00006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string">
                <text:p>-0,5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-0,52</text:p>
              </table:table-cell>
              <table:table-cell office:value-type="float" office:value="-0.000019">
                <text:p>-0.000019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-0,51</text:p>
              </table:table-cell>
              <table:table-cell office:value-type="float" office:value="-0.000052">
                <text:p>-0.000052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-0,5</text:p>
              </table:table-cell>
              <table:table-cell office:value-type="float" office:value="-0.000097">
                <text:p>-0.000097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-0,49</text:p>
              </table:table-cell>
              <table:table-cell office:value-type="float" office:value="-0.00014">
                <text:p>-0.00014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-0,48</text:p>
              </table:table-cell>
              <table:table-cell office:value-type="float" office:value="-0.000181">
                <text:p>-0.000181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-0,47</text:p>
              </table:table-cell>
              <table:table-cell office:value-type="float" office:value="-0.000237">
                <text:p>-0.000237</text:p>
              </table:table-cell>
              <table:table-cell office:value-type="float" office:value="-0.000023">
                <text:p>-0.000023</text:p>
              </table:table-cell>
            </table:table-row>
            <table:table-row>
              <table:table-cell office:value-type="string">
                <text:p>-0,46</text:p>
              </table:table-cell>
              <table:table-cell office:value-type="float" office:value="-0.000293">
                <text:p>-0.000293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string">
                <text:p>-0,45</text:p>
              </table:table-cell>
              <table:table-cell office:value-type="float" office:value="-0.000305">
                <text:p>-0.0003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-0,44</text:p>
              </table:table-cell>
              <table:table-cell office:value-type="float" office:value="-0.000365">
                <text:p>-0.000365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string">
                <text:p>-0,43</text:p>
              </table:table-cell>
              <table:table-cell office:value-type="float" office:value="-0.000413">
                <text:p>-0.000413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string">
                <text:p>-0,42</text:p>
              </table:table-cell>
              <table:table-cell office:value-type="float" office:value="-0.000434">
                <text:p>-0.000434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-0,41</text:p>
              </table:table-cell>
              <table:table-cell office:value-type="float" office:value="-0.00049">
                <text:p>-0.00049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-0,4</text:p>
              </table:table-cell>
              <table:table-cell office:value-type="float" office:value="-0.000537">
                <text:p>-0.000537</text:p>
              </table:table-cell>
              <table:table-cell office:value-type="float" office:value="-0.000018">
                <text:p>-0.000018</text:p>
              </table:table-cell>
            </table:table-row>
            <table:table-row>
              <table:table-cell office:value-type="string">
                <text:p>-0,39</text:p>
              </table:table-cell>
              <table:table-cell office:value-type="float" office:value="-0.000575">
                <text:p>-0.00057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-0,38</text:p>
              </table:table-cell>
              <table:table-cell office:value-type="float" office:value="-0.000621">
                <text:p>-0.000621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-0,37</text:p>
              </table:table-cell>
              <table:table-cell office:value-type="float" office:value="-0.000645">
                <text:p>-0.000645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string">
                <text:p>-0,36</text:p>
              </table:table-cell>
              <table:table-cell office:value-type="float" office:value="-0.000694">
                <text:p>-0.000694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-0,35</text:p>
              </table:table-cell>
              <table:table-cell office:value-type="float" office:value="-0.000738">
                <text:p>-0.000738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string">
                <text:p>-0,34</text:p>
              </table:table-cell>
              <table:table-cell office:value-type="float" office:value="-0.000762">
                <text:p>-0.000762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string">
                <text:p>-0,33</text:p>
              </table:table-cell>
              <table:table-cell office:value-type="float" office:value="-0.00083">
                <text:p>-0.00083</text:p>
              </table:table-cell>
              <table:table-cell office:value-type="float" office:value="-0.000021">
                <text:p>-0.000021</text:p>
              </table:table-cell>
            </table:table-row>
            <table:table-row>
              <table:table-cell office:value-type="string">
                <text:p>-0,32</text:p>
              </table:table-cell>
              <table:table-cell office:value-type="float" office:value="-0.000849">
                <text:p>-0.000849</text:p>
              </table:table-cell>
              <table:table-cell office:value-type="float" office:value="-0.000025">
                <text:p>-0.000025</text:p>
              </table:table-cell>
            </table:table-row>
            <table:table-row>
              <table:table-cell office:value-type="string">
                <text:p>-0,31</text:p>
              </table:table-cell>
              <table:table-cell office:value-type="float" office:value="-0.000883">
                <text:p>-0.000883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-0,3</text:p>
              </table:table-cell>
              <table:table-cell office:value-type="float" office:value="-0.000932">
                <text:p>-0.000932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string">
                <text:p>-0,29</text:p>
              </table:table-cell>
              <table:table-cell office:value-type="float" office:value="-0.000951">
                <text:p>-0.000951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-0,28</text:p>
              </table:table-cell>
              <table:table-cell office:value-type="float" office:value="-0.000972">
                <text:p>-0.000972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-0,27</text:p>
              </table:table-cell>
              <table:table-cell office:value-type="float" office:value="-0.001011">
                <text:p>-0.001011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string">
                <text:p>-0,26</text:p>
              </table:table-cell>
              <table:table-cell office:value-type="float" office:value="-0.001023">
                <text:p>-0.001023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string">
                <text:p>-0,25</text:p>
              </table:table-cell>
              <table:table-cell office:value-type="float" office:value="-0.00104">
                <text:p>-0.00104</text:p>
              </table:table-cell>
              <table:table-cell office:value-type="float" office:value="-0.000018">
                <text:p>-0.000018</text:p>
              </table:table-cell>
            </table:table-row>
            <table:table-row>
              <table:table-cell office:value-type="string">
                <text:p>-0,24</text:p>
              </table:table-cell>
              <table:table-cell office:value-type="float" office:value="-0.001062">
                <text:p>-0.001062</text:p>
              </table:table-cell>
              <table:table-cell office:value-type="float" office:value="-0.000025">
                <text:p>-0.000025</text:p>
              </table:table-cell>
            </table:table-row>
            <table:table-row>
              <table:table-cell office:value-type="string">
                <text:p>-0,23</text:p>
              </table:table-cell>
              <table:table-cell office:value-type="float" office:value="-0.001076">
                <text:p>-0.001076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-0,22</text:p>
              </table:table-cell>
              <table:table-cell office:value-type="float" office:value="-0.001097">
                <text:p>-0.001097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string">
                <text:p>-0,21</text:p>
              </table:table-cell>
              <table:table-cell office:value-type="float" office:value="-0.001097">
                <text:p>-0.001097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-0,2</text:p>
              </table:table-cell>
              <table:table-cell office:value-type="float" office:value="-0.00109">
                <text:p>-0.00109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-0,19</text:p>
              </table:table-cell>
              <table:table-cell office:value-type="float" office:value="-0.00111">
                <text:p>-0.00111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-0,18</text:p>
              </table:table-cell>
              <table:table-cell office:value-type="float" office:value="-0.001095">
                <text:p>-0.001095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-0,17</text:p>
              </table:table-cell>
              <table:table-cell office:value-type="float" office:value="-0.001092">
                <text:p>-0.001092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-0,16</text:p>
              </table:table-cell>
              <table:table-cell office:value-type="float" office:value="-0.001088">
                <text:p>-0.001088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string">
                <text:p>-0,15</text:p>
              </table:table-cell>
              <table:table-cell office:value-type="float" office:value="-0.001067">
                <text:p>-0.001067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string">
                <text:p>-0,14</text:p>
              </table:table-cell>
              <table:table-cell office:value-type="float" office:value="-0.001047">
                <text:p>-0.001047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-0,13</text:p>
              </table:table-cell>
              <table:table-cell office:value-type="float" office:value="-0.001028">
                <text:p>-0.001028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-0,12</text:p>
              </table:table-cell>
              <table:table-cell office:value-type="float" office:value="-0.000996">
                <text:p>-0.000996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-0,11</text:p>
              </table:table-cell>
              <table:table-cell office:value-type="float" office:value="-0.000951">
                <text:p>-0.000951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-0,1</text:p>
              </table:table-cell>
              <table:table-cell office:value-type="float" office:value="-0.000896">
                <text:p>-0.000896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-0,09</text:p>
              </table:table-cell>
              <table:table-cell office:value-type="float" office:value="-0.000845">
                <text:p>-0.000845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-0,08</text:p>
              </table:table-cell>
              <table:table-cell office:value-type="float" office:value="-0.000801">
                <text:p>-0.000801</text:p>
              </table:table-cell>
              <table:table-cell office:value-type="float" office:value="-0.000023">
                <text:p>-0.000023</text:p>
              </table:table-cell>
            </table:table-row>
            <table:table-row>
              <table:table-cell office:value-type="string">
                <text:p>-0,07</text:p>
              </table:table-cell>
              <table:table-cell office:value-type="float" office:value="-0.000718">
                <text:p>-0.000718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string">
                <text:p>-0,06</text:p>
              </table:table-cell>
              <table:table-cell office:value-type="float" office:value="-0.000659">
                <text:p>-0.000659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-0,05</text:p>
              </table:table-cell>
              <table:table-cell office:value-type="float" office:value="-0.000578">
                <text:p>-0.000578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-0,04</text:p>
              </table:table-cell>
              <table:table-cell office:value-type="float" office:value="-0.000476">
                <text:p>-0.000476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-0,03</text:p>
              </table:table-cell>
              <table:table-cell office:value-type="float" office:value="-0.000386">
                <text:p>-0.000386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-0,02</text:p>
              </table:table-cell>
              <table:table-cell office:value-type="float" office:value="-0.000277">
                <text:p>-0.000277</text:p>
              </table:table-cell>
              <table:table-cell office:value-type="float" office:value="-0.000018">
                <text:p>-0.000018</text:p>
              </table:table-cell>
            </table:table-row>
            <table:table-row>
              <table:table-cell office:value-type="string">
                <text:p>-0,01</text:p>
              </table:table-cell>
              <table:table-cell office:value-type="float" office:value="-0.000166">
                <text:p>-0.000166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-0.000039">
                <text:p>-0.000039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0,01</text:p>
              </table:table-cell>
              <table:table-cell office:value-type="float" office:value="0.000104">
                <text:p>0.000104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0,02</text:p>
              </table:table-cell>
              <table:table-cell office:value-type="float" office:value="0.000215">
                <text:p>0.00021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0,03</text:p>
              </table:table-cell>
              <table:table-cell office:value-type="float" office:value="0.000325">
                <text:p>0.000325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0,04</text:p>
              </table:table-cell>
              <table:table-cell office:value-type="float" office:value="0.000431">
                <text:p>0.000431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0,05</text:p>
              </table:table-cell>
              <table:table-cell office:value-type="float" office:value="0.000534">
                <text:p>0.000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06</text:p>
              </table:table-cell>
              <table:table-cell office:value-type="float" office:value="0.000617">
                <text:p>0.000617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0,07</text:p>
              </table:table-cell>
              <table:table-cell office:value-type="float" office:value="0.000678">
                <text:p>0.000678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0,08</text:p>
              </table:table-cell>
              <table:table-cell office:value-type="float" office:value="0.000764">
                <text:p>0.00076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0,09</text:p>
              </table:table-cell>
              <table:table-cell office:value-type="float" office:value="0.000826">
                <text:p>0.000826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0,1</text:p>
              </table:table-cell>
              <table:table-cell office:value-type="float" office:value="0.000879">
                <text:p>0.000879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0,11</text:p>
              </table:table-cell>
              <table:table-cell office:value-type="float" office:value="0.000923">
                <text:p>0.000923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0,12</text:p>
              </table:table-cell>
              <table:table-cell office:value-type="float" office:value="0.000956">
                <text:p>0.000956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0,13</text:p>
              </table:table-cell>
              <table:table-cell office:value-type="float" office:value="0.001007">
                <text:p>0.00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14</text:p>
              </table:table-cell>
              <table:table-cell office:value-type="float" office:value="0.001046">
                <text:p>0.00104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0,15</text:p>
              </table:table-cell>
              <table:table-cell office:value-type="float" office:value="0.00104">
                <text:p>0.00104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string">
                <text:p>0,16</text:p>
              </table:table-cell>
              <table:table-cell office:value-type="float" office:value="0.001066">
                <text:p>0.001066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0,17</text:p>
              </table:table-cell>
              <table:table-cell office:value-type="float" office:value="0.00106">
                <text:p>0.00106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0,18</text:p>
              </table:table-cell>
              <table:table-cell office:value-type="float" office:value="0.001068">
                <text:p>0.0010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0,19</text:p>
              </table:table-cell>
              <table:table-cell office:value-type="float" office:value="0.001089">
                <text:p>0.00108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0.001091">
                <text:p>0.001091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0,21</text:p>
              </table:table-cell>
              <table:table-cell office:value-type="float" office:value="0.001089">
                <text:p>0.001089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string">
                <text:p>0,22</text:p>
              </table:table-cell>
              <table:table-cell office:value-type="float" office:value="0.001081">
                <text:p>0.001081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0,23</text:p>
              </table:table-cell>
              <table:table-cell office:value-type="float" office:value="0.001067">
                <text:p>0.001067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0,24</text:p>
              </table:table-cell>
              <table:table-cell office:value-type="float" office:value="0.001061">
                <text:p>0.00106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0.001046">
                <text:p>0.00104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0,26</text:p>
              </table:table-cell>
              <table:table-cell office:value-type="float" office:value="0.001007">
                <text:p>0.0010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0,27</text:p>
              </table:table-cell>
              <table:table-cell office:value-type="float" office:value="0.000988">
                <text:p>0.000988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0,28</text:p>
              </table:table-cell>
              <table:table-cell office:value-type="float" office:value="0.000957">
                <text:p>0.000957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0,29</text:p>
              </table:table-cell>
              <table:table-cell office:value-type="float" office:value="0.000945">
                <text:p>0.000945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0.00092">
                <text:p>0.0009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0,31</text:p>
              </table:table-cell>
              <table:table-cell office:value-type="float" office:value="0.000866">
                <text:p>0.000866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0,32</text:p>
              </table:table-cell>
              <table:table-cell office:value-type="float" office:value="0.000842">
                <text:p>0.00084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0,33</text:p>
              </table:table-cell>
              <table:table-cell office:value-type="float" office:value="0.000802">
                <text:p>0.000802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0,34</text:p>
              </table:table-cell>
              <table:table-cell office:value-type="float" office:value="0.000775">
                <text:p>0.000775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0,35</text:p>
              </table:table-cell>
              <table:table-cell office:value-type="float" office:value="0.000731">
                <text:p>0.00073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0,36</text:p>
              </table:table-cell>
              <table:table-cell office:value-type="float" office:value="0.000698">
                <text:p>0.000698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0,37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0,38</text:p>
              </table:table-cell>
              <table:table-cell office:value-type="float" office:value="0.000618">
                <text:p>0.000618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0,39</text:p>
              </table:table-cell>
              <table:table-cell office:value-type="float" office:value="0.000584">
                <text:p>0.00058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0.000543">
                <text:p>0.000543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0,41</text:p>
              </table:table-cell>
              <table:table-cell office:value-type="float" office:value="0.000493">
                <text:p>0.00049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0,42</text:p>
              </table:table-cell>
              <table:table-cell office:value-type="float" office:value="0.00045">
                <text:p>0.00045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0,43</text:p>
              </table:table-cell>
              <table:table-cell office:value-type="float" office:value="0.000396">
                <text:p>0.000396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0,44</text:p>
              </table:table-cell>
              <table:table-cell office:value-type="float" office:value="0.000377">
                <text:p>0.000377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0,45</text:p>
              </table:table-cell>
              <table:table-cell office:value-type="float" office:value="0.000316">
                <text:p>0.000316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0,46</text:p>
              </table:table-cell>
              <table:table-cell office:value-type="float" office:value="0.000257">
                <text:p>0.000257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0,47</text:p>
              </table:table-cell>
              <table:table-cell office:value-type="float" office:value="0.00023">
                <text:p>0.0002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0,48</text:p>
              </table:table-cell>
              <table:table-cell office:value-type="float" office:value="0.000173">
                <text:p>0.00017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0,49</text:p>
              </table:table-cell>
              <table:table-cell office:value-type="float" office:value="0.000147">
                <text:p>0.000147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0,51</text:p>
              </table:table-cell>
              <table:table-cell office:value-type="float" office:value="0.000059">
                <text:p>0.000059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0,52</text:p>
              </table:table-cell>
              <table:table-cell office:value-type="float" office:value="0.000027">
                <text:p>0.000027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0,53</text:p>
              </table:table-cell>
              <table:table-cell office:value-type="float" office:value="-0.000025">
                <text:p>-0.000025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string">
                <text:p>0,54</text:p>
              </table:table-cell>
              <table:table-cell office:value-type="float" office:value="-0.000066">
                <text:p>-0.000066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0,55</text:p>
              </table:table-cell>
              <table:table-cell office:value-type="float" office:value="-0.000082">
                <text:p>-0.000082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0,56</text:p>
              </table:table-cell>
              <table:table-cell office:value-type="float" office:value="-0.000135">
                <text:p>-0.00013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0,57</text:p>
              </table:table-cell>
              <table:table-cell office:value-type="float" office:value="-0.000164">
                <text:p>-0.000164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string">
                <text:p>0,58</text:p>
              </table:table-cell>
              <table:table-cell office:value-type="float" office:value="-0.000217">
                <text:p>-0.000217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0,59</text:p>
              </table:table-cell>
              <table:table-cell office:value-type="float" office:value="-0.000248">
                <text:p>-0.000248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-0.000289">
                <text:p>-0.00028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0,61</text:p>
              </table:table-cell>
              <table:table-cell office:value-type="float" office:value="-0.000325">
                <text:p>-0.000325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0,62</text:p>
              </table:table-cell>
              <table:table-cell office:value-type="float" office:value="-0.000358">
                <text:p>-0.000358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0,63</text:p>
              </table:table-cell>
              <table:table-cell office:value-type="float" office:value="-0.000387">
                <text:p>-0.000387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0,64</text:p>
              </table:table-cell>
              <table:table-cell office:value-type="float" office:value="-0.000399">
                <text:p>-0.000399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0,65</text:p>
              </table:table-cell>
              <table:table-cell office:value-type="float" office:value="-0.00044">
                <text:p>-0.00044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string">
                <text:p>0,66</text:p>
              </table:table-cell>
              <table:table-cell office:value-type="float" office:value="-0.000465">
                <text:p>-0.000465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0,67</text:p>
              </table:table-cell>
              <table:table-cell office:value-type="float" office:value="-0.000505">
                <text:p>-0.000505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0,68</text:p>
              </table:table-cell>
              <table:table-cell office:value-type="float" office:value="-0.000516">
                <text:p>-0.000516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string">
                <text:p>0,69</text:p>
              </table:table-cell>
              <table:table-cell office:value-type="float" office:value="-0.000528">
                <text:p>-0.000528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-0.000543">
                <text:p>-0.00054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0,71</text:p>
              </table:table-cell>
              <table:table-cell office:value-type="float" office:value="-0.000577">
                <text:p>-0.00057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0,72</text:p>
              </table:table-cell>
              <table:table-cell office:value-type="float" office:value="-0.000584">
                <text:p>-0.000584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0,73</text:p>
              </table:table-cell>
              <table:table-cell office:value-type="float" office:value="-0.000626">
                <text:p>-0.0006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0,74</text:p>
              </table:table-cell>
              <table:table-cell office:value-type="float" office:value="-0.000643">
                <text:p>-0.000643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-0.000667">
                <text:p>-0.000667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0,76</text:p>
              </table:table-cell>
              <table:table-cell office:value-type="float" office:value="-0.000682">
                <text:p>-0.000682</text:p>
              </table:table-cell>
              <table:table-cell office:value-type="float" office:value="-0.000026">
                <text:p>-0.000026</text:p>
              </table:table-cell>
            </table:table-row>
            <table:table-row>
              <table:table-cell office:value-type="string">
                <text:p>0,77</text:p>
              </table:table-cell>
              <table:table-cell office:value-type="float" office:value="-0.00069">
                <text:p>-0.00069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0,78</text:p>
              </table:table-cell>
              <table:table-cell office:value-type="float" office:value="-0.000691">
                <text:p>-0.000691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0,79</text:p>
              </table:table-cell>
              <table:table-cell office:value-type="float" office:value="-0.000717">
                <text:p>-0.000717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-0.000721">
                <text:p>-0.000721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0,81</text:p>
              </table:table-cell>
              <table:table-cell office:value-type="float" office:value="-0.000752">
                <text:p>-0.000752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string">
                <text:p>0,82</text:p>
              </table:table-cell>
              <table:table-cell office:value-type="float" office:value="-0.000733">
                <text:p>-0.000733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0,83</text:p>
              </table:table-cell>
              <table:table-cell office:value-type="float" office:value="-0.000756">
                <text:p>-0.000756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0,84</text:p>
              </table:table-cell>
              <table:table-cell office:value-type="float" office:value="-0.000747">
                <text:p>-0.000747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string">
                <text:p>0,85</text:p>
              </table:table-cell>
              <table:table-cell office:value-type="float" office:value="-0.00075">
                <text:p>-0.00075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0,86</text:p>
              </table:table-cell>
              <table:table-cell office:value-type="float" office:value="-0.000753">
                <text:p>-0.000753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0,87</text:p>
              </table:table-cell>
              <table:table-cell office:value-type="float" office:value="-0.00077">
                <text:p>-0.00077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0,88</text:p>
              </table:table-cell>
              <table:table-cell office:value-type="float" office:value="-0.000787">
                <text:p>-0.00078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0,89</text:p>
              </table:table-cell>
              <table:table-cell office:value-type="float" office:value="-0.000759">
                <text:p>-0.000759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-0.000762">
                <text:p>-0.000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91</text:p>
              </table:table-cell>
              <table:table-cell office:value-type="float" office:value="-0.000768">
                <text:p>-0.000768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0,92</text:p>
              </table:table-cell>
              <table:table-cell office:value-type="float" office:value="-0.000761">
                <text:p>-0.00076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0,93</text:p>
              </table:table-cell>
              <table:table-cell office:value-type="float" office:value="-0.000757">
                <text:p>-0.000757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string">
                <text:p>0,94</text:p>
              </table:table-cell>
              <table:table-cell office:value-type="float" office:value="-0.000742">
                <text:p>-0.00074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0,95</text:p>
              </table:table-cell>
              <table:table-cell office:value-type="float" office:value="-0.000762">
                <text:p>-0.000762</text:p>
              </table:table-cell>
              <table:table-cell office:value-type="float" office:value="-0.000029">
                <text:p>-0.000029</text:p>
              </table:table-cell>
            </table:table-row>
            <table:table-row>
              <table:table-cell office:value-type="string">
                <text:p>0,96</text:p>
              </table:table-cell>
              <table:table-cell office:value-type="float" office:value="-0.000756">
                <text:p>-0.000756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0,97</text:p>
              </table:table-cell>
              <table:table-cell office:value-type="float" office:value="-0.000725">
                <text:p>-0.000725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0,98</text:p>
              </table:table-cell>
              <table:table-cell office:value-type="float" office:value="-0.000715">
                <text:p>-0.00071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0,99</text:p>
              </table:table-cell>
              <table:table-cell office:value-type="float" office:value="-0.000697">
                <text:p>-0.000697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0.000701">
                <text:p>-0.0007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,01</text:p>
              </table:table-cell>
              <table:table-cell office:value-type="float" office:value="-0.000713">
                <text:p>-0.000713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1,02</text:p>
              </table:table-cell>
              <table:table-cell office:value-type="float" office:value="-0.000688">
                <text:p>-0.000688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string">
                <text:p>1,03</text:p>
              </table:table-cell>
              <table:table-cell office:value-type="float" office:value="-0.000671">
                <text:p>-0.000671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string">
                <text:p>1,04</text:p>
              </table:table-cell>
              <table:table-cell office:value-type="float" office:value="-0.000679">
                <text:p>-0.000679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1,05</text:p>
              </table:table-cell>
              <table:table-cell office:value-type="float" office:value="-0.000651">
                <text:p>-0.00065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,06</text:p>
              </table:table-cell>
              <table:table-cell office:value-type="float" office:value="-0.000649">
                <text:p>-0.000649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1,07</text:p>
              </table:table-cell>
              <table:table-cell office:value-type="float" office:value="-0.000627">
                <text:p>-0.000627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1,08</text:p>
              </table:table-cell>
              <table:table-cell office:value-type="float" office:value="-0.000616">
                <text:p>-0.000616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1,09</text:p>
              </table:table-cell>
              <table:table-cell office:value-type="float" office:value="-0.000602">
                <text:p>-0.000602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1,1</text:p>
              </table:table-cell>
              <table:table-cell office:value-type="float" office:value="-0.00057">
                <text:p>-0.0005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,11</text:p>
              </table:table-cell>
              <table:table-cell office:value-type="float" office:value="-0.000566">
                <text:p>-0.000566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1,12</text:p>
              </table:table-cell>
              <table:table-cell office:value-type="float" office:value="-0.00056">
                <text:p>-0.0005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,13</text:p>
              </table:table-cell>
              <table:table-cell office:value-type="float" office:value="-0.000536">
                <text:p>-0.000536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1,14</text:p>
              </table:table-cell>
              <table:table-cell office:value-type="float" office:value="-0.000497">
                <text:p>-0.00049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,15</text:p>
              </table:table-cell>
              <table:table-cell office:value-type="float" office:value="-0.000502">
                <text:p>-0.000502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1,16</text:p>
              </table:table-cell>
              <table:table-cell office:value-type="float" office:value="-0.000477">
                <text:p>-0.000477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1,17</text:p>
              </table:table-cell>
              <table:table-cell office:value-type="float" office:value="-0.000482">
                <text:p>-0.000482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1,18</text:p>
              </table:table-cell>
              <table:table-cell office:value-type="float" office:value="-0.000472">
                <text:p>-0.00047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,19</text:p>
              </table:table-cell>
              <table:table-cell office:value-type="float" office:value="-0.000433">
                <text:p>-0.000433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,2</text:p>
              </table:table-cell>
              <table:table-cell office:value-type="float" office:value="-0.000425">
                <text:p>-0.000425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1,21</text:p>
              </table:table-cell>
              <table:table-cell office:value-type="float" office:value="-0.000404">
                <text:p>-0.000404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1,22</text:p>
              </table:table-cell>
              <table:table-cell office:value-type="float" office:value="-0.000369">
                <text:p>-0.000369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1,23</text:p>
              </table:table-cell>
              <table:table-cell office:value-type="float" office:value="-0.000368">
                <text:p>-0.000368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1,24</text:p>
              </table:table-cell>
              <table:table-cell office:value-type="float" office:value="-0.000338">
                <text:p>-0.00033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,25</text:p>
              </table:table-cell>
              <table:table-cell office:value-type="float" office:value="-0.000342">
                <text:p>-0.000342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1,26</text:p>
              </table:table-cell>
              <table:table-cell office:value-type="float" office:value="-0.000319">
                <text:p>-0.000319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1,27</text:p>
              </table:table-cell>
              <table:table-cell office:value-type="float" office:value="-0.000299">
                <text:p>-0.000299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1,28</text:p>
              </table:table-cell>
              <table:table-cell office:value-type="float" office:value="-0.000283">
                <text:p>-0.00028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,29</text:p>
              </table:table-cell>
              <table:table-cell office:value-type="float" office:value="-0.000271">
                <text:p>-0.00027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,3</text:p>
              </table:table-cell>
              <table:table-cell office:value-type="float" office:value="-0.000234">
                <text:p>-0.000234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1,31</text:p>
              </table:table-cell>
              <table:table-cell office:value-type="float" office:value="-0.000247">
                <text:p>-0.000247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1,32</text:p>
              </table:table-cell>
              <table:table-cell office:value-type="float" office:value="-0.000219">
                <text:p>-0.000219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1,33</text:p>
              </table:table-cell>
              <table:table-cell office:value-type="float" office:value="-0.000227">
                <text:p>-0.000227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1,34</text:p>
              </table:table-cell>
              <table:table-cell office:value-type="float" office:value="-0.00021">
                <text:p>-0.0002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,35</text:p>
              </table:table-cell>
              <table:table-cell office:value-type="float" office:value="-0.000168">
                <text:p>-0.000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36</text:p>
              </table:table-cell>
              <table:table-cell office:value-type="float" office:value="-0.000178">
                <text:p>-0.000178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string">
                <text:p>1,37</text:p>
              </table:table-cell>
              <table:table-cell office:value-type="float" office:value="-0.000148">
                <text:p>-0.000148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1,38</text:p>
              </table:table-cell>
              <table:table-cell office:value-type="float" office:value="-0.00017">
                <text:p>-0.00017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1,39</text:p>
              </table:table-cell>
              <table:table-cell office:value-type="float" office:value="-0.000123">
                <text:p>-0.000123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1,4</text:p>
              </table:table-cell>
              <table:table-cell office:value-type="float" office:value="-0.000098">
                <text:p>-0.000098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1,41</text:p>
              </table:table-cell>
              <table:table-cell office:value-type="float" office:value="-0.00011">
                <text:p>-0.00011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1,42</text:p>
              </table:table-cell>
              <table:table-cell office:value-type="float" office:value="-0.000099">
                <text:p>-0.000099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1,43</text:p>
              </table:table-cell>
              <table:table-cell office:value-type="float" office:value="-0.000096">
                <text:p>-0.000096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1,44</text:p>
              </table:table-cell>
              <table:table-cell office:value-type="float" office:value="-0.000069">
                <text:p>-0.00006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,45</text:p>
              </table:table-cell>
              <table:table-cell office:value-type="float" office:value="-0.00008">
                <text:p>-0.00008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string">
                <text:p>1,46</text:p>
              </table:table-cell>
              <table:table-cell office:value-type="float" office:value="-0.000099">
                <text:p>-0.000099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1,47</text:p>
              </table:table-cell>
              <table:table-cell office:value-type="float" office:value="-0.000065">
                <text:p>-0.000065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1,48</text:p>
              </table:table-cell>
              <table:table-cell office:value-type="float" office:value="-0.000039">
                <text:p>-0.000039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1,49</text:p>
              </table:table-cell>
              <table:table-cell office:value-type="float" office:value="-0.000051">
                <text:p>-0.000051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1,5</text:p>
              </table:table-cell>
              <table:table-cell office:value-type="float" office:value="-0.000056">
                <text:p>-0.00005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,51</text:p>
              </table:table-cell>
              <table:table-cell office:value-type="float" office:value="-0.000054">
                <text:p>-0.00005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,52</text:p>
              </table:table-cell>
              <table:table-cell office:value-type="float" office:value="-0.000029">
                <text:p>-0.00002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,53</text:p>
              </table:table-cell>
              <table:table-cell office:value-type="float" office:value="-0.000044">
                <text:p>-0.00004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,54</text:p>
              </table:table-cell>
              <table:table-cell office:value-type="float" office:value="-0.000036">
                <text:p>-0.000036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1,55</text:p>
              </table:table-cell>
              <table:table-cell office:value-type="float" office:value="-0.000007">
                <text:p>-0.000007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1,56</text:p>
              </table:table-cell>
              <table:table-cell office:value-type="float" office:value="-0.000046">
                <text:p>-0.0000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,57</text:p>
              </table:table-cell>
              <table:table-cell office:value-type="float" office:value="-0.000018">
                <text:p>-0.000018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1,58</text:p>
              </table:table-cell>
              <table:table-cell office:value-type="float" office:value="-0.000029">
                <text:p>-0.00002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,59</text:p>
              </table:table-cell>
              <table:table-cell office:value-type="float" office:value="-0.000048">
                <text:p>-0.000048</text:p>
              </table:table-cell>
              <table:table-cell office:value-type="float" office:value="-0.000018">
                <text:p>-0.000018</text:p>
              </table:table-cell>
            </table:table-row>
            <table:table-row>
              <table:table-cell office:value-type="string">
                <text:p>1,6</text:p>
              </table:table-cell>
              <table:table-cell office:value-type="float" office:value="-0.00003">
                <text:p>-0.00003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string">
                <text:p>1,61</text:p>
              </table:table-cell>
              <table:table-cell office:value-type="float" office:value="-0.000051">
                <text:p>-0.000051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1,62</text:p>
              </table:table-cell>
              <table:table-cell office:value-type="float" office:value="-0.00005">
                <text:p>-0.00005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1,63</text:p>
              </table:table-cell>
              <table:table-cell office:value-type="float" office:value="-0.000072">
                <text:p>-0.000072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1,64</text:p>
              </table:table-cell>
              <table:table-cell office:value-type="float" office:value="-0.000057">
                <text:p>-0.00005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,65</text:p>
              </table:table-cell>
              <table:table-cell office:value-type="float" office:value="-0.000034">
                <text:p>-0.000034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1,66</text:p>
              </table:table-cell>
              <table:table-cell office:value-type="float" office:value="-0.000066">
                <text:p>-0.000066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1,67</text:p>
              </table:table-cell>
              <table:table-cell office:value-type="float" office:value="-0.00006">
                <text:p>-0.00006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string">
                <text:p>1,68</text:p>
              </table:table-cell>
              <table:table-cell office:value-type="float" office:value="-0.000093">
                <text:p>-0.000093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string">
                <text:p>1,69</text:p>
              </table:table-cell>
              <table:table-cell office:value-type="float" office:value="-0.000072">
                <text:p>-0.000072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1,7</text:p>
              </table:table-cell>
              <table:table-cell office:value-type="float" office:value="-0.000089">
                <text:p>-0.000089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1,71</text:p>
              </table:table-cell>
              <table:table-cell office:value-type="float" office:value="-0.000099">
                <text:p>-0.000099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1,72</text:p>
              </table:table-cell>
              <table:table-cell office:value-type="float" office:value="-0.000101">
                <text:p>-0.000101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string">
                <text:p>1,73</text:p>
              </table:table-cell>
              <table:table-cell office:value-type="float" office:value="-0.000126">
                <text:p>-0.000126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1,74</text:p>
              </table:table-cell>
              <table:table-cell office:value-type="float" office:value="-0.000128">
                <text:p>-0.000128</text:p>
              </table:table-cell>
              <table:table-cell office:value-type="float" office:value="-0.000021">
                <text:p>-0.000021</text:p>
              </table:table-cell>
            </table:table-row>
            <table:table-row>
              <table:table-cell office:value-type="string">
                <text:p>1,75</text:p>
              </table:table-cell>
              <table:table-cell office:value-type="float" office:value="-0.000182">
                <text:p>-0.00018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,76</text:p>
              </table:table-cell>
              <table:table-cell office:value-type="float" office:value="-0.000167">
                <text:p>-0.000167</text:p>
              </table:table-cell>
              <table:table-cell office:value-type="float" office:value="-0.00003">
                <text:p>-0.00003</text:p>
              </table:table-cell>
            </table:table-row>
            <table:table-row>
              <table:table-cell office:value-type="string">
                <text:p>1,77</text:p>
              </table:table-cell>
              <table:table-cell office:value-type="float" office:value="-0.000174">
                <text:p>-0.000174</text:p>
              </table:table-cell>
              <table:table-cell office:value-type="float" office:value="-0.000021">
                <text:p>-0.000021</text:p>
              </table:table-cell>
            </table:table-row>
            <table:table-row>
              <table:table-cell office:value-type="string">
                <text:p>1,78</text:p>
              </table:table-cell>
              <table:table-cell office:value-type="float" office:value="-0.000202">
                <text:p>-0.000202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string">
                <text:p>1,79</text:p>
              </table:table-cell>
              <table:table-cell office:value-type="float" office:value="-0.000207">
                <text:p>-0.000207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1,8</text:p>
              </table:table-cell>
              <table:table-cell office:value-type="float" office:value="-0.000202">
                <text:p>-0.000202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1,81</text:p>
              </table:table-cell>
              <table:table-cell office:value-type="float" office:value="-0.000233">
                <text:p>-0.000233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1,82</text:p>
              </table:table-cell>
              <table:table-cell office:value-type="float" office:value="-0.000225">
                <text:p>-0.000225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1,83</text:p>
              </table:table-cell>
              <table:table-cell office:value-type="float" office:value="-0.000267">
                <text:p>-0.00026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,84</text:p>
              </table:table-cell>
              <table:table-cell office:value-type="float" office:value="-0.000269">
                <text:p>-0.000269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string">
                <text:p>1,85</text:p>
              </table:table-cell>
              <table:table-cell office:value-type="float" office:value="-0.000261">
                <text:p>-0.000261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1,86</text:p>
              </table:table-cell>
              <table:table-cell office:value-type="float" office:value="-0.000303">
                <text:p>-0.0003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,87</text:p>
              </table:table-cell>
              <table:table-cell office:value-type="float" office:value="-0.000319">
                <text:p>-0.000319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string">
                <text:p>1,88</text:p>
              </table:table-cell>
              <table:table-cell office:value-type="float" office:value="-0.000354">
                <text:p>-0.000354</text:p>
              </table:table-cell>
              <table:table-cell office:value-type="float" office:value="-0.000018">
                <text:p>-0.000018</text:p>
              </table:table-cell>
            </table:table-row>
            <table:table-row>
              <table:table-cell office:value-type="string">
                <text:p>1,89</text:p>
              </table:table-cell>
              <table:table-cell office:value-type="float" office:value="-0.000362">
                <text:p>-0.000362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1,9</text:p>
              </table:table-cell>
              <table:table-cell office:value-type="float" office:value="-0.000374">
                <text:p>-0.000374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1,91</text:p>
              </table:table-cell>
              <table:table-cell office:value-type="float" office:value="-0.000404">
                <text:p>-0.000404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1,92</text:p>
              </table:table-cell>
              <table:table-cell office:value-type="float" office:value="-0.000407">
                <text:p>-0.000407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string">
                <text:p>1,93</text:p>
              </table:table-cell>
              <table:table-cell office:value-type="float" office:value="-0.000442">
                <text:p>-0.000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94</text:p>
              </table:table-cell>
              <table:table-cell office:value-type="float" office:value="-0.000434">
                <text:p>-0.00043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,95</text:p>
              </table:table-cell>
              <table:table-cell office:value-type="float" office:value="-0.000458">
                <text:p>-0.0004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,96</text:p>
              </table:table-cell>
              <table:table-cell office:value-type="float" office:value="-0.000499">
                <text:p>-0.000499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1,97</text:p>
              </table:table-cell>
              <table:table-cell office:value-type="float" office:value="-0.00048">
                <text:p>-0.00048</text:p>
              </table:table-cell>
              <table:table-cell office:value-type="float" office:value="-0.000022">
                <text:p>-0.000022</text:p>
              </table:table-cell>
            </table:table-row>
            <table:table-row>
              <table:table-cell office:value-type="string">
                <text:p>1,98</text:p>
              </table:table-cell>
              <table:table-cell office:value-type="float" office:value="-0.000492">
                <text:p>-0.000492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1,99</text:p>
              </table:table-cell>
              <table:table-cell office:value-type="float" office:value="-0.000519">
                <text:p>-0.0005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562">
                <text:p>-0.00056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,01</text:p>
              </table:table-cell>
              <table:table-cell office:value-type="float" office:value="-0.000588">
                <text:p>-0.00058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,02</text:p>
              </table:table-cell>
              <table:table-cell office:value-type="float" office:value="-0.000568">
                <text:p>-0.000568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string">
                <text:p>2,03</text:p>
              </table:table-cell>
              <table:table-cell office:value-type="float" office:value="-0.000593">
                <text:p>-0.00059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,04</text:p>
              </table:table-cell>
              <table:table-cell office:value-type="float" office:value="-0.00063">
                <text:p>-0.00063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,05</text:p>
              </table:table-cell>
              <table:table-cell office:value-type="float" office:value="-0.00062">
                <text:p>-0.0006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,06</text:p>
              </table:table-cell>
              <table:table-cell office:value-type="float" office:value="-0.000668">
                <text:p>-0.00066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,07</text:p>
              </table:table-cell>
              <table:table-cell office:value-type="float" office:value="-0.000652">
                <text:p>-0.000652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2,08</text:p>
              </table:table-cell>
              <table:table-cell office:value-type="float" office:value="-0.000693">
                <text:p>-0.000693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,09</text:p>
              </table:table-cell>
              <table:table-cell office:value-type="float" office:value="-0.000684">
                <text:p>-0.00068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,1</text:p>
              </table:table-cell>
              <table:table-cell office:value-type="float" office:value="-0.000701">
                <text:p>-0.000701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string">
                <text:p>2,11</text:p>
              </table:table-cell>
              <table:table-cell office:value-type="float" office:value="-0.000728">
                <text:p>-0.00072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,12</text:p>
              </table:table-cell>
              <table:table-cell office:value-type="float" office:value="-0.000719">
                <text:p>-0.000719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2,13</text:p>
              </table:table-cell>
              <table:table-cell office:value-type="float" office:value="-0.00075">
                <text:p>-0.00075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2,14</text:p>
              </table:table-cell>
              <table:table-cell office:value-type="float" office:value="-0.000743">
                <text:p>-0.00074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,15</text:p>
              </table:table-cell>
              <table:table-cell office:value-type="float" office:value="-0.00076">
                <text:p>-0.0007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,16</text:p>
              </table:table-cell>
              <table:table-cell office:value-type="float" office:value="-0.000768">
                <text:p>-0.000768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2,17</text:p>
              </table:table-cell>
              <table:table-cell office:value-type="float" office:value="-0.000769">
                <text:p>-0.000769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2,18</text:p>
              </table:table-cell>
              <table:table-cell office:value-type="float" office:value="-0.000822">
                <text:p>-0.00082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,19</text:p>
              </table:table-cell>
              <table:table-cell office:value-type="float" office:value="-0.000789">
                <text:p>-0.00078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,2</text:p>
              </table:table-cell>
              <table:table-cell office:value-type="float" office:value="-0.000791">
                <text:p>-0.00079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,21</text:p>
              </table:table-cell>
              <table:table-cell office:value-type="float" office:value="-0.000814">
                <text:p>-0.00081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,22</text:p>
              </table:table-cell>
              <table:table-cell office:value-type="float" office:value="-0.00081">
                <text:p>-0.00081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2,23</text:p>
              </table:table-cell>
              <table:table-cell office:value-type="float" office:value="-0.000794">
                <text:p>-0.00079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2,24</text:p>
              </table:table-cell>
              <table:table-cell office:value-type="float" office:value="-0.000812">
                <text:p>-0.000812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2,25</text:p>
              </table:table-cell>
              <table:table-cell office:value-type="float" office:value="-0.000832">
                <text:p>-0.00083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,26</text:p>
              </table:table-cell>
              <table:table-cell office:value-type="float" office:value="-0.000823">
                <text:p>-0.000823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string">
                <text:p>2,27</text:p>
              </table:table-cell>
              <table:table-cell office:value-type="float" office:value="-0.000815">
                <text:p>-0.000815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2,28</text:p>
              </table:table-cell>
              <table:table-cell office:value-type="float" office:value="-0.000822">
                <text:p>-0.000822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2,29</text:p>
              </table:table-cell>
              <table:table-cell office:value-type="float" office:value="-0.000814">
                <text:p>-0.00081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,3</text:p>
              </table:table-cell>
              <table:table-cell office:value-type="float" office:value="-0.00079">
                <text:p>-0.00079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string">
                <text:p>2,31</text:p>
              </table:table-cell>
              <table:table-cell office:value-type="float" office:value="-0.00081">
                <text:p>-0.00081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2,32</text:p>
              </table:table-cell>
              <table:table-cell office:value-type="float" office:value="-0.000813">
                <text:p>-0.000813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2,33</text:p>
              </table:table-cell>
              <table:table-cell office:value-type="float" office:value="-0.000812">
                <text:p>-0.000812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2,34</text:p>
              </table:table-cell>
              <table:table-cell office:value-type="float" office:value="-0.000793">
                <text:p>-0.00079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,35</text:p>
              </table:table-cell>
              <table:table-cell office:value-type="float" office:value="-0.000769">
                <text:p>-0.000769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,36</text:p>
              </table:table-cell>
              <table:table-cell office:value-type="float" office:value="-0.00077">
                <text:p>-0.0007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,37</text:p>
              </table:table-cell>
              <table:table-cell office:value-type="float" office:value="-0.000751">
                <text:p>-0.000751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2,38</text:p>
              </table:table-cell>
              <table:table-cell office:value-type="float" office:value="-0.000756">
                <text:p>-0.000756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2,39</text:p>
              </table:table-cell>
              <table:table-cell office:value-type="float" office:value="-0.000738">
                <text:p>-0.000738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2,4</text:p>
              </table:table-cell>
              <table:table-cell office:value-type="float" office:value="-0.000697">
                <text:p>-0.00069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,41</text:p>
              </table:table-cell>
              <table:table-cell office:value-type="float" office:value="-0.000709">
                <text:p>-0.000709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2,42</text:p>
              </table:table-cell>
              <table:table-cell office:value-type="float" office:value="-0.000666">
                <text:p>-0.00066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,43</text:p>
              </table:table-cell>
              <table:table-cell office:value-type="float" office:value="-0.000673">
                <text:p>-0.00067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,44</text:p>
              </table:table-cell>
              <table:table-cell office:value-type="float" office:value="-0.000624">
                <text:p>-0.00062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,45</text:p>
              </table:table-cell>
              <table:table-cell office:value-type="float" office:value="-0.000608">
                <text:p>-0.000608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2,46</text:p>
              </table:table-cell>
              <table:table-cell office:value-type="float" office:value="-0.000596">
                <text:p>-0.00059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,47</text:p>
              </table:table-cell>
              <table:table-cell office:value-type="float" office:value="-0.000555">
                <text:p>-0.000555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2,48</text:p>
              </table:table-cell>
              <table:table-cell office:value-type="float" office:value="-0.000531">
                <text:p>-0.000531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2,49</text:p>
              </table:table-cell>
              <table:table-cell office:value-type="float" office:value="-0.000508">
                <text:p>-0.000508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2,5</text:p>
              </table:table-cell>
              <table:table-cell office:value-type="float" office:value="-0.000514">
                <text:p>-0.0005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,51</text:p>
              </table:table-cell>
              <table:table-cell office:value-type="float" office:value="-0.000459">
                <text:p>-0.00045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,52</text:p>
              </table:table-cell>
              <table:table-cell office:value-type="float" office:value="-0.000432">
                <text:p>-0.000432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2,53</text:p>
              </table:table-cell>
              <table:table-cell office:value-type="float" office:value="-0.000418">
                <text:p>-0.000418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2,54</text:p>
              </table:table-cell>
              <table:table-cell office:value-type="float" office:value="-0.00037">
                <text:p>-0.00037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2,55</text:p>
              </table:table-cell>
              <table:table-cell office:value-type="float" office:value="-0.000317">
                <text:p>-0.000317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2,56</text:p>
              </table:table-cell>
              <table:table-cell office:value-type="float" office:value="-0.00029">
                <text:p>-0.0002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2,57</text:p>
              </table:table-cell>
              <table:table-cell office:value-type="float" office:value="-0.000242">
                <text:p>-0.000242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2,58</text:p>
              </table:table-cell>
              <table:table-cell office:value-type="float" office:value="-0.000232">
                <text:p>-0.000232</text:p>
              </table:table-cell>
              <table:table-cell office:value-type="float" office:value="-0.001606">
                <text:p>-0.001606</text:p>
              </table:table-cell>
            </table:table-row>
            <table:table-row>
              <table:table-cell office:value-type="string">
                <text:p>2,59</text:p>
              </table:table-cell>
              <table:table-cell office:value-type="float" office:value="-0.0002">
                <text:p>-0.0002</text:p>
              </table:table-cell>
              <table:table-cell office:value-type="float" office:value="-0.001589">
                <text:p>-0.001589</text:p>
              </table:table-cell>
            </table:table-row>
            <table:table-row>
              <table:table-cell office:value-type="string">
                <text:p>2,6</text:p>
              </table:table-cell>
              <table:table-cell office:value-type="float" office:value="-0.000144">
                <text:p>-0.000144</text:p>
              </table:table-cell>
              <table:table-cell office:value-type="float" office:value="-0.001594">
                <text:p>-0.001594</text:p>
              </table:table-cell>
            </table:table-row>
            <table:table-row>
              <table:table-cell office:value-type="string">
                <text:p>2,61</text:p>
              </table:table-cell>
              <table:table-cell office:value-type="float" office:value="-0.000124">
                <text:p>-0.000124</text:p>
              </table:table-cell>
              <table:table-cell office:value-type="float" office:value="-0.001589">
                <text:p>-0.001589</text:p>
              </table:table-cell>
            </table:table-row>
            <table:table-row>
              <table:table-cell office:value-type="string">
                <text:p>2,62</text:p>
              </table:table-cell>
              <table:table-cell office:value-type="float" office:value="-0.000079">
                <text:p>-0.000079</text:p>
              </table:table-cell>
              <table:table-cell office:value-type="float" office:value="-0.00159">
                <text:p>-0.00159</text:p>
              </table:table-cell>
            </table:table-row>
            <table:table-row>
              <table:table-cell office:value-type="string">
                <text:p>2,63</text:p>
              </table:table-cell>
              <table:table-cell office:value-type="float" office:value="-0.000054">
                <text:p>-0.000054</text:p>
              </table:table-cell>
              <table:table-cell office:value-type="float" office:value="-0.001579">
                <text:p>-0.001579</text:p>
              </table:table-cell>
            </table:table-row>
            <table:table-row>
              <table:table-cell office:value-type="string">
                <text:p>2,64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001588">
                <text:p>-0.001588</text:p>
              </table:table-cell>
            </table:table-row>
            <table:table-row>
              <table:table-cell office:value-type="string">
                <text:p>2,65</text:p>
              </table:table-cell>
              <table:table-cell office:value-type="float" office:value="0.000065">
                <text:p>0.000065</text:p>
              </table:table-cell>
              <table:table-cell office:value-type="float" office:value="-0.001568">
                <text:p>-0.001568</text:p>
              </table:table-cell>
            </table:table-row>
            <table:table-row>
              <table:table-cell office:value-type="string">
                <text:p>2,66</text:p>
              </table:table-cell>
              <table:table-cell office:value-type="float" office:value="0.000083">
                <text:p>0.000083</text:p>
              </table:table-cell>
              <table:table-cell office:value-type="float" office:value="-0.00158">
                <text:p>-0.00158</text:p>
              </table:table-cell>
            </table:table-row>
            <table:table-row>
              <table:table-cell office:value-type="string">
                <text:p>2,67</text:p>
              </table:table-cell>
              <table:table-cell office:value-type="float" office:value="0.000131">
                <text:p>0.000131</text:p>
              </table:table-cell>
              <table:table-cell office:value-type="float" office:value="-0.001578">
                <text:p>-0.001578</text:p>
              </table:table-cell>
            </table:table-row>
            <table:table-row>
              <table:table-cell office:value-type="string">
                <text:p>2,68</text:p>
              </table:table-cell>
              <table:table-cell office:value-type="float" office:value="0.000149">
                <text:p>0.000149</text:p>
              </table:table-cell>
              <table:table-cell office:value-type="float" office:value="-0.00159">
                <text:p>-0.00159</text:p>
              </table:table-cell>
            </table:table-row>
            <table:table-row>
              <table:table-cell office:value-type="string">
                <text:p>2,69</text:p>
              </table:table-cell>
              <table:table-cell office:value-type="float" office:value="0.000229">
                <text:p>0.000229</text:p>
              </table:table-cell>
              <table:table-cell office:value-type="float" office:value="-0.001587">
                <text:p>-0.001587</text:p>
              </table:table-cell>
            </table:table-row>
            <table:table-row>
              <table:table-cell office:value-type="string">
                <text:p>2,7</text:p>
              </table:table-cell>
              <table:table-cell office:value-type="float" office:value="0.000281">
                <text:p>0.000281</text:p>
              </table:table-cell>
              <table:table-cell office:value-type="float" office:value="-0.00155">
                <text:p>-0.00155</text:p>
              </table:table-cell>
            </table:table-row>
            <table:table-row>
              <table:table-cell office:value-type="string">
                <text:p>2,71</text:p>
              </table:table-cell>
              <table:table-cell office:value-type="float" office:value="0.000304">
                <text:p>0.000304</text:p>
              </table:table-cell>
              <table:table-cell office:value-type="float" office:value="-0.001588">
                <text:p>-0.001588</text:p>
              </table:table-cell>
            </table:table-row>
            <table:table-row>
              <table:table-cell office:value-type="string">
                <text:p>2,72</text:p>
              </table:table-cell>
              <table:table-cell office:value-type="float" office:value="0.000363">
                <text:p>0.000363</text:p>
              </table:table-cell>
              <table:table-cell office:value-type="float" office:value="-0.001545">
                <text:p>-0.001545</text:p>
              </table:table-cell>
            </table:table-row>
            <table:table-row>
              <table:table-cell office:value-type="string">
                <text:p>2,73</text:p>
              </table:table-cell>
              <table:table-cell office:value-type="float" office:value="0.00041">
                <text:p>0.00041</text:p>
              </table:table-cell>
              <table:table-cell office:value-type="float" office:value="-0.001574">
                <text:p>-0.001574</text:p>
              </table:table-cell>
            </table:table-row>
            <table:table-row>
              <table:table-cell office:value-type="string">
                <text:p>2,74</text:p>
              </table:table-cell>
              <table:table-cell office:value-type="float" office:value="0.000433">
                <text:p>0.000433</text:p>
              </table:table-cell>
              <table:table-cell office:value-type="float" office:value="-0.001551">
                <text:p>-0.001551</text:p>
              </table:table-cell>
            </table:table-row>
            <table:table-row>
              <table:table-cell office:value-type="string">
                <text:p>2,75</text:p>
              </table:table-cell>
              <table:table-cell office:value-type="float" office:value="0.000447">
                <text:p>0.000447</text:p>
              </table:table-cell>
              <table:table-cell office:value-type="float" office:value="-0.001567">
                <text:p>-0.001567</text:p>
              </table:table-cell>
            </table:table-row>
            <table:table-row>
              <table:table-cell office:value-type="string">
                <text:p>2,76</text:p>
              </table:table-cell>
              <table:table-cell office:value-type="float" office:value="0.000499">
                <text:p>0.000499</text:p>
              </table:table-cell>
              <table:table-cell office:value-type="float" office:value="-0.001546">
                <text:p>-0.001546</text:p>
              </table:table-cell>
            </table:table-row>
            <table:table-row>
              <table:table-cell office:value-type="string">
                <text:p>2,77</text:p>
              </table:table-cell>
              <table:table-cell office:value-type="float" office:value="0.000559">
                <text:p>0.000559</text:p>
              </table:table-cell>
              <table:table-cell office:value-type="float" office:value="-0.001547">
                <text:p>-0.001547</text:p>
              </table:table-cell>
            </table:table-row>
            <table:table-row>
              <table:table-cell office:value-type="string">
                <text:p>2,78</text:p>
              </table:table-cell>
              <table:table-cell office:value-type="float" office:value="0.000583">
                <text:p>0.000583</text:p>
              </table:table-cell>
              <table:table-cell office:value-type="float" office:value="-0.001553">
                <text:p>-0.001553</text:p>
              </table:table-cell>
            </table:table-row>
            <table:table-row>
              <table:table-cell office:value-type="string">
                <text:p>2,79</text:p>
              </table:table-cell>
              <table:table-cell office:value-type="float" office:value="0.000632">
                <text:p>0.000632</text:p>
              </table:table-cell>
              <table:table-cell office:value-type="float" office:value="-0.00155">
                <text:p>-0.00155</text:p>
              </table:table-cell>
            </table:table-row>
            <table:table-row>
              <table:table-cell office:value-type="string">
                <text:p>2,8</text:p>
              </table:table-cell>
              <table:table-cell office:value-type="float" office:value="0.000693">
                <text:p>0.000693</text:p>
              </table:table-cell>
              <table:table-cell office:value-type="float" office:value="-0.001535">
                <text:p>-0.001535</text:p>
              </table:table-cell>
            </table:table-row>
            <table:table-row>
              <table:table-cell office:value-type="string">
                <text:p>2,81</text:p>
              </table:table-cell>
              <table:table-cell office:value-type="float" office:value="0.000705">
                <text:p>0.000705</text:p>
              </table:table-cell>
              <table:table-cell office:value-type="float" office:value="-0.001554">
                <text:p>-0.001554</text:p>
              </table:table-cell>
            </table:table-row>
            <table:table-row>
              <table:table-cell office:value-type="string">
                <text:p>2,82</text:p>
              </table:table-cell>
              <table:table-cell office:value-type="float" office:value="0.000745">
                <text:p>0.000745</text:p>
              </table:table-cell>
              <table:table-cell office:value-type="float" office:value="-0.001544">
                <text:p>-0.001544</text:p>
              </table:table-cell>
            </table:table-row>
            <table:table-row>
              <table:table-cell office:value-type="string">
                <text:p>2,83</text:p>
              </table:table-cell>
              <table:table-cell office:value-type="float" office:value="0.000768">
                <text:p>0.000768</text:p>
              </table:table-cell>
              <table:table-cell office:value-type="float" office:value="-0.001536">
                <text:p>-0.001536</text:p>
              </table:table-cell>
            </table:table-row>
            <table:table-row>
              <table:table-cell office:value-type="string">
                <text:p>2,84</text:p>
              </table:table-cell>
              <table:table-cell office:value-type="float" office:value="0.000822">
                <text:p>0.000822</text:p>
              </table:table-cell>
              <table:table-cell office:value-type="float" office:value="-0.001528">
                <text:p>-0.001528</text:p>
              </table:table-cell>
            </table:table-row>
            <table:table-row>
              <table:table-cell office:value-type="string">
                <text:p>2,85</text:p>
              </table:table-cell>
              <table:table-cell office:value-type="float" office:value="0.000861">
                <text:p>0.000861</text:p>
              </table:table-cell>
              <table:table-cell office:value-type="float" office:value="-0.003152">
                <text:p>-0.003152</text:p>
              </table:table-cell>
            </table:table-row>
            <table:table-row>
              <table:table-cell office:value-type="string">
                <text:p>2,86</text:p>
              </table:table-cell>
              <table:table-cell office:value-type="float" office:value="0.000871">
                <text:p>0.000871</text:p>
              </table:table-cell>
              <table:table-cell office:value-type="float" office:value="-0.003142">
                <text:p>-0.003142</text:p>
              </table:table-cell>
            </table:table-row>
            <table:table-row>
              <table:table-cell office:value-type="string">
                <text:p>2,87</text:p>
              </table:table-cell>
              <table:table-cell office:value-type="float" office:value="0.000899">
                <text:p>0.000899</text:p>
              </table:table-cell>
              <table:table-cell office:value-type="float" office:value="-0.003144">
                <text:p>-0.003144</text:p>
              </table:table-cell>
            </table:table-row>
            <table:table-row>
              <table:table-cell office:value-type="string">
                <text:p>2,88</text:p>
              </table:table-cell>
              <table:table-cell office:value-type="float" office:value="0.0009">
                <text:p>0.0009</text:p>
              </table:table-cell>
              <table:table-cell office:value-type="float" office:value="-0.003128">
                <text:p>-0.003128</text:p>
              </table:table-cell>
            </table:table-row>
            <table:table-row>
              <table:table-cell office:value-type="string">
                <text:p>2,89</text:p>
              </table:table-cell>
              <table:table-cell office:value-type="float" office:value="0.000936">
                <text:p>0.000936</text:p>
              </table:table-cell>
              <table:table-cell office:value-type="float" office:value="-0.003138">
                <text:p>-0.003138</text:p>
              </table:table-cell>
            </table:table-row>
            <table:table-row>
              <table:table-cell office:value-type="string">
                <text:p>2,9</text:p>
              </table:table-cell>
              <table:table-cell office:value-type="float" office:value="0.000978">
                <text:p>0.000978</text:p>
              </table:table-cell>
              <table:table-cell office:value-type="float" office:value="-0.003111">
                <text:p>-0.003111</text:p>
              </table:table-cell>
            </table:table-row>
            <table:table-row>
              <table:table-cell office:value-type="string">
                <text:p>2,91</text:p>
              </table:table-cell>
              <table:table-cell office:value-type="float" office:value="0.000965">
                <text:p>0.000965</text:p>
              </table:table-cell>
              <table:table-cell office:value-type="float" office:value="-0.003109">
                <text:p>-0.003109</text:p>
              </table:table-cell>
            </table:table-row>
            <table:table-row>
              <table:table-cell office:value-type="string">
                <text:p>2,92</text:p>
              </table:table-cell>
              <table:table-cell office:value-type="float" office:value="0.001005">
                <text:p>0.001005</text:p>
              </table:table-cell>
              <table:table-cell office:value-type="float" office:value="-0.003115">
                <text:p>-0.003115</text:p>
              </table:table-cell>
            </table:table-row>
            <table:table-row>
              <table:table-cell office:value-type="string">
                <text:p>2,93</text:p>
              </table:table-cell>
              <table:table-cell office:value-type="float" office:value="0.000993">
                <text:p>0.000993</text:p>
              </table:table-cell>
              <table:table-cell office:value-type="float" office:value="-0.003112">
                <text:p>-0.003112</text:p>
              </table:table-cell>
            </table:table-row>
            <table:table-row>
              <table:table-cell office:value-type="string">
                <text:p>2,94</text:p>
              </table:table-cell>
              <table:table-cell office:value-type="float" office:value="0.001005">
                <text:p>0.001005</text:p>
              </table:table-cell>
              <table:table-cell office:value-type="float" office:value="-0.0031">
                <text:p>-0.0031</text:p>
              </table:table-cell>
            </table:table-row>
            <table:table-row>
              <table:table-cell office:value-type="string">
                <text:p>2,95</text:p>
              </table:table-cell>
              <table:table-cell office:value-type="float" office:value="0.000981">
                <text:p>0.000981</text:p>
              </table:table-cell>
              <table:table-cell office:value-type="float" office:value="-0.003093">
                <text:p>-0.003093</text:p>
              </table:table-cell>
            </table:table-row>
            <table:table-row>
              <table:table-cell office:value-type="string">
                <text:p>2,96</text:p>
              </table:table-cell>
              <table:table-cell office:value-type="float" office:value="0.001">
                <text:p>0.001</text:p>
              </table:table-cell>
              <table:table-cell office:value-type="float" office:value="-0.003059">
                <text:p>-0.003059</text:p>
              </table:table-cell>
            </table:table-row>
            <table:table-row>
              <table:table-cell office:value-type="string">
                <text:p>2,97</text:p>
              </table:table-cell>
              <table:table-cell office:value-type="float" office:value="0.001016">
                <text:p>0.001016</text:p>
              </table:table-cell>
              <table:table-cell office:value-type="float" office:value="-0.003074">
                <text:p>-0.003074</text:p>
              </table:table-cell>
            </table:table-row>
            <table:table-row>
              <table:table-cell office:value-type="string">
                <text:p>2,98</text:p>
              </table:table-cell>
              <table:table-cell office:value-type="float" office:value="0.001014">
                <text:p>0.001014</text:p>
              </table:table-cell>
              <table:table-cell office:value-type="float" office:value="-0.003075">
                <text:p>-0.003075</text:p>
              </table:table-cell>
            </table:table-row>
            <table:table-row>
              <table:table-cell office:value-type="string">
                <text:p>2,99</text:p>
              </table:table-cell>
              <table:table-cell office:value-type="float" office:value="0.000981">
                <text:p>0.000981</text:p>
              </table:table-cell>
              <table:table-cell office:value-type="float" office:value="-0.00468">
                <text:p>-0.00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932">
                <text:p>0.000932</text:p>
              </table:table-cell>
              <table:table-cell office:value-type="float" office:value="-0.004683">
                <text:p>-0.004683</text:p>
              </table:table-cell>
            </table:table-row>
            <table:table-row>
              <table:table-cell office:value-type="string">
                <text:p>3,01</text:p>
              </table:table-cell>
              <table:table-cell office:value-type="float" office:value="0.000915">
                <text:p>0.000915</text:p>
              </table:table-cell>
              <table:table-cell office:value-type="float" office:value="-0.004654">
                <text:p>-0.004654</text:p>
              </table:table-cell>
            </table:table-row>
            <table:table-row>
              <table:table-cell office:value-type="string">
                <text:p>3,02</text:p>
              </table:table-cell>
              <table:table-cell office:value-type="float" office:value="0.000885">
                <text:p>0.000885</text:p>
              </table:table-cell>
              <table:table-cell office:value-type="float" office:value="-0.004638">
                <text:p>-0.004638</text:p>
              </table:table-cell>
            </table:table-row>
            <table:table-row>
              <table:table-cell office:value-type="string">
                <text:p>3,03</text:p>
              </table:table-cell>
              <table:table-cell office:value-type="float" office:value="0.000843">
                <text:p>0.000843</text:p>
              </table:table-cell>
              <table:table-cell office:value-type="float" office:value="-0.00465">
                <text:p>-0.00465</text:p>
              </table:table-cell>
            </table:table-row>
            <table:table-row>
              <table:table-cell office:value-type="string">
                <text:p>3,04</text:p>
              </table:table-cell>
              <table:table-cell office:value-type="float" office:value="0.000804">
                <text:p>0.000804</text:p>
              </table:table-cell>
              <table:table-cell office:value-type="float" office:value="-0.004628">
                <text:p>-0.004628</text:p>
              </table:table-cell>
            </table:table-row>
            <table:table-row>
              <table:table-cell office:value-type="string">
                <text:p>3,05</text:p>
              </table:table-cell>
              <table:table-cell office:value-type="float" office:value="0.000771">
                <text:p>0.000771</text:p>
              </table:table-cell>
              <table:table-cell office:value-type="float" office:value="-0.004631">
                <text:p>-0.004631</text:p>
              </table:table-cell>
            </table:table-row>
            <table:table-row>
              <table:table-cell office:value-type="string">
                <text:p>3,06</text:p>
              </table:table-cell>
              <table:table-cell office:value-type="float" office:value="0.000697">
                <text:p>0.000697</text:p>
              </table:table-cell>
              <table:table-cell office:value-type="float" office:value="-0.004643">
                <text:p>-0.004643</text:p>
              </table:table-cell>
            </table:table-row>
            <table:table-row>
              <table:table-cell office:value-type="string">
                <text:p>3,07</text:p>
              </table:table-cell>
              <table:table-cell office:value-type="float" office:value="0.000646">
                <text:p>0.000646</text:p>
              </table:table-cell>
              <table:table-cell office:value-type="float" office:value="-0.004603">
                <text:p>-0.004603</text:p>
              </table:table-cell>
            </table:table-row>
            <table:table-row>
              <table:table-cell office:value-type="string">
                <text:p>3,08</text:p>
              </table:table-cell>
              <table:table-cell office:value-type="float" office:value="0.000542">
                <text:p>0.000542</text:p>
              </table:table-cell>
              <table:table-cell office:value-type="float" office:value="-0.006218">
                <text:p>-0.006218</text:p>
              </table:table-cell>
            </table:table-row>
            <table:table-row>
              <table:table-cell office:value-type="string">
                <text:p>3,09</text:p>
              </table:table-cell>
              <table:table-cell office:value-type="float" office:value="0.000492">
                <text:p>0.000492</text:p>
              </table:table-cell>
              <table:table-cell office:value-type="float" office:value="-0.006206">
                <text:p>-0.006206</text:p>
              </table:table-cell>
            </table:table-row>
            <table:table-row>
              <table:table-cell office:value-type="string">
                <text:p>3,1</text:p>
              </table:table-cell>
              <table:table-cell office:value-type="float" office:value="0.000422">
                <text:p>0.000422</text:p>
              </table:table-cell>
              <table:table-cell office:value-type="float" office:value="-0.00617">
                <text:p>-0.00617</text:p>
              </table:table-cell>
            </table:table-row>
            <table:table-row>
              <table:table-cell office:value-type="string">
                <text:p>3,11</text:p>
              </table:table-cell>
              <table:table-cell office:value-type="float" office:value="0.000287">
                <text:p>0.000287</text:p>
              </table:table-cell>
              <table:table-cell office:value-type="float" office:value="-0.006153">
                <text:p>-0.006153</text:p>
              </table:table-cell>
            </table:table-row>
            <table:table-row>
              <table:table-cell office:value-type="string">
                <text:p>3,12</text:p>
              </table:table-cell>
              <table:table-cell office:value-type="float" office:value="0.000209">
                <text:p>0.000209</text:p>
              </table:table-cell>
              <table:table-cell office:value-type="float" office:value="-0.006185">
                <text:p>-0.006185</text:p>
              </table:table-cell>
            </table:table-row>
            <table:table-row>
              <table:table-cell office:value-type="string">
                <text:p>3,13</text:p>
              </table:table-cell>
              <table:table-cell office:value-type="float" office:value="0.000068">
                <text:p>0.000068</text:p>
              </table:table-cell>
              <table:table-cell office:value-type="float" office:value="-0.006158">
                <text:p>-0.006158</text:p>
              </table:table-cell>
            </table:table-row>
            <table:table-row>
              <table:table-cell office:value-type="string">
                <text:p>3,14</text:p>
              </table:table-cell>
              <table:table-cell office:value-type="float" office:value="-0.000044">
                <text:p>-0.000044</text:p>
              </table:table-cell>
              <table:table-cell office:value-type="float" office:value="-0.006148">
                <text:p>-0.006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